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rmx="urn:openoffice:names:experimental:ooxml-odf-interop:xmlns:form:1.0" xmlns:draw="urn:oasis:names:tc:opendocument:xmlns:drawing:1.0" xmlns:rpt="http://openoffice.org/2005/report" xmlns:office="urn:oasis:names:tc:opendocument:xmlns:office:1.0" xmlns:text="urn:oasis:names:tc:opendocument:xmlns:text:1.0" xmlns:ooo="http://openoffice.org/2004/office" xmlns:grddl="http://www.w3.org/2003/g/data-view#" xmlns:dc="http://purl.org/dc/elements/1.1/" xmlns:number="urn:oasis:names:tc:opendocument:xmlns:datastyle:1.0" xmlns:oooc="http://openoffice.org/2004/calc" xmlns:meta="urn:oasis:names:tc:opendocument:xmlns:meta:1.0" xmlns:table="urn:oasis:names:tc:opendocument:xmlns:table:1.0" xmlns:dr3d="urn:oasis:names:tc:opendocument:xmlns:dr3d:1.0" xmlns:fo="urn:oasis:names:tc:opendocument:xmlns:xsl-fo-compatible:1.0" xmlns:style="urn:oasis:names:tc:opendocument:xmlns:style:1.0" xmlns:xsi="http://www.w3.org/2001/XMLSchema-instance" xmlns:form="urn:oasis:names:tc:opendocument:xmlns:form:1.0" xmlns:script="urn:oasis:names:tc:opendocument:xmlns:script:1.0" xmlns:ooow="http://openoffice.org/2004/writer" xmlns:svg="urn:oasis:names:tc:opendocument:xmlns:svg-compatible:1.0" xmlns:chart="urn:oasis:names:tc:opendocument:xmlns:chart:1.0" xmlns:dom="http://www.w3.org/2001/xml-events" xmlns:xlink="http://www.w3.org/1999/xlink" xmlns:css3t="http://www.w3.org/TR/css3-text/" xmlns:field="urn:openoffice:names:experimental:ooo-ms-interop:xmlns:field:1.0" xmlns:xsd="http://www.w3.org/2001/XMLSchema" xmlns:of="urn:oasis:names:tc:opendocument:xmlns:of:1.2" xmlns:xhtml="http://www.w3.org/1999/xhtml" xmlns:xforms="http://www.w3.org/2002/xforms" xmlns:presentation="urn:oasis:names:tc:opendocument:xmlns:presentation:1.0" xmlns:tableooo="http://openoffice.org/2009/table" xmlns:math="http://www.w3.org/1998/Math/MathML">
  <office:scripts/>
  <office:font-face-decls/>
  <office:automatic-styles/>
  <office:body>
    <office:text>
      <text:variable-decls/>
      <text:user-field-decls/>
      <text:p>1. <text:span>(72r)</text:span><text:span text:style-name="T7"/><text:span text:style-name="T7"/></text:p>
      <text:p>1. <text:span text:style-name="T7"/><text:span text:style-name="T7"><text:span text:style-name="T3">E</text:span>go</text:span> <text:span text:style-name="T7">patritius</text:span> <text:span text:style-name="T7">peccator</text:span> <text:span text:style-name="T7">rusticissimus</text:span> <text:span text:style-name="T7"><text:span text:style-name="T1">et</text:span></text:span> <text:span text:style-name="T7">minimus</text:span> <text:span text:style-name="T7">om<text:span text:style-name="T1">n</text:span>iu<text:span text:style-name="T1">m</text:span></text:span><text:span text:style-name="T7"> | </text:span><text:span text:style-name="T7"/><text:span text:style-name="T7">fidelium</text:span> <text:span text:style-name="T7"><text:span text:style-name="T1">et</text:span></text:span> <text:span text:style-name="T7">contemptibilissimus</text:span> <text:span text:style-name="T7">apud</text:span> <text:span text:style-name="T7">plurimos</text:span><text:span text:style-name="T7">·</text:span> <text:span text:style-name="T7"/><text:span text:style-name="T7"> | </text:span><text:span text:style-name="T7"><text:span text:style-name="T3">P</text:span>atrem</text:span> <text:span text:style-name="T7">habui</text:span><text:span text:style-name="T7">·</text:span> <text:span text:style-name="T7">calpornium</text:span> <text:span text:style-name="T7">diaconum</text:span> <text:span text:style-name="T7">filium</text:span> <text:span text:style-name="T7">conda<text:span text:style-name="T1">m</text:span></text:span><text:span text:style-name="T7"> | </text:span><text:span text:style-name="T7">potiti</text:span> <text:span text:style-name="T7">pr<text:span text:style-name="T1">es</text:span>b<text:span text:style-name="T1">yter</text:span>i</text:span> <text:span text:style-name="T7"/><text:span text:style-name="T7">qui</text:span> <text:span text:style-name="T7">fuit</text:span> <text:span text:style-name="T7">uico</text:span> <text:span text:style-name="T7">banauem</text:span> <text:span text:style-name="T7">taburniae</text:span> <text:span text:style-name="T7">uillula<text:span text:style-name="T1">m</text:span></text:span> <text:span text:style-name="T7">enim</text:span><text:span text:style-name="T7"> | </text:span><text:span text:style-name="T7">p<text:span text:style-name="T1">ro</text:span>pe</text:span> <text:span text:style-name="T7"/><text:span text:style-name="T7">habuit</text:span> <text:span text:style-name="T7">ubi</text:span> <text:span text:style-name="T7">ego</text:span> <text:span text:style-name="T7">capturam</text:span> <text:span text:style-name="T7">dedi</text:span> <text:span text:style-name="T7"/><text:span text:style-name="T7">annorum</text:span> <text:span text:style-name="T7">eram</text:span> <text:span text:style-name="T7">tunc</text:span> <text:span text:style-name="T7">fere</text:span><text:span text:style-name="T7"> | </text:span><text:span text:style-name="T7">xui</text:span><text:span text:style-name="T7">·</text:span> <text:span text:style-name="T7"><text:span text:style-name="T3">D</text:span><text:span text:style-name="T1">eu</text:span>m</text:span> <text:span text:style-name="T7">eni<text:span text:style-name="T1">m</text:span></text:span> <text:span text:style-name="T7">ueru<text:span text:style-name="T1">m</text:span></text:span> <text:span text:style-name="T7">ignorabam</text:span><text:span text:style-name="T7">·</text:span> <text:span text:style-name="T7"><text:span text:style-name="T1">et</text:span></text:span> <text:span text:style-name="T7"/><text:span text:style-name="T7">hiberione</text:span> <text:span text:style-name="T7">in</text:span> <text:span text:style-name="T7">captiuitate</text:span><text:span text:style-name="T7"> | </text:span><text:span text:style-name="T7">adductus</text:span> <text:span text:style-name="T7">sum</text:span> <text:span text:style-name="T7">cum</text:span> <text:span text:style-name="T7">tot</text:span> <text:span text:style-name="T7">milia</text:span> <text:span text:style-name="T7">hominum</text:span> <text:span text:style-name="T7"/><text:span text:style-name="T7">s<text:span text:style-name="T1">e</text:span>c<text:span text:style-name="T1">un</text:span>d<text:span text:style-name="T1">u</text:span>m</text:span> <text:span text:style-name="T7">merita</text:span> <text:span text:style-name="T7">n<text:span text:style-name="T1">ost</text:span>ra</text:span> <text:span text:style-name="T7">quia</text:span><text:span text:style-name="T7"> | </text:span><text:span text:style-name="T7">a</text:span> <text:span text:style-name="T7">d<text:span text:style-name="T1">e</text:span>o</text:span> <text:span text:style-name="T7">recessimus</text:span> <text:span text:style-name="T7"><text:span text:style-name="T1">et</text:span></text:span> <text:span text:style-name="T7">precepta</text:span> <text:span text:style-name="T7">eius</text:span> <text:span text:style-name="T7">non</text:span> <text:span text:style-name="T7"/><text:span text:style-name="T7">custodiuimus</text:span> <text:span text:style-name="T7"><text:span text:style-name="T1">et</text:span></text:span> <text:span text:style-name="T7">sacerdo</text:span><text:span text:style-name="T7">|</text:span><text:span text:style-name="T7">tibus</text:span> <text:span text:style-name="T7">n<text:span text:style-name="T1">ost</text:span>ris</text:span> <text:span text:style-name="T7">inobedientes</text:span> <text:span text:style-name="T7">fuimus</text:span> <text:span text:style-name="T7">qui</text:span> <text:span text:style-name="T7"/><text:span text:style-name="T7">n<text:span text:style-name="T1">ost</text:span>ram</text:span> <text:span text:style-name="T7">salute<text:span text:style-name="T1">m</text:span></text:span> <text:span text:style-name="T7">admonebant</text:span><text:span text:style-name="T7"> | </text:span><text:span text:style-name="T7"><text:span text:style-name="T1">et</text:span></text:span> <text:span text:style-name="T7">d<text:span text:style-name="T1">omi</text:span>n<text:span text:style-name="T1">u</text:span>s</text:span> <text:span text:style-name="T7">indix<text:span text:style-name="T1">it</text:span></text:span> <text:span text:style-name="T7">sup<text:span text:style-name="T1">er</text:span></text:span> <text:span text:style-name="T7">nos</text:span> <text:span text:style-name="T7">iram</text:span> <text:span text:style-name="T7"/><text:span text:style-name="T7">animationis</text:span> <text:span text:style-name="T7">suae</text:span> <text:span text:style-name="T7"><text:span text:style-name="T1">et</text:span></text:span> <text:span text:style-name="T7">disp<text:span text:style-name="T1">er</text:span>sit</text:span> <text:span text:style-name="T7">nos</text:span> <text:span text:style-name="T7">in</text:span><text:span text:style-name="T7"> | </text:span><text:span text:style-name="T7">gentibus</text:span> <text:span text:style-name="T7">multis</text:span> <text:span text:style-name="T7"><text:span text:style-name="T1">et</text:span>iam</text:span> <text:span text:style-name="T7">usq<text:span text:style-name="T1">ue</text:span></text:span> <text:span text:style-name="T7">ad</text:span> <text:span text:style-name="T7">ultimum</text:span> <text:span text:style-name="T7"/><text:span text:style-name="T7">terre</text:span><text:span text:style-name="T7">·</text:span> <text:span text:style-name="T7"><text:span text:style-name="T3">U</text:span>bi</text:span> <text:span text:style-name="T7">nunc</text:span><text:span text:style-name="T7"> | </text:span><text:span text:style-name="T7">paruitas</text:span> <text:span text:style-name="T7">mea</text:span> <text:span text:style-name="T7">uidetur</text:span><text:span text:style-name="T7">·</text:span> <text:span text:style-name="T7">e<text:span text:style-name="T1">ss</text:span>e</text:span> <text:span text:style-name="T7">int<text:span text:style-name="T1">er</text:span></text:span> <text:span text:style-name="T7">alienigenas</text:span> <text:span text:style-name="T7"/></text:p>
      <text:p>2. <text:span text:style-name="T7"/><text:span text:style-name="T7"><text:span text:style-name="T1">et</text:span></text:span> <text:span text:style-name="T7">ubi</text:span> <text:span text:style-name="T7">d<text:span text:style-name="T1">omi</text:span>n<text:span text:style-name="T1">u</text:span>s</text:span> <text:span text:style-name="T7">apparu</text:span><text:span text:style-name="T7">|</text:span><text:span text:style-name="T7">it</text:span> <text:span text:style-name="T7">sensum</text:span> <text:span text:style-name="T7">cordis</text:span> <text:span text:style-name="T7">mei</text:span><text:span text:style-name="T7">·</text:span> <text:span text:style-name="T7">incredulitatis</text:span> <text:span text:style-name="T7">u<text:span text:style-name="T1">e</text:span>l</text:span> <text:span text:style-name="T7"/><text:span text:style-name="T7">sero</text:span> <text:span text:style-name="T7">rememorarem</text:span><text:span text:style-name="T7"> | </text:span><text:span text:style-name="T7">delicta</text:span> <text:span text:style-name="T7">mea</text:span><text:span text:style-name="T7">·</text:span> <text:span text:style-name="T7"><text:span text:style-name="T3">E</text:span>t</text:span> <text:span text:style-name="T7">ut</text:span> <text:span text:style-name="T7">conuerterem</text:span> <text:span text:style-name="T7">toto</text:span> <text:span text:style-name="T7">corde</text:span> <text:span text:style-name="T7">ad</text:span> <text:span text:style-name="T7"/><text:span text:style-name="T7">d<text:span text:style-name="T1">omi</text:span>n<text:span text:style-name="T1">u</text:span>m</text:span> <text:span text:style-name="T7">meum</text:span><text:span text:style-name="T7"> | </text:span><text:span text:style-name="T7">qui</text:span> <text:span text:style-name="T7">respexit</text:span> <text:span text:style-name="T7">humilitatem</text:span> <text:span text:style-name="T7">meam</text:span> <text:span text:style-name="T7"><text:span text:style-name="T1">et</text:span></text:span> <text:span text:style-name="T7">misertus</text:span> <text:span text:style-name="T7"/><text:span text:style-name="T7">adolescentie</text:span><text:span text:style-name="T7"> | </text:span><text:span text:style-name="T7">meae</text:span><text:span text:style-name="T7">·</text:span> <text:span text:style-name="T7"><text:span text:style-name="T1">et</text:span></text:span> <text:span text:style-name="T7">custodit</text:span> <text:span text:style-name="T7">me</text:span> <text:span text:style-name="T7">antequa<text:span text:style-name="T1">m</text:span></text:span> <text:span text:style-name="T7"/><text:span text:style-name="T7"/><text:span text:style-name="T7">scire<text:span text:style-name="T1">m</text:span></text:span> <text:span text:style-name="T7">eum</text:span> <text:span text:style-name="T7"><text:span text:style-name="T1">et</text:span></text:span> <text:span text:style-name="T7">antequam</text:span> <text:span text:style-name="T7">sape</text:span><text:span text:style-name="T7">|</text:span><text:span text:style-name="T7">rem</text:span><text:span text:style-name="T7">·</text:span> <text:span text:style-name="T7">u<text:span text:style-name="T1">e</text:span>l</text:span> <text:span text:style-name="T7">distinguerem</text:span> <text:span text:style-name="T7">int<text:span text:style-name="T1">er</text:span></text:span> <text:span text:style-name="T7">bonum</text:span> <text:span text:style-name="T7"><text:span text:style-name="T1">et</text:span></text:span> <text:span text:style-name="T7">malum</text:span> <text:span text:style-name="T7"/><text:span text:style-name="T7"><text:span text:style-name="T1">et</text:span></text:span> <text:span text:style-name="T7">monuit</text:span> <text:span text:style-name="T7">me</text:span><text:span text:style-name="T7"> | </text:span><text:span text:style-name="T7">consola</text:span> <text:span text:style-name="T7"/></text:p>
      <text:p>3. <text:span text:style-name="T7"/><text:span text:style-name="T7">tacere</text:span> <text:span text:style-name="T7">non</text:span> <text:span text:style-name="T7">possum</text:span> <text:span text:style-name="T7">neque</text:span> <text:span text:style-name="T7">expedit</text:span> <text:span text:style-name="T7">quidem</text:span> <text:span text:style-name="T7">tanta</text:span> <text:span text:style-name="T7"/><text:span text:style-name="T7">be</text:span><text:span text:style-name="T7">|</text:span><text:span text:style-name="T7">nefitia</text:span> <text:span text:style-name="T7"><text:span text:style-name="T1">et</text:span></text:span> <text:span text:style-name="T7">tantam</text:span> <text:span text:style-name="T7">gra<text:span text:style-name="T1">tia</text:span>m</text:span> <text:span text:style-name="T7">quam</text:span> <text:span text:style-name="T7">mihi</text:span> <text:span text:style-name="T7">d<text:span text:style-name="T1">omi</text:span>n<text:span text:style-name="T1">u</text:span>s</text:span> <text:span text:style-name="T7">prestare</text:span> <text:span text:style-name="T7">dignatus</text:span> <text:span text:style-name="T7"/><text:span text:style-name="T7"><text:span text:style-name="T1">est</text:span></text:span><text:span text:style-name="T7"> | </text:span><text:span text:style-name="T7">in</text:span> <text:span text:style-name="T7">terra</text:span> <text:span text:style-name="T7">captiuitatis</text:span> <text:span text:style-name="T7">meae</text:span> <text:span text:style-name="T7">quia</text:span> <text:span text:style-name="T7">hec</text:span> <text:span text:style-name="T7">est</text:span> <text:span text:style-name="T7">retributio</text:span> <text:span text:style-name="T7">n<text:span text:style-name="T1">ost</text:span>ra</text:span> <text:span text:style-name="T7">ut</text:span> <text:span text:style-name="T7">post</text:span><text:span text:style-name="T7">(72v)</text:span><text:span text:style-name="T7"/><text:span text:style-name="T7"> | </text:span><text:span text:style-name="T7"/><text:span text:style-name="T7">correptionem</text:span> <text:span text:style-name="T7">u<text:span text:style-name="T1">e</text:span>l</text:span> <text:span text:style-name="T7">agnitionem</text:span> <text:span text:style-name="T7">d<text:span text:style-name="T1">e</text:span>i</text:span> <text:span text:style-name="T7">exaltaremus</text:span> <text:span text:style-name="T7"><text:span text:style-name="T1">et</text:span></text:span> <text:span text:style-name="T7">confiteremur</text:span><text:span text:style-name="T7"> | </text:span><text:span text:style-name="T7">mirabilia</text:span> <text:span text:style-name="T7">eius</text:span> <text:span text:style-name="T7"/><text:span text:style-name="T7">coram</text:span> <text:span text:style-name="T7">om<text:span text:style-name="T1">n</text:span>i</text:span> <text:span text:style-name="T7">natione</text:span> <text:span text:style-name="T7">que</text:span> <text:span text:style-name="T7">est</text:span> <text:span text:style-name="T7">sub</text:span> <text:span text:style-name="T7">om<text:span text:style-name="T1">n</text:span>i</text:span> <text:span text:style-name="T7">celo</text:span><text:span text:style-name="T7">.</text:span> <text:span text:style-name="T7"/></text:p>
      <text:p>4. <text:span text:style-name="T7"/><text:span text:style-name="T7"><text:span text:style-name="T3">Q</text:span>uia</text:span> <text:span text:style-name="T7">non</text:span><text:span text:style-name="T7"> | </text:span><text:span text:style-name="T7">est</text:span> <text:span text:style-name="T7">alius</text:span> <text:span text:style-name="T7">d<text:span text:style-name="T1">eu</text:span>s</text:span> <text:span text:style-name="T7">nec</text:span> <text:span text:style-name="T7">umquam</text:span> <text:span text:style-name="T7">fuit</text:span><text:span text:style-name="T7">·</text:span> <text:span text:style-name="T7">nec</text:span> <text:span text:style-name="T7">ante</text:span> <text:span text:style-name="T7">erit</text:span><text:span text:style-name="T7">·</text:span> <text:span text:style-name="T7"/><text:span text:style-name="T7"><text:span text:style-name="T3">P</text:span>ost</text:span> <text:span text:style-name="T7">hunc</text:span> <text:span text:style-name="T7">pret<text:span text:style-name="T1">er</text:span></text:span> <text:span text:style-name="T7">d<text:span text:style-name="T1">eu</text:span>m</text:span><text:span text:style-name="T7"> | </text:span><text:span text:style-name="T7">pat<text:span text:style-name="T1">rem</text:span></text:span> <text:span text:style-name="T7">ingenitum</text:span> <text:span text:style-name="T7">sine</text:span> <text:span text:style-name="T7">principio</text:span> <text:span text:style-name="T7">a</text:span> <text:span text:style-name="T7">quo</text:span> <text:span text:style-name="T7">est</text:span><text:span text:style-name="T7">·</text:span> <text:span text:style-name="T7"/><text:span text:style-name="T7">omne</text:span> <text:span text:style-name="T7">principium</text:span> <text:span text:style-name="T7">om<text:span text:style-name="T1">n</text:span>ia</text:span><text:span text:style-name="T7"> | </text:span><text:span text:style-name="T7">tenentem</text:span> <text:span text:style-name="T7">ut</text:span> <text:span text:style-name="T7">dicimus</text:span> <text:span text:style-name="T7"><text:span text:style-name="T1">et</text:span></text:span> <text:span text:style-name="T7">huius</text:span> <text:span text:style-name="T7">filium</text:span> <text:span text:style-name="T7"/><text:span text:style-name="T7">ie<text:span text:style-name="T1">su</text:span>m</text:span> <text:span text:style-name="T7">chr<text:span text:style-name="T1">istu</text:span>m</text:span> <text:span text:style-name="T7">quem</text:span> <text:span text:style-name="T7">cum</text:span> <text:span text:style-name="T7">patre</text:span><text:span text:style-name="T7"> | </text:span><text:span text:style-name="T7">scilic<text:span text:style-name="T1">et</text:span></text:span> <text:span text:style-name="T7">fuisse</text:span> <text:span text:style-name="T7">semp<text:span text:style-name="T1">er</text:span></text:span> <text:span text:style-name="T7">testamur</text:span> <text:span text:style-name="T7"/><text:span text:style-name="T7">ante</text:span> <text:span text:style-name="T7">originem</text:span> <text:span text:style-name="T7">s<text:span text:style-name="T1">ae</text:span>c<text:span text:style-name="T1">u</text:span>li<text:note text:id="ftn1" text:note-class="footnote"><text:note-citation>0</text:note-citation><text:note-body><text:p text:style-name="Footnote">Freeman resolves this abbreviation to
                                'seculi'</text:p></text:note-body></text:note></text:span> <text:span text:style-name="T7">spiritaliter</text:span><text:span text:style-name="T7"> | </text:span><text:span text:style-name="T7">apud</text:span> <text:span text:style-name="T7">patrem</text:span> <text:span text:style-name="T7">inenarrabilit<text:span text:style-name="T1">er</text:span></text:span> <text:span text:style-name="T7">gemitum</text:span> <text:span text:style-name="T7"/><text:span text:style-name="T7">ante</text:span> <text:span text:style-name="T7">om<text:span text:style-name="T1">n</text:span>e</text:span> <text:span text:style-name="T7">principium</text:span><text:span text:style-name="T7"> | </text:span><text:span text:style-name="T7">p<text:span text:style-name="T1">er</text:span></text:span> <text:span text:style-name="T7">ipsum</text:span> <text:span text:style-name="T7">facta</text:span> <text:span text:style-name="T7">sunt</text:span> <text:span text:style-name="T7">uisibilia</text:span><text:span text:style-name="T7">·</text:span> <text:span text:style-name="T7"><text:span text:style-name="T1">et</text:span></text:span> <text:span text:style-name="T7"/><text:span text:style-name="T7">inuisibilia</text:span> <text:span text:style-name="T7">hominem</text:span> <text:span text:style-name="T7">factu<text:span text:style-name="T1">m</text:span></text:span><text:span text:style-name="T7"> | </text:span><text:span text:style-name="T7">deuicto</text:span> <text:span text:style-name="T7">morte</text:span> <text:span text:style-name="T7">in</text:span> <text:span text:style-name="T7">caelis</text:span> <text:span text:style-name="T7">a</text:span> <text:span text:style-name="T7">patre</text:span> <text:span text:style-name="T7"/><text:span text:style-name="T7">receptum</text:span> <text:span text:style-name="T7"><text:span text:style-name="T1">et</text:span></text:span> <text:span text:style-name="T7">dedit</text:span> <text:span text:style-name="T7">illi</text:span> <text:span text:style-name="T7">omne<text:span text:style-name="T1">m</text:span></text:span><text:span text:style-name="T7"> | </text:span><text:span text:style-name="T7">potestatem</text:span> <text:span text:style-name="T7">sup<text:span text:style-name="T1">er</text:span>ne</text:span> <text:span text:style-name="T7">nomen</text:span> <text:span text:style-name="T7">celestium</text:span> <text:span text:style-name="T7"/><text:span text:style-name="T7">terrestrium</text:span> <text:span text:style-name="T7"><text:span text:style-name="T1">et</text:span></text:span> <text:span text:style-name="T7">infer</text:span><text:span text:style-name="T7">|</text:span><text:span text:style-name="T7">norum</text:span><text:span text:style-name="T7">·</text:span> <text:span text:style-name="T7">ut</text:span> <text:span text:style-name="T7">om<text:span text:style-name="T1">n</text:span>is</text:span> <text:span text:style-name="T7">lingua</text:span> <text:span text:style-name="T7">confiteatur</text:span> <text:span text:style-name="T7">quia</text:span> <text:span text:style-name="T7"/><text:span text:style-name="T7">d<text:span text:style-name="T1">omi</text:span>n<text:span text:style-name="T1">u</text:span>s</text:span> <text:span text:style-name="T7"><text:span text:style-name="T1">et</text:span></text:span> <text:span text:style-name="T7">d<text:span text:style-name="T1">eu</text:span>s</text:span> <text:span text:style-name="T7">est</text:span> <text:span text:style-name="T7">ie<text:span text:style-name="T1">su</text:span>s</text:span> <text:span text:style-name="T7">chr<text:span text:style-name="T1">istu</text:span>s</text:span><text:span text:style-name="T7"> | </text:span><text:span text:style-name="T7">quem</text:span> <text:span text:style-name="T7">credimus</text:span> <text:span text:style-name="T7"><text:span text:style-name="T1">et</text:span></text:span> <text:span text:style-name="T7">expectamus</text:span> <text:span text:style-name="T7"/><text:span text:style-name="T7">aduentum</text:span> <text:span text:style-name="T7">ipsius</text:span><text:span text:style-name="T7">·</text:span> <text:span text:style-name="T7"><text:span text:style-name="T3">M</text:span>ox</text:span> <text:span text:style-name="T7">futu</text:span><text:span text:style-name="T7">|</text:span><text:span text:style-name="T7">rum</text:span> <text:span text:style-name="T7">iudex</text:span> <text:span text:style-name="T7">uiuorum</text:span> <text:span text:style-name="T7">atq<text:span text:style-name="T1">ue</text:span></text:span> <text:span text:style-name="T7">mortuorum</text:span> <text:span text:style-name="T7"/><text:span text:style-name="T7">qui</text:span> <text:span text:style-name="T7">reddit</text:span> <text:span text:style-name="T7">unicu</text:span><text:span text:style-name="T7">|</text:span><text:span text:style-name="T7">iq<text:span text:style-name="T1">ue</text:span></text:span> <text:span text:style-name="T7">s<text:span text:style-name="T1">e</text:span>c<text:span text:style-name="T1">un</text:span>d<text:span text:style-name="T1">u</text:span>m</text:span> <text:span text:style-name="T7">facta</text:span> <text:span text:style-name="T7">sua</text:span><text:span text:style-name="T7">·</text:span> <text:span text:style-name="T7"><text:span text:style-name="T3">E</text:span>t</text:span> <text:span text:style-name="T7">infudit</text:span> <text:span text:style-name="T7">in</text:span> <text:span text:style-name="T7">nobis</text:span> <text:span text:style-name="T7"/><text:span text:style-name="T7">abunde</text:span> <text:span text:style-name="T7">sp<text:span text:style-name="T1">iritu</text:span>m</text:span> <text:span text:style-name="T7">s<text:span text:style-name="T1">an</text:span>c<text:span text:style-name="T1">tu</text:span>m</text:span> <text:span text:style-name="T7">do</text:span><text:span text:style-name="T7">|</text:span><text:span text:style-name="T7">num</text:span> <text:span text:style-name="T7"><text:span text:style-name="T1">et</text:span></text:span> <text:span text:style-name="T7">pignus</text:span> <text:span text:style-name="T7">inmortalitatis</text:span> <text:span text:style-name="T7">qui</text:span> <text:span text:style-name="T7">facit</text:span> <text:span text:style-name="T7"/><text:span text:style-name="T7">credentes</text:span> <text:span text:style-name="T7"><text:span text:style-name="T1">et</text:span></text:span> <text:span text:style-name="T7">oboe</text:span><text:span text:style-name="T7">|</text:span><text:span text:style-name="T7">dientes</text:span> <text:span text:style-name="T7">ut</text:span> <text:span text:style-name="T7">sint</text:span> <text:span text:style-name="T7">filii</text:span> <text:span text:style-name="T7">d<text:span text:style-name="T1">e</text:span>i</text:span> <text:span text:style-name="T7">patris</text:span> <text:span text:style-name="T7"><text:span text:style-name="T1">et</text:span></text:span> <text:span text:style-name="T7">coheredes</text:span> <text:span text:style-name="T7">chr<text:span text:style-name="T1">ist</text:span>i</text:span> <text:span text:style-name="T7">quem</text:span> <text:span text:style-name="T7"/><text:span text:style-name="T7">confi</text:span><text:span text:style-name="T7">|</text:span><text:span text:style-name="T7">temur</text:span> <text:span text:style-name="T7"><text:span text:style-name="T1">et</text:span></text:span> <text:span text:style-name="T7">adoremus</text:span> <text:span text:style-name="T7">unum</text:span> <text:span text:style-name="T7">d<text:span text:style-name="T1">eu</text:span>m</text:span> <text:span text:style-name="T7">in</text:span> <text:span text:style-name="T7">trinitate</text:span> <text:span text:style-name="T7">sacri</text:span> <text:span text:style-name="T7">nominis</text:span><text:span text:style-name="T7">·</text:span><text:span text:style-name="T7"> | </text:span><text:span text:style-name="T7"/></text:p>
      <text:p>5. <text:span text:style-name="T7"/><text:span text:style-name="T7"><text:span text:style-name="T3">I</text:span>pse</text:span> <text:span text:style-name="T7">enim</text:span> <text:span text:style-name="T7">dixit</text:span> <text:span text:style-name="T7">p<text:span text:style-name="T1">er</text:span></text:span> <text:span text:style-name="T7">p<text:span text:style-name="T1">ro</text:span>phetam</text:span><text:span text:style-name="T7">·</text:span> <text:span text:style-name="T7"><text:span text:style-name="T3">I</text:span>nuoca</text:span> <text:span text:style-name="T7">me</text:span> <text:span text:style-name="T7">in</text:span> <text:span text:style-name="T7">die</text:span> <text:span text:style-name="T7">tribulationis</text:span><text:span text:style-name="T7"/><text:span text:style-name="T7"> | </text:span><text:span text:style-name="T7">tue</text:span> <text:span text:style-name="T7"><text:span text:style-name="T1">et</text:span></text:span> <text:span text:style-name="T7">liberabo</text:span> <text:span text:style-name="T7">te</text:span> <text:span text:style-name="T7"><text:span text:style-name="T1">et</text:span></text:span> <text:span text:style-name="T7">magnificabis</text:span> <text:span text:style-name="T7">me</text:span><text:span text:style-name="T7">·</text:span> <text:span text:style-name="T7"><text:span text:style-name="T3"><text:span text:style-name="T1">et</text:span></text:span></text:span> <text:span text:style-name="T7">iterum</text:span> <text:span text:style-name="T7">inquit</text:span><text:span text:style-name="T7"> | </text:span><text:span text:style-name="T7"><text:span text:style-name="T3">O</text:span>pera</text:span> <text:span text:style-name="T7">aute<text:span text:style-name="T1">m</text:span></text:span> <text:span text:style-name="T7"/><text:span text:style-name="T7">d<text:span text:style-name="T1">e</text:span>i</text:span> <text:span text:style-name="T7">reuelare</text:span> <text:span text:style-name="T7"><text:span text:style-name="T1">et</text:span></text:span> <text:span text:style-name="T7">confiteri</text:span> <text:span text:style-name="T7">honorificum</text:span> <text:span text:style-name="T7">est</text:span><text:span text:style-name="T7">·</text:span> <text:span text:style-name="T7"/><text:span text:style-name="T7"/></text:p>
      <text:p>6. <text:span text:style-name="T7"/><text:span text:style-name="T7"><text:span text:style-name="T3">T</text:span>amen</text:span><text:span text:style-name="T7"> | </text:span><text:span text:style-name="T7"><text:span text:style-name="T1">et</text:span>si</text:span> <text:span text:style-name="T7">i<text:span text:style-name="T1">n</text:span></text:span> <text:span text:style-name="T7">multis</text:span> <text:span text:style-name="T7">inp<text:span text:style-name="T1">er</text:span>fectus</text:span> <text:span text:style-name="T7">sum</text:span> <text:span text:style-name="T7">opto</text:span> <text:span text:style-name="T7">fr<text:span text:style-name="T1">atr</text:span>ibus</text:span> <text:span text:style-name="T7"><text:span text:style-name="T1">et</text:span></text:span> <text:span text:style-name="T7">cognatis</text:span> <text:span text:style-name="T7"/><text:span text:style-name="T7">meis</text:span> <text:span text:style-name="T7">scire</text:span><text:span text:style-name="T7"> | </text:span><text:span text:style-name="T7">qualitatem</text:span> <text:span text:style-name="T7">meam</text:span><text:span text:style-name="T7">·</text:span> <text:span text:style-name="T7"><text:span text:style-name="T3">E</text:span>t</text:span> <text:span text:style-name="T7">ut</text:span> <text:span text:style-name="T7">possint</text:span> <text:span text:style-name="T7">p<text:span text:style-name="T1">er</text:span>spicere</text:span> <text:span text:style-name="T7">uotum</text:span> <text:span text:style-name="T7">anime</text:span> <text:span text:style-name="T7"/><text:span text:style-name="T7">mee</text:span><text:span text:style-name="T7">(73r)</text:span><text:span text:style-name="T7"/><text:span text:style-name="T7"> | </text:span><text:span text:style-name="T7"/></text:p>
      <text:p>7. <text:span text:style-name="T7"/><text:span text:style-name="T7">non</text:span> <text:span text:style-name="T7">ignoro</text:span> <text:span text:style-name="T7">testimonium</text:span> <text:span text:style-name="T7">d<text:span text:style-name="T1">omi</text:span>ni</text:span> <text:span text:style-name="T7">mei</text:span> <text:span text:style-name="T7">qui</text:span> <text:span text:style-name="T7">in</text:span> <text:span text:style-name="T7">psalmo</text:span> <text:span text:style-name="T7">ditatur</text:span><text:span text:style-name="T7">·</text:span> <text:span text:style-name="T7"/><text:span text:style-name="T7"><text:span text:style-name="T3">P</text:span>er</text:span><text:span text:style-name="T7">|</text:span><text:span text:style-name="T7">des</text:span> <text:span text:style-name="T7">eos</text:span> <text:span text:style-name="T7">qui</text:span> <text:span text:style-name="T7">locuntur</text:span> <text:span text:style-name="T7">mendatium</text:span><text:span text:style-name="T7">·</text:span> <text:span text:style-name="T7"><text:span text:style-name="T3">O</text:span>s</text:span> <text:span text:style-name="T7">q<text:span text:style-name="T1">uo</text:span>d</text:span> <text:span text:style-name="T7"/><text:span text:style-name="T7">mentitur</text:span> <text:span text:style-name="T7">occidit</text:span> <text:span text:style-name="T7">anima<text:span text:style-name="T1">m</text:span></text:span><text:span text:style-name="T7"> | </text:span><text:span text:style-name="T7"><text:span text:style-name="T3">E</text:span>t</text:span> <text:span text:style-name="T7">idem</text:span> <text:span text:style-name="T7">d<text:span text:style-name="T1">omi</text:span>n<text:span text:style-name="T1">u</text:span>s</text:span> <text:span text:style-name="T7">in</text:span> <text:span text:style-name="T7">euuangelio</text:span> <text:span text:style-name="T7">inquid</text:span><text:span text:style-name="T7">·</text:span> <text:span text:style-name="T7"/><text:span text:style-name="T7"><text:span text:style-name="T3">U</text:span>erbum</text:span> <text:span text:style-name="T7">q<text:span text:style-name="T1">uo</text:span>d</text:span> <text:span text:style-name="T7">locuti</text:span> <text:span text:style-name="T7">fuerint</text:span><text:span text:style-name="T7"> | </text:span><text:span text:style-name="T7">homines</text:span> <text:span text:style-name="T7">reddent</text:span> <text:span text:style-name="T7">p<text:span text:style-name="T1">ro</text:span></text:span> <text:span text:style-name="T7">eo</text:span> <text:span text:style-name="T7">ratione<text:span text:style-name="T1">m</text:span></text:span> <text:span text:style-name="T7">in</text:span> <text:span text:style-name="T7"/><text:span text:style-name="T7">die</text:span> <text:span text:style-name="T7">iuditii</text:span><text:span text:style-name="T7">·</text:span> <text:span text:style-name="T7"/></text:p>
      <text:p>8. <text:span text:style-name="T7"/><text:span text:style-name="T7"><text:span text:style-name="T3">U</text:span>nde</text:span> <text:span text:style-name="T7">aute<text:span text:style-name="T1">m</text:span></text:span> <text:span text:style-name="T7">uehe</text:span><text:span text:style-name="T7">|</text:span><text:span text:style-name="T7">menter</text:span> <text:span text:style-name="T7">debueram</text:span><text:span text:style-name="T7">·</text:span> <text:span text:style-name="T7">cu<text:span text:style-name="T1">m</text:span></text:span> <text:span text:style-name="T7">timore</text:span> <text:span text:style-name="T7"><text:span text:style-name="T1">et</text:span></text:span> <text:span text:style-name="T7">tremore</text:span> <text:span text:style-name="T7"/><text:span text:style-name="T7">metuere</text:span> <text:span text:style-name="T7">hac</text:span> <text:span text:style-name="T7">sen</text:span><text:span text:style-name="T7">|</text:span><text:span text:style-name="T7">tiam</text:span> <text:span text:style-name="T7">in</text:span> <text:span text:style-name="T7">die</text:span> <text:span text:style-name="T7">illa</text:span> <text:span text:style-name="T7">ubi</text:span> <text:span text:style-name="T7">nemo</text:span> <text:span text:style-name="T7">poterit</text:span> <text:span text:style-name="T7">se</text:span> <text:span text:style-name="T7">substrahere</text:span> <text:span text:style-name="T7"/><text:span text:style-name="T7">u<text:span text:style-name="T1">e</text:span>l</text:span> <text:span text:style-name="T7">absc<text:span text:style-name="T1">on</text:span>dere</text:span><text:span text:style-name="T7">·</text:span><text:span text:style-name="T7"> | </text:span><text:span text:style-name="T7"><text:span text:style-name="T3">S</text:span>ed</text:span> <text:span text:style-name="T7">om<text:span text:style-name="T1">ne</text:span>s</text:span> <text:span text:style-name="T7">omnino</text:span> <text:span text:style-name="T7">reddituri</text:span> <text:span text:style-name="T7">sumus</text:span> <text:span text:style-name="T7">ratione<text:span text:style-name="T1">m</text:span></text:span> <text:span text:style-name="T7"><text:span text:style-name="T1">et</text:span>iam</text:span> <text:span text:style-name="T7"/><text:span text:style-name="T7">minimum</text:span><text:span text:style-name="T7"> | </text:span><text:span text:style-name="T7">peccatorum</text:span><text:span text:style-name="T7">·</text:span> <text:span text:style-name="T7"><text:span text:style-name="T3">A</text:span>nte</text:span> <text:span text:style-name="T7">tribunal</text:span> <text:span text:style-name="T7">chr<text:span text:style-name="T1">ist</text:span>i</text:span> <text:span text:style-name="T7">d<text:span text:style-name="T1">omi</text:span>ni</text:span> <text:span text:style-name="T7"/></text:p>
      <text:p>9. <text:span text:style-name="T7"/><text:span text:style-name="T7">quap<text:span text:style-name="T1">ro</text:span>pt<text:span text:style-name="T1">er</text:span></text:span> <text:span text:style-name="T7">olim</text:span> <text:span text:style-name="T7">cogitaui</text:span><text:span text:style-name="T7"> | </text:span><text:span text:style-name="T7">scribere</text:span> <text:span text:style-name="T7">sed</text:span> <text:span text:style-name="T7">usq<text:span text:style-name="T1">ue</text:span></text:span> <text:span text:style-name="T7">nunc</text:span> <text:span text:style-name="T7">hesitaui</text:span><text:span text:style-name="T7">·</text:span> <text:span text:style-name="T7"/><text:span text:style-name="T7"><text:span text:style-name="T3">T</text:span>imui</text:span> <text:span text:style-name="T7">enim</text:span> <text:span text:style-name="T7">ne</text:span> <text:span text:style-name="T7">incederem</text:span> <text:span text:style-name="T7">lin</text:span><text:span text:style-name="T7">|</text:span><text:span text:style-name="T7">gua</text:span> <text:span text:style-name="T7">hominum</text:span><text:span text:style-name="T7">·</text:span> <text:span text:style-name="T7"><text:span text:style-name="T3">E</text:span>t</text:span> <text:span text:style-name="T7">quia</text:span> <text:span text:style-name="T7">non</text:span> <text:span text:style-name="T7">legi</text:span> <text:span text:style-name="T7"/><text:span text:style-name="T7">sicut</text:span> <text:span text:style-name="T7">ceteri</text:span> <text:span text:style-name="T7">qui</text:span> <text:span text:style-name="T7">obtime</text:span> <text:span text:style-name="T7">itaque</text:span><text:span text:style-name="T7"> | </text:span><text:span text:style-name="T7">iure</text:span> <text:span text:style-name="T7"><text:span text:style-name="T1">et</text:span></text:span> <text:span text:style-name="T7">sacras</text:span> <text:span text:style-name="T7">litteras</text:span> <text:span text:style-name="T7">utraq<text:span text:style-name="T1">ue</text:span></text:span> <text:span text:style-name="T7"/><text:span text:style-name="T7">pari</text:span> <text:span text:style-name="T7">modo</text:span> <text:span text:style-name="T7">cumbiber<text:span text:style-name="T1">unt</text:span></text:span> <text:span text:style-name="T7"><text:span text:style-name="T1">et</text:span></text:span> <text:span text:style-name="T7">sermone<text:span text:style-name="T1">s</text:span></text:span><text:span text:style-name="T7"> | </text:span><text:span text:style-name="T7">illo<text:span text:style-name="T1">rum</text:span></text:span> <text:span text:style-name="T7">ex</text:span> <text:span text:style-name="T7">infantia</text:span> <text:span text:style-name="T7">numqua<text:span text:style-name="T1">m</text:span></text:span> <text:span text:style-name="T7"/><text:span text:style-name="T7">mutar<text:span text:style-name="T1">unt</text:span></text:span> <text:span text:style-name="T7">sed</text:span> <text:span text:style-name="T7">magis</text:span> <text:span text:style-name="T7">ad</text:span> <text:span text:style-name="T7">p<text:span text:style-name="T1">er</text:span>fectu<text:span text:style-name="T1">m</text:span></text:span> <text:span text:style-name="T7">semp<text:span text:style-name="T1">er</text:span></text:span> <text:span text:style-name="T7">addi</text:span><text:span text:style-name="T7">|</text:span><text:span text:style-name="T7">derunt</text:span><text:span text:style-name="T7">·</text:span> <text:span text:style-name="T7"><text:span text:style-name="T3">N</text:span>am</text:span> <text:span text:style-name="T7">sermo</text:span> <text:span text:style-name="T7"/><text:span text:style-name="T7"><text:span text:style-name="T1">et</text:span></text:span> <text:span text:style-name="T7">loquela</text:span> <text:span text:style-name="T7">n<text:span text:style-name="T1">ost</text:span>ra</text:span> <text:span text:style-name="T7">translata</text:span> <text:span text:style-name="T7">est</text:span> <text:span text:style-name="T7">in</text:span> <text:span text:style-name="T7">lingua</text:span><text:span text:style-name="T7"> | </text:span><text:span text:style-name="T7">aliena</text:span><text:span text:style-name="T7">·</text:span> <text:span text:style-name="T7">sicut</text:span> <text:span text:style-name="T7">facile</text:span> <text:span text:style-name="T7">potest</text:span> <text:span text:style-name="T7"/><text:span text:style-name="T7">p<text:span text:style-name="T1">ro</text:span>bare</text:span> <text:span text:style-name="T7">exaliue</text:span> <text:span text:style-name="T7">scripture</text:span> <text:span text:style-name="T7">meae</text:span> <text:span text:style-name="T7">qua</text:span><text:span text:style-name="T7">|</text:span><text:span text:style-name="T7">liter</text:span> <text:span text:style-name="T7">sum</text:span> <text:span text:style-name="T7">ego</text:span> <text:span text:style-name="T7">in</text:span> <text:span text:style-name="T7">sermonibus</text:span> <text:span text:style-name="T7"/><text:span text:style-name="T7">instructus</text:span> <text:span text:style-name="T7">atq<text:span text:style-name="T1">ue</text:span></text:span> <text:span text:style-name="T7">eruditus</text:span> <text:span text:style-name="T7">quia</text:span> <text:span text:style-name="T7">in</text:span><text:span text:style-name="T7">|</text:span><text:span text:style-name="T7">quid</text:span> <text:span text:style-name="T7">sapiens</text:span> <text:span text:style-name="T7">p<text:span text:style-name="T1">er</text:span></text:span> <text:span text:style-name="T7">linguam</text:span> <text:span text:style-name="T7"/><text:span text:style-name="T7">dinoscitur</text:span> <text:span text:style-name="T7"><text:span text:style-name="T1">et</text:span></text:span> <text:span text:style-name="T7">sensus</text:span> <text:span text:style-name="T7"><text:span text:style-name="T1">et</text:span></text:span> <text:span text:style-name="T7">scientia</text:span> <text:span text:style-name="T7"><text:span text:style-name="T1">et</text:span></text:span> <text:span text:style-name="T7">doc</text:span><text:span text:style-name="T7">|</text:span><text:span text:style-name="T7">trina</text:span> <text:span text:style-name="T7">uarietatis</text:span><text:span text:style-name="T7">·</text:span> <text:span text:style-name="T7"/></text:p>
      <text:p>10. <text:span text:style-name="T7"/><text:span text:style-name="T7"><text:span text:style-name="T3">S</text:span>ed</text:span> <text:span text:style-name="T7">prode<text:span text:style-name="T1">st</text:span></text:span> <text:span text:style-name="T7">excusatio</text:span> <text:span text:style-name="T7">iuxta</text:span> <text:span text:style-name="T7">ueritatem</text:span> <text:span text:style-name="T7">p<text:span text:style-name="T1">rae</text:span>ser</text:span><text:span text:style-name="T7">|</text:span><text:span text:style-name="T7">tim</text:span> <text:span text:style-name="T7">cum</text:span> <text:span text:style-name="T7"/><text:span text:style-name="T7">presumtione</text:span> <text:span text:style-name="T7">quatenus</text:span> <text:span text:style-name="T7">modo</text:span> <text:span text:style-name="T7">ipse</text:span> <text:span text:style-name="T7">adpeto</text:span> <text:span text:style-name="T7">in</text:span> <text:span text:style-name="T7">senectute</text:span><text:span text:style-name="T7"> | </text:span><text:span text:style-name="T7">mea</text:span> <text:span text:style-name="T7">q<text:span text:style-name="T1">uo</text:span>d</text:span> <text:span text:style-name="T7"/><text:span text:style-name="T7">in</text:span> <text:span text:style-name="T7">iuuentute</text:span> <text:span text:style-name="T7">non</text:span> <text:span text:style-name="T7">comparaui</text:span> <text:span text:style-name="T7">quia</text:span> <text:span text:style-name="T7">obstiter<text:span text:style-name="T1">unt</text:span></text:span> <text:span text:style-name="T7">peccata</text:span> <text:span text:style-name="T7">mea</text:span><text:span text:style-name="T7"> | </text:span><text:span text:style-name="T7"><text:span text:style-name="T3">U</text:span>t</text:span> <text:span text:style-name="T7"/><text:span text:style-name="T7">confiterem</text:span> <text:span text:style-name="T7">q<text:span text:style-name="T1">uo</text:span>dq<text:span text:style-name="T1">ue</text:span></text:span> <text:span text:style-name="T7">ante</text:span> <text:span text:style-name="T7">non</text:span> <text:span text:style-name="T7">p<text:span text:style-name="T1">er</text:span>legera<text:span text:style-name="T1">m</text:span></text:span> <text:span text:style-name="T7">sed</text:span> <text:span text:style-name="T7">quis</text:span> <text:span text:style-name="T7">me</text:span> <text:span text:style-name="T7">credit</text:span><text:span text:style-name="T7">.</text:span> <text:span text:style-name="T7"><text:span text:style-name="T3"><text:span text:style-name="T1">et</text:span></text:span></text:span><text:span text:style-name="T7">|</text:span><text:span text:style-name="T7">si</text:span> <text:span text:style-name="T7"/><text:span text:style-name="T7">dixero</text:span> <text:span text:style-name="T7">qui</text:span> <text:span text:style-name="T7">ante</text:span> <text:span text:style-name="T7">prefatus</text:span> <text:span text:style-name="T7">sum</text:span> <text:span text:style-name="T7"/><text:span text:style-name="T7"/><text:span text:style-name="T7">adulescens</text:span><text:span text:style-name="T7">.</text:span> <text:span text:style-name="T7"><text:span text:style-name="T3">I</text:span>mmo</text:span> <text:span text:style-name="T7">pene</text:span> <text:span text:style-name="T7">puer</text:span><text:span text:style-name="T7"> | </text:span><text:span text:style-name="T7">inuerbis</text:span> <text:span text:style-name="T7">capturam</text:span> <text:span text:style-name="T7">dedi</text:span> <text:span text:style-name="T7">antequam</text:span> <text:span text:style-name="T7"/><text:span text:style-name="T7">scire<text:span text:style-name="T1">m</text:span></text:span> <text:span text:style-name="T7">quid</text:span> <text:span text:style-name="T7">adpeterem</text:span><text:span text:style-name="T7">(73v)</text:span><text:span text:style-name="T7"/><text:span text:style-name="T7"> | </text:span><text:span text:style-name="T7">u<text:span text:style-name="T1">e</text:span>l</text:span> <text:span text:style-name="T7">quid</text:span> <text:span text:style-name="T7">uitare</text:span> <text:span text:style-name="T7">debueram</text:span><text:span text:style-name="T7">·</text:span> <text:span text:style-name="T7"/><text:span text:style-name="T7"><text:span text:style-name="T3">U</text:span>nde</text:span> <text:span text:style-name="T7">ergo</text:span> <text:span text:style-name="T7">hodie</text:span> <text:span text:style-name="T7">erubesco</text:span> <text:span text:style-name="T7"><text:span text:style-name="T1">et</text:span></text:span> <text:span text:style-name="T7">ue</text:span><text:span text:style-name="T7">|</text:span><text:span text:style-name="T7">hement<text:span text:style-name="T1">er</text:span></text:span> <text:span text:style-name="T7">p<text:span text:style-name="T1">er</text:span>timeo</text:span> <text:span text:style-name="T7">denudare</text:span> <text:span text:style-name="T7"/><text:span text:style-name="T7">imperitiam</text:span> <text:span text:style-name="T7">meam</text:span> <text:span text:style-name="T7">quia</text:span> <text:span text:style-name="T7">deser</text:span><text:span text:style-name="T7">|</text:span><text:span text:style-name="T7">tis</text:span> <text:span text:style-name="T7">breuitate</text:span> <text:span text:style-name="T7">sermone</text:span> <text:span text:style-name="T7">explicare</text:span> <text:span text:style-name="T7">nequeo</text:span><text:span text:style-name="T7">·</text:span> <text:span text:style-name="T7"/><text:span text:style-name="T7"><text:span text:style-name="T3">S</text:span>icut</text:span> <text:span text:style-name="T7">enim</text:span> <text:span text:style-name="T7">sp<text:span text:style-name="T1">iritu</text:span>s</text:span><text:span text:style-name="T7"> | </text:span><text:span text:style-name="T7">gestat</text:span> <text:span text:style-name="T7"><text:span text:style-name="T1">et</text:span></text:span> <text:span text:style-name="T7">anim<text:span text:style-name="T1">us</text:span></text:span> <text:span text:style-name="T7"><text:span text:style-name="T1">et</text:span></text:span> <text:span text:style-name="T7">sensus</text:span> <text:span text:style-name="T7">monstrat</text:span> <text:span text:style-name="T7">adfectus</text:span> <text:span text:style-name="T7"/></text:p>
      <text:p>11. <text:span text:style-name="T7"/><text:span text:style-name="T7">sed</text:span> <text:span text:style-name="T7">si</text:span> <text:span text:style-name="T7">itaq<text:span text:style-name="T1">ue</text:span></text:span><text:span text:style-name="T7"> | </text:span><text:span text:style-name="T7">datum</text:span> <text:span text:style-name="T7">mihi</text:span> <text:span text:style-name="T7">fuiss<text:span text:style-name="T1">et</text:span></text:span> <text:span text:style-name="T7">sicut</text:span> <text:span text:style-name="T7"><text:span text:style-name="T1">et</text:span></text:span> <text:span text:style-name="T7">certis</text:span> <text:span text:style-name="T7">ueruntamen</text:span> <text:span text:style-name="T7"/><text:span text:style-name="T7">non</text:span> <text:span text:style-name="T7">sile</text:span><text:span text:style-name="T7">|</text:span><text:span text:style-name="T7">rem</text:span> <text:span text:style-name="T7">p<text:span text:style-name="T1">ro</text:span>pt<text:span text:style-name="T1">er</text:span></text:span> <text:span text:style-name="T7">retributionem</text:span> <text:span text:style-name="T7"><text:span text:style-name="T1">et</text:span></text:span> <text:span text:style-name="T7">si</text:span> <text:span text:style-name="T7">forte</text:span> <text:span text:style-name="T7">uidetur</text:span> <text:span text:style-name="T7">apud</text:span> <text:span text:style-name="T7"/><text:span text:style-name="T7">aliquan</text:span><text:span text:style-name="T7">|</text:span><text:span text:style-name="T7">tos</text:span> <text:span text:style-name="T7">me</text:span> <text:span text:style-name="T7">in</text:span> <text:span text:style-name="T7">hoc</text:span> <text:span text:style-name="T7">p<text:span text:style-name="T1">ro</text:span>ponere</text:span> <text:span text:style-name="T7">cum</text:span> <text:span text:style-name="T7">mea</text:span> <text:span text:style-name="T7">inscientia</text:span> <text:span text:style-name="T7"><text:span text:style-name="T1">et</text:span></text:span> <text:span text:style-name="T7">tardiori</text:span> <text:span text:style-name="T7">lin</text:span><text:span text:style-name="T7">|</text:span><text:span text:style-name="T7">gue</text:span><text:span text:style-name="T7">·</text:span> <text:span text:style-name="T7"/><text:span text:style-name="T7">sed</text:span> <text:span text:style-name="T7"><text:span text:style-name="T1">et</text:span>iam</text:span> <text:span text:style-name="T7">scriptum</text:span> <text:span text:style-name="T7">est</text:span> <text:span text:style-name="T7">enim</text:span><text:span text:style-name="T7">.</text:span> <text:span text:style-name="T7"><text:span text:style-name="T3">L</text:span>ingue</text:span> <text:span text:style-name="T7">balbutientes</text:span><text:span text:style-name="T7"> | </text:span><text:span text:style-name="T7">uelociter</text:span> <text:span text:style-name="T7">discent</text:span> <text:span text:style-name="T7">loqui</text:span> <text:span text:style-name="T7">pacem</text:span> <text:span text:style-name="T7"/><text:span text:style-name="T7">quanto</text:span> <text:span text:style-name="T7">magis</text:span> <text:span text:style-name="T7">nos</text:span> <text:span text:style-name="T7">adpetere</text:span><text:span text:style-name="T7"> | </text:span><text:span text:style-name="T7">debemus</text:span> <text:span text:style-name="T7">qui</text:span> <text:span text:style-name="T7">sumus</text:span> <text:span text:style-name="T7">inquid</text:span> <text:span text:style-name="T7">ep<text:span text:style-name="T1">isto</text:span>la</text:span> <text:span text:style-name="T7"/><text:span text:style-name="T7">chr<text:span text:style-name="T1">ist</text:span>i</text:span> <text:span text:style-name="T7">in</text:span> <text:span text:style-name="T7">salutem</text:span> <text:span text:style-name="T7">usq<text:span text:style-name="T1">ue</text:span></text:span> <text:span text:style-name="T7">ad</text:span> <text:span text:style-name="T7">ul</text:span><text:span text:style-name="T7">|</text:span><text:span text:style-name="T7">timum</text:span> <text:span text:style-name="T7">terre</text:span><text:span text:style-name="T7">·</text:span> <text:span text:style-name="T7"><text:span text:style-name="T3">E</text:span>t</text:span> <text:span text:style-name="T7">si</text:span> <text:span text:style-name="T7">non</text:span> <text:span text:style-name="T7">deserta</text:span> <text:span text:style-name="T7">sed</text:span> <text:span text:style-name="T7"/><text:span text:style-name="T7">ratum</text:span> <text:span text:style-name="T7"><text:span text:style-name="T1">et</text:span></text:span> <text:span text:style-name="T7">fortissimum</text:span><text:span text:style-name="T7"> | </text:span><text:span text:style-name="T7">scripta</text:span> <text:span text:style-name="T7">in</text:span> <text:span text:style-name="T7">cordibus</text:span> <text:span text:style-name="T7">n<text:span text:style-name="T1">ost</text:span>ris</text:span> <text:span text:style-name="T7">non</text:span> <text:span text:style-name="T7">atramento</text:span> <text:span text:style-name="T7">sed</text:span> <text:span text:style-name="T7"/><text:span text:style-name="T7">sp<text:span text:style-name="T1">irit</text:span>u</text:span> <text:span text:style-name="T7">d<text:span text:style-name="T1">e</text:span>i</text:span> <text:span text:style-name="T7">uiui</text:span><text:span text:style-name="T7">·</text:span><text:span text:style-name="T7"> | </text:span><text:span text:style-name="T7"><text:span text:style-name="T3">E</text:span>t</text:span> <text:span text:style-name="T7">iterum</text:span> <text:span text:style-name="T7">sp<text:span text:style-name="T1">iritu</text:span>s</text:span> <text:span text:style-name="T7">testatur</text:span> <text:span text:style-name="T7"><text:span text:style-name="T1">et</text:span></text:span> <text:span text:style-name="T7">rusticationem</text:span> <text:span text:style-name="T7"/><text:span text:style-name="T7">ab</text:span> <text:span text:style-name="T7">altissimo</text:span> <text:span text:style-name="T7">crea</text:span><text:span text:style-name="T7">|</text:span><text:span text:style-name="T7">ta</text:span> <text:span text:style-name="T7">est</text:span><text:span text:style-name="T7">·</text:span> <text:span text:style-name="T7"/></text:p>
      <text:p>12. <text:span text:style-name="T7"/><text:span text:style-name="T7"><text:span text:style-name="T3">U</text:span>nde</text:span> <text:span text:style-name="T7">ergo</text:span> <text:span text:style-name="T7">primus</text:span> <text:span text:style-name="T7">rusticius</text:span> <text:span text:style-name="T7">p<text:span text:style-name="T1">er</text:span>fuga</text:span> <text:span text:style-name="T7">indoctus</text:span> <text:span text:style-name="T7">scili</text:span><text:span text:style-name="T7">|</text:span><text:span text:style-name="T7">c<text:span text:style-name="T1">et</text:span></text:span><text:span text:style-name="T7">·</text:span> <text:span text:style-name="T7">qui</text:span> <text:span text:style-name="T7"/><text:span text:style-name="T7">nescio</text:span> <text:span text:style-name="T7">in</text:span> <text:span text:style-name="T7">posterum</text:span> <text:span text:style-name="T7">p<text:span text:style-name="T1">ro</text:span>uidere</text:span><text:span text:style-name="T7">.</text:span> <text:span text:style-name="T7"><text:span text:style-name="T3">S</text:span>ed</text:span> <text:span text:style-name="T7">scio</text:span> <text:span text:style-name="T7">illud</text:span> <text:span text:style-name="T7">certissi</text:span><text:span text:style-name="T7">|</text:span><text:span text:style-name="T7">me</text:span> <text:span text:style-name="T7">quia</text:span> <text:span text:style-name="T7">utiq<text:span text:style-name="T1">ue</text:span></text:span> <text:span text:style-name="T7"/><text:span text:style-name="T7">priusquam</text:span> <text:span text:style-name="T7">humiliarer</text:span> <text:span text:style-name="T7">ego</text:span> <text:span text:style-name="T7">eram</text:span> <text:span text:style-name="T7">uelud</text:span><text:span text:style-name="T7"> | </text:span><text:span text:style-name="T7">lapis</text:span> <text:span text:style-name="T7">qui</text:span> <text:span text:style-name="T7">iac<text:span text:style-name="T1">et</text:span></text:span> <text:span text:style-name="T7">in</text:span> <text:span text:style-name="T7">luto</text:span> <text:span text:style-name="T7">p<text:span text:style-name="T1">ro</text:span>fundo</text:span> <text:span text:style-name="T7"/><text:span text:style-name="T7"><text:span text:style-name="T1">et</text:span></text:span> <text:span text:style-name="T7">uenit</text:span> <text:span text:style-name="T7">qui</text:span> <text:span text:style-name="T7">potens</text:span> <text:span text:style-name="T7">est</text:span> <text:span text:style-name="T7"><text:span text:style-name="T1">et</text:span></text:span> <text:span text:style-name="T7">in</text:span><text:span text:style-name="T7"> | </text:span><text:span text:style-name="T7">sua</text:span> <text:span text:style-name="T7">misericordia</text:span> <text:span text:style-name="T7">sustulit</text:span> <text:span text:style-name="T7">me</text:span><text:span text:style-name="T7">·</text:span> <text:span text:style-name="T7"><text:span text:style-name="T3"><text:span text:style-name="T1">et</text:span></text:span></text:span> <text:span text:style-name="T7">quidem</text:span> <text:span text:style-name="T7"/><text:span text:style-name="T7">scilic<text:span text:style-name="T1">et</text:span></text:span> <text:span text:style-name="T7">rursum</text:span><text:span text:style-name="T7"> | </text:span><text:span text:style-name="T7">adleuauit</text:span> <text:span text:style-name="T7">et</text:span> <text:span text:style-name="T7">collocauit</text:span> <text:span text:style-name="T7">me</text:span> <text:span text:style-name="T7">in</text:span> <text:span text:style-name="T7">summo</text:span> <text:span text:style-name="T7">pariete</text:span> <text:span text:style-name="T7"/><text:span text:style-name="T7"><text:span text:style-name="T1">et</text:span></text:span> <text:span text:style-name="T7">inde</text:span> <text:span text:style-name="T7">forti</text:span><text:span text:style-name="T7">|</text:span><text:span text:style-name="T7">ter</text:span> <text:span text:style-name="T7">debueram</text:span> <text:span text:style-name="T7">exclamare</text:span> <text:span text:style-name="T7">ad</text:span> <text:span text:style-name="T7">retribuend[u]
                    \a/
                m</text:span> <text:span text:style-name="T7">quoq<text:span text:style-name="T1">ue</text:span></text:span> <text:span text:style-name="T7"/><text:span text:style-name="T7">ali</text:span><text:span text:style-name="T7">|</text:span><text:span text:style-name="T7">quid</text:span> <text:span text:style-name="T7">d<text:span text:style-name="T1">omi</text:span>no</text:span> <text:span text:style-name="T7">p<text:span text:style-name="T1">ro</text:span></text:span> <text:span text:style-name="T7">tantis</text:span> <text:span text:style-name="T7">benefitiis</text:span> <text:span text:style-name="T7">eius</text:span> <text:span text:style-name="T7">hic</text:span> <text:span text:style-name="T7"><text:span text:style-name="T1">et</text:span></text:span> <text:span text:style-name="T7">in</text:span> <text:span text:style-name="T7">eternum</text:span> <text:span text:style-name="T7">que</text:span><text:span text:style-name="T7"> | </text:span><text:span text:style-name="T7"/><text:span text:style-name="T7">mens</text:span> <text:span text:style-name="T7">hominum</text:span> <text:span text:style-name="T7">aestimare</text:span> <text:span text:style-name="T7">non</text:span> <text:span text:style-name="T7">potest</text:span><text:span text:style-name="T7">·</text:span> <text:span text:style-name="T7"/></text:p>
      <text:p>13. <text:span text:style-name="T7"/><text:span text:style-name="T7"><text:span text:style-name="T3">U</text:span>nde</text:span> <text:span text:style-name="T7">aute<text:span text:style-name="T1">m</text:span></text:span> <text:span text:style-name="T7">admira</text:span><text:span text:style-name="T7">(74r)</text:span><text:span text:style-name="T7"/><text:span text:style-name="T7">|</text:span><text:span text:style-name="T7">mini</text:span><text:span text:style-name="T7">·</text:span> <text:span text:style-name="T7"><text:span text:style-name="T3">I</text:span>taq<text:span text:style-name="T1">ue</text:span></text:span> <text:span text:style-name="T7">magni</text:span> <text:span text:style-name="T7"><text:span text:style-name="T1">et</text:span></text:span> <text:span text:style-name="T7">pusilli</text:span> <text:span text:style-name="T7">qui</text:span> <text:span text:style-name="T7">timetis</text:span> <text:span text:style-name="T7">d<text:span text:style-name="T1">eu</text:span>m</text:span> <text:span text:style-name="T7"/><text:span text:style-name="T7"><text:span text:style-name="T1">et</text:span></text:span> <text:span text:style-name="T7">uos</text:span> <text:span text:style-name="T7">domni</text:span> <text:span text:style-name="T7">gnari</text:span><text:span text:style-name="T7">·</text:span><text:span text:style-name="T7"> | </text:span><text:span text:style-name="T7">rethorici</text:span><text:span text:style-name="T7">·</text:span> <text:span text:style-name="T7"><text:span text:style-name="T3">A</text:span>udite</text:span> <text:span text:style-name="T7">ergo</text:span> <text:span text:style-name="T7"><text:span text:style-name="T1">et</text:span></text:span> <text:span text:style-name="T7">scrutamini</text:span><text:span text:style-name="T7">·</text:span> <text:span text:style-name="T7">quis</text:span> <text:span text:style-name="T7">me</text:span> <text:span text:style-name="T7">stultum</text:span> <text:span text:style-name="T7"/><text:span text:style-name="T7">excitauit</text:span><text:span text:style-name="T7"> | </text:span><text:span text:style-name="T7">de</text:span> <text:span text:style-name="T7">medio</text:span> <text:span text:style-name="T7">eorum</text:span> <text:span text:style-name="T7">qui</text:span> <text:span text:style-name="T7">uidentur</text:span> <text:span text:style-name="T7">sapientes</text:span> <text:span text:style-name="T7">esse</text:span><text:span text:style-name="T7">·</text:span> <text:span text:style-name="T7"><text:span text:style-name="T1">et</text:span></text:span> <text:span text:style-name="T7">legis</text:span> <text:span text:style-name="T7">periti</text:span><text:span text:style-name="T7"/><text:span text:style-name="T7"> | </text:span><text:span text:style-name="T7"><text:span text:style-name="T1">et</text:span></text:span> <text:span text:style-name="T7">potentes</text:span> <text:span text:style-name="T7"><text:span text:style-name="T3">I</text:span>n</text:span> <text:span text:style-name="T7">sermone</text:span> <text:span text:style-name="T7"><text:span text:style-name="T1">et</text:span></text:span> <text:span text:style-name="T7">in</text:span> <text:span text:style-name="T7">om<text:span text:style-name="T1">n</text:span>i</text:span> <text:span text:style-name="T7">re</text:span><text:span text:style-name="T7">·</text:span> <text:span text:style-name="T7"><text:span text:style-name="T3">I</text:span>n</text:span> <text:span text:style-name="T7">me</text:span> <text:span text:style-name="T7">quidem</text:span> <text:span text:style-name="T7">detestabile<text:span text:style-name="T1">m</text:span></text:span><text:span text:style-name="T7"> | </text:span><text:span text:style-name="T7"/><text:span text:style-name="T7"/><text:span text:style-name="T7">huius</text:span> <text:span text:style-name="T7">mundi</text:span> <text:span text:style-name="T7">p<text:span text:style-name="T1">rae</text:span></text:span> <text:span text:style-name="T7">ceteris</text:span> <text:span text:style-name="T7">inspirauit</text:span> <text:span text:style-name="T7">si</text:span> <text:span text:style-name="T7">talis</text:span> <text:span text:style-name="T7">essem</text:span><text:span text:style-name="T7">·</text:span> <text:span text:style-name="T7"><text:span text:style-name="T3">D</text:span>ummodo</text:span> <text:span text:style-name="T7">aute<text:span text:style-name="T1">m</text:span></text:span><text:span text:style-name="T7"> | </text:span><text:span text:style-name="T7"/><text:span text:style-name="T7">ut</text:span> <text:span text:style-name="T7">cum</text:span> <text:span text:style-name="T7">metu</text:span> <text:span text:style-name="T7"><text:span text:style-name="T1">et</text:span></text:span> <text:span text:style-name="T7">reuerentia</text:span> <text:span text:style-name="T7"><text:span text:style-name="T1">et</text:span></text:span> <text:span text:style-name="T7">sine</text:span> <text:span text:style-name="T7">querella</text:span> <text:span text:style-name="T7">fidelit<text:span text:style-name="T1">er</text:span></text:span> <text:span text:style-name="T7">p<text:span text:style-name="T1">ro</text:span>dessem</text:span><text:span text:style-name="T7"> | </text:span><text:span text:style-name="T7">genti</text:span> <text:span text:style-name="T7">ad</text:span> <text:span text:style-name="T7"/><text:span text:style-name="T7">qua<text:span text:style-name="T1">m</text:span></text:span> <text:span text:style-name="T7">caritas</text:span> <text:span text:style-name="T7">chr<text:span text:style-name="T1">ist</text:span>i</text:span> <text:span text:style-name="T7">transtulit</text:span> <text:span text:style-name="T7"><text:span text:style-name="T1">et</text:span></text:span> <text:span text:style-name="T7">donauit</text:span> <text:span text:style-name="T7">me</text:span> <text:span text:style-name="T7">in</text:span> <text:span text:style-name="T7">uita</text:span> <text:span text:style-name="T7">mea</text:span><text:span text:style-name="T7"> | </text:span><text:span text:style-name="T7"><text:span text:style-name="T3">S</text:span>i</text:span> <text:span text:style-name="T7">dignus</text:span> <text:span text:style-name="T7"/><text:span text:style-name="T7">fuero</text:span> <text:span text:style-name="T7">deniq<text:span text:style-name="T1">ue</text:span></text:span> <text:span text:style-name="T7">ut</text:span> <text:span text:style-name="T7">cum</text:span> <text:span text:style-name="T7">humilitate</text:span><text:span text:style-name="T7">·</text:span> <text:span text:style-name="T7"><text:span text:style-name="T1">et</text:span></text:span> <text:span text:style-name="T7">ueracit<text:span text:style-name="T1">er</text:span></text:span> <text:span text:style-name="T7">deserui</text:span><text:span text:style-name="T7">|</text:span><text:span text:style-name="T7">rem</text:span> <text:span text:style-name="T7">illis</text:span> <text:span text:style-name="T7"/></text:p>
      <text:p>14. <text:span text:style-name="T7"/><text:span text:style-name="T7">in</text:span> <text:span text:style-name="T7">mensuram</text:span><text:span text:style-name="T7">·</text:span> <text:span text:style-name="T7"><text:span text:style-name="T3">I</text:span>taq<text:span text:style-name="T1">ue</text:span></text:span> <text:span text:style-name="T7">fidei</text:span> <text:span text:style-name="T7">dignitat[e]
                    ERROR
                s</text:span> <text:span text:style-name="T7">oport<text:span text:style-name="T1">et</text:span></text:span> <text:span text:style-name="T7">distin</text:span><text:span text:style-name="T7">|</text:span><text:span text:style-name="T7">guere</text:span> <text:span text:style-name="T7">sine</text:span> <text:span text:style-name="T7"/><text:span text:style-name="T7">reprehensione</text:span> <text:span text:style-name="T7">periculi</text:span> <text:span text:style-name="T7">notu<text:span text:style-name="T1">m</text:span></text:span> <text:span text:style-name="T7">facere</text:span> <text:span text:style-name="T7">donum</text:span> <text:span text:style-name="T7">d<text:span text:style-name="T1">e</text:span>i</text:span> <text:span text:style-name="T7"><text:span text:style-name="T1">et</text:span></text:span><text:span text:style-name="T7"> | </text:span><text:span text:style-name="T7">consolationem</text:span> <text:span text:style-name="T7">eternam</text:span> <text:span text:style-name="T7"/><text:span text:style-name="T7">sine</text:span> <text:span text:style-name="T7">timore</text:span><text:span text:style-name="T7">·</text:span> <text:span text:style-name="T7"><text:span text:style-name="T3">F</text:span>idutialit<text:span text:style-name="T1">er</text:span></text:span> <text:span text:style-name="T7">d<text:span text:style-name="T1">e</text:span>i</text:span> <text:span text:style-name="T7">nomine</text:span><text:span text:style-name="T7"> | </text:span><text:span text:style-name="T7">ubique</text:span> <text:span text:style-name="T7">expandere</text:span><text:span text:style-name="T7">·</text:span> <text:span text:style-name="T7"><text:span text:style-name="T3">U</text:span>t</text:span> <text:span text:style-name="T7"><text:span text:style-name="T1">et</text:span>iam</text:span> <text:span text:style-name="T7">post</text:span> <text:span text:style-name="T7"/><text:span text:style-name="T7">obitum</text:span> <text:span text:style-name="T7">meum</text:span> <text:span text:style-name="T7">ex</text:span> <text:span text:style-name="T7">galeas</text:span><text:span text:style-name="T7"> | </text:span><text:span text:style-name="T7">relinquere</text:span> <text:span text:style-name="T7">fr<text:span text:style-name="T1">atr</text:span>ibus</text:span> <text:span text:style-name="T7"><text:span text:style-name="T1">et</text:span></text:span> <text:span text:style-name="T7">filiis</text:span> <text:span text:style-name="T7">meis</text:span> <text:span text:style-name="T7">quos</text:span> <text:span text:style-name="T7">ego</text:span> <text:span text:style-name="T7">in</text:span> <text:span text:style-name="T7"/><text:span text:style-name="T7">d<text:span text:style-name="T1">omi</text:span>no</text:span> <text:span text:style-name="T7">baptizaui</text:span><text:span text:style-name="T7"> | </text:span><text:span text:style-name="T7">tot</text:span> <text:span text:style-name="T7">milia</text:span> <text:span text:style-name="T7">hominu<text:span text:style-name="T1">m</text:span></text:span><text:span text:style-name="T7">·</text:span> <text:span text:style-name="T7"/></text:p>
      <text:p>15. <text:span text:style-name="T7"/><text:span text:style-name="T7"><text:span text:style-name="T3">E</text:span>t</text:span> <text:span text:style-name="T7">non</text:span> <text:span text:style-name="T7">eram</text:span> <text:span text:style-name="T7">dignus</text:span> <text:span text:style-name="T7">neque</text:span> <text:span text:style-name="T7">talis</text:span> <text:span text:style-name="T7">ut</text:span> <text:span text:style-name="T7">hoc</text:span><text:span text:style-name="T7"> | </text:span><text:span text:style-name="T7">d<text:span text:style-name="T1">omi</text:span>n<text:span text:style-name="T1">u</text:span>s</text:span> <text:span text:style-name="T7">seruulo</text:span> <text:span text:style-name="T7">suo</text:span> <text:span text:style-name="T7"/><text:span text:style-name="T7">conceder<text:span text:style-name="T1">et</text:span></text:span> <text:span text:style-name="T7">post</text:span> <text:span text:style-name="T7">erumnas</text:span><text:span text:style-name="T7">.</text:span> <text:span text:style-name="T7"><text:span text:style-name="T1">et</text:span></text:span> <text:span text:style-name="T7">ante</text:span> <text:span text:style-name="T7">moles</text:span> <text:span text:style-name="T7">post</text:span><text:span text:style-name="T7"> | </text:span><text:span text:style-name="T7">captiuitatem</text:span><text:span text:style-name="T7">·</text:span> <text:span text:style-name="T7"><text:span text:style-name="T3">P</text:span>ost</text:span> <text:span text:style-name="T7"/><text:span text:style-name="T7">annos</text:span> <text:span text:style-name="T7">multos</text:span> <text:span text:style-name="T7">in</text:span> <text:span text:style-name="T7">gentem</text:span> <text:span text:style-name="T7">illam</text:span> <text:span text:style-name="T7">tantam</text:span><text:span text:style-name="T7"> | </text:span><text:span text:style-name="T7">gra<text:span text:style-name="T1">ti</text:span>am</text:span> <text:span text:style-name="T7">mihi</text:span> <text:span text:style-name="T7">donar<text:span text:style-name="T1">et</text:span></text:span><text:span text:style-name="T7">·</text:span> <text:span text:style-name="T7"><text:span text:style-name="T3">Q</text:span>uo</text:span> <text:span text:style-name="T7">ego</text:span> <text:span text:style-name="T7"/><text:span text:style-name="T7">aliquando</text:span> <text:span text:style-name="T7">in</text:span> <text:span text:style-name="T7">iuuentute</text:span> <text:span text:style-name="T7">non</text:span><text:span text:style-name="T7"> | </text:span><text:span text:style-name="T7">quia</text:span> <text:span text:style-name="T7">disperaui</text:span> <text:span text:style-name="T7">neq<text:span text:style-name="T1">ue</text:span></text:span> <text:span text:style-name="T7">cogitaui</text:span><text:span text:style-name="T7">.</text:span> <text:span text:style-name="T7"/></text:p>
      <text:p>16. <text:span text:style-name="T7"/><text:span text:style-name="T7"><text:span text:style-name="T3">S</text:span>ed</text:span> <text:span text:style-name="T7">postquam</text:span> <text:span text:style-name="T7">hiberione</text:span><text:span text:style-name="T7"> | </text:span><text:span text:style-name="T7">deueneram</text:span> <text:span text:style-name="T7">q<text:span text:style-name="T1">uo</text:span>d</text:span> <text:span text:style-name="T7">cotidie</text:span><text:span text:style-name="T7">.</text:span> <text:span text:style-name="T7"><text:span text:style-name="T3">I</text:span>gitur</text:span> <text:span text:style-name="T7">pecora</text:span> <text:span text:style-name="T7"/><text:span text:style-name="T7">pascebam</text:span> <text:span text:style-name="T7"><text:span text:style-name="T1">et</text:span></text:span> <text:span text:style-name="T7">fre</text:span><text:span text:style-name="T7">|</text:span><text:span text:style-name="T7">quens</text:span> <text:span text:style-name="T7">in</text:span> <text:span text:style-name="T7">die</text:span> <text:span text:style-name="T7">orabam</text:span><text:span text:style-name="T7">.</text:span> <text:span text:style-name="T7"><text:span text:style-name="T3">M</text:span>agis</text:span> <text:span text:style-name="T7">ac</text:span> <text:span text:style-name="T7">magis</text:span> <text:span text:style-name="T7">accedebat</text:span> <text:span text:style-name="T7"/><text:span text:style-name="T7">timor</text:span> <text:span text:style-name="T7">d<text:span text:style-name="T1">e</text:span>i</text:span><text:span text:style-name="T7"> | </text:span><text:span text:style-name="T7"><text:span text:style-name="T1">et</text:span></text:span> <text:span text:style-name="T7">timor</text:span> <text:span text:style-name="T7">illius</text:span> <text:span text:style-name="T7"><text:span text:style-name="T1">et</text:span></text:span> <text:span text:style-name="T7">fides</text:span> <text:span text:style-name="T7">agebatur</text:span> <text:span text:style-name="T7"><text:span text:style-name="T1">et</text:span></text:span> <text:span text:style-name="T7">sp<text:span text:style-name="T1">iritu</text:span>s</text:span><text:span text:style-name="T7">·</text:span> <text:span text:style-name="T7">augebatur</text:span> <text:span text:style-name="T7"/><text:span text:style-name="T7">ut</text:span> <text:span text:style-name="T7">in</text:span> <text:span text:style-name="T7">die</text:span><text:span text:style-name="T7"> | </text:span><text:span text:style-name="T7">una</text:span> <text:span text:style-name="T7">usq<text:span text:style-name="T1">ue</text:span></text:span> <text:span text:style-name="T7">ad</text:span> <text:span text:style-name="T7">centum</text:span> <text:span text:style-name="T7">orationes</text:span> <text:span text:style-name="T7"><text:span text:style-name="T1">et</text:span></text:span> <text:span text:style-name="T7">in</text:span> <text:span text:style-name="T7">nocte</text:span> <text:span text:style-name="T7">prope</text:span> <text:span text:style-name="T7">similiter</text:span><text:span text:style-name="T7">·</text:span><text:span text:style-name="T7">(74v)</text:span><text:span text:style-name="T7"/><text:span text:style-name="T7"> | </text:span><text:span text:style-name="T7"/><text:span text:style-name="T7"><text:span text:style-name="T1">et</text:span>iam</text:span> <text:span text:style-name="T7">in</text:span> <text:span text:style-name="T7">siluis</text:span> <text:span text:style-name="T7"><text:span text:style-name="T1">et</text:span></text:span> <text:span text:style-name="T7">in</text:span> <text:span text:style-name="T7">monte</text:span> <text:span text:style-name="T7">manebam</text:span> <text:span text:style-name="T7"><text:span text:style-name="T1">et</text:span></text:span> <text:span text:style-name="T7">ante</text:span> <text:span text:style-name="T7">lucem</text:span> <text:span text:style-name="T7">exer</text:span><text:span text:style-name="T7">|</text:span><text:span text:style-name="T7">citabar</text:span> <text:span text:style-name="T7">ad</text:span> <text:span text:style-name="T7"/><text:span text:style-name="T7">orationem</text:span><text:span text:style-name="T7">·</text:span> <text:span text:style-name="T7"><text:span text:style-name="T3">P</text:span>er</text:span> <text:span text:style-name="T7">niuem</text:span><text:span text:style-name="T7">.</text:span> <text:span text:style-name="T7">p<text:span text:style-name="T1">er</text:span></text:span> <text:span text:style-name="T7">gelu</text:span><text:span text:style-name="T7">·</text:span> <text:span text:style-name="T7">p<text:span text:style-name="T1">er</text:span></text:span> <text:span text:style-name="T7">pluuiam</text:span> <text:span text:style-name="T7"><text:span text:style-name="T1">et</text:span></text:span><text:span text:style-name="T7"> | </text:span><text:span text:style-name="T7">nihil</text:span> <text:span text:style-name="T7">male</text:span> <text:span text:style-name="T7">sciebam</text:span> <text:span text:style-name="T7"/><text:span text:style-name="T7">neq<text:span text:style-name="T1">ue</text:span></text:span> <text:span text:style-name="T7">ulla</text:span> <text:span text:style-name="T7">pigritia</text:span> <text:span text:style-name="T7">erat</text:span> <text:span text:style-name="T7">in</text:span> <text:span text:style-name="T7">me</text:span> <text:span text:style-name="T7">sicut</text:span> <text:span text:style-name="T7">modo</text:span><text:span text:style-name="T7"> | </text:span><text:span text:style-name="T7">uideo</text:span> <text:span text:style-name="T7">quia</text:span> <text:span text:style-name="T7">tunc</text:span> <text:span text:style-name="T7">sp<text:span text:style-name="T1">iritu</text:span>s</text:span> <text:span text:style-name="T7">in</text:span> <text:span text:style-name="T7"/><text:span text:style-name="T7">me</text:span> <text:span text:style-name="T7">feruebat</text:span><text:span text:style-name="T7">·</text:span> <text:span text:style-name="T7"/></text:p>
      <text:p>17. <text:span text:style-name="T7"/><text:span text:style-name="T7"><text:span text:style-name="T1">et</text:span></text:span> <text:span text:style-name="T7">ibi</text:span> <text:span text:style-name="T7">scilic<text:span text:style-name="T1">et</text:span></text:span> <text:span text:style-name="T7">quadam</text:span><text:span text:style-name="T7"> | </text:span><text:span text:style-name="T7">nocte</text:span> <text:span text:style-name="T7">in</text:span> <text:span text:style-name="T7">somno</text:span> <text:span text:style-name="T7">audiui</text:span> <text:span text:style-name="T7">uocem</text:span> <text:span text:style-name="T7"/><text:span text:style-name="T7">dicente<text:span text:style-name="T1">m</text:span></text:span> <text:span text:style-name="T7">mihi</text:span><text:span text:style-name="T7">·</text:span> <text:span text:style-name="T7"><text:span text:style-name="T3">B</text:span>ene</text:span> <text:span text:style-name="T7">ieiunas</text:span><text:span text:style-name="T7"> | </text:span><text:span text:style-name="T7">cito</text:span> <text:span text:style-name="T7">iturus</text:span> <text:span text:style-name="T7">ad</text:span> <text:span text:style-name="T7">patriam</text:span> <text:span text:style-name="T7">tuam</text:span> <text:span text:style-name="T7"/><text:span text:style-name="T7"><text:span text:style-name="T1">et</text:span></text:span> <text:span text:style-name="T7">terram</text:span><text:span text:style-name="T7">·</text:span> <text:span text:style-name="T7"><text:span text:style-name="T3">E</text:span>t</text:span> <text:span text:style-name="T7">post</text:span> <text:span text:style-name="T7">paululum</text:span><text:span text:style-name="T7"> | </text:span><text:span text:style-name="T7">tempus</text:span> <text:span text:style-name="T7">audiui</text:span> <text:span text:style-name="T7">responsum</text:span> <text:span text:style-name="T7">dicentem</text:span> <text:span text:style-name="T7">mihi</text:span><text:span text:style-name="T7">·</text:span> <text:span text:style-name="T7"/><text:span text:style-name="T7"><text:span text:style-name="T3">E</text:span>cce</text:span> <text:span text:style-name="T7">nauis</text:span> <text:span text:style-name="T7">tua</text:span><text:span text:style-name="T7"> | </text:span><text:span text:style-name="T7">parata</text:span> <text:span text:style-name="T7">est</text:span> <text:span text:style-name="T7"><text:span text:style-name="T1">et</text:span></text:span> <text:span text:style-name="T7">erat</text:span> <text:span text:style-name="T7">p<text:span text:style-name="T1">ro</text:span>pe</text:span> <text:span text:style-name="T7">sed</text:span> <text:span text:style-name="T7">forte</text:span> <text:span text:style-name="T7">habebat</text:span><text:span text:style-name="T7">·</text:span> <text:span text:style-name="T7"/><text:span text:style-name="T7">cc
                    \tos/
                </text:span><text:span text:style-name="T7">·</text:span> <text:span text:style-name="T7">milia</text:span> <text:span text:style-name="T7">passos</text:span><text:span text:style-name="T7">·</text:span> <text:span text:style-name="T7"><text:span text:style-name="T1">et</text:span></text:span><text:span text:style-name="T7"> | </text:span><text:span text:style-name="T7">ibi</text:span> <text:span text:style-name="T7">numquam</text:span> <text:span text:style-name="T7">fueram</text:span><text:span text:style-name="T7">·</text:span> <text:span text:style-name="T7">nec</text:span> <text:span text:style-name="T7">ibi</text:span> <text:span text:style-name="T7">notum</text:span> <text:span text:style-name="T7">habebam</text:span> <text:span text:style-name="T7"/><text:span text:style-name="T7">que<text:span text:style-name="T1">m</text:span>quam</text:span><text:span text:style-name="T7"> | </text:span><text:span text:style-name="T7">de</text:span> <text:span text:style-name="T7">hominibus</text:span> <text:span text:style-name="T7">deinde</text:span> <text:span text:style-name="T7">postmodu<text:span text:style-name="T1">m</text:span></text:span> <text:span text:style-name="T7">conuersus</text:span> <text:span text:style-name="T7">sum</text:span> <text:span text:style-name="T7"/><text:span text:style-name="T7"/><text:span text:style-name="T7">in</text:span> <text:span text:style-name="T7">fuga<text:span text:style-name="T1">m</text:span></text:span><text:span text:style-name="T7"> | </text:span><text:span text:style-name="T7"><text:span text:style-name="T1">et</text:span></text:span> <text:span text:style-name="T7">int<text:span text:style-name="T1">er</text:span>misi</text:span> <text:span text:style-name="T7">hominem</text:span> <text:span text:style-name="T7">cum</text:span> <text:span text:style-name="T7">quo</text:span> <text:span text:style-name="T7">fueram</text:span> <text:span text:style-name="T7">annis</text:span> <text:span text:style-name="T7">sex</text:span><text:span text:style-name="T7">·</text:span> <text:span text:style-name="T7"><text:span text:style-name="T1">et</text:span></text:span> <text:span text:style-name="T7"/><text:span text:style-name="T7">ueni</text:span><text:span text:style-name="T7"> | </text:span><text:span text:style-name="T7">in</text:span> <text:span text:style-name="T7">uirtute</text:span> <text:span text:style-name="T7">d<text:span text:style-name="T1">e</text:span>i</text:span> <text:span text:style-name="T7">qui</text:span> <text:span text:style-name="T7">uiam</text:span> <text:span text:style-name="T7">mea<text:span text:style-name="T1">m</text:span></text:span> <text:span text:style-name="T7">ad</text:span> <text:span text:style-name="T7">bonu<text:span text:style-name="T1">m</text:span></text:span> <text:span text:style-name="T7">dirigebat</text:span> <text:span text:style-name="T7"><text:span text:style-name="T1">et</text:span></text:span> <text:span text:style-name="T7">nihil</text:span><text:span text:style-name="T7"/><text:span text:style-name="T7"> | </text:span><text:span text:style-name="T7">metuebam</text:span> <text:span text:style-name="T7">donec</text:span> <text:span text:style-name="T7">p<text:span text:style-name="T1">er</text:span>ueni</text:span> <text:span text:style-name="T7">ad</text:span> <text:span text:style-name="T7">nauem</text:span> <text:span text:style-name="T7">illa<text:span text:style-name="T1">m</text:span></text:span><text:span text:style-name="T7">·</text:span> <text:span text:style-name="T7"/></text:p>
      <text:p>18. <text:span text:style-name="T7"/><text:span text:style-name="T7"><text:span text:style-name="T3">E</text:span>t</text:span> <text:span text:style-name="T7">illa</text:span> <text:span text:style-name="T7">qua</text:span> <text:span text:style-name="T7">p<text:span text:style-name="T1">er</text:span>ueni</text:span><text:span text:style-name="T7"> | </text:span><text:span text:style-name="T7">p<text:span text:style-name="T1">ro</text:span>fecta</text:span> <text:span text:style-name="T7">est</text:span> <text:span text:style-name="T7">nauis</text:span> <text:span text:style-name="T7">de</text:span> <text:span text:style-name="T7">loco</text:span> <text:span text:style-name="T7">suo</text:span><text:span text:style-name="T7">·</text:span> <text:span text:style-name="T7"><text:span text:style-name="T1">et</text:span></text:span> <text:span text:style-name="T7"/><text:span text:style-name="T7">locutus</text:span> <text:span text:style-name="T7">sum</text:span> <text:span text:style-name="T7">ut</text:span> <text:span text:style-name="T7">haberem</text:span> <text:span text:style-name="T7">inde</text:span><text:span text:style-name="T7"> | </text:span><text:span text:style-name="T7">nauigare</text:span> <text:span text:style-name="T7">cum</text:span> <text:span text:style-name="T7">illis</text:span> <text:span text:style-name="T7"><text:span text:style-name="T1">et</text:span></text:span> <text:span text:style-name="T7">gubernator</text:span> <text:span text:style-name="T7"/><text:span text:style-name="T7">displicuit</text:span> <text:span text:style-name="T7">illi</text:span> <text:span text:style-name="T7"><text:span text:style-name="T3">E</text:span>t</text:span> <text:span text:style-name="T7">hac</text:span><text:span text:style-name="T7"> | </text:span><text:span text:style-name="T7">artis</text:span> <text:span text:style-name="T7">cum</text:span> <text:span text:style-name="T7">indignatione</text:span> <text:span text:style-name="T7">respondit</text:span><text:span text:style-name="T7">·</text:span> <text:span text:style-name="T7"><text:span text:style-name="T3">N</text:span>equaquam</text:span> <text:span text:style-name="T7">tu</text:span> <text:span text:style-name="T7"/><text:span text:style-name="T7">nob<text:span text:style-name="T1">is</text:span></text:span><text:span text:style-name="T7">|</text:span><text:span text:style-name="T7">cum</text:span> <text:span text:style-name="T7">adpetis</text:span> <text:span text:style-name="T7">ire</text:span><text:span text:style-name="T7">·</text:span> <text:span text:style-name="T7"/><text:span text:style-name="T7"><text:span text:style-name="T3">E</text:span>t</text:span> <text:span text:style-name="T7">cum</text:span> <text:span text:style-name="T7">haec</text:span> <text:span text:style-name="T7">audissem</text:span> <text:span text:style-name="T7">separaui</text:span> <text:span text:style-name="T7">me</text:span> <text:span text:style-name="T7">ab</text:span> <text:span text:style-name="T7">illis</text:span><text:span text:style-name="T7"> | </text:span><text:span text:style-name="T7">ut</text:span> <text:span text:style-name="T7"><text:span text:style-name="T1">et</text:span></text:span> <text:span text:style-name="T7">uenirem</text:span> <text:span text:style-name="T7">ut</text:span> <text:span text:style-name="T7">ad</text:span> <text:span text:style-name="T7"/><text:span text:style-name="T7">tuguriolum</text:span> <text:span text:style-name="T7">ubi</text:span> <text:span text:style-name="T7">hospitabam</text:span> <text:span text:style-name="T7"><text:span text:style-name="T1">et</text:span></text:span> <text:span text:style-name="T7">in</text:span> <text:span text:style-name="T7">iti</text:span><text:span text:style-name="T7">|</text:span><text:span text:style-name="T7">nere</text:span> <text:span text:style-name="T7">cepi</text:span> <text:span text:style-name="T7">orare</text:span><text:span text:style-name="T7">·</text:span> <text:span text:style-name="T7"><text:span text:style-name="T1">et</text:span></text:span> <text:span text:style-name="T7">antequa<text:span text:style-name="T1">m</text:span></text:span> <text:span text:style-name="T7"/><text:span text:style-name="T7">orationem</text:span> <text:span text:style-name="T7">consummarem</text:span><text:span text:style-name="T7"> | </text:span><text:span text:style-name="T7">audiui</text:span> <text:span text:style-name="T7">unum</text:span> <text:span text:style-name="T7">ex</text:span> <text:span text:style-name="T7">illis</text:span> <text:span text:style-name="T7">fortiter</text:span> <text:span text:style-name="T7"/><text:span text:style-name="T7">exclamabat</text:span> <text:span text:style-name="T7">post</text:span> <text:span text:style-name="T7">me</text:span><text:span text:style-name="T7">·</text:span> <text:span text:style-name="T7"><text:span text:style-name="T3">U</text:span>eni</text:span><text:span text:style-name="T7"> | </text:span><text:span text:style-name="T7">cito</text:span> <text:span text:style-name="T7">quia</text:span> <text:span text:style-name="T7">uocabant</text:span> <text:span text:style-name="T7">te</text:span> <text:span text:style-name="T7">homines</text:span> <text:span text:style-name="T7">isti</text:span> <text:span text:style-name="T7"><text:span text:style-name="T1">et</text:span></text:span> <text:span text:style-name="T7">statim</text:span> <text:span text:style-name="T7">ad</text:span> <text:span text:style-name="T7">illos</text:span> <text:span text:style-name="T7"/><text:span text:style-name="T7">reuer</text:span><text:span text:style-name="T7">|</text:span><text:span text:style-name="T7">sus</text:span> <text:span text:style-name="T7">sum</text:span> <text:span text:style-name="T7"/><text:span text:style-name="T7"><text:span text:style-name="T1">et</text:span></text:span> <text:span text:style-name="T7">ceper<text:span text:style-name="T1">unt</text:span></text:span> <text:span text:style-name="T7">mihi</text:span> <text:span text:style-name="T7">dicere</text:span><text:span text:style-name="T7">·</text:span> <text:span text:style-name="T7"><text:span text:style-name="T3">U</text:span>eni</text:span> <text:span text:style-name="T7">quia</text:span> <text:span text:style-name="T7">ex</text:span> <text:span text:style-name="T7">fide</text:span> <text:span text:style-name="T7">recepim<text:span text:style-name="T1">us</text:span></text:span> <text:span text:style-name="T7">te</text:span><text:span text:style-name="T7">(75r)</text:span><text:span text:style-name="T7"/><text:span text:style-name="T7"> | </text:span><text:span text:style-name="T7"><text:span text:style-name="T1">et</text:span></text:span> <text:span text:style-name="T7">fac</text:span> <text:span text:style-name="T7"/><text:span text:style-name="T7">nobiscum</text:span> <text:span text:style-name="T7">amicitiam</text:span> <text:span text:style-name="T7">quomodo</text:span> <text:span text:style-name="T7">uolueris</text:span><text:span text:style-name="T7">·</text:span> <text:span text:style-name="T7"><text:span text:style-name="T3">E</text:span>t</text:span> <text:span text:style-name="T7">in</text:span> <text:span text:style-name="T7">illa</text:span> <text:span text:style-name="T7">die</text:span> <text:span text:style-name="T7">itaq<text:span text:style-name="T1">ue</text:span></text:span><text:span text:style-name="T7"> | </text:span><text:span text:style-name="T7">repuli</text:span> <text:span text:style-name="T7"/><text:span text:style-name="T7">fugere</text:span> <text:span text:style-name="T7">manus</text:span> <text:span text:style-name="T7">illo<text:span text:style-name="T1">rum</text:span></text:span> <text:span text:style-name="T7">p<text:span text:style-name="T1">ro</text:span>pt<text:span text:style-name="T1">er</text:span></text:span> <text:span text:style-name="T7">timorem</text:span> <text:span text:style-name="T7">d<text:span text:style-name="T1">e</text:span>i</text:span><text:span text:style-name="T7">.</text:span> <text:span text:style-name="T7"><text:span text:style-name="T3">S</text:span>ed</text:span> <text:span text:style-name="T7">uer<text:span text:style-name="T1">umt</text:span>am<text:span text:style-name="T1">en</text:span></text:span> <text:span text:style-name="T7"/><text:span text:style-name="T7">speraui</text:span><text:span text:style-name="T7">·</text:span><text:span text:style-name="T7"> | </text:span><text:span text:style-name="T7">ab</text:span> <text:span text:style-name="T7">illis</text:span> <text:span text:style-name="T7">ut</text:span> <text:span text:style-name="T7">mihi</text:span> <text:span text:style-name="T7">dicerent</text:span><text:span text:style-name="T7">·</text:span> <text:span text:style-name="T7"><text:span text:style-name="T3">U</text:span>eni</text:span> <text:span text:style-name="T7">in</text:span> <text:span text:style-name="T7">fide</text:span> <text:span text:style-name="T7">ie<text:span text:style-name="T1">s</text:span>u</text:span> <text:span text:style-name="T7">chr<text:span text:style-name="T1">ist</text:span>i</text:span> <text:span text:style-name="T7">quia</text:span> <text:span text:style-name="T7">gentes</text:span> <text:span text:style-name="T7">erant</text:span><text:span text:style-name="T7"> | </text:span><text:span text:style-name="T7"><text:span text:style-name="T1">et</text:span></text:span> <text:span text:style-name="T7"/><text:span text:style-name="T7">hoc</text:span> <text:span text:style-name="T7">obtinui</text:span> <text:span text:style-name="T7">cum</text:span> <text:span text:style-name="T7">illis</text:span> <text:span text:style-name="T7"><text:span text:style-name="T1">et</text:span></text:span> <text:span text:style-name="T7">p<text:span text:style-name="T1">ro</text:span>tinus</text:span> <text:span text:style-name="T7">nauigauimus</text:span><text:span text:style-name="T7">·</text:span> <text:span text:style-name="T7"/></text:p>
      <text:p>19. <text:span text:style-name="T7"/><text:span text:style-name="T7"><text:span text:style-name="T3">E</text:span>t</text:span> <text:span text:style-name="T7">post</text:span> <text:span text:style-name="T7">triduu<text:span text:style-name="T1">m</text:span></text:span><text:span text:style-name="T7"> | </text:span><text:span text:style-name="T7">terra</text:span> <text:span text:style-name="T7">cepimus</text:span> <text:span text:style-name="T7"><text:span text:style-name="T1">et</text:span></text:span> <text:span text:style-name="T7">uiginti</text:span> <text:span text:style-name="T7"><text:span text:style-name="T1">et</text:span></text:span> <text:span text:style-name="T7">octo</text:span> <text:span text:style-name="T7">dies</text:span> <text:span text:style-name="T7">p<text:span text:style-name="T1">er</text:span></text:span> <text:span text:style-name="T7">desertu<text:span text:style-name="T1">m</text:span></text:span> <text:span text:style-name="T7"/><text:span text:style-name="T7">iter</text:span> <text:span text:style-name="T7">fecim<text:span text:style-name="T1">us</text:span></text:span> <text:span text:style-name="T7"><text:span text:style-name="T1">et</text:span></text:span> <text:span text:style-name="T7">cib<text:span text:style-name="T1">us</text:span></text:span><text:span text:style-name="T7"> | </text:span><text:span text:style-name="T7">defuit</text:span> <text:span text:style-name="T7">illis</text:span><text:span text:style-name="T7">·</text:span> <text:span text:style-name="T7"><text:span text:style-name="T1">et</text:span></text:span> <text:span text:style-name="T7">famis</text:span> <text:span text:style-name="T7">inualuit</text:span> <text:span text:style-name="T7">sup<text:span text:style-name="T1">er</text:span></text:span> <text:span text:style-name="T7">eos</text:span><text:span text:style-name="T7">.</text:span> <text:span text:style-name="T7"/><text:span text:style-name="T7"><text:span text:style-name="T3">E</text:span>t</text:span> <text:span text:style-name="T7">alia</text:span> <text:span text:style-name="T7">die</text:span> <text:span text:style-name="T7">cepit</text:span> <text:span text:style-name="T7">guberna</text:span><text:span text:style-name="T7">|</text:span><text:span text:style-name="T7">tor</text:span> <text:span text:style-name="T7">mihi</text:span> <text:span text:style-name="T7">dicere</text:span><text:span text:style-name="T7">·</text:span> <text:span text:style-name="T7"><text:span text:style-name="T3">Q</text:span>uid</text:span> <text:span text:style-name="T7">est</text:span> <text:span text:style-name="T7">chr<text:span text:style-name="T1">ist</text:span>iane</text:span><text:span text:style-name="T7">?</text:span> <text:span text:style-name="T7">tu</text:span> <text:span text:style-name="T7"/><text:span text:style-name="T7">dicis</text:span> <text:span text:style-name="T7">d<text:span text:style-name="T1">eu</text:span>s</text:span> <text:span text:style-name="T7">tuus</text:span> <text:span text:style-name="T7">magnus</text:span><text:span text:style-name="T7"> | </text:span><text:span text:style-name="T7"><text:span text:style-name="T1">et</text:span></text:span> <text:span text:style-name="T7">om<text:span text:style-name="T1">n</text:span>ipotens</text:span> <text:span text:style-name="T7">est</text:span><text:span text:style-name="T7">·</text:span> <text:span text:style-name="T7"><text:span text:style-name="T3">Q</text:span>uare</text:span> <text:span text:style-name="T7">ergo</text:span> <text:span text:style-name="T7">non</text:span> <text:span text:style-name="T7">potes</text:span> <text:span text:style-name="T7"/><text:span text:style-name="T7">p<text:span text:style-name="T1">ro</text:span></text:span> <text:span text:style-name="T7">nobis</text:span> <text:span text:style-name="T7">quia</text:span> <text:span text:style-name="T7">nos</text:span> <text:span text:style-name="T7">a</text:span> <text:span text:style-name="T7">fame</text:span><text:span text:style-name="T7"> | </text:span><text:span text:style-name="T7">periclitamur</text:span><text:span text:style-name="T7">·</text:span> <text:span text:style-name="T7"><text:span text:style-name="T3">D</text:span>ifficile</text:span> <text:span text:style-name="T7"/><text:span text:style-name="T7">eni<text:span text:style-name="T1">m</text:span></text:span> <text:span text:style-name="T7">ut</text:span> <text:span text:style-name="T7">alique<text:span text:style-name="T1">m</text:span></text:span> <text:span text:style-name="T7">homine<text:span text:style-name="T1">m</text:span></text:span> <text:span text:style-name="T7">umqua<text:span text:style-name="T1">m</text:span></text:span> <text:span text:style-name="T7">uideam<text:span text:style-name="T1">us</text:span></text:span><text:span text:style-name="T7">·</text:span><text:span text:style-name="T7"> | </text:span><text:span text:style-name="T7"><text:span text:style-name="T3">E</text:span>go</text:span> <text:span text:style-name="T7">eni<text:span text:style-name="T1">m</text:span></text:span> <text:span text:style-name="T7">uero</text:span> <text:span text:style-name="T7">euident<text:span text:style-name="T1">er</text:span></text:span> <text:span text:style-name="T7"/><text:span text:style-name="T7">dixi</text:span> <text:span text:style-name="T7">illis</text:span> <text:span text:style-name="T7">conuertimini</text:span> <text:span text:style-name="T7">ex</text:span> <text:span text:style-name="T7">fide</text:span><text:span text:style-name="T7">·</text:span> <text:span text:style-name="T7"><text:span text:style-name="T1">et</text:span></text:span> <text:span text:style-name="T7">ex</text:span> <text:span text:style-name="T7">to</text:span><text:span text:style-name="T7">|</text:span><text:span text:style-name="T7">to</text:span> <text:span text:style-name="T7">corde</text:span> <text:span text:style-name="T7">ad</text:span> <text:span text:style-name="T7">d<text:span text:style-name="T1">omi</text:span>n<text:span text:style-name="T1">u</text:span>m</text:span> <text:span text:style-name="T7">d<text:span text:style-name="T1">eu</text:span>m</text:span> <text:span text:style-name="T7">meum</text:span><text:span text:style-name="T7">·</text:span> <text:span text:style-name="T7"/><text:span text:style-name="T7"/><text:span text:style-name="T7">quia</text:span> <text:span text:style-name="T7">nihil</text:span> <text:span text:style-name="T7">est</text:span> <text:span text:style-name="T7">illi</text:span> <text:span text:style-name="T7">inpossibile</text:span> <text:span text:style-name="T7"><text:span text:style-name="T1">et</text:span></text:span><text:span text:style-name="T7"> | </text:span><text:span text:style-name="T7">hodie</text:span> <text:span text:style-name="T7">cybum</text:span> <text:span text:style-name="T7">mittat</text:span> <text:span text:style-name="T7">[u]
                    ERROR
                ob<text:span text:style-name="T1">is</text:span></text:span> <text:span text:style-name="T7">in</text:span> <text:span text:style-name="T7"/><text:span text:style-name="T7">uiam</text:span> <text:span text:style-name="T7">u<text:span text:style-name="T1">est</text:span>ram</text:span> <text:span text:style-name="T7">usq<text:span text:style-name="T1">ue</text:span></text:span> <text:span text:style-name="T7">dum</text:span> <text:span text:style-name="T7">satiemini</text:span><text:span text:style-name="T7">·</text:span><text:span text:style-name="T7"> | </text:span><text:span text:style-name="T7">quia</text:span> <text:span text:style-name="T7">ubiq<text:span text:style-name="T1">ue</text:span></text:span> <text:span text:style-name="T7">habundat</text:span> <text:span text:style-name="T7">illi</text:span><text:span text:style-name="T7">.</text:span> <text:span text:style-name="T7"/><text:span text:style-name="T7"><text:span text:style-name="T3">A</text:span>diuuante</text:span> <text:span text:style-name="T7">d<text:span text:style-name="T1">e</text:span>o</text:span> <text:span text:style-name="T7">ita</text:span> <text:span text:style-name="T7">factum</text:span> <text:span text:style-name="T7">est</text:span><text:span text:style-name="T7">·</text:span> <text:span text:style-name="T7"><text:span text:style-name="T3">E</text:span>t</text:span><text:span text:style-name="T7"> | </text:span><text:span text:style-name="T7">ecce</text:span> <text:span text:style-name="T7">grex</text:span> <text:span text:style-name="T7">porco<text:span text:style-name="T1">rum</text:span></text:span> <text:span text:style-name="T7">in</text:span> <text:span text:style-name="T7">uia</text:span> <text:span text:style-name="T7"/><text:span text:style-name="T7">ante</text:span> <text:span text:style-name="T7">oculos</text:span> <text:span text:style-name="T7">n<text:span text:style-name="T1">ost</text:span>ros</text:span> <text:span text:style-name="T7"><text:span text:style-name="T1">et</text:span></text:span> <text:span text:style-name="T7">multos</text:span> <text:span text:style-name="T7">ex</text:span> <text:span text:style-name="T7">illis</text:span><text:span text:style-name="T7"> | </text:span><text:span text:style-name="T7">interfecerunt</text:span> <text:span text:style-name="T7"><text:span text:style-name="T1">et</text:span></text:span> <text:span text:style-name="T7">ibi</text:span> <text:span text:style-name="T7"/><text:span text:style-name="T7">duas</text:span> <text:span text:style-name="T7">noctes</text:span> <text:span text:style-name="T7">manserunt</text:span><text:span text:style-name="T7">·</text:span> <text:span text:style-name="T7"><text:span text:style-name="T3">E</text:span>t</text:span> <text:span text:style-name="T7">bene</text:span> <text:span text:style-name="T7">refecti</text:span><text:span text:style-name="T7"> | </text:span><text:span text:style-name="T7"><text:span text:style-name="T1">et</text:span></text:span> <text:span text:style-name="T7">carnes</text:span> <text:span text:style-name="T7">eorum</text:span> <text:span text:style-name="T7">releuati</text:span> <text:span text:style-name="T7"/><text:span text:style-name="T7">sunt</text:span> <text:span text:style-name="T7">quia</text:span> <text:span text:style-name="T7">multi</text:span> <text:span text:style-name="T7">ex</text:span> <text:span text:style-name="T7">illis</text:span> <text:span text:style-name="T7">defecer<text:span text:style-name="T1">unt</text:span></text:span><text:span text:style-name="T7"> | </text:span><text:span text:style-name="T7"><text:span text:style-name="T1">et</text:span></text:span> <text:span text:style-name="T7">secus</text:span> <text:span text:style-name="T7">uiam</text:span> <text:span text:style-name="T7">semiuiui</text:span> <text:span text:style-name="T7">derelicti</text:span> <text:span text:style-name="T7">sunt</text:span><text:span text:style-name="T7">·</text:span> <text:span text:style-name="T7"/><text:span text:style-name="T7"><text:span text:style-name="T3">E</text:span>t</text:span> <text:span text:style-name="T7">post</text:span> <text:span text:style-name="T7">hoc</text:span> <text:span text:style-name="T7">summas</text:span> <text:span text:style-name="T7">gr<text:span text:style-name="T1">ati</text:span>as</text:span><text:span text:style-name="T7"> | </text:span><text:span text:style-name="T7">egerunt</text:span> <text:span text:style-name="T7">d<text:span text:style-name="T1">e</text:span>o</text:span><text:span text:style-name="T7">·</text:span> <text:span text:style-name="T7"><text:span text:style-name="T1">et</text:span></text:span> <text:span text:style-name="T7">ego</text:span> <text:span text:style-name="T7">honorificatus</text:span> <text:span text:style-name="T7"/><text:span text:style-name="T7">sum</text:span> <text:span text:style-name="T7">sub</text:span> <text:span text:style-name="T7">oculis</text:span> <text:span text:style-name="T7">eorum</text:span><text:span text:style-name="T7">·</text:span> <text:span text:style-name="T7"><text:span text:style-name="T1">et</text:span></text:span><text:span text:style-name="T7"> | </text:span><text:span text:style-name="T7">ex</text:span> <text:span text:style-name="T7">hac</text:span> <text:span text:style-name="T7">die</text:span> <text:span text:style-name="T7">habundant<text:span text:style-name="T1">er</text:span></text:span> <text:span text:style-name="T7">cybum</text:span> <text:span text:style-name="T7">habuerunt</text:span><text:span text:style-name="T7">·</text:span> <text:span text:style-name="T7"/><text:span text:style-name="T7"><text:span text:style-name="T3">E</text:span>tiam</text:span> <text:span text:style-name="T7">semel</text:span> <text:span text:style-name="T7">silues</text:span><text:span text:style-name="T7">|</text:span><text:span text:style-name="T7">trum</text:span> <text:span text:style-name="T7">inuener<text:span text:style-name="T1">unt</text:span></text:span> <text:span text:style-name="T7"><text:span text:style-name="T1">et</text:span></text:span> <text:span text:style-name="T7">mihi</text:span> <text:span text:style-name="T7">partem</text:span> <text:span text:style-name="T7">optuler<text:span text:style-name="T1">unt</text:span></text:span><text:span text:style-name="T7">·</text:span> <text:span text:style-name="T7"><text:span text:style-name="T1">et</text:span></text:span> <text:span text:style-name="T7">unus</text:span> <text:span text:style-name="T7"/><text:span text:style-name="T7">ex</text:span> <text:span text:style-name="T7">illis</text:span> <text:span text:style-name="T7">dix<text:span text:style-name="T1">it</text:span></text:span><text:span text:style-name="T7">·</text:span><text:span text:style-name="T7"> | </text:span><text:span text:style-name="T7">hoc</text:span> <text:span text:style-name="T7">immolatum</text:span> <text:span text:style-name="T7">est</text:span><text:span text:style-name="T7">·</text:span> <text:span text:style-name="T7"><text:span text:style-name="T3">D</text:span><text:span text:style-name="T1">e</text:span>o</text:span> <text:span text:style-name="T7">gra<text:span text:style-name="T1">tia</text:span>s</text:span> <text:span text:style-name="T7">nihil</text:span> <text:span text:style-name="T7">exinde</text:span> <text:span text:style-name="T7"/><text:span text:style-name="T7">gustaui</text:span><text:span text:style-name="T7">·</text:span> <text:span text:style-name="T7"/></text:p>
      <text:p>20. <text:span text:style-name="T7"/><text:span text:style-name="T7"><text:span text:style-name="T3">E</text:span>adem</text:span><text:span text:style-name="T7"> | </text:span><text:span text:style-name="T7">uero</text:span> <text:span text:style-name="T7">nocte</text:span> <text:span text:style-name="T7">eram</text:span> <text:span text:style-name="T7">dormiens</text:span><text:span text:style-name="T7">·</text:span> <text:span text:style-name="T7"><text:span text:style-name="T1">et</text:span></text:span> <text:span text:style-name="T7">fortit<text:span text:style-name="T1">er</text:span></text:span> <text:span text:style-name="T7">temptauit</text:span> <text:span text:style-name="T7">me</text:span> <text:span text:style-name="T7"/><text:span text:style-name="T7">satanas</text:span><text:span text:style-name="T7">(75v)</text:span><text:span text:style-name="T7"/><text:span text:style-name="T7"> | </text:span><text:span text:style-name="T7">q<text:span text:style-name="T1">uo</text:span>d</text:span> <text:span text:style-name="T7">memor</text:span> <text:span text:style-name="T7">ero</text:span> <text:span text:style-name="T7">quamdiu</text:span> <text:span text:style-name="T7">fuero</text:span> <text:span text:style-name="T7">in</text:span> <text:span text:style-name="T7">hoc</text:span> <text:span text:style-name="T7">corpore</text:span><text:span text:style-name="T7">·</text:span> <text:span text:style-name="T7"><text:span text:style-name="T3">E</text:span>t</text:span> <text:span text:style-name="T7">cecidit</text:span> <text:span text:style-name="T7"/><text:span text:style-name="T7">sup<text:span text:style-name="T1">er</text:span></text:span><text:span text:style-name="T7"> | </text:span><text:span text:style-name="T7">me</text:span> <text:span text:style-name="T7">ueluti</text:span> <text:span text:style-name="T7">saxa</text:span> <text:span text:style-name="T7">ingentia</text:span> <text:span text:style-name="T7"><text:span text:style-name="T1">et</text:span></text:span> <text:span text:style-name="T7">nihil</text:span> <text:span text:style-name="T7">membroru<text:span text:style-name="T1">m</text:span></text:span> <text:span text:style-name="T7">meoru<text:span text:style-name="T1">m</text:span></text:span> <text:span text:style-name="T7"> p<text:span text:style-name="T1">rae</text:span>ualui</text:span><text:span text:style-name="T7">·</text:span><text:span text:style-name="T7"> | </text:span><text:span text:style-name="T7"><text:span text:style-name="T3">S</text:span>ed</text:span> <text:span text:style-name="T7">unde</text:span> <text:span text:style-name="T7">me</text:span> <text:span text:style-name="T7">uenit</text:span> <text:span text:style-name="T7">ignarum</text:span> <text:span text:style-name="T7">in</text:span> <text:span text:style-name="T7">sp<text:span text:style-name="T1">irit</text:span>u</text:span> <text:span text:style-name="T7">heliam</text:span> <text:span text:style-name="T7">uocare</text:span><text:span text:style-name="T7">·</text:span> <text:span text:style-name="T7"/><text:span text:style-name="T7"><text:span text:style-name="T3">E</text:span>t</text:span> <text:span text:style-name="T7">int<text:span text:style-name="T1">er</text:span></text:span> <text:span text:style-name="T7">hec</text:span><text:span text:style-name="T7"> | </text:span><text:span text:style-name="T7">uidi</text:span> <text:span text:style-name="T7">in</text:span> <text:span text:style-name="T7">celo</text:span> <text:span text:style-name="T7">solem</text:span> <text:span text:style-name="T7">orire</text:span> <text:span text:style-name="T7"><text:span text:style-name="T1">et</text:span></text:span> <text:span text:style-name="T7">dum</text:span> <text:span text:style-name="T7">clamabam</text:span> <text:span text:style-name="T7">heliam</text:span> <text:span text:style-name="T7"/><text:span text:style-name="T7">uirib<text:span text:style-name="T1">us</text:span></text:span> <text:span text:style-name="T7">meis</text:span><text:span text:style-name="T7"> | </text:span><text:span text:style-name="T7"><text:span text:style-name="T3">E</text:span>t</text:span> <text:span text:style-name="T7">ecce</text:span> <text:span text:style-name="T7">splendor</text:span> <text:span text:style-name="T7">solis</text:span> <text:span text:style-name="T7">cecidit</text:span> <text:span text:style-name="T7">sup<text:span text:style-name="T1">er</text:span></text:span> <text:span text:style-name="T7">me</text:span><text:span text:style-name="T7">·</text:span> <text:span text:style-name="T7"><text:span text:style-name="T1">et</text:span></text:span> <text:span text:style-name="T7"/><text:span text:style-name="T7">statim</text:span> <text:span text:style-name="T7">discussit</text:span> <text:span text:style-name="T7">a</text:span> <text:span text:style-name="T7">me</text:span><text:span text:style-name="T7"> | </text:span><text:span text:style-name="T7">omnem</text:span> <text:span text:style-name="T7">grauitudinem</text:span> <text:span text:style-name="T7"><text:span text:style-name="T1">et</text:span></text:span> <text:span text:style-name="T7">credo</text:span> <text:span text:style-name="T7">q<text:span text:style-name="T1">uo</text:span>d</text:span> <text:span text:style-name="T7">a</text:span> <text:span text:style-name="T7"/><text:span text:style-name="T7">chr<text:span text:style-name="T1">ist</text:span>o</text:span> <text:span text:style-name="T7">d<text:span text:style-name="T1">omi</text:span>no</text:span> <text:span text:style-name="T7">meo</text:span> <text:span text:style-name="T7">subuent<text:span text:style-name="T1">us</text:span></text:span><text:span text:style-name="T7"> | </text:span><text:span text:style-name="T7">sum</text:span> <text:span text:style-name="T7"><text:span text:style-name="T1">et</text:span></text:span> <text:span text:style-name="T7">sp<text:span text:style-name="T1">iritu</text:span>s</text:span> <text:span text:style-name="T7">eius</text:span> <text:span text:style-name="T7">iam</text:span> <text:span text:style-name="T7">tunc</text:span> <text:span text:style-name="T7"/><text:span text:style-name="T7">clamauit</text:span> <text:span text:style-name="T7">p<text:span text:style-name="T1">ro</text:span></text:span> <text:span text:style-name="T7">me</text:span> <text:span text:style-name="T7"><text:span text:style-name="T1">et</text:span></text:span> <text:span text:style-name="T7">spero</text:span> <text:span text:style-name="T7">q<text:span text:style-name="T1">uo</text:span>d</text:span> <text:span text:style-name="T7">sic</text:span> <text:span text:style-name="T7">erit</text:span> <text:span text:style-name="T7">in</text:span><text:span text:style-name="T7"> | </text:span><text:span text:style-name="T7">die</text:span> <text:span text:style-name="T7">pressure</text:span> <text:span text:style-name="T7">meae</text:span> <text:span text:style-name="T7"/><text:span text:style-name="T7">sicut</text:span> <text:span text:style-name="T7">in</text:span> <text:span text:style-name="T7">euuang<text:span text:style-name="T1">e</text:span>lio</text:span> <text:span text:style-name="T7">inquid</text:span><text:span text:style-name="T7">·</text:span> <text:span text:style-name="T7">in</text:span> <text:span text:style-name="T7">illa</text:span> <text:span text:style-name="T7">die</text:span> <text:span text:style-name="T7">d<text:span text:style-name="T1">omi</text:span>n<text:span text:style-name="T1">u</text:span>s</text:span> <text:span text:style-name="T7">tes</text:span><text:span text:style-name="T7">|</text:span><text:span text:style-name="T7">tatur</text:span><text:span text:style-name="T7">·</text:span> <text:span text:style-name="T7"><text:span text:style-name="T3">N</text:span>on</text:span> <text:span text:style-name="T7"/><text:span text:style-name="T7"/><text:span text:style-name="T7">uos</text:span> <text:span text:style-name="T7">estis</text:span> <text:span text:style-name="T7">qui</text:span> <text:span text:style-name="T7">loquimini</text:span> <text:span text:style-name="T7">sed</text:span> <text:span text:style-name="T7">sp<text:span text:style-name="T1">iritu</text:span>s</text:span> <text:span text:style-name="T7">patris</text:span> <text:span text:style-name="T7">u<text:span text:style-name="T1">est</text:span>ri</text:span> <text:span text:style-name="T7">qui</text:span> <text:span text:style-name="T7">loquit<text:span text:style-name="T1">ur</text:span></text:span><text:span text:style-name="T7"> | </text:span><text:span text:style-name="T7">in</text:span> <text:span text:style-name="T7"/><text:span text:style-name="T7">uobis</text:span><text:span text:style-name="T7">·</text:span> <text:span text:style-name="T7"/></text:p>
      <text:p>21. <text:span text:style-name="T7"/><text:span text:style-name="T7"><text:span text:style-name="T3">E</text:span>t</text:span> <text:span text:style-name="T7">iterum</text:span> <text:span text:style-name="T7">post</text:span> <text:span text:style-name="T7">annos</text:span> <text:span text:style-name="T7">multos</text:span> <text:span text:style-name="T7">adhuc</text:span> <text:span text:style-name="T7">capturam</text:span> <text:span text:style-name="T7">dedi</text:span><text:span text:style-name="T7"> | </text:span><text:span text:style-name="T7"><text:span text:style-name="T3">E</text:span>a</text:span> <text:span text:style-name="T7"/><text:span text:style-name="T7">nocte</text:span> <text:span text:style-name="T7">prima</text:span> <text:span text:style-name="T7">itaq<text:span text:style-name="T1">ue</text:span></text:span> <text:span text:style-name="T7">mansi</text:span> <text:span text:style-name="T7">cum</text:span> <text:span text:style-name="T7">illis</text:span><text:span text:style-name="T7">·</text:span> <text:span text:style-name="T7"><text:span text:style-name="T3">R</text:span>esponsum</text:span> <text:span text:style-name="T7">aute<text:span text:style-name="T1">m</text:span></text:span> <text:span text:style-name="T7">diuinu<text:span text:style-name="T1">m</text:span></text:span><text:span text:style-name="T7"> | </text:span><text:span text:style-name="T7"/><text:span text:style-name="T7">audiui</text:span> <text:span text:style-name="T7">dicentem</text:span> <text:span text:style-name="T7">mihi</text:span><text:span text:style-name="T7">·</text:span> <text:span text:style-name="T7"><text:span text:style-name="T3">D</text:span>uos</text:span> <text:span text:style-name="T7">menses</text:span> <text:span text:style-name="T7">eris</text:span> <text:span text:style-name="T7">cum</text:span> <text:span text:style-name="T7">illis</text:span> <text:span text:style-name="T7">q<text:span text:style-name="T1">uo</text:span>d</text:span> <text:span text:style-name="T7"/><text:span text:style-name="T7">ita</text:span> <text:span text:style-name="T7">fac</text:span><text:span text:style-name="T7">|</text:span><text:span text:style-name="T7">tum</text:span> <text:span text:style-name="T7">est</text:span> <text:span text:style-name="T7">nocte</text:span> <text:span text:style-name="T7">illa</text:span> <text:span text:style-name="T7">sexagesimo</text:span> <text:span text:style-name="T7">die</text:span> <text:span text:style-name="T7">liberauit</text:span> <text:span text:style-name="T7">me</text:span> <text:span text:style-name="T7">d<text:span text:style-name="T1">omi</text:span>n<text:span text:style-name="T1">u</text:span>s</text:span> <text:span text:style-name="T7">de</text:span> <text:span text:style-name="T7"/><text:span text:style-name="T7">mani</text:span><text:span text:style-name="T7">|</text:span><text:span text:style-name="T7">bus</text:span> <text:span text:style-name="T7">illorum</text:span><text:span text:style-name="T7">·</text:span> <text:span text:style-name="T7"/></text:p>
      <text:p>22. <text:span text:style-name="T7"/><text:span text:style-name="T7"><text:span text:style-name="T3">E</text:span>t</text:span> <text:span text:style-name="T7">ecce</text:span> <text:span text:style-name="T7">in</text:span> <text:span text:style-name="T7">itinere</text:span> <text:span text:style-name="T7">p<text:span text:style-name="T1">rae</text:span>uidit</text:span> <text:span text:style-name="T7">nob<text:span text:style-name="T1">is</text:span></text:span> <text:span text:style-name="T7">cybum</text:span> <text:span text:style-name="T7"><text:span text:style-name="T1">et</text:span></text:span> <text:span text:style-name="T7">ignem</text:span><text:span text:style-name="T7"> | </text:span><text:span text:style-name="T7"><text:span text:style-name="T1">et</text:span></text:span> <text:span text:style-name="T7">siccitatem</text:span> <text:span text:style-name="T7"/><text:span text:style-name="T7">cotidie</text:span> <text:span text:style-name="T7">donec</text:span> <text:span text:style-name="T7">xiiii</text:span><text:span text:style-name="T7">·</text:span> <text:span text:style-name="T7">die</text:span> <text:span text:style-name="T7">p<text:span text:style-name="T1">er</text:span>uenimus</text:span> <text:span text:style-name="T7">homines</text:span><text:span text:style-name="T7"> | </text:span><text:span text:style-name="T7">sicut</text:span> <text:span text:style-name="T7">superius</text:span> <text:span text:style-name="T7"/><text:span text:style-name="T7">insinuaui</text:span><text:span text:style-name="T7">·</text:span> <text:span text:style-name="T7">xx</text:span> <text:span text:style-name="T7"><text:span text:style-name="T1">et</text:span></text:span> <text:span text:style-name="T7">uiii</text:span> <text:span text:style-name="T7">dies</text:span> <text:span text:style-name="T7">p<text:span text:style-name="T1">er</text:span></text:span> <text:span text:style-name="T7">desertu<text:span text:style-name="T1">m</text:span></text:span> <text:span text:style-name="T7">it<text:span text:style-name="T1">er</text:span></text:span> <text:span text:style-name="T7">feci</text:span><text:span text:style-name="T7">|</text:span><text:span text:style-name="T7">mus</text:span> <text:span text:style-name="T7"><text:span text:style-name="T1">et</text:span></text:span> <text:span text:style-name="T7">ea</text:span> <text:span text:style-name="T7">nocte</text:span> <text:span text:style-name="T7">qua</text:span> <text:span text:style-name="T7"/><text:span text:style-name="T7">p<text:span text:style-name="T1">er</text:span>uenimus</text:span> <text:span text:style-name="T7">homines</text:span> <text:span text:style-name="T7">de</text:span> <text:span text:style-name="T7">cybo</text:span> <text:span text:style-name="T7">uero</text:span> <text:span text:style-name="T7">ni</text:span><text:span text:style-name="T7">|</text:span><text:span text:style-name="T7">hil</text:span> <text:span text:style-name="T7">habuimus</text:span><text:span text:style-name="T7">·</text:span> <text:span text:style-name="T7"/></text:p>
      <text:p>23. <text:span text:style-name="T7"/><text:span text:style-name="T7"><text:span text:style-name="T3">E</text:span>t</text:span> <text:span text:style-name="T7">iterum</text:span> <text:span text:style-name="T7">post</text:span> <text:span text:style-name="T7">paucos</text:span> <text:span text:style-name="T7">annos</text:span> <text:span text:style-name="T7">in</text:span> <text:span text:style-name="T7">brictanniis</text:span><text:span text:style-name="T7"> | </text:span><text:span text:style-name="T7">eram</text:span> <text:span text:style-name="T7">cum</text:span> <text:span text:style-name="T7"/><text:span text:style-name="T7">parentibus</text:span> <text:span text:style-name="T7">meis</text:span> <text:span text:style-name="T7">qui</text:span> <text:span text:style-name="T7">me</text:span> <text:span text:style-name="T7">ut</text:span> <text:span text:style-name="T7">filium</text:span> <text:span text:style-name="T7">susceperunt</text:span><text:span text:style-name="T7"> | </text:span><text:span text:style-name="T7"><text:span text:style-name="T1">et</text:span></text:span> <text:span text:style-name="T7">ex</text:span> <text:span text:style-name="T7">fide</text:span> <text:span text:style-name="T7">rogauer<text:span text:style-name="T1">unt</text:span></text:span> <text:span text:style-name="T7">me</text:span> <text:span text:style-name="T7">ut</text:span> <text:span text:style-name="T7"/><text:span text:style-name="T7">u<text:span text:style-name="T1">e</text:span>l</text:span> <text:span text:style-name="T7">modo</text:span> <text:span text:style-name="T7">me</text:span> <text:span text:style-name="T7">post</text:span> <text:span text:style-name="T7">tantas</text:span> <text:span text:style-name="T7">tribula</text:span><text:span text:style-name="T7">|</text:span><text:span text:style-name="T7">tiones</text:span> <text:span text:style-name="T7">quas</text:span> <text:span text:style-name="T7">ego</text:span> <text:span text:style-name="T7">p<text:span text:style-name="T1">er</text:span>tuli</text:span> <text:span text:style-name="T7">numquam</text:span> <text:span text:style-name="T7">ab</text:span> <text:span text:style-name="T7"/><text:span text:style-name="T7">illis</text:span> <text:span text:style-name="T7">discederem</text:span><text:span text:style-name="T7">·</text:span> <text:span text:style-name="T7"/><text:span text:style-name="T7"><text:span text:style-name="T3">E</text:span>t</text:span><text:span text:style-name="T7"> | </text:span><text:span text:style-name="T7">ibi</text:span> <text:span text:style-name="T7">scilic<text:span text:style-name="T1">et</text:span></text:span> <text:span text:style-name="T7">uidi</text:span> <text:span text:style-name="T7">in</text:span> <text:span text:style-name="T7">uisu</text:span> <text:span text:style-name="T7">nocte</text:span> <text:span text:style-name="T7">uirum</text:span> <text:span text:style-name="T7">uenientem</text:span> <text:span text:style-name="T7">quasi</text:span> <text:span text:style-name="T7">de</text:span><text:span text:style-name="T7">(76r)</text:span><text:span text:style-name="T7"/><text:span text:style-name="T7"> | </text:span><text:span text:style-name="T7"/><text:span text:style-name="T7">hiberione</text:span> <text:span text:style-name="T7">uictoricius<text:note text:id="ftn1" text:note-class="footnote"><text:note-citation>0</text:note-citation><text:note-body><text:p text:style-name="Footnote">Freeman transcribes this
                                word as 'uictori cuis', Bieler as
                                'uictoricius'</text:p></text:note-body></text:note></text:span> <text:span text:style-name="T7">nomen</text:span> <text:span text:style-name="T7">cum</text:span> <text:span text:style-name="T7">ep<text:span text:style-name="T1">isto</text:span>lis</text:span> <text:span text:style-name="T7">innumerabilibus</text:span> <text:span text:style-name="T7"/><text:span text:style-name="T7">oc</text:span><text:span text:style-name="T7">|</text:span><text:span text:style-name="T7">cidit</text:span> <text:span text:style-name="T7">mihi</text:span><text:span text:style-name="T7">·</text:span> <text:span text:style-name="T7">unam</text:span> <text:span text:style-name="T7">ex</text:span> <text:span text:style-name="T7">illis</text:span> <text:span text:style-name="T7"><text:span text:style-name="T1">et</text:span></text:span> <text:span text:style-name="T7">legi</text:span><text:span text:style-name="T7">·</text:span> <text:span text:style-name="T7"><text:span text:style-name="T3">P</text:span>rincipium</text:span> <text:span text:style-name="T7">ep<text:span text:style-name="T1">isto</text:span>le</text:span> <text:span text:style-name="T7"/><text:span text:style-name="T7">cortinentem</text:span><text:span text:style-name="T7"> | </text:span><text:span text:style-name="T7">uox</text:span> <text:span text:style-name="T7">hiberionacum</text:span> <text:span text:style-name="T7"><text:span text:style-name="T1">et</text:span></text:span> <text:span text:style-name="T7">tunc</text:span> <text:span text:style-name="T7">recitaba<text:span text:style-name="T1">m</text:span></text:span> <text:span text:style-name="T7">principium</text:span> <text:span text:style-name="T7">ep<text:span text:style-name="T1">isto</text:span>le</text:span> <text:span text:style-name="T7"/><text:span text:style-name="T7">putabam</text:span><text:span text:style-name="T7">·</text:span><text:span text:style-name="T7"> | </text:span><text:span text:style-name="T7">ipso</text:span> <text:span text:style-name="T7">momente</text:span> <text:span text:style-name="T7">audiui</text:span> <text:span text:style-name="T7">uocem</text:span> <text:span text:style-name="T7">ipsorum</text:span> <text:span text:style-name="T7">qui</text:span> <text:span text:style-name="T7">erant</text:span> <text:span text:style-name="T7">iuxta</text:span> <text:span text:style-name="T7"/><text:span text:style-name="T7">silua<text:span text:style-name="T1">m</text:span></text:span><text:span text:style-name="T7"> | </text:span><text:span text:style-name="T7">uirgulti</text:span> <text:span text:style-name="T7">uelutique</text:span> <text:span text:style-name="T7">q<text:span text:style-name="T1">uae</text:span><text:note text:id="ftn1" text:note-class="footnote"><text:note-citation>0</text:note-citation><text:note-body><text:p text:style-name="Footnote">Freeman suggests to resolve this
                                abbreviation to 'qui', Bieler to
                            'quae'</text:p></text:note-body></text:note></text:span> <text:span text:style-name="T7">est</text:span> <text:span text:style-name="T7">p<text:span text:style-name="T1">ro</text:span>pe</text:span> <text:span text:style-name="T7">mare</text:span> <text:span text:style-name="T7">occidentem</text:span> <text:span text:style-name="T7"><text:span text:style-name="T1">et</text:span></text:span> <text:span text:style-name="T7">sic</text:span> <text:span text:style-name="T7">excla</text:span><text:span text:style-name="T7">|</text:span><text:span text:style-name="T7">mauerunt</text:span> <text:span text:style-name="T7"/><text:span text:style-name="T7">quasi</text:span> <text:span text:style-name="T7">ex</text:span> <text:span text:style-name="T7">uno</text:span> <text:span text:style-name="T7">hore</text:span><text:span text:style-name="T7">·</text:span> <text:span text:style-name="T7"><text:span text:style-name="T3">R</text:span>ogamus</text:span> <text:span text:style-name="T7">te</text:span> <text:span text:style-name="T7">s<text:span text:style-name="T1">an</text:span>c<text:span text:style-name="T1">tu</text:span>m</text:span> <text:span text:style-name="T7">pueru<text:span text:style-name="T1">m</text:span></text:span> <text:span text:style-name="T7">ut</text:span> <text:span text:style-name="T7">ue</text:span><text:span text:style-name="T7">|</text:span><text:span text:style-name="T7">nias</text:span> <text:span text:style-name="T7"><text:span text:style-name="T1">et</text:span></text:span> <text:span text:style-name="T7">adhuc</text:span> <text:span text:style-name="T7"/><text:span text:style-name="T7">ambules</text:span> <text:span text:style-name="T7">inter</text:span> <text:span text:style-name="T7">nos</text:span> <text:span text:style-name="T7"/><text:span text:style-name="T7"/><text:span text:style-name="T7"><text:span text:style-name="T1">et</text:span></text:span> <text:span text:style-name="T7">ualde</text:span> <text:span text:style-name="T7">compunctus</text:span> <text:span text:style-name="T7">sum</text:span><text:span text:style-name="T7"> | </text:span><text:span text:style-name="T7">corde</text:span> <text:span text:style-name="T7"><text:span text:style-name="T1">et</text:span></text:span> <text:span text:style-name="T7">amplius</text:span> <text:span text:style-name="T7">non</text:span> <text:span text:style-name="T7">potui</text:span> <text:span text:style-name="T7">legere</text:span><text:span text:style-name="T7">·</text:span> <text:span text:style-name="T7"><text:span text:style-name="T3">E</text:span>t</text:span> <text:span text:style-name="T7">sic</text:span> <text:span text:style-name="T7"/><text:span text:style-name="T7">exp<text:span text:style-name="T1">er</text:span>gefactus</text:span> <text:span text:style-name="T7">sum</text:span><text:span text:style-name="T7"> | </text:span><text:span text:style-name="T7">d<text:span text:style-name="T1">e</text:span>o</text:span> <text:span text:style-name="T7">gra<text:span text:style-name="T1">tia</text:span>s</text:span> <text:span text:style-name="T7">quia</text:span> <text:span text:style-name="T7">po<text:span text:style-name="T1">st</text:span></text:span> <text:span text:style-name="T7">annos</text:span> <text:span text:style-name="T7">plurimos</text:span> <text:span text:style-name="T7">prest<text:span text:style-name="T1">et</text:span></text:span> <text:span text:style-name="T7">illis</text:span> <text:span text:style-name="T7"/><text:span text:style-name="T7">d<text:span text:style-name="T1">omi</text:span>n<text:span text:style-name="T1">u</text:span>s</text:span> <text:span text:style-name="T7">s<text:span text:style-name="T1">e</text:span>c<text:span text:style-name="T1">un</text:span>d<text:span text:style-name="T1">u</text:span>m</text:span> <text:span text:style-name="T7">clamo</text:span><text:span text:style-name="T7">|</text:span><text:span text:style-name="T7">rem</text:span> <text:span text:style-name="T7">eorum</text:span><text:span text:style-name="T7">.</text:span> <text:span text:style-name="T7"/></text:p>
      <text:p>24. <text:span text:style-name="T7"/><text:span text:style-name="T7"><text:span text:style-name="T3"><text:span text:style-name="T1">et</text:span></text:span></text:span> <text:span text:style-name="T7">alia</text:span> <text:span text:style-name="T7">nocte</text:span> <text:span text:style-name="T7">nescio</text:span> <text:span text:style-name="T7">d<text:span text:style-name="T1">eu</text:span>s</text:span> <text:span text:style-name="T7">scit</text:span><text:span text:style-name="T7">·</text:span> <text:span text:style-name="T7">utrum</text:span> <text:span text:style-name="T7">in</text:span> <text:span text:style-name="T7">me</text:span> <text:span text:style-name="T7">an</text:span> <text:span text:style-name="T7">iuxta</text:span><text:span text:style-name="T7"> | </text:span><text:span text:style-name="T7">me</text:span> <text:span text:style-name="T7"/><text:span text:style-name="T7">uerbis</text:span> <text:span text:style-name="T7">peritissimi</text:span> <text:span text:style-name="T7">quos</text:span> <text:span text:style-name="T7">ego</text:span> <text:span text:style-name="T7">audiui</text:span> <text:span text:style-name="T7"><text:span text:style-name="T1">et</text:span></text:span> <text:span text:style-name="T7">non</text:span> <text:span text:style-name="T7">potui</text:span> <text:span text:style-name="T7">intellige</text:span><text:span text:style-name="T7">|</text:span><text:span text:style-name="T7">re</text:span> <text:span text:style-name="T7">nisi</text:span> <text:span text:style-name="T7"/><text:span text:style-name="T7">ad</text:span> <text:span text:style-name="T7">posttremum</text:span> <text:span text:style-name="T7">orationis</text:span> <text:span text:style-name="T7">sic</text:span> <text:span text:style-name="T7">effitiatus</text:span> <text:span text:style-name="T7">est</text:span> <text:span text:style-name="T7">qui</text:span> <text:span text:style-name="T7">dedit</text:span><text:span text:style-name="T7"> | </text:span><text:span text:style-name="T7">p<text:span text:style-name="T1">ro</text:span></text:span> <text:span text:style-name="T7">te</text:span> <text:span text:style-name="T7"/><text:span text:style-name="T7">animam</text:span> <text:span text:style-name="T7">suam</text:span> <text:span text:style-name="T7"><text:span text:style-name="T1">et</text:span></text:span> <text:span text:style-name="T7">sic</text:span> <text:span text:style-name="T7">exp<text:span text:style-name="T1">er</text:span>gefactus</text:span> <text:span text:style-name="T7">sum</text:span> <text:span text:style-name="T7">gaudebundus</text:span><text:span text:style-name="T7"> | </text:span><text:span text:style-name="T7"/></text:p>
      <text:p>25. <text:span text:style-name="T7"/><text:span text:style-name="T7"><text:span text:style-name="T3">E</text:span>t</text:span> <text:span text:style-name="T7">iterum</text:span> <text:span text:style-name="T7">uidi</text:span> <text:span text:style-name="T7">in</text:span> <text:span text:style-name="T7">me</text:span> <text:span text:style-name="T7">ipsum</text:span> <text:span text:style-name="T7">orantem</text:span> <text:span text:style-name="T7"><text:span text:style-name="T1">et</text:span></text:span> <text:span text:style-name="T7">eram</text:span> <text:span text:style-name="T7">quasi</text:span> <text:span text:style-name="T7">intra</text:span><text:span text:style-name="T7"> | </text:span><text:span text:style-name="T7"/><text:span text:style-name="T7">corpus</text:span> <text:span text:style-name="T7">meum</text:span><text:span text:style-name="T7">·</text:span> <text:span text:style-name="T7"><text:span text:style-name="T3">E</text:span>t</text:span> <text:span text:style-name="T7">audiui</text:span> <text:span text:style-name="T7">sup<text:span text:style-name="T1">er</text:span></text:span> <text:span text:style-name="T7">me</text:span> <text:span text:style-name="T7">hoc</text:span> <text:span text:style-name="T7">est</text:span> <text:span text:style-name="T7">sup<text:span text:style-name="T1">er</text:span></text:span> <text:span text:style-name="T7">interiorem</text:span> <text:span text:style-name="T7">ho</text:span><text:span text:style-name="T7">|</text:span><text:span text:style-name="T7">minem</text:span> <text:span text:style-name="T7"/><text:span text:style-name="T7"><text:span text:style-name="T1">et</text:span></text:span> <text:span text:style-name="T7">ibi</text:span> <text:span text:style-name="T7">fortit<text:span text:style-name="T1">er</text:span></text:span> <text:span text:style-name="T7">orabat</text:span> <text:span text:style-name="T7">gemitibus</text:span><text:span text:style-name="T7">·</text:span> <text:span text:style-name="T7"><text:span text:style-name="T3">E</text:span>t</text:span> <text:span text:style-name="T7">int<text:span text:style-name="T1">er</text:span></text:span> <text:span text:style-name="T7">hec</text:span> <text:span text:style-name="T7">stupeba<text:span text:style-name="T1">m</text:span></text:span><text:span text:style-name="T7"> | </text:span><text:span text:style-name="T7"><text:span text:style-name="T1">et</text:span></text:span> <text:span text:style-name="T7">admirabar</text:span> <text:span text:style-name="T7"/><text:span text:style-name="T7"><text:span text:style-name="T1">et</text:span></text:span> <text:span text:style-name="T7">cogitabam</text:span> <text:span text:style-name="T7">quis</text:span> <text:span text:style-name="T7">ess<text:span text:style-name="T1">et</text:span></text:span> <text:span text:style-name="T7">qui </text:span><text:span text:style-name="T7">or<text:span text:style-name="T1">et</text:span></text:span> <text:span text:style-name="T7">in</text:span> <text:span text:style-name="T7">me</text:span> <text:span text:style-name="T7">sed</text:span><text:span text:style-name="T7"> | </text:span><text:span text:style-name="T7">posttremum</text:span> <text:span text:style-name="T7"/><text:span text:style-name="T7">orationis</text:span> <text:span text:style-name="T7">sic</text:span> <text:span text:style-name="T7">effitiatus</text:span> <text:span text:style-name="T7">est</text:span> <text:span text:style-name="T7">ut</text:span> <text:span text:style-name="T7">sit</text:span> <text:span text:style-name="T7">sp<text:span text:style-name="T1">iritu</text:span>s</text:span> <text:span text:style-name="T7"><text:span text:style-name="T1">et</text:span></text:span> <text:span text:style-name="T7">sic</text:span> <text:span text:style-name="T7">excep</text:span><text:span text:style-name="T7">|</text:span><text:span text:style-name="T7">tus</text:span> <text:span text:style-name="T7">sum</text:span> <text:span text:style-name="T7"><text:span text:style-name="T1">et</text:span></text:span> <text:span text:style-name="T7">sic</text:span> <text:span text:style-name="T7"/><text:span text:style-name="T7">recordatus</text:span> <text:span text:style-name="T7">sum</text:span> <text:span text:style-name="T7">ap<text:span text:style-name="T1">osto</text:span>lo</text:span> <text:span text:style-name="T7">dicente</text:span><text:span text:style-name="T7">·</text:span> <text:span text:style-name="T7"><text:span text:style-name="T3">S</text:span>p<text:span text:style-name="T1">iritu</text:span>s</text:span> <text:span text:style-name="T7">adiuuat</text:span> <text:span text:style-name="T7">in</text:span><text:span text:style-name="T7">|</text:span><text:span text:style-name="T7">firmitatem</text:span> <text:span text:style-name="T7">n<text:span text:style-name="T1">ost</text:span>ram</text:span> <text:span text:style-name="T7">orationis</text:span><text:span text:style-name="T7">·</text:span> <text:span text:style-name="T7"/><text:span text:style-name="T7"><text:span text:style-name="T3">N</text:span>am</text:span> <text:span text:style-name="T7">quid</text:span> <text:span text:style-name="T7">oremus</text:span> <text:span text:style-name="T7">sicut</text:span> <text:span text:style-name="T7">opor</text:span><text:span text:style-name="T7">|</text:span><text:span text:style-name="T7">t<text:span text:style-name="T1">et</text:span></text:span> <text:span text:style-name="T7">nescimus</text:span> <text:span text:style-name="T7">sed</text:span> <text:span text:style-name="T7">ipse</text:span> <text:span text:style-name="T7">sp<text:span text:style-name="T1">iritu</text:span>s</text:span> <text:span text:style-name="T7"/><text:span text:style-name="T7">postulat</text:span> <text:span text:style-name="T7">p<text:span text:style-name="T1">ro</text:span></text:span> <text:span text:style-name="T7">nobis</text:span> <text:span text:style-name="T7">gemitibus</text:span> <text:span text:style-name="T7">inenar</text:span><text:span text:style-name="T7">|</text:span><text:span text:style-name="T7">rabilibus</text:span> <text:span text:style-name="T7">qui</text:span> <text:span text:style-name="T7">uerbis</text:span> <text:span text:style-name="T7">exprimi</text:span> <text:span text:style-name="T7">non</text:span> <text:span text:style-name="T7"/><text:span text:style-name="T7">potest</text:span><text:span text:style-name="T7">·</text:span> <text:span text:style-name="T7"><text:span text:style-name="T3">E</text:span>t</text:span> <text:span text:style-name="T7">iteru<text:span text:style-name="T1">m</text:span></text:span> <text:span text:style-name="T7">d<text:span text:style-name="T1">omi</text:span>n<text:span text:style-name="T1">u</text:span>s</text:span> <text:span text:style-name="T7">aduocat<text:span text:style-name="T1">us</text:span></text:span> <text:span text:style-name="T7"><text:span text:style-name="T1">est</text:span></text:span><text:span text:style-name="T7">(76v)</text:span><text:span text:style-name="T7"/><text:span text:style-name="T7"> | </text:span><text:span text:style-name="T7">n<text:span text:style-name="T1">oste</text:span>r</text:span> <text:span text:style-name="T7">postulat</text:span> <text:span text:style-name="T7">p<text:span text:style-name="T1">ro</text:span></text:span> <text:span text:style-name="T7">nobis</text:span> <text:span text:style-name="T7"/></text:p>
      <text:p>26. <text:span text:style-name="T7"/><text:span text:style-name="T7"><text:span text:style-name="T1">et</text:span></text:span> <text:span text:style-name="T7">quando</text:span> <text:span text:style-name="T7">&lt;te&gt;mptatus<text:note text:id="ftn1" text:note-class="footnote"><text:note-citation>0</text:note-citation><text:note-body><text:p text:style-name="Footnote">Freeman:
                                    amptatus</text:p></text:note-body></text:note></text:span> <text:span text:style-name="T7">sum</text:span> <text:span text:style-name="T7">ab</text:span> <text:span text:style-name="T7">aliquantis</text:span> <text:span text:style-name="T7">se</text:span><text:span text:style-name="T7">|</text:span><text:span text:style-name="T7">niorib<text:span text:style-name="T1">us</text:span></text:span> <text:span text:style-name="T7">meis</text:span> <text:span text:style-name="T7">qui</text:span> <text:span text:style-name="T7"/><text:span text:style-name="T7">uener<text:span text:style-name="T1">unt</text:span></text:span> <text:span text:style-name="T7"><text:span text:style-name="T1">et</text:span></text:span> <text:span text:style-name="T7">peccata</text:span> <text:span text:style-name="T7">mea</text:span> <text:span text:style-name="T7">contra</text:span> <text:span text:style-name="T7">laboriosum</text:span> <text:span text:style-name="T7">epis</text:span><text:span text:style-name="T7">|</text:span><text:span text:style-name="T7">copato</text:span> <text:span text:style-name="T7">meo</text:span> <text:span text:style-name="T7"/><text:span text:style-name="T7">utiq<text:span text:style-name="T1">ue</text:span></text:span> <text:span text:style-name="T7">illo</text:span> <text:span text:style-name="T7">die</text:span> <text:span text:style-name="T7">fortiter</text:span> <text:span text:style-name="T7">inpulsus</text:span> <text:span text:style-name="T7">ut</text:span> <text:span text:style-name="T7">caderem</text:span><text:span text:style-name="T7">·</text:span> <text:span text:style-name="T7">hic</text:span> <text:span text:style-name="T7">in</text:span><text:span text:style-name="T7"> | </text:span><text:span text:style-name="T7">eternum</text:span> <text:span text:style-name="T7"/><text:span text:style-name="T7">sed</text:span> <text:span text:style-name="T7">d<text:span text:style-name="T1">omi</text:span>n<text:span text:style-name="T1">u</text:span>s</text:span> <text:span text:style-name="T7">pep<text:span text:style-name="T1">er</text:span>cit</text:span> <text:span text:style-name="T7">p<text:span text:style-name="T1">ro</text:span>selito</text:span> <text:span text:style-name="T7"><text:span text:style-name="T1">et</text:span></text:span> <text:span text:style-name="T7">peregrino</text:span> <text:span text:style-name="T7">p<text:span text:style-name="T1">ro</text:span>pt<text:span text:style-name="T1">er</text:span></text:span> <text:span text:style-name="T7">nom<text:span text:style-name="T1">en</text:span></text:span> <text:span text:style-name="T7">suum</text:span><text:span text:style-name="T7"> | </text:span><text:span text:style-name="T7">benigne</text:span> <text:span text:style-name="T7"/><text:span text:style-name="T7"><text:span text:style-name="T1">et</text:span></text:span> <text:span text:style-name="T7">ualde</text:span> <text:span text:style-name="T7">mihi</text:span> <text:span text:style-name="T7">subuenit</text:span> <text:span text:style-name="T7">in</text:span> <text:span text:style-name="T7">hac</text:span> <text:span text:style-name="T7">conculcatione</text:span> <text:span text:style-name="T7">q<text:span text:style-name="T1">uo</text:span>d</text:span> <text:span text:style-name="T7">in</text:span><text:span text:style-name="T7"> | </text:span><text:span text:style-name="T7">labe</text:span> <text:span text:style-name="T7"><text:span text:style-name="T1">et</text:span></text:span> <text:span text:style-name="T7">in</text:span> <text:span text:style-name="T7">obp<text:span text:style-name="T1">ro</text:span>prium</text:span> <text:span text:style-name="T7"/><text:span text:style-name="T7">non</text:span> <text:span text:style-name="T7">male</text:span> <text:span text:style-name="T7">deueni</text:span> <text:span text:style-name="T7">d<text:span text:style-name="T1">e</text:span>o</text:span> <text:span text:style-name="T7">oro</text:span> <text:span text:style-name="T7">ut</text:span> <text:span text:style-name="T7">non</text:span> <text:span text:style-name="T7">illis</text:span> <text:span text:style-name="T7">in</text:span><text:span text:style-name="T7"> | </text:span><text:span text:style-name="T7">peccatum</text:span> <text:span text:style-name="T7">reputetur</text:span> <text:span text:style-name="T7"/></text:p>
      <text:p>27. <text:span text:style-name="T7"/><text:span text:style-name="T7">occasionum</text:span><text:span text:style-name="T7">·</text:span> <text:span text:style-name="T7"><text:span text:style-name="T3">P</text:span>ost</text:span> <text:span text:style-name="T7">annos</text:span> <text:span text:style-name="T7">XXX
                    \ta/
                </text:span> <text:span text:style-name="T7">inuenerunt</text:span><text:span text:style-name="T7"> | </text:span><text:span text:style-name="T7">me</text:span> <text:span text:style-name="T7">aduersus</text:span> <text:span text:style-name="T7"/><text:span text:style-name="T7">uerbum</text:span> <text:span text:style-name="T7">q<text:span text:style-name="T1">uo</text:span>d</text:span> <text:span text:style-name="T7">confessus</text:span> <text:span text:style-name="T7">fueram</text:span> <text:span text:style-name="T7">ante</text:span> <text:span text:style-name="T7">q<text:span text:style-name="T1">uo</text:span>d</text:span> <text:span text:style-name="T7">essem</text:span><text:span text:style-name="T7"> | </text:span><text:span text:style-name="T7">diaconus</text:span> <text:span text:style-name="T7">p<text:span text:style-name="T1">ro</text:span>pt<text:span text:style-name="T1">er</text:span></text:span> <text:span text:style-name="T7"/><text:span text:style-name="T7"/><text:span text:style-name="T7">anxietatem</text:span> <text:span text:style-name="T7">mesto</text:span> <text:span text:style-name="T7">animo</text:span> <text:span text:style-name="T7">insinuaui</text:span> <text:span text:style-name="T7">amicissi</text:span><text:span text:style-name="T7">|</text:span><text:span text:style-name="T7">mo</text:span> <text:span text:style-name="T7">meo</text:span> <text:span text:style-name="T7">que</text:span> <text:span text:style-name="T7">in</text:span> <text:span text:style-name="T7">pueritia</text:span> <text:span text:style-name="T7"/><text:span text:style-name="T7">mea</text:span> <text:span text:style-name="T7">una</text:span> <text:span text:style-name="T7">die</text:span> <text:span text:style-name="T7">gesseram<text:note text:id="ftn1" text:note-class="footnote"><text:note-citation>0</text:note-citation><text:note-body><text:p text:style-name="Footnote">Freeman suggests the reading
                                'gesteram'</text:p></text:note-body></text:note></text:span><text:span text:style-name="T7">·</text:span> <text:span text:style-name="T7"><text:span text:style-name="T3">I</text:span>mmo</text:span> <text:span text:style-name="T7">in</text:span> <text:span text:style-name="T7">u</text:span><text:span text:style-name="T7">|</text:span><text:span text:style-name="T7">na</text:span> <text:span text:style-name="T7">hora</text:span> <text:span text:style-name="T7">quia</text:span> <text:span text:style-name="T7">necdum</text:span> <text:span text:style-name="T7">preualebam</text:span> <text:span text:style-name="T7"/><text:span text:style-name="T7">nescio</text:span> <text:span text:style-name="T7">d<text:span text:style-name="T1">eu</text:span>s</text:span> <text:span text:style-name="T7">scit</text:span><text:span text:style-name="T7">·</text:span> <text:span text:style-name="T7">si</text:span> <text:span text:style-name="T7">habebam</text:span><text:span text:style-name="T7"> | </text:span><text:span text:style-name="T7">tunc</text:span> <text:span text:style-name="T7">annos</text:span> <text:span text:style-name="T7">xu</text:span><text:span text:style-name="T7">·</text:span> <text:span text:style-name="T7"><text:span text:style-name="T1">et</text:span></text:span> <text:span text:style-name="T7">d<text:span text:style-name="T1">eu</text:span>m</text:span> <text:span text:style-name="T7">uiuum</text:span> <text:span text:style-name="T7"/><text:span text:style-name="T7">non</text:span> <text:span text:style-name="T7">credebam</text:span><text:span text:style-name="T7">·</text:span> <text:span text:style-name="T7">neq<text:span text:style-name="T1">ue</text:span></text:span> <text:span text:style-name="T7">ex</text:span> <text:span text:style-name="T7">infan</text:span><text:span text:style-name="T7">|</text:span><text:span text:style-name="T7">tia</text:span> <text:span text:style-name="T7">mea</text:span> <text:span text:style-name="T7">sed</text:span> <text:span text:style-name="T7">in</text:span> <text:span text:style-name="T7">morte</text:span> <text:span text:style-name="T7"><text:span text:style-name="T1">et</text:span></text:span> <text:span text:style-name="T7">in</text:span> <text:span text:style-name="T7">incedulitate</text:span> <text:span text:style-name="T7">mansi</text:span> <text:span text:style-name="T7">donec</text:span> <text:span text:style-name="T7">ualde</text:span><text:span text:style-name="T7"> | </text:span><text:span text:style-name="T7">c&lt;a&gt;stigatus</text:span> <text:span text:style-name="T7">sum</text:span> <text:span text:style-name="T7"><text:span text:style-name="T1">et</text:span></text:span> <text:span text:style-name="T7">in</text:span> <text:span text:style-name="T7">ueritate</text:span> <text:span text:style-name="T7">humiliatus</text:span> <text:span text:style-name="T7">sum</text:span> <text:span text:style-name="T7"/><text:span text:style-name="T7">a</text:span> <text:span text:style-name="T7">fame</text:span> <text:span text:style-name="T7"><text:span text:style-name="T1">et</text:span></text:span> <text:span text:style-name="T7">nu</text:span><text:span text:style-name="T7">|</text:span><text:span text:style-name="T7">ditate</text:span> <text:span text:style-name="T7"><text:span text:style-name="T1">et</text:span></text:span> <text:span text:style-name="T7">cotidie</text:span> <text:span text:style-name="T7"/></text:p>
      <text:p>28. <text:span text:style-name="T7"/><text:span text:style-name="T7">contra</text:span> <text:span text:style-name="T7">hiberione</text:span> <text:span text:style-name="T7">non</text:span> <text:span text:style-name="T7">sponte</text:span> <text:span text:style-name="T7">p<text:span text:style-name="T1">er</text:span>gebam</text:span><text:span text:style-name="T7">·</text:span> <text:span text:style-name="T7"/><text:span text:style-name="T7">sed</text:span><text:span text:style-name="T7"> | </text:span><text:span text:style-name="T7">hec</text:span> <text:span text:style-name="T7">potius</text:span> <text:span text:style-name="T7">bene</text:span> <text:span text:style-name="T7">mihi</text:span> <text:span text:style-name="T7">fuit</text:span> <text:span text:style-name="T7">qui</text:span> <text:span text:style-name="T7">ex</text:span> <text:span text:style-name="T7">hoc</text:span> <text:span text:style-name="T7">emendatus</text:span> <text:span text:style-name="T7">sum</text:span> <text:span text:style-name="T7">a</text:span> <text:span text:style-name="T7"/><text:span text:style-name="T7">d<text:span text:style-name="T1">omi</text:span>no</text:span><text:span text:style-name="T7"> | </text:span><text:span text:style-name="T7"><text:span text:style-name="T1">et</text:span></text:span> <text:span text:style-name="T7">aptauit</text:span> <text:span text:style-name="T7">me</text:span> <text:span text:style-name="T7">ut</text:span> <text:span text:style-name="T7">hodie</text:span> <text:span text:style-name="T7">essem</text:span> <text:span text:style-name="T7">q<text:span text:style-name="T1">uo</text:span>d</text:span> <text:span text:style-name="T7">aliquando</text:span> <text:span text:style-name="T7">longe</text:span> <text:span text:style-name="T7">a</text:span> <text:span text:style-name="T7">me</text:span> <text:span text:style-name="T7"/><text:span text:style-name="T7">erat</text:span><text:span text:style-name="T7"> | </text:span><text:span text:style-name="T7">ut</text:span> <text:span text:style-name="T7">ego</text:span> <text:span text:style-name="T7">curam</text:span> <text:span text:style-name="T7">haberem</text:span> <text:span text:style-name="T7">aut</text:span> <text:span text:style-name="T7">satagerem</text:span> <text:span text:style-name="T7">p<text:span text:style-name="T1">ro</text:span></text:span> <text:span text:style-name="T7">salute</text:span> <text:span text:style-name="T7">aliorum</text:span><text:span text:style-name="T7"> | </text:span><text:span text:style-name="T7">quando</text:span> <text:span text:style-name="T7"/><text:span text:style-name="T7">aute<text:span text:style-name="T1">m</text:span></text:span> <text:span text:style-name="T7">tunc</text:span> <text:span text:style-name="T7"><text:span text:style-name="T1">et</text:span>iam</text:span> <text:span text:style-name="T7">de</text:span> <text:span text:style-name="T7">me</text:span> <text:span text:style-name="T7">ipso</text:span> <text:span text:style-name="T7">non</text:span> <text:span text:style-name="T7">cogitabam</text:span><text:span text:style-name="T7">·</text:span> <text:span text:style-name="T7"/></text:p>
      <text:p>29. <text:span text:style-name="T7"/><text:span text:style-name="T7"><text:span text:style-name="T3">I</text:span>gitur</text:span><text:span text:style-name="T7"> | </text:span><text:span text:style-name="T7">in</text:span> <text:span text:style-name="T7">illo</text:span> <text:span text:style-name="T7">die</text:span> <text:span text:style-name="T7">quo</text:span> <text:span text:style-name="T7">rep<text:span text:style-name="T1">ro</text:span>batus</text:span> <text:span text:style-name="T7">sum</text:span> <text:span text:style-name="T7">a</text:span> <text:span text:style-name="T7">memoratis</text:span> <text:span text:style-name="T7">supradictis</text:span> <text:span text:style-name="T7"/><text:span text:style-name="T7">ad</text:span><text:span text:style-name="T7"> | </text:span><text:span text:style-name="T7">noctem</text:span> <text:span text:style-name="T7">illa<text:span text:style-name="T1">m</text:span></text:span> <text:span text:style-name="T7">uidi</text:span> <text:span text:style-name="T7">in</text:span> <text:span text:style-name="T7">uisu</text:span> <text:span text:style-name="T7">noctis</text:span> <text:span text:style-name="T7">scriptum</text:span> <text:span text:style-name="T7">erat</text:span> <text:span text:style-name="T7">contra</text:span> <text:span text:style-name="T7">fati</text:span><text:span text:style-name="T7">|</text:span><text:span text:style-name="T7">em</text:span> <text:span text:style-name="T7"/><text:span text:style-name="T7">meam</text:span> <text:span text:style-name="T7">sine</text:span> <text:span text:style-name="T7">honore</text:span> <text:span text:style-name="T7"><text:span text:style-name="T1">et</text:span></text:span> <text:span text:style-name="T7">int<text:span text:style-name="T1">er</text:span></text:span> <text:span text:style-name="T7">haec</text:span> <text:span text:style-name="T7">audiui</text:span> <text:span text:style-name="T7">responsu<text:span text:style-name="T1">m</text:span></text:span> <text:span text:style-name="T7">diuinu<text:span text:style-name="T1">m</text:span></text:span><text:span text:style-name="T7">(77r)</text:span><text:span text:style-name="T7"/><text:span text:style-name="T7"> | </text:span><text:span text:style-name="T7">dicentem</text:span> <text:span text:style-name="T7"/><text:span text:style-name="T7">mihi</text:span><text:span text:style-name="T7">·</text:span> <text:span text:style-name="T7"><text:span text:style-name="T3">M</text:span>ale</text:span> <text:span text:style-name="T7">uidimus</text:span> <text:span text:style-name="T7">fatiem</text:span> <text:span text:style-name="T7">d<text:span text:style-name="T1">e</text:span>i</text:span> <text:span text:style-name="T7">signati</text:span><text:span text:style-name="T7">·</text:span> <text:span text:style-name="T7"><text:span text:style-name="T3">N</text:span>udato</text:span> <text:span text:style-name="T7">nomi</text:span><text:span text:style-name="T7">|</text:span><text:span text:style-name="T7">ne</text:span><text:span text:style-name="T7">·</text:span> <text:span text:style-name="T7">nec</text:span> <text:span text:style-name="T7"/><text:span text:style-name="T7">sic</text:span> <text:span text:style-name="T7">predix<text:span text:style-name="T1">it</text:span></text:span> <text:span text:style-name="T7">male</text:span> <text:span text:style-name="T7">uidisti</text:span><text:span text:style-name="T7">·</text:span> <text:span text:style-name="T7">sed</text:span> <text:span text:style-name="T7">male</text:span> <text:span text:style-name="T7">uidim<text:span text:style-name="T1">us</text:span></text:span> <text:span text:style-name="T7">quasi</text:span> <text:span text:style-name="T7">ibi</text:span> <text:span text:style-name="T7">se</text:span> <text:span text:style-name="T7">iunxit</text:span><text:span text:style-name="T7">·</text:span><text:span text:style-name="T7"> | </text:span><text:span text:style-name="T7"/><text:span text:style-name="T7">sic<text:span text:style-name="T1">ut</text:span></text:span> <text:span text:style-name="T7">dix<text:span text:style-name="T1">it</text:span></text:span><text:span text:style-name="T7">·</text:span> <text:span text:style-name="T7"><text:span text:style-name="T3">Q</text:span>ui</text:span> <text:span text:style-name="T7">uos</text:span> <text:span text:style-name="T7">tangit</text:span> <text:span text:style-name="T7">quasi</text:span> <text:span text:style-name="T7">tangit</text:span> <text:span text:style-name="T7">pupilla</text:span> <text:span text:style-name="T7">oculi</text:span> <text:span text:style-name="T7">mei</text:span><text:span text:style-name="T7">·</text:span> <text:span text:style-name="T7"/></text:p>
      <text:p>30. <text:span text:style-name="T7"/><text:span text:style-name="T7"><text:span text:style-name="T3">I</text:span>dcirco</text:span> <text:span text:style-name="T7">gra<text:span text:style-name="T1">tia</text:span>s</text:span><text:span text:style-name="T7"> | </text:span><text:span text:style-name="T7">ago</text:span> <text:span text:style-name="T7">ei</text:span> <text:span text:style-name="T7">qui</text:span> <text:span text:style-name="T7">me</text:span> <text:span text:style-name="T7">in</text:span> <text:span text:style-name="T7">om<text:span text:style-name="T1">n</text:span>ib<text:span text:style-name="T1">us</text:span></text:span> <text:span text:style-name="T7">confortauit</text:span> <text:span text:style-name="T7"><text:span text:style-name="T1">et</text:span></text:span> <text:span text:style-name="T7">n<text:span text:style-name="T1">on</text:span></text:span> <text:span text:style-name="T7">me</text:span> <text:span text:style-name="T7"/><text:span text:style-name="T7">impedir<text:span text:style-name="T1">et</text:span></text:span> <text:span text:style-name="T7">a</text:span> <text:span text:style-name="T7">p<text:span text:style-name="T1">ro</text:span>fectione</text:span><text:span text:style-name="T7"> | </text:span><text:span text:style-name="T7">quam</text:span> <text:span text:style-name="T7">statueram</text:span> <text:span text:style-name="T7"><text:span text:style-name="T1">et</text:span></text:span> <text:span text:style-name="T7">de</text:span> <text:span text:style-name="T7">mea</text:span> <text:span text:style-name="T7">quoque</text:span> <text:span text:style-name="T7">opera</text:span> <text:span text:style-name="T7"/><text:span text:style-name="T7">q<text:span text:style-name="T1">uo</text:span>d</text:span> <text:span text:style-name="T7">a</text:span> <text:span text:style-name="T7">chr<text:span text:style-name="T1">ist</text:span>o</text:span> <text:span text:style-name="T7">meo</text:span> <text:span text:style-name="T7">didiceram</text:span><text:span text:style-name="T7"> | </text:span><text:span text:style-name="T7">sed</text:span> <text:span text:style-name="T7">magis</text:span> <text:span text:style-name="T7">ex</text:span> <text:span text:style-name="T7">eo</text:span> <text:span text:style-name="T7">sensi</text:span> <text:span text:style-name="T7">in</text:span> <text:span text:style-name="T7"/><text:span text:style-name="T7">me</text:span> <text:span text:style-name="T7">uirtute<text:span text:style-name="T1">m</text:span></text:span> <text:span text:style-name="T7">non</text:span> <text:span text:style-name="T7">paruam</text:span> <text:span text:style-name="T7"><text:span text:style-name="T1">et</text:span></text:span> <text:span text:style-name="T7">fides</text:span> <text:span text:style-name="T7">mea</text:span> <text:span text:style-name="T7">pro</text:span><text:span text:style-name="T7">|</text:span><text:span text:style-name="T7">bata</text:span> <text:span text:style-name="T7">est</text:span> <text:span text:style-name="T7">coram</text:span> <text:span text:style-name="T7">d<text:span text:style-name="T1">e</text:span>o</text:span> <text:span text:style-name="T7"><text:span text:style-name="T1">et</text:span></text:span> <text:span text:style-name="T7"/><text:span text:style-name="T7">hominibus</text:span><text:span text:style-name="T7">·</text:span> <text:span text:style-name="T7"/></text:p>
      <text:p>31. <text:span text:style-name="T7"/><text:span text:style-name="T7"><text:span text:style-name="T3">U</text:span>nde</text:span> <text:span text:style-name="T7">aute<text:span text:style-name="T1">m</text:span></text:span> <text:span text:style-name="T7">audent<text:span text:style-name="T1">er</text:span></text:span> <text:span text:style-name="T7">dico</text:span><text:span text:style-name="T7">·</text:span> <text:span text:style-name="T7"><text:span text:style-name="T3">N</text:span>on</text:span> <text:span text:style-name="T7">me</text:span><text:span text:style-name="T7"> | </text:span><text:span text:style-name="T7">reprehendit</text:span> <text:span text:style-name="T7">conscientiam</text:span><text:span text:style-name="T7">·</text:span> <text:span text:style-name="T7"/><text:span text:style-name="T7">hic</text:span> <text:span text:style-name="T7"><text:span text:style-name="T1">et</text:span></text:span> <text:span text:style-name="T7">in</text:span> <text:span text:style-name="T7">futurum</text:span> <text:span text:style-name="T7">testem</text:span> <text:span text:style-name="T7">d<text:span text:style-name="T1">e</text:span>o</text:span> <text:span text:style-name="T7">habeo</text:span> <text:span text:style-name="T7">quia</text:span><text:span text:style-name="T7"> | </text:span><text:span text:style-name="T7">non</text:span> <text:span text:style-name="T7">su<text:span text:style-name="T1">m</text:span></text:span> <text:span text:style-name="T7">mentius</text:span> <text:span text:style-name="T7"/><text:span text:style-name="T7">in</text:span> <text:span text:style-name="T7">sermonibus</text:span> <text:span text:style-name="T7">quos</text:span> <text:span text:style-name="T7">ego</text:span> <text:span text:style-name="T7">retuli</text:span><text:span text:style-name="T7">·</text:span> <text:span text:style-name="T7"/></text:p>
      <text:p>32. <text:span text:style-name="T7"/><text:span text:style-name="T7">sed</text:span> <text:span text:style-name="T7">magis</text:span> <text:span text:style-name="T7">doleo</text:span><text:span text:style-name="T7"> | </text:span><text:span text:style-name="T7">p<text:span text:style-name="T1">ro</text:span></text:span> <text:span text:style-name="T7">amicissimo</text:span> <text:span text:style-name="T7">meo</text:span> <text:span text:style-name="T7">cur</text:span> <text:span text:style-name="T7">hoc</text:span> <text:span text:style-name="T7">meruimus</text:span> <text:span text:style-name="T7">audire</text:span> <text:span text:style-name="T7"/><text:span text:style-name="T7">talem</text:span> <text:span text:style-name="T7">responsum</text:span><text:span text:style-name="T7"> | </text:span><text:span text:style-name="T7"><text:span text:style-name="T3">C</text:span>ui</text:span> <text:span text:style-name="T7">ego</text:span> <text:span text:style-name="T7">credidi</text:span> <text:span text:style-name="T7"><text:span text:style-name="T1">et</text:span>iam</text:span> <text:span text:style-name="T7">anima<text:span text:style-name="T1">m</text:span></text:span> <text:span text:style-name="T7"><text:span text:style-name="T1">et</text:span></text:span> <text:span text:style-name="T7">comperi</text:span> <text:span text:style-name="T7">ab</text:span> <text:span text:style-name="T7"/><text:span text:style-name="T7">aliquantis</text:span> <text:span text:style-name="T7">fr<text:span text:style-name="T1">atr</text:span>ib<text:span text:style-name="T1">us</text:span></text:span> <text:span text:style-name="T7">an</text:span><text:span text:style-name="T7">|</text:span><text:span text:style-name="T7">te</text:span> <text:span text:style-name="T7">dissensionem</text:span> <text:span text:style-name="T7">illam</text:span> <text:span text:style-name="T7">q<text:span text:style-name="T1">uo</text:span>d</text:span> <text:span text:style-name="T7">ego</text:span> <text:span text:style-name="T7">non</text:span> <text:span text:style-name="T7">int<text:span text:style-name="T1">er</text:span></text:span><text:span text:style-name="T7">·</text:span> <text:span text:style-name="T7"/><text:span text:style-name="T7"/><text:span text:style-name="T7">nec</text:span> <text:span text:style-name="T7">in</text:span> <text:span text:style-name="T7">brictanniis</text:span> <text:span text:style-name="T7">era<text:span text:style-name="T1">m</text:span></text:span> <text:span text:style-name="T7">nec</text:span><text:span text:style-name="T7"> | </text:span><text:span text:style-name="T7">a</text:span> <text:span text:style-name="T7">me</text:span> <text:span text:style-name="T7">orietur</text:span> <text:span text:style-name="T7">ut</text:span> <text:span text:style-name="T7"><text:span text:style-name="T1">et</text:span></text:span> <text:span text:style-name="T7">ille</text:span> <text:span text:style-name="T7">in</text:span> <text:span text:style-name="T7">mea</text:span> <text:span text:style-name="T7">absentia</text:span> <text:span text:style-name="T7"/><text:span text:style-name="T7">pulsar<text:span text:style-name="T1">et</text:span></text:span> <text:span text:style-name="T7">p<text:span text:style-name="T1">ro</text:span></text:span> <text:span text:style-name="T7">me</text:span> <text:span text:style-name="T7"><text:span text:style-name="T1">et</text:span>iam</text:span> <text:span text:style-name="T7">m<text:span text:style-name="T1">ih</text:span>i</text:span><text:span text:style-name="T7"> | </text:span><text:span text:style-name="T7">ipse</text:span> <text:span text:style-name="T7">ore</text:span> <text:span text:style-name="T7">suo</text:span> <text:span text:style-name="T7">dixerat</text:span><text:span text:style-name="T7">·</text:span> <text:span text:style-name="T7"><text:span text:style-name="T3">E</text:span>cce</text:span> <text:span text:style-name="T7">dandus</text:span> <text:span text:style-name="T7">es</text:span> <text:span text:style-name="T7"/><text:span text:style-name="T7">tu</text:span> <text:span text:style-name="T7">ad</text:span> <text:span text:style-name="T7">gradum</text:span> <text:span text:style-name="T7">episcopatus</text:span><text:span text:style-name="T7">·</text:span><text:span text:style-name="T7"> | </text:span><text:span text:style-name="T7">q<text:span text:style-name="T1">uo</text:span>d</text:span> <text:span text:style-name="T7">non</text:span> <text:span text:style-name="T7">eram</text:span> <text:span text:style-name="T7">dign<text:span text:style-name="T1">us</text:span></text:span><text:span text:style-name="T7">·</text:span> <text:span text:style-name="T7"><text:span text:style-name="T3">S</text:span>ed</text:span> <text:span text:style-name="T7">unde</text:span> <text:span text:style-name="T7">uenit</text:span> <text:span text:style-name="T7"/><text:span text:style-name="T7">ille</text:span> <text:span text:style-name="T7">postmodum</text:span> <text:span text:style-name="T7">ut</text:span> <text:span text:style-name="T7">curam</text:span><text:span text:style-name="T7"> | </text:span><text:span text:style-name="T7">cunctis</text:span> <text:span text:style-name="T7">bonis</text:span> <text:span text:style-name="T7"><text:span text:style-name="T1">et</text:span></text:span> <text:span text:style-name="T7">malas</text:span> <text:span text:style-name="T7">ut</text:span> <text:span text:style-name="T7">me</text:span> <text:span text:style-name="T7">publice</text:span> <text:span text:style-name="T7">dehonestar<text:span text:style-name="T1">et</text:span></text:span> <text:span text:style-name="T7"/><text:span text:style-name="T7">q<text:span text:style-name="T1">uo</text:span>d</text:span> <text:span text:style-name="T7">ante</text:span> <text:span text:style-name="T7">spon</text:span><text:span text:style-name="T7">|</text:span><text:span text:style-name="T7">te</text:span> <text:span text:style-name="T7"><text:span text:style-name="T1">et</text:span></text:span> <text:span text:style-name="T7">letus</text:span> <text:span text:style-name="T7">indulserat</text:span><text:span text:style-name="T7">·</text:span> <text:span text:style-name="T7"><text:span text:style-name="T1">et</text:span></text:span> <text:span text:style-name="T7">d<text:span text:style-name="T1">omi</text:span>n<text:span text:style-name="T1">u</text:span>s</text:span> <text:span text:style-name="T7">qui</text:span> <text:span text:style-name="T7"/><text:span text:style-name="T7">maior</text:span> <text:span text:style-name="T7">om<text:span text:style-name="T1">n</text:span>ibus</text:span> <text:span text:style-name="T7"><text:span text:style-name="T1">est</text:span></text:span> <text:span text:style-name="T7"/></text:p>
      <text:p>33. <text:span text:style-name="T7"/><text:span text:style-name="T7">satis</text:span> <text:span text:style-name="T7">dico</text:span> <text:span text:style-name="T7">sed</text:span> <text:span text:style-name="T7">tam<text:span text:style-name="T1">en</text:span></text:span><text:span text:style-name="T7"> | </text:span><text:span text:style-name="T7">non</text:span> <text:span text:style-name="T7">debeo</text:span> <text:span text:style-name="T7">abscondere</text:span> <text:span text:style-name="T7">donu<text:span text:style-name="T1">m</text:span></text:span> <text:span text:style-name="T7">d<text:span text:style-name="T1">e</text:span>i</text:span> <text:span text:style-name="T7">q<text:span text:style-name="T1">uo</text:span>d</text:span> <text:span text:style-name="T7"/><text:span text:style-name="T7">largit<text:span text:style-name="T1">us</text:span></text:span> <text:span text:style-name="T7"><text:span text:style-name="T1">est</text:span></text:span> <text:span text:style-name="T7">nob<text:span text:style-name="T1">is</text:span></text:span> <text:span text:style-name="T7">in</text:span> <text:span text:style-name="T7">t<text:span text:style-name="T1">er</text:span>ra</text:span> <text:span text:style-name="T7">captiuitatis</text:span><text:span text:style-name="T7"> | </text:span><text:span text:style-name="T7">meae</text:span> <text:span text:style-name="T7">quia</text:span> <text:span text:style-name="T7">tunc</text:span> <text:span text:style-name="T7">fortit<text:span text:style-name="T1">er</text:span></text:span> <text:span text:style-name="T7">inquisiui</text:span> <text:span text:style-name="T7"/><text:span text:style-name="T7">eum</text:span><text:span text:style-name="T7">·</text:span> <text:span text:style-name="T7"><text:span text:style-name="T1">et</text:span></text:span> <text:span text:style-name="T7">ibi</text:span> <text:span text:style-name="T7">inueni</text:span> <text:span text:style-name="T7">illum</text:span> <text:span text:style-name="T7"><text:span text:style-name="T1">et</text:span></text:span> <text:span text:style-name="T7">ser</text:span><text:span text:style-name="T7">|</text:span><text:span text:style-name="T7">uauit</text:span> <text:span text:style-name="T7">me</text:span> <text:span text:style-name="T7">ab</text:span> <text:span text:style-name="T7">om<text:span text:style-name="T1">n</text:span>ibus</text:span> <text:span text:style-name="T7">iniquitatib<text:span text:style-name="T1">us</text:span></text:span> <text:span text:style-name="T7"/><text:span text:style-name="T7">sic</text:span> <text:span text:style-name="T7">credo</text:span> <text:span text:style-name="T7">p<text:span text:style-name="T1">ro</text:span>pt<text:span text:style-name="T1">er</text:span></text:span> <text:span text:style-name="T7">inhabitante<text:span text:style-name="T1">m</text:span></text:span> <text:span text:style-name="T7">sp<text:span text:style-name="T1">iritu</text:span>m</text:span> <text:span text:style-name="T7">ei<text:span text:style-name="T1">us</text:span></text:span><text:span text:style-name="T7">·</text:span><text:span text:style-name="T7"> | </text:span><text:span text:style-name="T7">qui</text:span> <text:span text:style-name="T7">operat<text:span text:style-name="T1">us</text:span></text:span> <text:span text:style-name="T7"><text:span text:style-name="T1">est</text:span></text:span> <text:span text:style-name="T7">usq<text:span text:style-name="T1">ue</text:span></text:span> <text:span text:style-name="T7"/><text:span text:style-name="T7">in</text:span> <text:span text:style-name="T7">hanc</text:span> <text:span text:style-name="T7">diem</text:span> <text:span text:style-name="T7">in</text:span> <text:span text:style-name="T7">me</text:span> <text:span text:style-name="T7">audent<text:span text:style-name="T1">er</text:span></text:span> <text:span text:style-name="T7">rursus</text:span><text:span text:style-name="T7">·</text:span> <text:span text:style-name="T7"><text:span text:style-name="T3">S</text:span>ed</text:span> <text:span text:style-name="T7">scit</text:span> <text:span text:style-name="T7">d<text:span text:style-name="T1">eu</text:span>s</text:span><text:span text:style-name="T7"> | </text:span><text:span text:style-name="T7">si</text:span> <text:span text:style-name="T7">mihi</text:span> <text:span text:style-name="T7">homo</text:span> <text:span text:style-name="T7"/><text:span text:style-name="T7">hoc</text:span> <text:span text:style-name="T7">effatus</text:span> <text:span text:style-name="T7">fuiss<text:span text:style-name="T1">et</text:span></text:span> <text:span text:style-name="T7">forsitan</text:span> <text:span text:style-name="T7">tacuissem</text:span> <text:span text:style-name="T7">p<text:span text:style-name="T1">ro</text:span>pt<text:span text:style-name="T1">er</text:span></text:span> <text:span text:style-name="T7">caritate<text:span text:style-name="T1">m</text:span></text:span> <text:span text:style-name="T7">chr<text:span text:style-name="T1">ist</text:span>i</text:span><text:span text:style-name="T7">(77v)</text:span><text:span text:style-name="T7"/><text:span text:style-name="T7"> | </text:span><text:span text:style-name="T7"/></text:p>
      <text:p>34. <text:span text:style-name="T7"/><text:span text:style-name="T7"><text:span text:style-name="T3">U</text:span>nde</text:span> <text:span text:style-name="T7">ergo</text:span> <text:span text:style-name="T7">indefessam</text:span> <text:span text:style-name="T7">gr<text:span text:style-name="T1">ati</text:span>am</text:span> <text:span text:style-name="T7">ago</text:span> <text:span text:style-name="T7">d<text:span text:style-name="T1">e</text:span>o</text:span> <text:span text:style-name="T7">meo</text:span> <text:span text:style-name="T7">qui</text:span> <text:span text:style-name="T7">me</text:span> <text:span text:style-name="T7">fidelem</text:span> <text:span text:style-name="T7"/><text:span text:style-name="T7">seruauit</text:span><text:span text:style-name="T7">·</text:span><text:span text:style-name="T7"> | </text:span><text:span text:style-name="T7">in</text:span> <text:span text:style-name="T7">die</text:span> <text:span text:style-name="T7">temptationis</text:span> <text:span text:style-name="T7">meae</text:span> <text:span text:style-name="T7">ita</text:span> <text:span text:style-name="T7">ut</text:span> <text:span text:style-name="T7">hodie</text:span> <text:span text:style-name="T7">confidenter</text:span> <text:span text:style-name="T7">offeram</text:span> <text:span text:style-name="T7">illi</text:span><text:span text:style-name="T7"/><text:span text:style-name="T7"> | </text:span><text:span text:style-name="T7">sacrifitium</text:span> <text:span text:style-name="T7">ut</text:span> <text:span text:style-name="T7">hostiam</text:span> <text:span text:style-name="T7">uiuentem</text:span> <text:span text:style-name="T7">animam</text:span> <text:span text:style-name="T7">meam</text:span><text:span text:style-name="T7">·</text:span> <text:span text:style-name="T7"><text:span text:style-name="T3">C</text:span>hr<text:span text:style-name="T1">ist</text:span>o</text:span> <text:span text:style-name="T7">d<text:span text:style-name="T1">omi</text:span>no</text:span><text:span text:style-name="T7"> | </text:span><text:span text:style-name="T7">meo</text:span> <text:span text:style-name="T7"/><text:span text:style-name="T7">qui</text:span> <text:span text:style-name="T7">me</text:span> <text:span text:style-name="T7">seruauit</text:span> <text:span text:style-name="T7">ab</text:span> <text:span text:style-name="T7">om<text:span text:style-name="T1">n</text:span>ib<text:span text:style-name="T1">us</text:span></text:span> <text:span text:style-name="T7">angustiis</text:span> <text:span text:style-name="T7">meis</text:span> <text:span text:style-name="T7">ut</text:span> <text:span text:style-name="T7"><text:span text:style-name="T1">et</text:span></text:span> <text:span text:style-name="T7">dicam</text:span><text:span text:style-name="T7">·</text:span> <text:span text:style-name="T7"><text:span text:style-name="T3">Q</text:span>uis</text:span><text:span text:style-name="T7"> | </text:span><text:span text:style-name="T7">ego</text:span> <text:span text:style-name="T7">sum</text:span> <text:span text:style-name="T7"/><text:span text:style-name="T7">d<text:span text:style-name="T1">omi</text:span>ne</text:span><text:span text:style-name="T7">·</text:span> <text:span text:style-name="T7">uel</text:span> <text:span text:style-name="T7">que</text:span> <text:span text:style-name="T7">est</text:span> <text:span text:style-name="T7">uocatio</text:span> <text:span text:style-name="T7">mea</text:span> <text:span text:style-name="T7">qui</text:span> <text:span text:style-name="T7">mihi</text:span> <text:span text:style-name="T7">tanta</text:span> <text:span text:style-name="T7">diuinitate<text:span text:style-name="T1">m</text:span></text:span><text:span text:style-name="T7"> | </text:span><text:span text:style-name="T7"/><text:span text:style-name="T7">cooperasti</text:span> <text:span text:style-name="T7">ita</text:span> <text:span text:style-name="T7">ut</text:span> <text:span text:style-name="T7">hodie</text:span> <text:span text:style-name="T7">in</text:span> <text:span text:style-name="T7">in</text:span> <text:span text:style-name="T7">gentibus</text:span> <text:span text:style-name="T7">constanter</text:span> <text:span text:style-name="T7">exultarem</text:span> <text:span text:style-name="T7"><text:span text:style-name="T1">et</text:span></text:span><text:span text:style-name="T7"> | </text:span><text:span text:style-name="T7">magnificarem</text:span> <text:span text:style-name="T7"/><text:span text:style-name="T7">nomen</text:span> <text:span text:style-name="T7">tuum</text:span> <text:span text:style-name="T7">ubicumq<text:span text:style-name="T1">ue</text:span></text:span> <text:span text:style-name="T7">loco</text:span> <text:span text:style-name="T7">fuero</text:span><text:span text:style-name="T7">·</text:span> <text:span text:style-name="T7">nec</text:span> <text:span text:style-name="T7">non</text:span><text:span text:style-name="T7"> | </text:span><text:span text:style-name="T7"><text:span text:style-name="T1">et</text:span>iam</text:span> <text:span text:style-name="T7">in</text:span> <text:span text:style-name="T7">secundis</text:span> <text:span text:style-name="T7"/><text:span text:style-name="T7">sed</text:span> <text:span text:style-name="T7"><text:span text:style-name="T1">et</text:span>iam</text:span> <text:span text:style-name="T7">in</text:span> <text:span text:style-name="T7">p<text:span text:style-name="T1">rae</text:span>suris</text:span><text:span text:style-name="T7">·</text:span> <text:span text:style-name="T7"><text:span text:style-name="T3">U</text:span>t</text:span> <text:span text:style-name="T7">quicquid</text:span> <text:span text:style-name="T7">mihi</text:span> <text:span text:style-name="T7">euene</text:span><text:span text:style-name="T7">|</text:span><text:span text:style-name="T7">rit</text:span> <text:span text:style-name="T7">siue</text:span> <text:span text:style-name="T7">bonum</text:span> <text:span text:style-name="T7">siue</text:span> <text:span text:style-name="T7"/><text:span text:style-name="T7">malum</text:span> <text:span text:style-name="T7">equalit<text:span text:style-name="T1">er</text:span></text:span> <text:span text:style-name="T7">debeo</text:span> <text:span text:style-name="T7">suscipere</text:span> <text:span text:style-name="T7"><text:span text:style-name="T1">et</text:span></text:span> <text:span text:style-name="T7">d<text:span text:style-name="T1">e</text:span>o</text:span> <text:span text:style-name="T7">gr<text:span text:style-name="T1">ati</text:span>as</text:span><text:span text:style-name="T7"> | </text:span><text:span text:style-name="T7">semp<text:span text:style-name="T1">er</text:span></text:span> <text:span text:style-name="T7">agere</text:span> <text:span text:style-name="T7">qui</text:span> <text:span text:style-name="T7"/><text:span text:style-name="T7">mihi</text:span> <text:span text:style-name="T7">ostendit</text:span> <text:span text:style-name="T7">ut</text:span> <text:span text:style-name="T7">indubitabile<text:span text:style-name="T1">m</text:span></text:span> <text:span text:style-name="T7">eu<text:span text:style-name="T1">m</text:span></text:span> <text:span text:style-name="T7">sine</text:span> <text:span text:style-name="T7">fine</text:span><text:span text:style-name="T7"> | </text:span><text:span text:style-name="T7">crederem</text:span><text:span text:style-name="T7">·</text:span> <text:span text:style-name="T7"><text:span text:style-name="T3">E</text:span>t</text:span> <text:span text:style-name="T7">qui</text:span> <text:span text:style-name="T7">me</text:span> <text:span text:style-name="T7"/><text:span text:style-name="T7">audierit</text:span> <text:span text:style-name="T7">ut</text:span> <text:span text:style-name="T7">ego</text:span> <text:span text:style-name="T7">inscius</text:span> <text:span text:style-name="T7"><text:span text:style-name="T1">et</text:span></text:span> <text:span text:style-name="T7">in</text:span> <text:span text:style-name="T7">nouissimis</text:span> <text:span text:style-name="T7">di</text:span><text:span text:style-name="T7">|</text:span><text:span text:style-name="T7">ebus</text:span> <text:span text:style-name="T7">hoc</text:span> <text:span text:style-name="T7">opus</text:span> <text:span text:style-name="T7">tam</text:span> <text:span text:style-name="T7">pium</text:span> <text:span text:style-name="T7"><text:span text:style-name="T1">et</text:span></text:span> <text:span text:style-name="T7"/><text:span text:style-name="T7">ta<text:span text:style-name="T1">m</text:span></text:span> <text:span text:style-name="T7">mirificu<text:span text:style-name="T1">m</text:span></text:span> <text:span text:style-name="T7">eu<text:span text:style-name="T1">m</text:span></text:span> <text:span text:style-name="T7">audere<text:span text:style-name="T1">m</text:span></text:span> <text:span text:style-name="T7">adgredere</text:span><text:span text:style-name="T7"> | </text:span><text:span text:style-name="T7"><text:span text:style-name="T3">I</text:span>ta</text:span> <text:span text:style-name="T7">ut</text:span> <text:span text:style-name="T7">imitarem</text:span> <text:span text:style-name="T7">quispiam</text:span> <text:span text:style-name="T7">illos</text:span> <text:span text:style-name="T7"/><text:span text:style-name="T7">quos</text:span> <text:span text:style-name="T7">ante</text:span> <text:span text:style-name="T7">d<text:span text:style-name="T1">omi</text:span>n<text:span text:style-name="T1">u</text:span>s</text:span> <text:span text:style-name="T7">iam</text:span> <text:span text:style-name="T7">olim</text:span> <text:span text:style-name="T7">p<text:span text:style-name="T1">rae</text:span>dixe</text:span><text:span text:style-name="T7">|</text:span><text:span text:style-name="T7">rat</text:span> <text:span text:style-name="T7">p<text:span text:style-name="T1">rae</text:span>nuntiaturus</text:span> <text:span text:style-name="T7">euuang<text:span text:style-name="T1">e</text:span>l<text:span text:style-name="T1">i</text:span>u<text:span text:style-name="T1">m</text:span></text:span> <text:span text:style-name="T7"/><text:span text:style-name="T7">suum</text:span> <text:span text:style-name="T7">in</text:span> <text:span text:style-name="T7">testimonium</text:span> <text:span text:style-name="T7">om<text:span text:style-name="T1">n</text:span>ib<text:span text:style-name="T1">us</text:span></text:span><text:span text:style-name="T7"> | </text:span><text:span text:style-name="T7">gentibus</text:span> <text:span text:style-name="T7">ante</text:span> <text:span text:style-name="T7">finem</text:span> <text:span text:style-name="T7">mundi</text:span> <text:span text:style-name="T7">q<text:span text:style-name="T1">uo</text:span>d</text:span> <text:span text:style-name="T7">ita</text:span> <text:span text:style-name="T7"/><text:span text:style-name="T7">ergo</text:span> <text:span text:style-name="T7">uidimus</text:span><text:span text:style-name="T7">·</text:span> <text:span text:style-name="T7"><text:span text:style-name="T3">I</text:span>taq<text:span text:style-name="T1">ue</text:span></text:span> <text:span text:style-name="T7">sub</text:span><text:span text:style-name="T7">|</text:span><text:span text:style-name="T7">pletum</text:span> <text:span text:style-name="T7">est</text:span><text:span text:style-name="T7">·</text:span> <text:span text:style-name="T7"><text:span text:style-name="T3">E</text:span>cce</text:span> <text:span text:style-name="T7">testes</text:span> <text:span text:style-name="T7">sumus</text:span> <text:span text:style-name="T7">quia</text:span> <text:span text:style-name="T7"/><text:span text:style-name="T7">euuang<text:span text:style-name="T1">e</text:span>l<text:span text:style-name="T1">i</text:span>u<text:span text:style-name="T1">m</text:span></text:span> <text:span text:style-name="T7">predicatum</text:span> <text:span text:style-name="T7">est</text:span><text:span text:style-name="T7"> | </text:span><text:span text:style-name="T7">usq<text:span text:style-name="T1">ue</text:span></text:span> <text:span text:style-name="T7">ubi</text:span> <text:span text:style-name="T7">nemo</text:span> <text:span text:style-name="T7">ultra</text:span> <text:span text:style-name="T7">est</text:span><text:span text:style-name="T7">·</text:span> <text:span text:style-name="T7"/><text:span text:style-name="T7"/></text:p>
      <text:p>35. <text:span text:style-name="T7"/><text:span text:style-name="T7"><text:span text:style-name="T3">L</text:span>ongum</text:span> <text:span text:style-name="T7">est</text:span> <text:span text:style-name="T7">aute<text:span text:style-name="T1">m</text:span></text:span> <text:span text:style-name="T7">totum</text:span> <text:span text:style-name="T7">p<text:span text:style-name="T1">er</text:span></text:span> <text:span text:style-name="T7">singula</text:span><text:span text:style-name="T7"> | </text:span><text:span text:style-name="T7">enarrare</text:span> <text:span text:style-name="T7">laborem</text:span> <text:span text:style-name="T7">meu<text:span text:style-name="T1">m</text:span></text:span><text:span text:style-name="T7">·</text:span> <text:span text:style-name="T7"/><text:span text:style-name="T7">u<text:span text:style-name="T1">e</text:span>l</text:span> <text:span text:style-name="T7">pre</text:span> <text:span text:style-name="T7">partes</text:span> <text:span text:style-name="T7">breuit<text:span text:style-name="T1">er</text:span></text:span> <text:span text:style-name="T7">dica<text:span text:style-name="T1">m</text:span></text:span> <text:span text:style-name="T7">qualiter</text:span><text:span text:style-name="T7"> | </text:span><text:span text:style-name="T7">piissimus</text:span> <text:span text:style-name="T7">d<text:span text:style-name="T1">omi</text:span>n<text:span text:style-name="T1">u</text:span>s</text:span> <text:span text:style-name="T7">de</text:span> <text:span text:style-name="T7">seruitute</text:span> <text:span text:style-name="T7"/><text:span text:style-name="T7">sepe</text:span> <text:span text:style-name="T7">liberauit</text:span><text:span text:style-name="T7">·</text:span> <text:span text:style-name="T7"><text:span text:style-name="T3">E</text:span>t</text:span> <text:span text:style-name="T7">duodecim</text:span> <text:span text:style-name="T7">peri</text:span><text:span text:style-name="T7">|</text:span><text:span text:style-name="T7">culis</text:span> <text:span text:style-name="T7">quib<text:span text:style-name="T1">us</text:span></text:span> <text:span text:style-name="T7">periclitata</text:span> <text:span text:style-name="T7">est</text:span> <text:span text:style-name="T7">anima</text:span> <text:span text:style-name="T7"/><text:span text:style-name="T7">mea</text:span> <text:span text:style-name="T7">p<text:span text:style-name="T1">rae</text:span>t<text:span text:style-name="T1">er</text:span></text:span> <text:span text:style-name="T7">insidias</text:span> <text:span text:style-name="T7">multas</text:span><text:span text:style-name="T7">·</text:span> <text:span text:style-name="T7"><text:span text:style-name="T3">E</text:span>t</text:span> <text:span text:style-name="T7">que</text:span><text:span text:style-name="T7"> | </text:span><text:span text:style-name="T7">uerb<text:span text:style-name="T1">is</text:span></text:span> <text:span text:style-name="T7">exprimere</text:span> <text:span text:style-name="T7">n<text:span text:style-name="T1">on</text:span></text:span> <text:span text:style-name="T7">ualeo</text:span> <text:span text:style-name="T7">nec</text:span> <text:span text:style-name="T7"><text:span text:style-name="T1">et</text:span></text:span> <text:span text:style-name="T7"/><text:span text:style-name="T7">in<text:note text:id="ftn1" text:note-class="footnote"><text:note-citation>0</text:note-citation><text:note-body><text:p text:style-name="Footnote">Omitted by Bieler</text:p></text:note-body></text:note></text:span> <text:span text:style-name="T7">iniuria<text:span text:style-name="T1">m</text:span></text:span> <text:span text:style-name="T7">legentib<text:span text:style-name="T1">us</text:span></text:span> <text:span text:style-name="T7">fatia<text:span text:style-name="T1">m</text:span></text:span> <text:span text:style-name="T7">sed</text:span> <text:span text:style-name="T7">d<text:span text:style-name="T1">eu</text:span>m</text:span><text:span text:style-name="T7"> | </text:span><text:span text:style-name="T7">auctore<text:span text:style-name="T1">m</text:span></text:span> <text:span text:style-name="T7">habeo</text:span> <text:span text:style-name="T7">q<text:span text:style-name="T1">u</text:span>i</text:span> <text:span text:style-name="T7">nouit</text:span> <text:span text:style-name="T7"/><text:span text:style-name="T7">om<text:span text:style-name="T1">n</text:span>ia</text:span> <text:span text:style-name="T7"><text:span text:style-name="T1">et</text:span>ia<text:span text:style-name="T1">m</text:span></text:span> <text:span text:style-name="T7">antequa<text:span text:style-name="T1">m</text:span></text:span> <text:span text:style-name="T7">fiant</text:span> <text:span text:style-name="T7">ut</text:span> <text:span text:style-name="T7">paup<text:span text:style-name="T1">er</text:span>culu<text:span text:style-name="T1">m</text:span></text:span> <text:span text:style-name="T7">pu</text:span><text:span text:style-name="T7">(78r)</text:span><text:span text:style-name="T7"/><text:span text:style-name="T7">|</text:span><text:span text:style-name="T7">pillum</text:span><text:span text:style-name="T7">·</text:span> <text:span text:style-name="T7"><text:span text:style-name="T3">I</text:span>deo</text:span> <text:span text:style-name="T7"/><text:span text:style-name="T7">tamen</text:span> <text:span text:style-name="T7">responsum</text:span> <text:span text:style-name="T7">diuinum</text:span> <text:span text:style-name="T7">creuerat</text:span> <text:span text:style-name="T7">monere</text:span><text:span text:style-name="T7"> | </text:span><text:span text:style-name="T7"/></text:p>
      <text:p>36. <text:span text:style-name="T7"/><text:span text:style-name="T7"><text:span text:style-name="T3">U</text:span>nde</text:span> <text:span text:style-name="T7">mihi</text:span> <text:span text:style-name="T7">hec</text:span> <text:span text:style-name="T7">sapientia</text:span> <text:span text:style-name="T7">que</text:span> <text:span text:style-name="T7">in</text:span> <text:span text:style-name="T7">me</text:span> <text:span text:style-name="T7">non</text:span> <text:span text:style-name="T7">erit</text:span> <text:span text:style-name="T7">qui</text:span> <text:span text:style-name="T7">nec</text:span> <text:span text:style-name="T7">numeru<text:span text:style-name="T1">m</text:span></text:span><text:span text:style-name="T7"> | </text:span><text:span text:style-name="T7"/><text:span text:style-name="T7">dierum</text:span> <text:span text:style-name="T7">noueram</text:span> <text:span text:style-name="T7">neq<text:span text:style-name="T1">ue</text:span></text:span> <text:span text:style-name="T7">sapiebam</text:span> <text:span text:style-name="T7">unde</text:span> <text:span text:style-name="T7">mihi</text:span> <text:span text:style-name="T7">postmodum</text:span><text:span text:style-name="T7"/><text:span text:style-name="T7"> | </text:span><text:span text:style-name="T7">donum</text:span> <text:span text:style-name="T7">tam<text:span text:style-name="T1">en</text:span></text:span> <text:span text:style-name="T7">magnu<text:span text:style-name="T1">m</text:span></text:span> <text:span text:style-name="T7">tam</text:span> <text:span text:style-name="T7">salubre</text:span> <text:span text:style-name="T7">d<text:span text:style-name="T1">eu</text:span>m</text:span> <text:span text:style-name="T7">agnoscere</text:span> <text:span text:style-name="T7">u<text:span text:style-name="T1">e</text:span>l</text:span> <text:span text:style-name="T7">diligere</text:span><text:span text:style-name="T7">·</text:span><text:span text:style-name="T7"> | </text:span><text:span text:style-name="T7"><text:span text:style-name="T3">S</text:span>ed</text:span> <text:span text:style-name="T7"/><text:span text:style-name="T7">ut</text:span> <text:span text:style-name="T7">patriam</text:span> <text:span text:style-name="T7"><text:span text:style-name="T1">et</text:span></text:span> <text:span text:style-name="T7">parentes</text:span> <text:span text:style-name="T7">amitterem</text:span> <text:span text:style-name="T7"/></text:p>
      <text:p>37. <text:span text:style-name="T7"/><text:span text:style-name="T7"><text:span text:style-name="T1">et</text:span></text:span> <text:span text:style-name="T7">munera</text:span> <text:span text:style-name="T7">multa</text:span> <text:span text:style-name="T7">mihi</text:span><text:span text:style-name="T7"> | </text:span><text:span text:style-name="T7">offerebantur</text:span> <text:span text:style-name="T7">cum</text:span> <text:span text:style-name="T7">fletu</text:span> <text:span text:style-name="T7"><text:span text:style-name="T1">et</text:span></text:span> <text:span text:style-name="T7">lacrimis</text:span> <text:span text:style-name="T7"><text:span text:style-name="T1">et</text:span></text:span> <text:span text:style-name="T7"/><text:span text:style-name="T7">offendi</text:span> <text:span text:style-name="T7">illos</text:span> <text:span text:style-name="T7">nec</text:span> <text:span text:style-name="T7">non</text:span> <text:span text:style-name="T7">con</text:span><text:span text:style-name="T7">|</text:span><text:span text:style-name="T7">tra</text:span> <text:span text:style-name="T7">uotum</text:span> <text:span text:style-name="T7">aliquantis</text:span> <text:span text:style-name="T7">de</text:span> <text:span text:style-name="T7">senioribus</text:span> <text:span text:style-name="T7">meis</text:span><text:span text:style-name="T7">·</text:span> <text:span text:style-name="T7"/><text:span text:style-name="T7"><text:span text:style-name="T3">S</text:span>ed</text:span> <text:span text:style-name="T7">gubernante</text:span><text:span text:style-name="T7"> | </text:span><text:span text:style-name="T7">d<text:span text:style-name="T1">e</text:span>o</text:span> <text:span text:style-name="T7">nullo</text:span> <text:span text:style-name="T7">modo</text:span> <text:span text:style-name="T7">consensi</text:span><text:span text:style-name="T7">·</text:span> <text:span text:style-name="T7">neq<text:span text:style-name="T1">ue</text:span></text:span> <text:span text:style-name="T7">adquieui</text:span> <text:span text:style-name="T7">illis</text:span><text:span text:style-name="T7">·</text:span> <text:span text:style-name="T7"><text:span text:style-name="T3">N</text:span>on</text:span> <text:span text:style-name="T7"/><text:span text:style-name="T7">mea</text:span> <text:span text:style-name="T7">gr<text:span text:style-name="T1">ati</text:span>a</text:span> <text:span text:style-name="T7">sed</text:span><text:span text:style-name="T7"> | </text:span><text:span text:style-name="T7">d<text:span text:style-name="T1">eu</text:span>s</text:span> <text:span text:style-name="T7">qui</text:span> <text:span text:style-name="T7">uincit</text:span> <text:span text:style-name="T7">in</text:span> <text:span text:style-name="T7">me</text:span> <text:span text:style-name="T7"><text:span text:style-name="T1">et</text:span></text:span> <text:span text:style-name="T7">resistit</text:span> <text:span text:style-name="T7">illis</text:span> <text:span text:style-name="T7">om<text:span text:style-name="T1">n</text:span>ibus</text:span><text:span text:style-name="T7">·</text:span> <text:span text:style-name="T7"><text:span text:style-name="T3">E</text:span>t</text:span> <text:span text:style-name="T7">ut</text:span> <text:span text:style-name="T7"/><text:span text:style-name="T7">ego</text:span> <text:span text:style-name="T7">uenera<text:span text:style-name="T1">m</text:span></text:span><text:span text:style-name="T7"> | </text:span><text:span text:style-name="T7">ad</text:span> <text:span text:style-name="T7">hibernas</text:span> <text:span text:style-name="T7">gentes</text:span> <text:span text:style-name="T7">euuangeliu<text:span text:style-name="T1">m</text:span></text:span> <text:span text:style-name="T7">p<text:span text:style-name="T1">rae</text:span>dicare</text:span> <text:span text:style-name="T7"><text:span text:style-name="T1">et</text:span></text:span> <text:span text:style-name="T7">ab</text:span> <text:span text:style-name="T7">incredulis</text:span> <text:span text:style-name="T7"/><text:span text:style-name="T7">con</text:span><text:span text:style-name="T7">|</text:span><text:span text:style-name="T7">tumelias</text:span> <text:span text:style-name="T7">p<text:span text:style-name="T1">er</text:span>ferre</text:span> <text:span text:style-name="T7">ut</text:span> <text:span text:style-name="T7">audirem</text:span> <text:span text:style-name="T7">obp<text:span text:style-name="T1">ro</text:span>prium</text:span> <text:span text:style-name="T7">peregrinationis</text:span> <text:span text:style-name="T7"/><text:span text:style-name="T7">mee</text:span><text:span text:style-name="T7"> | </text:span><text:span text:style-name="T7"><text:span text:style-name="T1">et</text:span></text:span> <text:span text:style-name="T7">p<text:span text:style-name="T1">er</text:span>secutiones</text:span> <text:span text:style-name="T7">multas</text:span> <text:span text:style-name="T7">usq<text:span text:style-name="T1">ue</text:span></text:span> <text:span text:style-name="T7">ad</text:span> <text:span text:style-name="T7">uincula</text:span> <text:span text:style-name="T7"><text:span text:style-name="T1">et</text:span></text:span> <text:span text:style-name="T7">ut</text:span> <text:span text:style-name="T7">darem</text:span> <text:span text:style-name="T7">me</text:span> <text:span text:style-name="T7"/><text:span text:style-name="T7">inge</text:span><text:span text:style-name="T7">|</text:span><text:span text:style-name="T7">nuitatem</text:span> <text:span text:style-name="T7">meam</text:span> <text:span text:style-name="T7">p<text:span text:style-name="T1">ro</text:span></text:span> <text:span text:style-name="T7">utilitate</text:span> <text:span text:style-name="T7">aliorum</text:span><text:span text:style-name="T7">·</text:span> <text:span text:style-name="T7"><text:span text:style-name="T3">E</text:span>t</text:span> <text:span text:style-name="T7">si</text:span> <text:span text:style-name="T7">dignus</text:span> <text:span text:style-name="T7">fuero</text:span><text:span text:style-name="T7"/><text:span text:style-name="T7"> | </text:span><text:span text:style-name="T7">prumptus</text:span> <text:span text:style-name="T7">sum</text:span> <text:span text:style-name="T7">ut</text:span> <text:span text:style-name="T7"><text:span text:style-name="T1">et</text:span>iam</text:span> <text:span text:style-name="T7">animam</text:span> <text:span text:style-name="T7">mea<text:span text:style-name="T1">m</text:span></text:span> <text:span text:style-name="T7">incunctant<text:span text:style-name="T1">er</text:span></text:span> <text:span text:style-name="T7"><text:span text:style-name="T1">et</text:span></text:span> <text:span text:style-name="T7">liben</text:span><text:span text:style-name="T7">|</text:span><text:span text:style-name="T7">tissime</text:span> <text:span text:style-name="T7">p<text:span text:style-name="T1">ro</text:span></text:span> <text:span text:style-name="T7"/><text:span text:style-name="T7">nomine</text:span> <text:span text:style-name="T7">eius</text:span> <text:span text:style-name="T7"><text:span text:style-name="T1">et</text:span></text:span> <text:span text:style-name="T7">ibi</text:span> <text:span text:style-name="T7">opto</text:span> <text:span text:style-name="T7">inpendere</text:span> <text:span text:style-name="T7">eam</text:span> <text:span text:style-name="T7">usq<text:span text:style-name="T1">ue</text:span></text:span> <text:span text:style-name="T7">ad</text:span> <text:span text:style-name="T7">mor</text:span><text:span text:style-name="T7">|</text:span><text:span text:style-name="T7">tem</text:span> <text:span text:style-name="T7">si</text:span> <text:span text:style-name="T7">d<text:span text:style-name="T1">omi</text:span>n<text:span text:style-name="T1">u</text:span>s</text:span> <text:span text:style-name="T7"/><text:span text:style-name="T7">mihi</text:span> <text:span text:style-name="T7">indulger<text:span text:style-name="T1">et</text:span></text:span> <text:span text:style-name="T7"/></text:p>
      <text:p>38. <text:span text:style-name="T7"/><text:span text:style-name="T7">quia</text:span> <text:span text:style-name="T7">ualde</text:span> <text:span text:style-name="T7">debitor</text:span> <text:span text:style-name="T7">sum</text:span> <text:span text:style-name="T7">d<text:span text:style-name="T1">e</text:span>o</text:span> <text:span text:style-name="T7">qui</text:span> <text:span text:style-name="T7">m<text:span text:style-name="T1">ih</text:span>i</text:span><text:span text:style-name="T7"> | </text:span><text:span text:style-name="T7">tantam</text:span> <text:span text:style-name="T7">gra<text:span text:style-name="T1">ti</text:span>m</text:span> <text:span text:style-name="T7">donauit</text:span> <text:span text:style-name="T7"/><text:span text:style-name="T7">ut</text:span> <text:span text:style-name="T7">populi</text:span> <text:span text:style-name="T7">multi</text:span> <text:span text:style-name="T7">p<text:span text:style-name="T1">er</text:span></text:span> <text:span text:style-name="T7">me</text:span> <text:span text:style-name="T7">in</text:span> <text:span text:style-name="T7">d<text:span text:style-name="T1">eu</text:span>m</text:span> <text:span text:style-name="T7">renascant<text:span text:style-name="T1">ur</text:span><text:note text:id="ftn1" text:note-class="footnote"><text:note-citation>0</text:note-citation><text:note-body><text:p text:style-name="Footnote">Freeman transcribes this word as
                                renascerentur which would be the same as the reading in D. This
                                reading is however incorrect</text:p></text:note-body></text:note></text:span><text:span text:style-name="T7">·</text:span><text:span text:style-name="T7"> | </text:span><text:span text:style-name="T7"><text:span text:style-name="T1">et</text:span></text:span> <text:span text:style-name="T7">postmodum</text:span> <text:span text:style-name="T7">consumarentur</text:span> <text:span text:style-name="T7"/><text:span text:style-name="T7"><text:span text:style-name="T1">et</text:span></text:span> <text:span text:style-name="T7">ut</text:span> <text:span text:style-name="T7">clerici</text:span> <text:span text:style-name="T7">ubiq<text:span text:style-name="T1">ue</text:span></text:span> <text:span text:style-name="T7">illis</text:span> <text:span text:style-name="T7">ordina</text:span><text:span text:style-name="T7">|</text:span><text:span text:style-name="T7">rentur</text:span> <text:span text:style-name="T7">ad</text:span> <text:span text:style-name="T7">plebem</text:span> <text:span text:style-name="T7"/><text:span text:style-name="T7">nup<text:span text:style-name="T1"/><text:span text:style-name="T1">er</text:span></text:span> <text:span text:style-name="T7">uenientem</text:span> <text:span text:style-name="T7">ad</text:span> <text:span text:style-name="T7">credulitatem</text:span> <text:span text:style-name="T7">quam</text:span> <text:span text:style-name="T7">sump</text:span><text:span text:style-name="T7">|</text:span><text:span text:style-name="T7">sit</text:span> <text:span text:style-name="T7">d<text:span text:style-name="T1">omi</text:span>n<text:span text:style-name="T1">u</text:span>s</text:span> <text:span text:style-name="T7">ab</text:span> <text:span text:style-name="T7">extremis</text:span> <text:span text:style-name="T7"/><text:span text:style-name="T7">terre</text:span><text:span text:style-name="T7">·</text:span> <text:span text:style-name="T7"><text:span text:style-name="T3">S</text:span>ic<text:span text:style-name="T1">ut</text:span></text:span> <text:span text:style-name="T7">oli<text:span text:style-name="T1">m</text:span></text:span> <text:span text:style-name="T7">p<text:span text:style-name="T1">ro</text:span>miserat</text:span> <text:span text:style-name="T7">p<text:span text:style-name="T1">er</text:span></text:span> <text:span text:style-name="T7">p<text:span text:style-name="T1">ro</text:span>phetas</text:span> <text:span text:style-name="T7">suos</text:span> <text:span text:style-name="T7">ad</text:span> <text:span text:style-name="T7">gen</text:span><text:span text:style-name="T7">|</text:span><text:span text:style-name="T7">tes</text:span><text:span text:style-name="T7">·</text:span> <text:span text:style-name="T7">ueniant</text:span> <text:span text:style-name="T7"/><text:span text:style-name="T7">ab</text:span> <text:span text:style-name="T7">extremo</text:span> <text:span text:style-name="T7">t<text:span text:style-name="T1">er</text:span>re</text:span> <text:span text:style-name="T7"><text:span text:style-name="T1">et</text:span></text:span> <text:span text:style-name="T7">dicent</text:span><text:span text:style-name="T7">·</text:span> <text:span text:style-name="T7"><text:span text:style-name="T3">S</text:span>ic<text:span text:style-name="T1">ut</text:span></text:span> <text:span text:style-name="T7">falsa</text:span> <text:span text:style-name="T7">conparuer<text:span text:style-name="T1">unt</text:span></text:span> <text:span text:style-name="T7">patres</text:span><text:span text:style-name="T7"> | </text:span><text:span text:style-name="T7">n<text:span text:style-name="T1">ost</text:span>ri</text:span> <text:span text:style-name="T7">idola</text:span><text:span text:style-name="T7">·</text:span> <text:span text:style-name="T7"/><text:span text:style-name="T7"/><text:span text:style-name="T7"><text:span text:style-name="T1">et</text:span></text:span> <text:span text:style-name="T7">n<text:span text:style-name="T1">on</text:span></text:span> <text:span text:style-name="T7"><text:span text:style-name="T1">est</text:span></text:span> <text:span text:style-name="T7">utilitas</text:span> <text:span text:style-name="T7">in</text:span> <text:span text:style-name="T7">eis</text:span> <text:span text:style-name="T7"><text:span text:style-name="T1">et</text:span></text:span> <text:span text:style-name="T7">iteru<text:span text:style-name="T1">m</text:span></text:span><text:span text:style-name="T7">·</text:span> <text:span text:style-name="T7"><text:span text:style-name="T3">P</text:span>osui</text:span> <text:span text:style-name="T7">te</text:span> <text:span text:style-name="T7">lum<text:span text:style-name="T1">en</text:span></text:span> <text:span text:style-name="T7">in</text:span> <text:span text:style-name="T7">gentib<text:span text:style-name="T1">us</text:span></text:span> <text:span text:style-name="T7">ut</text:span> <text:span text:style-name="T7"/><text:span text:style-name="T7">sis</text:span><text:span text:style-name="T7">(78v)</text:span><text:span text:style-name="T7"/><text:span text:style-name="T7"> | </text:span><text:span text:style-name="T7">in</text:span> <text:span text:style-name="T7">salutem</text:span> <text:span text:style-name="T7">usq<text:span text:style-name="T1">ue</text:span></text:span> <text:span text:style-name="T7">ad</text:span> <text:span text:style-name="T7">extremum</text:span> <text:span text:style-name="T7">terre</text:span><text:span text:style-name="T7">·</text:span> <text:span text:style-name="T7"/></text:p>
      <text:p>39. <text:span text:style-name="T7"/><text:span text:style-name="T7"><text:span text:style-name="T3">E</text:span>t</text:span> <text:span text:style-name="T7">ibi</text:span> <text:span text:style-name="T7">uolo</text:span> <text:span text:style-name="T7">expectare</text:span> <text:span text:style-name="T7">p<text:span text:style-name="T1">ro</text:span>mis</text:span><text:span text:style-name="T7">|</text:span><text:span text:style-name="T7">sum</text:span> <text:span text:style-name="T7">ipsius</text:span> <text:span text:style-name="T7">qui</text:span> <text:span text:style-name="T7">utiq<text:span text:style-name="T1">ue</text:span></text:span> <text:span text:style-name="T7">numquam</text:span> <text:span text:style-name="T7"/><text:span text:style-name="T7">fallit</text:span><text:span text:style-name="T7">·</text:span> <text:span text:style-name="T7">sicut</text:span> <text:span text:style-name="T7">in</text:span> <text:span text:style-name="T7">euuang<text:span text:style-name="T1">e</text:span>lio</text:span> <text:span text:style-name="T7">pollicet<text:span text:style-name="T1">ur</text:span></text:span><text:span text:style-name="T7">·</text:span><text:span text:style-name="T7"> | </text:span><text:span text:style-name="T7"><text:span text:style-name="T3">U</text:span>enient</text:span> <text:span text:style-name="T7">ab</text:span> <text:span text:style-name="T7">oriente</text:span> <text:span text:style-name="T7"><text:span text:style-name="T1">et</text:span></text:span> <text:span text:style-name="T7">occidente</text:span> <text:span text:style-name="T7"/><text:span text:style-name="T7"><text:span text:style-name="T1">et</text:span></text:span> <text:span text:style-name="T7">recumbent</text:span> <text:span text:style-name="T7">cum</text:span> <text:span text:style-name="T7">abraham</text:span> <text:span text:style-name="T7"><text:span text:style-name="T1">et</text:span></text:span><text:span text:style-name="T7"> | </text:span><text:span text:style-name="T7">isaac</text:span> <text:span text:style-name="T7"><text:span text:style-name="T1">et</text:span></text:span> <text:span text:style-name="T7">iacob</text:span><text:span text:style-name="T7">·</text:span> <text:span text:style-name="T7"/><text:span text:style-name="T7">sicut</text:span> <text:span text:style-name="T7">credimus</text:span> <text:span text:style-name="T7">ab</text:span> <text:span text:style-name="T7">om<text:span text:style-name="T1">n</text:span>i</text:span> <text:span text:style-name="T7">mundo</text:span> <text:span text:style-name="T7">uenturi</text:span> <text:span text:style-name="T7">sunt</text:span> <text:span text:style-name="T7">cre</text:span><text:span text:style-name="T7">|</text:span><text:span text:style-name="T7">dentes</text:span><text:span text:style-name="T7">·</text:span> <text:span text:style-name="T7"/></text:p>
      <text:p>40. <text:span text:style-name="T7"/><text:span text:style-name="T7"><text:span text:style-name="T3">I</text:span>dcirco</text:span> <text:span text:style-name="T7">itaq<text:span text:style-name="T1">ue</text:span></text:span> <text:span text:style-name="T7">oport<text:span text:style-name="T1">et</text:span></text:span> <text:span text:style-name="T7">quidem</text:span> <text:span text:style-name="T7">bene</text:span> <text:span text:style-name="T7"><text:span text:style-name="T1">et</text:span></text:span> <text:span text:style-name="T7">diligent<text:span text:style-name="T1">er</text:span></text:span> <text:span text:style-name="T7">piscare</text:span><text:span text:style-name="T7"> | </text:span><text:span text:style-name="T7">sicut</text:span> <text:span text:style-name="T7"/><text:span text:style-name="T7">d<text:span text:style-name="T1">omi</text:span>n<text:span text:style-name="T1">u</text:span>s</text:span> <text:span text:style-name="T7">p<text:span text:style-name="T1">er</text:span>mon<text:span text:style-name="T1">et</text:span></text:span> <text:span text:style-name="T7">dicens</text:span><text:span text:style-name="T7">·</text:span> <text:span text:style-name="T7"><text:span text:style-name="T3">U</text:span>enite</text:span> <text:span text:style-name="T7">post</text:span> <text:span text:style-name="T7">me</text:span> <text:span text:style-name="T7"><text:span text:style-name="T1">et</text:span></text:span> <text:span text:style-name="T7">fatiam</text:span> <text:span text:style-name="T7">uos</text:span> <text:span text:style-name="T7"/><text:span text:style-name="T7">piscato</text:span><text:span text:style-name="T7">|</text:span><text:span text:style-name="T7">res</text:span> <text:span text:style-name="T7">hominum</text:span><text:span text:style-name="T7">·</text:span> <text:span text:style-name="T7"><text:span text:style-name="T3">E</text:span>t</text:span> <text:span text:style-name="T7">iterum</text:span> <text:span text:style-name="T7">dicit</text:span> <text:span text:style-name="T7">p<text:span text:style-name="T1">er</text:span></text:span> <text:span text:style-name="T7">prophetas</text:span><text:span text:style-name="T7">·</text:span> <text:span text:style-name="T7"><text:span text:style-name="T3">E</text:span>cce</text:span> <text:span text:style-name="T7">mitto</text:span> <text:span text:style-name="T7"/><text:span text:style-name="T7">piscato</text:span><text:span text:style-name="T7"> | </text:span><text:span text:style-name="T7">res</text:span> <text:span text:style-name="T7"><text:span text:style-name="T1">et</text:span></text:span> <text:span text:style-name="T7">uenatores</text:span> <text:span text:style-name="T7">multos</text:span> <text:span text:style-name="T7">dicit</text:span> <text:span text:style-name="T7">d<text:span text:style-name="T1">omi</text:span>n<text:span text:style-name="T1">u</text:span>s</text:span> <text:span text:style-name="T7"><text:span text:style-name="T1">et</text:span></text:span> <text:span text:style-name="T7">cetera</text:span><text:span text:style-name="T7">·</text:span> <text:span text:style-name="T7"/><text:span text:style-name="T7"><text:span text:style-name="T3">U</text:span>nde</text:span> <text:span text:style-name="T7">aute<text:span text:style-name="T1">m</text:span></text:span> <text:span text:style-name="T7">ualde</text:span><text:span text:style-name="T7"> | </text:span><text:span text:style-name="T7">oportebatur</text:span> <text:span text:style-name="T7">retia</text:span> <text:span text:style-name="T7">n<text:span text:style-name="T1">ost</text:span>ra</text:span> <text:span text:style-name="T7">tendere</text:span> <text:span text:style-name="T7">ita</text:span> <text:span text:style-name="T7">ut</text:span> <text:span text:style-name="T7">multitudo</text:span> <text:span text:style-name="T7"/><text:span text:style-name="T7">copiosa</text:span><text:span text:style-name="T7"> | </text:span><text:span text:style-name="T7"><text:span text:style-name="T1">et</text:span></text:span> <text:span text:style-name="T7">turba</text:span> <text:span text:style-name="T7">d<text:span text:style-name="T1">e</text:span>o</text:span> <text:span text:style-name="T7">caperetur</text:span><text:span text:style-name="T7">·</text:span> <text:span text:style-name="T7"><text:span text:style-name="T3">E</text:span>t</text:span> <text:span text:style-name="T7">ubiq<text:span text:style-name="T1">ue</text:span></text:span> <text:span text:style-name="T7">essent</text:span> <text:span text:style-name="T7">clerici</text:span> <text:span text:style-name="T7">qui</text:span> <text:span text:style-name="T7"/><text:span text:style-name="T7">baptiza</text:span><text:span text:style-name="T7">|</text:span><text:span text:style-name="T7">rent</text:span> <text:span text:style-name="T7"><text:span text:style-name="T1">et</text:span></text:span> <text:span text:style-name="T7">exortarent</text:span> <text:span text:style-name="T7">p<text:span text:style-name="T1">ro</text:span>pt<text:span text:style-name="T1">er</text:span></text:span> <text:span text:style-name="T7">indigentem</text:span> <text:span text:style-name="T7"><text:span text:style-name="T1">et</text:span></text:span> <text:span text:style-name="T7">desiderantem</text:span><text:span text:style-name="T7">·</text:span> <text:span text:style-name="T7"/><text:span text:style-name="T7">sic<text:span text:style-name="T1">ut</text:span></text:span><text:span text:style-name="T7"> | </text:span><text:span text:style-name="T7">d<text:span text:style-name="T1">omi</text:span>n<text:span text:style-name="T1">u</text:span>s</text:span> <text:span text:style-name="T7">inquid</text:span> <text:span text:style-name="T7">in</text:span> <text:span text:style-name="T7">euuangelio</text:span> <text:span text:style-name="T7">admon<text:span text:style-name="T1">et</text:span></text:span> <text:span text:style-name="T7"><text:span text:style-name="T1">et</text:span></text:span> <text:span text:style-name="T7">doc<text:span text:style-name="T1">et</text:span></text:span> <text:span text:style-name="T7">dicens</text:span><text:span text:style-name="T7">·</text:span> <text:span text:style-name="T7"><text:span text:style-name="T3">E</text:span>untes</text:span><text:span text:style-name="T7"/><text:span text:style-name="T7"> | </text:span><text:span text:style-name="T7">docete</text:span> <text:span text:style-name="T7">om<text:span text:style-name="T1">ne</text:span>s</text:span> <text:span text:style-name="T7">gentes</text:span> <text:span text:style-name="T7">baptizantes</text:span> <text:span text:style-name="T7">eos</text:span> <text:span text:style-name="T7">in</text:span> <text:span text:style-name="T7">nomine</text:span> <text:span text:style-name="T7">patris</text:span><text:span text:style-name="T7">·</text:span> <text:span text:style-name="T7"><text:span text:style-name="T1">et</text:span></text:span> <text:span text:style-name="T7">filii</text:span><text:span text:style-name="T7">·</text:span><text:span text:style-name="T7"> | </text:span><text:span text:style-name="T7"/><text:span text:style-name="T7"><text:span text:style-name="T1">et</text:span></text:span> <text:span text:style-name="T7">sp<text:span text:style-name="T1">iritu</text:span>s</text:span> <text:span text:style-name="T7">s<text:span text:style-name="T1">an</text:span>c<text:span text:style-name="T1">t</text:span>i</text:span><text:span text:style-name="T7">·</text:span> <text:span text:style-name="T7"><text:span text:style-name="T3">D</text:span>ocentes</text:span> <text:span text:style-name="T7">eos</text:span> <text:span text:style-name="T7">seruare</text:span> <text:span text:style-name="T7">om<text:span text:style-name="T1">n</text:span>ia</text:span> <text:span text:style-name="T7">quecumq<text:span text:style-name="T1">ue</text:span></text:span> <text:span text:style-name="T7">mandaui</text:span> <text:span text:style-name="T7"/><text:span text:style-name="T7">uob<text:span text:style-name="T1">is</text:span></text:span><text:span text:style-name="T7">·</text:span><text:span text:style-name="T7"> | </text:span><text:span text:style-name="T7"><text:span text:style-name="T3">E</text:span>t</text:span> <text:span text:style-name="T7">ecce</text:span> <text:span text:style-name="T7">ego</text:span> <text:span text:style-name="T7">uobiscum</text:span> <text:span text:style-name="T7">su<text:span text:style-name="T1">m</text:span></text:span> <text:span text:style-name="T7">om<text:span text:style-name="T1">n</text:span>ib<text:span text:style-name="T1">us</text:span></text:span> <text:span text:style-name="T7">
                    \diebus/
                </text:span><text:span text:style-name="T7">usq<text:span text:style-name="T1">ue</text:span></text:span> <text:span text:style-name="T7">ad</text:span> <text:span text:style-name="T7">consummationem</text:span> <text:span text:style-name="T7"/><text:span text:style-name="T7">s<text:span text:style-name="T1">ae</text:span>c<text:span text:style-name="T1">u</text:span>li</text:span><text:span text:style-name="T7">·</text:span><text:span text:style-name="T7"> | </text:span><text:span text:style-name="T7"><text:span text:style-name="T3">E</text:span>t</text:span> <text:span text:style-name="T7">iterum</text:span> <text:span text:style-name="T7">dicit</text:span><text:span text:style-name="T7">·</text:span> <text:span text:style-name="T7"><text:span text:style-name="T3">E</text:span>untes</text:span> <text:span text:style-name="T7">ergo</text:span> <text:span text:style-name="T7">in</text:span> <text:span text:style-name="T7">mundum</text:span> <text:span text:style-name="T7">uniuersum</text:span> <text:span text:style-name="T7">predi</text:span><text:span text:style-name="T7">|</text:span><text:span text:style-name="T7">cate</text:span> <text:span text:style-name="T7"/><text:span text:style-name="T7">euuang<text:span text:style-name="T1">e</text:span>liu<text:span text:style-name="T1">m</text:span></text:span> <text:span text:style-name="T7">om<text:span text:style-name="T1">n</text:span>i</text:span> <text:span text:style-name="T7">creature</text:span><text:span text:style-name="T7">·</text:span> <text:span text:style-name="T7"><text:span text:style-name="T3">Q</text:span>ui</text:span> <text:span text:style-name="T7">crediderit</text:span> <text:span text:style-name="T7"><text:span text:style-name="T1">et</text:span></text:span> <text:span text:style-name="T7">baptizatus</text:span><text:span text:style-name="T7"> | </text:span><text:span text:style-name="T7">fuerit</text:span> <text:span text:style-name="T7"/><text:span text:style-name="T7">saluus</text:span> <text:span text:style-name="T7">erit</text:span><text:span text:style-name="T7">·</text:span> <text:span text:style-name="T7"><text:span text:style-name="T3">Q</text:span>ui</text:span> <text:span text:style-name="T7">uero</text:span> <text:span text:style-name="T7">non</text:span> <text:span text:style-name="T7">crediderit</text:span> <text:span text:style-name="T7">condempnabit<text:span text:style-name="T1">ur</text:span></text:span><text:span text:style-name="T7">·</text:span><text:span text:style-name="T7"> | </text:span><text:span text:style-name="T7"><text:span text:style-name="T3">E</text:span>t</text:span> <text:span text:style-name="T7">iterum</text:span> <text:span text:style-name="T7"/><text:span text:style-name="T7">p<text:span text:style-name="T1">rae</text:span>dicabitur</text:span> <text:span text:style-name="T7">hoc</text:span> <text:span text:style-name="T7">euuangeliu<text:span text:style-name="T1">m</text:span></text:span> <text:span text:style-name="T7">regni</text:span> <text:span text:style-name="T7">in</text:span> <text:span text:style-name="T7">uniuerso</text:span><text:span text:style-name="T7"> | </text:span><text:span text:style-name="T7">mondo</text:span><text:span text:style-name="T7">·</text:span> <text:span text:style-name="T7">in</text:span> <text:span text:style-name="T7">testimonium</text:span> <text:span text:style-name="T7"/><text:span text:style-name="T7">om<text:span text:style-name="T1">n</text:span>ib<text:span text:style-name="T1">us</text:span></text:span> <text:span text:style-name="T7">gentibus</text:span> <text:span text:style-name="T7"><text:span text:style-name="T1">et</text:span></text:span> <text:span text:style-name="T7">tunc</text:span> <text:span text:style-name="T7">ueni<text:span text:style-name="T1">et</text:span></text:span> <text:span text:style-name="T7">finis</text:span><text:span text:style-name="T7">·</text:span><text:span text:style-name="T7"/><text:span text:style-name="T7"> | </text:span><text:span text:style-name="T7"><text:span text:style-name="T3">E</text:span>t</text:span> <text:span text:style-name="T7">it<text:span text:style-name="T1">em</text:span></text:span> <text:span text:style-name="T7">d<text:span text:style-name="T1">omi</text:span>n<text:span text:style-name="T1">u</text:span>s</text:span> <text:span text:style-name="T7">p<text:span text:style-name="T1">er</text:span></text:span> <text:span text:style-name="T7">p<text:span text:style-name="T1">ro</text:span>phetam</text:span> <text:span text:style-name="T7">prenuntiat</text:span> <text:span text:style-name="T7">inquid</text:span> <text:span text:style-name="T7"><text:span text:style-name="T1">et</text:span></text:span> <text:span text:style-name="T7">erit</text:span> <text:span text:style-name="T7"/><text:span text:style-name="T7">in</text:span> <text:span text:style-name="T7">nouissimis</text:span><text:span text:style-name="T7"> | </text:span><text:span text:style-name="T7">diebus</text:span> <text:span text:style-name="T7">dicit</text:span> <text:span text:style-name="T7">d<text:span text:style-name="T1">omi</text:span>n<text:span text:style-name="T1">u</text:span>s</text:span><text:span text:style-name="T7">·</text:span> <text:span text:style-name="T7"><text:span text:style-name="T3">E</text:span>ffunda<text:span text:style-name="T1">m</text:span></text:span> <text:span text:style-name="T7">de</text:span> <text:span text:style-name="T7">sp<text:span text:style-name="T1">irit</text:span>u</text:span> <text:span text:style-name="T7">meo</text:span> <text:span text:style-name="T7">sup<text:span text:style-name="T1">er</text:span></text:span> <text:span text:style-name="T7">omne<text:span text:style-name="T1">m</text:span></text:span> <text:span text:style-name="T7"/><text:span text:style-name="T7">carne<text:span text:style-name="T1">m</text:span></text:span> <text:span text:style-name="T7"><text:span text:style-name="T1">et</text:span></text:span> <text:span text:style-name="T7">p<text:span text:style-name="T1">ro</text:span>phetab<text:span text:style-name="T1">unt</text:span></text:span><text:span text:style-name="T7">(79r)</text:span><text:span text:style-name="T7"/><text:span text:style-name="T7"> | </text:span><text:span text:style-name="T7">filii</text:span> <text:span text:style-name="T7">u<text:span text:style-name="T1">est</text:span>ri</text:span><text:span text:style-name="T7">·</text:span> <text:span text:style-name="T7"><text:span text:style-name="T1">et</text:span></text:span> <text:span text:style-name="T7">filie</text:span> <text:span text:style-name="T7">u<text:span text:style-name="T1">est</text:span>rae</text:span><text:span text:style-name="T7">·</text:span> <text:span text:style-name="T7"><text:span text:style-name="T1">et</text:span></text:span> <text:span text:style-name="T7">iuuenes</text:span> <text:span text:style-name="T7">u<text:span text:style-name="T1">est</text:span>ri</text:span> <text:span text:style-name="T7"/><text:span text:style-name="T7"/><text:span text:style-name="T7">uisiones</text:span> <text:span text:style-name="T7">uidebunt</text:span><text:span text:style-name="T7">;</text:span> <text:span text:style-name="T7"><text:span text:style-name="T1">et</text:span></text:span> <text:span text:style-name="T7">seniores</text:span><text:span text:style-name="T7"> | </text:span><text:span text:style-name="T7">u<text:span text:style-name="T1">est</text:span>ri</text:span> <text:span text:style-name="T7">somnia</text:span> <text:span text:style-name="T7">somnia</text:span> <text:span text:style-name="T7">somniabunt</text:span><text:span text:style-name="T7">·</text:span> <text:span text:style-name="T7"><text:span text:style-name="T3">E</text:span>t</text:span> <text:span text:style-name="T7">quidem</text:span> <text:span text:style-name="T7">sup<text:span text:style-name="T1">er</text:span></text:span> <text:span text:style-name="T7"/><text:span text:style-name="T7">seruos</text:span> <text:span text:style-name="T7">meos</text:span> <text:span text:style-name="T7"><text:span text:style-name="T1">et</text:span></text:span> <text:span text:style-name="T7">sup<text:span text:style-name="T1">er</text:span></text:span><text:span text:style-name="T7"> | </text:span><text:span text:style-name="T7">ancillas</text:span> <text:span text:style-name="T7">meas</text:span> <text:span text:style-name="T7">in</text:span> <text:span text:style-name="T7">diebus</text:span> <text:span text:style-name="T7">illis</text:span> <text:span text:style-name="T7">effundam</text:span> <text:span text:style-name="T7">de</text:span> <text:span text:style-name="T7">sp<text:span text:style-name="T1">irit</text:span>u</text:span> <text:span text:style-name="T7">meo</text:span> <text:span text:style-name="T7"/><text:span text:style-name="T7"><text:span text:style-name="T1">et</text:span></text:span> <text:span text:style-name="T7">p<text:span text:style-name="T1">ro</text:span>phetabant</text:span><text:span text:style-name="T7">·</text:span><text:span text:style-name="T7"> | </text:span><text:span text:style-name="T7"><text:span text:style-name="T3">E</text:span>t</text:span> <text:span text:style-name="T7">oseae</text:span> <text:span text:style-name="T7">dicit</text:span><text:span text:style-name="T7">·</text:span> <text:span text:style-name="T7"><text:span text:style-name="T3">U</text:span>ocabo</text:span> <text:span text:style-name="T7">non</text:span> <text:span text:style-name="T7">plebem</text:span> <text:span text:style-name="T7">meam</text:span> <text:span text:style-name="T7"/><text:span text:style-name="T7"><text:span text:style-name="T1">et</text:span></text:span> <text:span text:style-name="T7">non</text:span> <text:span text:style-name="T7">mis<text:span text:style-name="T1">eri</text:span>c<text:span text:style-name="T1">or</text:span>diam</text:span> <text:span text:style-name="T7">conse</text:span><text:span text:style-name="T7">|</text:span><text:span text:style-name="T7">cutam</text:span><text:span text:style-name="T7">·</text:span> <text:span text:style-name="T7"><text:span text:style-name="T3">E</text:span>t</text:span> <text:span text:style-name="T7">erit</text:span> <text:span text:style-name="T7">in</text:span> <text:span text:style-name="T7"/><text:span text:style-name="T7">loco</text:span> <text:span text:style-name="T7">ubi</text:span> <text:span text:style-name="T7">dictum</text:span> <text:span text:style-name="T7">est</text:span> <text:span text:style-name="T7">eis</text:span><text:span text:style-name="T7">·</text:span> <text:span text:style-name="T7"><text:span text:style-name="T3">N</text:span>on</text:span> <text:span text:style-name="T7">plebs</text:span> <text:span text:style-name="T7">mea</text:span> <text:span text:style-name="T7">uos</text:span> <text:span text:style-name="T7">ibi</text:span> <text:span text:style-name="T7">uo</text:span><text:span text:style-name="T7">|</text:span><text:span text:style-name="T7">cabuntur</text:span> <text:span text:style-name="T7">filii</text:span> <text:span text:style-name="T7">d<text:span text:style-name="T1">e</text:span>i</text:span> <text:span text:style-name="T7">uiui</text:span><text:span text:style-name="T7">·</text:span> <text:span text:style-name="T7"/></text:p>
      <text:p>41. <text:span text:style-name="T7"/><text:span text:style-name="T7"><text:span text:style-name="T3">U</text:span>nde</text:span> <text:span text:style-name="T7">aute<text:span text:style-name="T1">m</text:span></text:span> <text:span text:style-name="T7">hiberione</text:span><text:span text:style-name="T7">·</text:span> <text:span text:style-name="T7">qui</text:span> <text:span text:style-name="T7">numqua<text:span text:style-name="T1">m</text:span></text:span> <text:span text:style-name="T7">notitia<text:span text:style-name="T1">m</text:span></text:span><text:span text:style-name="T7"> | </text:span><text:span text:style-name="T7">d<text:span text:style-name="T1">e</text:span>i</text:span> <text:span text:style-name="T7">habuerant</text:span> <text:span text:style-name="T7"/><text:span text:style-name="T7">nisi</text:span> <text:span text:style-name="T7">idola</text:span><text:span text:style-name="T7">·</text:span> <text:span text:style-name="T7"><text:span text:style-name="T1">et</text:span></text:span> <text:span text:style-name="T7">inmunda</text:span> <text:span text:style-name="T7">usq<text:span text:style-name="T1">ue</text:span></text:span> <text:span text:style-name="T7">nunc</text:span> <text:span text:style-name="T7">semp<text:span text:style-name="T1">er</text:span></text:span> <text:span text:style-name="T7">coluerunt</text:span><text:span text:style-name="T7">·</text:span><text:span text:style-name="T7"> | </text:span><text:span text:style-name="T7"><text:span text:style-name="T3">Q</text:span>uomodo</text:span> <text:span text:style-name="T7"/><text:span text:style-name="T7">nup<text:span text:style-name="T1">er</text:span></text:span> <text:span text:style-name="T7">fecta</text:span> <text:span text:style-name="T7">est</text:span> <text:span text:style-name="T7">plebs</text:span> <text:span text:style-name="T7">d<text:span text:style-name="T1">omi</text:span>ni</text:span> <text:span text:style-name="T7"><text:span text:style-name="T1">et</text:span></text:span> <text:span text:style-name="T7">filii</text:span> <text:span text:style-name="T7">d<text:span text:style-name="T1">e</text:span>i</text:span> <text:span text:style-name="T7">nuncupatur</text:span> <text:span text:style-name="T7">filii</text:span> <text:span text:style-name="T7">scot</text:span><text:span text:style-name="T7">|</text:span><text:span text:style-name="T7">torum</text:span> <text:span text:style-name="T7"/><text:span text:style-name="T7"><text:span text:style-name="T1">et</text:span></text:span> <text:span text:style-name="T7">filii</text:span> <text:span text:style-name="T7">regulo<text:span text:style-name="T1">rum</text:span></text:span> <text:span text:style-name="T7">monachi</text:span> <text:span text:style-name="T7"><text:span text:style-name="T1">et</text:span></text:span> <text:span text:style-name="T7">uirgines</text:span> <text:span text:style-name="T7">chr<text:span text:style-name="T1">ist</text:span>i</text:span> <text:span text:style-name="T7">e<text:span text:style-name="T1">ss</text:span>e</text:span><text:span text:style-name="T7">·</text:span> <text:span text:style-name="T7">uidentur</text:span><text:span text:style-name="T7">·</text:span><text:span text:style-name="T7"> | </text:span><text:span text:style-name="T7"/></text:p>
      <text:p>42. <text:span text:style-name="T7"/><text:span text:style-name="T7"><text:span text:style-name="T3">E</text:span>t</text:span> <text:span text:style-name="T7"><text:span text:style-name="T1">et</text:span>iam</text:span> <text:span text:style-name="T7">una</text:span> <text:span text:style-name="T7">benedicta</text:span> <text:span text:style-name="T7">scotta</text:span> <text:span text:style-name="T7">genetiua</text:span> <text:span text:style-name="T7">nobilis</text:span> <text:span text:style-name="T7">pulcherrima</text:span><text:span text:style-name="T7">.</text:span><text:span text:style-name="T7"> | </text:span><text:span text:style-name="T7"/><text:span text:style-name="T7">adulta</text:span> <text:span text:style-name="T7">erat</text:span> <text:span text:style-name="T7">quam</text:span> <text:span text:style-name="T7">ego</text:span> <text:span text:style-name="T7">baptizaui</text:span> <text:span text:style-name="T7"><text:span text:style-name="T1">et</text:span></text:span> <text:span text:style-name="T7">post</text:span> <text:span text:style-name="T7">paucos</text:span> <text:span text:style-name="T7">dies</text:span> <text:span text:style-name="T7">una</text:span> <text:span text:style-name="T7">causa</text:span><text:span text:style-name="T7"> | </text:span><text:span text:style-name="T7">uenit</text:span> <text:span text:style-name="T7"/><text:span text:style-name="T7">ad</text:span> <text:span text:style-name="T7">nos</text:span> <text:span text:style-name="T7">insinuauit</text:span> <text:span text:style-name="T7">nob<text:span text:style-name="T1">is</text:span></text:span> <text:span text:style-name="T7">responsum</text:span> <text:span text:style-name="T7">accepisse</text:span> <text:span text:style-name="T7">a</text:span> <text:span text:style-name="T7">nuntio</text:span> <text:span text:style-name="T7">d<text:span text:style-name="T1">e</text:span>i</text:span><text:span text:style-name="T7"> | </text:span><text:span text:style-name="T7"><text:span text:style-name="T1">et</text:span></text:span><text:span text:style-name="T7"/> <text:span text:style-name="T7">monuit</text:span> <text:span text:style-name="T7">eam</text:span> <text:span text:style-name="T7">ut</text:span> <text:span text:style-name="T7">ess<text:span text:style-name="T1">et</text:span></text:span> <text:span text:style-name="T7">uirgo</text:span> <text:span text:style-name="T7">chr<text:span text:style-name="T1">ist</text:span>i</text:span> <text:span text:style-name="T7"><text:span text:style-name="T1">et</text:span></text:span> <text:span text:style-name="T7">ipsa</text:span> <text:span text:style-name="T7">d<text:span text:style-name="T1">e</text:span>o</text:span> <text:span text:style-name="T7">proximar<text:span text:style-name="T1">et</text:span></text:span><text:span text:style-name="T7">·</text:span> <text:span text:style-name="T7"><text:span text:style-name="T3">D</text:span><text:span text:style-name="T1">e</text:span>o</text:span> <text:span text:style-name="T7"/><text:span text:style-name="T7">gr<text:span text:style-name="T1">ati</text:span>as</text:span><text:span text:style-name="T7"> | </text:span><text:span text:style-name="T7">sexta</text:span> <text:span text:style-name="T7">ab</text:span> <text:span text:style-name="T7">hac</text:span> <text:span text:style-name="T7">die</text:span> <text:span text:style-name="T7">optime</text:span> <text:span text:style-name="T7"><text:span text:style-name="T1">et</text:span></text:span> <text:span text:style-name="T7">auidissime</text:span> <text:span text:style-name="T7">arripuit</text:span><text:span text:style-name="T7">.</text:span> <text:span text:style-name="T7"><text:span text:style-name="T3">I</text:span>llud</text:span> <text:span text:style-name="T7">q<text:span text:style-name="T1">uo</text:span>d</text:span> <text:span text:style-name="T7"/><text:span text:style-name="T7"><text:span text:style-name="T1">et</text:span>iam</text:span><text:span text:style-name="T7"> | </text:span><text:span text:style-name="T7">om<text:span text:style-name="T1">ne</text:span>s</text:span> <text:span text:style-name="T7">uirgines</text:span> <text:span text:style-name="T7">d<text:span text:style-name="T1">e</text:span>i</text:span> <text:span text:style-name="T7">ita</text:span> <text:span text:style-name="T7">hoc</text:span> <text:span text:style-name="T7">fatiunt</text:span> <text:span text:style-name="T7">non</text:span> <text:span text:style-name="T7">sponte</text:span> <text:span text:style-name="T7">patrum</text:span> <text:span text:style-name="T7"/><text:span text:style-name="T7">earum</text:span> <text:span text:style-name="T7">sed</text:span> <text:span text:style-name="T7"><text:span text:style-name="T1">et</text:span></text:span><text:span text:style-name="T7"> | </text:span><text:span text:style-name="T7">p<text:span text:style-name="T1">er</text:span>secutionem</text:span> <text:span text:style-name="T7">patiuntur</text:span> <text:span text:style-name="T7"><text:span text:style-name="T1">et</text:span></text:span> <text:span text:style-name="T7">inp<text:span text:style-name="T1">ro</text:span>peria</text:span> <text:span text:style-name="T7">falsa</text:span> <text:span text:style-name="T7">a</text:span> <text:span text:style-name="T7">parentibus</text:span> <text:span text:style-name="T7"/><text:span text:style-name="T7">suis</text:span><text:span text:style-name="T7"> | </text:span> <text:span text:style-name="T7"><text:span text:style-name="T1">et</text:span></text:span> <text:span text:style-name="T7">nihil</text:span> <text:span text:style-name="T7">homin<text:span text:style-name="T1">us</text:span></text:span> <text:span text:style-name="T7">plus</text:span> <text:span text:style-name="T7">augetur</text:span> <text:span text:style-name="T7">numerus</text:span> <text:span text:style-name="T7"><text:span text:style-name="T1">et</text:span></text:span> <text:span text:style-name="T7">de</text:span> <text:span text:style-name="T7">genere</text:span> <text:span text:style-name="T7">n<text:span text:style-name="T1">ost</text:span>ro</text:span><text:span text:style-name="T7"> | </text:span><text:span text:style-name="T7"/><text:span text:style-name="T7">qui</text:span> <text:span text:style-name="T7">ibi</text:span> <text:span text:style-name="T7">nati</text:span> <text:span text:style-name="T7">sunt</text:span> <text:span text:style-name="T7">nescim<text:span text:style-name="T1">us</text:span></text:span> <text:span text:style-name="T7">numeru<text:span text:style-name="T1">m</text:span></text:span> <text:span text:style-name="T7">eo<text:span text:style-name="T1">rum</text:span></text:span> <text:span text:style-name="T7">pret<text:span text:style-name="T1">er</text:span></text:span> <text:span text:style-name="T7">uiduas</text:span> <text:span text:style-name="T7"><text:span text:style-name="T1">et</text:span></text:span> <text:span text:style-name="T7">continentes</text:span><text:span text:style-name="T7"> | </text:span><text:span text:style-name="T7"/><text:span text:style-name="T7"/><text:span text:style-name="T7"><text:span text:style-name="T3">S</text:span>ed</text:span> <text:span text:style-name="T7">illas</text:span> <text:span text:style-name="T7">maxime</text:span> <text:span text:style-name="T7">laborant</text:span> <text:span text:style-name="T7">que</text:span> <text:span text:style-name="T7">seruitio</text:span> <text:span text:style-name="T7">detinentur</text:span> <text:span text:style-name="T7">usq<text:span text:style-name="T1">ue</text:span></text:span> <text:span text:style-name="T7"/><text:span text:style-name="T7">terro</text:span><text:span text:style-name="T7">|</text:span><text:span text:style-name="T7">res</text:span> <text:span text:style-name="T7">ut</text:span> <text:span text:style-name="T7">minas</text:span> <text:span text:style-name="T7">assidue</text:span> <text:span text:style-name="T7">p<text:span text:style-name="T1">er</text:span>ferunt</text:span><text:span text:style-name="T7">·</text:span> <text:span text:style-name="T7"><text:span text:style-name="T3">S</text:span>ed</text:span> <text:span text:style-name="T7">d<text:span text:style-name="T1">omi</text:span>n<text:span text:style-name="T1">u</text:span>s</text:span> <text:span text:style-name="T7">gra<text:span text:style-name="T1">tia</text:span>m</text:span> <text:span text:style-name="T7">dedit</text:span> <text:span text:style-name="T7"/><text:span text:style-name="T7">multis</text:span> <text:span text:style-name="T7">ex</text:span> <text:span text:style-name="T7">an</text:span><text:span text:style-name="T7">|</text:span><text:span text:style-name="T7">cillis</text:span> <text:span text:style-name="T7">suis</text:span><text:span text:style-name="T7">·</text:span> <text:span text:style-name="T7"><text:span text:style-name="T3">N</text:span>a<text:span text:style-name="T1">m</text:span></text:span> <text:span text:style-name="T7"><text:span text:style-name="T1">et</text:span></text:span> <text:span text:style-name="T7">siue</text:span> <text:span text:style-name="T7">tantum</text:span> <text:span text:style-name="T7">tam<text:span text:style-name="T1">en</text:span></text:span> <text:span text:style-name="T7">fortit<text:span text:style-name="T1">er</text:span></text:span> <text:span text:style-name="T7">imitantur</text:span><text:span text:style-name="T7">·</text:span> <text:span text:style-name="T7"/></text:p>
      <text:p>43. <text:span text:style-name="T7"/><text:span text:style-name="T7"><text:span text:style-name="T3">U</text:span>nde</text:span> <text:span text:style-name="T7">aute<text:span text:style-name="T1">m</text:span></text:span><text:span text:style-name="T7"> | </text:span><text:span text:style-name="T7"><text:span text:style-name="T1">et</text:span>si</text:span> <text:span text:style-name="T7">uoluero</text:span> <text:span text:style-name="T7">imitare</text:span> <text:span text:style-name="T7">illas</text:span> <text:span text:style-name="T7"><text:span text:style-name="T1">et</text:span></text:span> <text:span text:style-name="T7">ita</text:span> <text:span text:style-name="T7">p<text:span text:style-name="T1">er</text:span>gens</text:span> <text:span text:style-name="T7">in</text:span> <text:span text:style-name="T7">britanniis</text:span> <text:span text:style-name="T7"/><text:span text:style-name="T7"><text:span text:style-name="T1">et</text:span></text:span> <text:span text:style-name="T7">libentissime</text:span><text:span text:style-name="T7">(79v)</text:span><text:span text:style-name="T7"/><text:span text:style-name="T7"> | </text:span><text:span text:style-name="T7">paratus</text:span> <text:span text:style-name="T7">eram</text:span> <text:span text:style-name="T7">quasi</text:span> <text:span text:style-name="T7">ad</text:span> <text:span text:style-name="T7">patriam</text:span> <text:span text:style-name="T7"><text:span text:style-name="T1">et</text:span></text:span> <text:span text:style-name="T7"/><text:span text:style-name="T7">parentes</text:span><text:span text:style-name="T7">.</text:span> <text:span text:style-name="T7"><text:span text:style-name="T3">N</text:span>on</text:span> <text:span text:style-name="T7">id</text:span> <text:span text:style-name="T7">solum</text:span> <text:span text:style-name="T7">sed</text:span> <text:span text:style-name="T7"><text:span text:style-name="T1">et</text:span>ia<text:span text:style-name="T1">m</text:span></text:span><text:span text:style-name="T7"> | </text:span><text:span text:style-name="T7">usq<text:span text:style-name="T1">ue</text:span></text:span> <text:span text:style-name="T7">gallias</text:span> <text:span text:style-name="T7">uisitare</text:span> <text:span text:style-name="T7">fr<text:span text:style-name="T1">atre</text:span>s</text:span> <text:span text:style-name="T7"><text:span text:style-name="T1">et</text:span></text:span> <text:span text:style-name="T7"/><text:span text:style-name="T7">uidere<text:span text:style-name="T1">m</text:span></text:span> <text:span text:style-name="T7">fatiem</text:span> <text:span text:style-name="T7">s<text:span text:style-name="T1">an</text:span>c<text:span text:style-name="T1">t</text:span>oru<text:span text:style-name="T1">m</text:span></text:span> <text:span text:style-name="T7">d<text:span text:style-name="T1">omi</text:span>ni</text:span> <text:span text:style-name="T7">mei</text:span><text:span text:style-name="T7">·</text:span> <text:span text:style-name="T7"><text:span text:style-name="T3">S</text:span>cit</text:span> <text:span text:style-name="T7">d<text:span text:style-name="T1">eu</text:span>s</text:span> <text:span text:style-name="T7">q<text:span text:style-name="T1">uo</text:span>d</text:span><text:span text:style-name="T7"> | </text:span><text:span text:style-name="T7">ego</text:span> <text:span text:style-name="T7">ualde</text:span> <text:span text:style-name="T7"/><text:span text:style-name="T7">optabam</text:span> <text:span text:style-name="T7">sed</text:span> <text:span text:style-name="T7">alligatus</text:span> <text:span text:style-name="T7">sp<text:span text:style-name="T1">iritu</text:span>s</text:span> <text:span text:style-name="T7">qui</text:span> <text:span text:style-name="T7">mihi</text:span> <text:span text:style-name="T7"> p<text:span text:style-name="T1">ro</text:span>testatur</text:span><text:span text:style-name="T7">·</text:span> <text:span text:style-name="T7">si</text:span> <text:span text:style-name="T7">hoc</text:span> <text:span text:style-name="T7">fecero</text:span><text:span text:style-name="T7"> | </text:span><text:span text:style-name="T7">ut</text:span> <text:span text:style-name="T7"/><text:span text:style-name="T7">futurum</text:span> <text:span text:style-name="T7">reum</text:span> <text:span text:style-name="T7">me</text:span> <text:span text:style-name="T7">esse</text:span> <text:span text:style-name="T7">designat</text:span> <text:span text:style-name="T7"><text:span text:style-name="T1">et</text:span></text:span> <text:span text:style-name="T7">timeo</text:span> <text:span text:style-name="T7">p<text:span text:style-name="T1">er</text:span>dere</text:span> <text:span text:style-name="T7">laborem</text:span><text:span text:style-name="T7"> | </text:span><text:span text:style-name="T7">quem</text:span> <text:span text:style-name="T7"/><text:span text:style-name="T7">incoaui</text:span><text:span text:style-name="T7">·</text:span> <text:span text:style-name="T7"><text:span text:style-name="T3">E</text:span>t</text:span> <text:span text:style-name="T7">non</text:span> <text:span text:style-name="T7">ego</text:span> <text:span text:style-name="T7">sed</text:span> <text:span text:style-name="T7">chr<text:span text:style-name="T1">istu</text:span>s</text:span> <text:span text:style-name="T7">d<text:span text:style-name="T1">omi</text:span>n<text:span text:style-name="T1">u</text:span>s</text:span> <text:span text:style-name="T7">qui</text:span> <text:span text:style-name="T7">me</text:span> <text:span text:style-name="T7">imperauit</text:span> <text:span text:style-name="T7">ut</text:span> <text:span text:style-name="T7"/><text:span text:style-name="T7"/><text:span text:style-name="T7">ueni</text:span><text:span text:style-name="T7">|</text:span><text:span text:style-name="T7">rem</text:span> <text:span text:style-name="T7">essem</text:span> <text:span text:style-name="T7">com</text:span> <text:span text:style-name="T7">illis</text:span> <text:span text:style-name="T7">residuum</text:span> <text:span text:style-name="T7">aetatis</text:span> <text:span text:style-name="T7">meae</text:span><text:span text:style-name="T7">.</text:span> <text:span text:style-name="T7">si</text:span> <text:span text:style-name="T7">d<text:span text:style-name="T1">omi</text:span>n<text:span text:style-name="T1">u</text:span>s</text:span> <text:span text:style-name="T7"/><text:span text:style-name="T7">uoluerit</text:span> <text:span text:style-name="T7"><text:span text:style-name="T1">et</text:span></text:span> <text:span text:style-name="T7">cus</text:span><text:span text:style-name="T7">|</text:span><text:span text:style-name="T7">todierit</text:span> <text:span text:style-name="T7">me</text:span> <text:span text:style-name="T7">ab</text:span> <text:span text:style-name="T7">om<text:span text:style-name="T1">n</text:span>i</text:span> <text:span text:style-name="T7">uia</text:span> <text:span text:style-name="T7">mala</text:span> <text:span text:style-name="T7">ut</text:span> <text:span text:style-name="T7">non</text:span> <text:span text:style-name="T7">peccem</text:span> <text:span text:style-name="T7">coram</text:span> <text:span text:style-name="T7">illo</text:span><text:span text:style-name="T7">·</text:span> <text:span text:style-name="T7"/></text:p>
      <text:p>44. <text:span text:style-name="T7"/><text:span text:style-name="T7"><text:span text:style-name="T3">S</text:span>pero</text:span><text:span text:style-name="T7"> | </text:span><text:span text:style-name="T7">aute<text:span text:style-name="T1">m</text:span></text:span> <text:span text:style-name="T7">hoc</text:span> <text:span text:style-name="T7">debueram</text:span> <text:span text:style-name="T7">sed</text:span> <text:span text:style-name="T7">mem<text:span text:style-name="T1">et</text:span></text:span> <text:span text:style-name="T7">ipsum</text:span> <text:span text:style-name="T7">non</text:span> <text:span text:style-name="T7">credo</text:span> <text:span text:style-name="T7"/><text:span text:style-name="T7">qua<text:span text:style-name="T1">m</text:span>diu</text:span> <text:span text:style-name="T7">fuero</text:span><text:span text:style-name="T7"> | </text:span><text:span text:style-name="T7">in</text:span> <text:span text:style-name="T7">hoc</text:span> <text:span text:style-name="T7">corpore</text:span> <text:span text:style-name="T7">mortis</text:span> <text:span text:style-name="T7">quia</text:span> <text:span text:style-name="T7">fortis</text:span> <text:span text:style-name="T7">est</text:span> <text:span text:style-name="T7">qui</text:span> <text:span text:style-name="T7">cotidie</text:span> <text:span text:style-name="T7">nitantur</text:span> <text:span text:style-name="T7"/><text:span text:style-name="T7">subuer</text:span><text:span text:style-name="T7">|</text:span><text:span text:style-name="T7">titur</text:span> <text:span text:style-name="T7">me</text:span> <text:span text:style-name="T7">a</text:span> <text:span text:style-name="T7">fide</text:span> <text:span text:style-name="T7"><text:span text:style-name="T1">et</text:span></text:span> <text:span text:style-name="T7">p<text:span text:style-name="T1">rae</text:span>posita</text:span> <text:span text:style-name="T7">castitate</text:span> <text:span text:style-name="T7">religionis</text:span> <text:span text:style-name="T7">non</text:span> <text:span text:style-name="T7">ficta</text:span> <text:span text:style-name="T7">usque</text:span><text:span text:style-name="T7"> | </text:span><text:span text:style-name="T7"/><text:span text:style-name="T7">in</text:span> <text:span text:style-name="T7">finem</text:span> <text:span text:style-name="T7">uite</text:span> <text:span text:style-name="T7">meae</text:span> <text:span text:style-name="T7">chr<text:span text:style-name="T1">ist</text:span>o</text:span> <text:span text:style-name="T7">d<text:span text:style-name="T1">omi</text:span>no</text:span> <text:span text:style-name="T7">meo</text:span><text:span text:style-name="T7">·</text:span> <text:span text:style-name="T7"><text:span text:style-name="T3">S</text:span>ed</text:span> <text:span text:style-name="T7">caro</text:span> <text:span text:style-name="T7">inimica</text:span> <text:span text:style-name="T7">semp<text:span text:style-name="T1">er</text:span></text:span> <text:span text:style-name="T7"/><text:span text:style-name="T7">trahit</text:span><text:span text:style-name="T7"> | </text:span><text:span text:style-name="T7">ad</text:span> <text:span text:style-name="T7">mortem</text:span><text:span text:style-name="T7">.</text:span> <text:span text:style-name="T7"><text:span text:style-name="T3">I</text:span>d</text:span> <text:span text:style-name="T7"><text:span text:style-name="T1">est</text:span></text:span> <text:span text:style-name="T7">inlecebras</text:span> <text:span text:style-name="T7">inlicitate</text:span> <text:span text:style-name="T7">p<text:span text:style-name="T1">er</text:span>fitiendas</text:span><text:span text:style-name="T7">.</text:span> <text:span text:style-name="T7"/><text:span text:style-name="T7"><text:span text:style-name="T3">E</text:span>t</text:span> <text:span text:style-name="T7">scio</text:span> <text:span text:style-name="T7">ex</text:span><text:span text:style-name="T7"> | </text:span><text:span text:style-name="T7">parte</text:span> <text:span text:style-name="T7">quare</text:span> <text:span text:style-name="T7">uitam</text:span> <text:span text:style-name="T7">p<text:span text:style-name="T1">er</text:span>fectam</text:span> <text:span text:style-name="T7">ego</text:span> <text:span text:style-name="T7">non</text:span> <text:span text:style-name="T7">egi</text:span> <text:span text:style-name="T7">sicut</text:span> <text:span text:style-name="T7">ec</text:span> <text:span text:style-name="T7">ceteri</text:span> <text:span text:style-name="T7"/><text:span text:style-name="T7">cre</text:span><text:span text:style-name="T7">|</text:span><text:span text:style-name="T7">dentes</text:span> <text:span text:style-name="T7">sed</text:span> <text:span text:style-name="T7">confiteor</text:span> <text:span text:style-name="T7">d<text:span text:style-name="T1">omi</text:span>no</text:span> <text:span text:style-name="T7">meo</text:span> <text:span text:style-name="T7"><text:span text:style-name="T1">et</text:span></text:span> <text:span text:style-name="T7">n<text:span text:style-name="T1">on</text:span></text:span> <text:span text:style-name="T7">erubesco</text:span> <text:span text:style-name="T7">in</text:span> <text:span text:style-name="T7">conspectu</text:span><text:span text:style-name="T7"/> <text:span text:style-name="T7">ipsius</text:span><text:span text:style-name="T7"> | </text:span><text:span text:style-name="T7">quia</text:span> <text:span text:style-name="T7">non</text:span> <text:span text:style-name="T7">mentior</text:span> <text:span text:style-name="T7">ex</text:span> <text:span text:style-name="T7">quo</text:span> <text:span text:style-name="T7">cognoui</text:span> <text:span text:style-name="T7">eum</text:span> <text:span text:style-name="T7">a</text:span> <text:span text:style-name="T7">iuuentute</text:span> <text:span text:style-name="T7">mea</text:span> <text:span text:style-name="T7">creuit</text:span><text:span text:style-name="T7"> | </text:span><text:span text:style-name="T7"/><text:span text:style-name="T7">in</text:span> <text:span text:style-name="T7">me</text:span> <text:span text:style-name="T7">amor</text:span> <text:span text:style-name="T7">d<text:span text:style-name="T1">e</text:span>i</text:span> <text:span text:style-name="T7"><text:span text:style-name="T1">et</text:span></text:span> <text:span text:style-name="T7">timor</text:span> <text:span text:style-name="T7">ipsius</text:span> <text:span text:style-name="T7"><text:span text:style-name="T1">et</text:span></text:span> <text:span text:style-name="T7">usq<text:span text:style-name="T1">ue</text:span></text:span> <text:span text:style-name="T7">nunc</text:span> <text:span text:style-name="T7">fauente</text:span> <text:span text:style-name="T7">d<text:span text:style-name="T1">omi</text:span>no</text:span> <text:span text:style-name="T7">fide<text:span text:style-name="T1">m</text:span></text:span><text:span text:style-name="T7"> | </text:span><text:span text:style-name="T7"/><text:span text:style-name="T7">seruaui</text:span><text:span text:style-name="T7">.</text:span> <text:span text:style-name="T7"/></text:p>
      <text:p>45. <text:span text:style-name="T7"/><text:span text:style-name="T7"><text:span text:style-name="T3">R</text:span>ideat</text:span> <text:span text:style-name="T7">aute<text:span text:style-name="T1">m</text:span></text:span> <text:span text:style-name="T7"><text:span text:style-name="T1">et</text:span></text:span> <text:span text:style-name="T7">insult<text:span text:style-name="T1">et</text:span></text:span> <text:span text:style-name="T7">qui</text:span> <text:span text:style-name="T7">uoluerit</text:span> <text:span text:style-name="T7">ego</text:span> <text:span text:style-name="T7">non</text:span><text:span text:style-name="T7"> | </text:span><text:span text:style-name="T7">similabo</text:span> <text:span text:style-name="T7">neq<text:span text:style-name="T1">ue</text:span></text:span> <text:span text:style-name="T7"/><text:span text:style-name="T7">abscondo</text:span> <text:span text:style-name="T7">signa</text:span> <text:span text:style-name="T7"><text:span text:style-name="T1">et</text:span></text:span> <text:span text:style-name="T7">mirabilia</text:span> <text:span text:style-name="T7">que</text:span> <text:span text:style-name="T7">mihi</text:span> <text:span text:style-name="T7">a</text:span> <text:span text:style-name="T7">d<text:span text:style-name="T1">omi</text:span>no</text:span> <text:span text:style-name="T7">mons</text:span><text:span text:style-name="T7">|</text:span><text:span text:style-name="T7">trata</text:span> <text:span text:style-name="T7">sunt</text:span><text:span text:style-name="T7">.</text:span> <text:span text:style-name="T7"/><text:span text:style-name="T7"><text:span text:style-name="T3">A</text:span>nte</text:span> <text:span text:style-name="T7">multos</text:span> <text:span text:style-name="T7">annos</text:span> <text:span text:style-name="T7">qua<text:span text:style-name="T1">m</text:span></text:span> <text:span text:style-name="T7">fierent</text:span> <text:span text:style-name="T7">quasi</text:span> <text:span text:style-name="T7">qui</text:span> <text:span text:style-name="T7">nouit</text:span> <text:span text:style-name="T7">om<text:span text:style-name="T1">n</text:span>ia</text:span><text:span text:style-name="T7"> | </text:span><text:span text:style-name="T7"><text:span text:style-name="T1">et</text:span>iam</text:span> <text:span text:style-name="T7">ante</text:span> <text:span text:style-name="T7"/><text:span text:style-name="T7">tempora</text:span> <text:span text:style-name="T7">s<text:span text:style-name="T1">ae</text:span>c<text:span text:style-name="T1">ul</text:span>aria</text:span><text:span text:style-name="T7">·</text:span> <text:span text:style-name="T7"/></text:p>
      <text:p>46. <text:span text:style-name="T7"/><text:span text:style-name="T7"><text:span text:style-name="T3">U</text:span>nde</text:span> <text:span text:style-name="T7">aute<text:span text:style-name="T1">m</text:span></text:span> <text:span text:style-name="T7">debuera<text:span text:style-name="T1">m</text:span></text:span> <text:span text:style-name="T7">sine</text:span> <text:span text:style-name="T7">cessatio</text:span><text:span text:style-name="T7">|</text:span><text:span text:style-name="T7">ne</text:span> <text:span text:style-name="T7">d<text:span text:style-name="T1">e</text:span>o</text:span> <text:span text:style-name="T7">gra<text:span text:style-name="T1">tia</text:span>s</text:span> <text:span text:style-name="T7">agere</text:span> <text:span text:style-name="T7">qui</text:span> <text:span text:style-name="T7"/><text:span text:style-name="T7">sepe</text:span> <text:span text:style-name="T7">indulsit</text:span> <text:span text:style-name="T7">insipientiae</text:span> <text:span text:style-name="T7">meae</text:span><text:span text:style-name="T7">·</text:span> <text:span text:style-name="T7">neg</text:span><text:span text:style-name="T7">|</text:span><text:span text:style-name="T7">legentiae</text:span> <text:span text:style-name="T7">mee</text:span> <text:span text:style-name="T7">de</text:span> <text:span text:style-name="T7">loco</text:span> <text:span text:style-name="T7">non</text:span> <text:span text:style-name="T7"/><text:span text:style-name="T7">in</text:span> <text:span text:style-name="T7">uno</text:span> <text:span text:style-name="T7">quoq<text:span text:style-name="T1">ue</text:span></text:span> <text:span text:style-name="T7">ut</text:span> <text:span text:style-name="T7">mihi</text:span> <text:span text:style-name="T7">uehem<text:span text:style-name="T1">en</text:span>t<text:span text:style-name="T1">er</text:span></text:span> <text:span text:style-name="T7">irasceret<text:span text:style-name="T1">ur</text:span></text:span><text:span text:style-name="T7">·</text:span><text:span text:style-name="T7">(80r)</text:span><text:span text:style-name="T7"/><text:span text:style-name="T7"> | </text:span><text:span text:style-name="T7">qui</text:span> <text:span text:style-name="T7">adiutor</text:span> <text:span text:style-name="T7">datus</text:span> <text:span text:style-name="T7"/><text:span text:style-name="T7">sum</text:span> <text:span text:style-name="T7">ut</text:span> <text:span text:style-name="T7">non</text:span> <text:span text:style-name="T7">cito</text:span> <text:span text:style-name="T7">adquieui</text:span> <text:span text:style-name="T7">s<text:span text:style-name="T1">e</text:span>c<text:span text:style-name="T1">un</text:span>d<text:span text:style-name="T1">u</text:span>m</text:span> <text:span text:style-name="T7">q<text:span text:style-name="T1">uo</text:span>d</text:span> <text:span text:style-name="T7">mihi</text:span> <text:span text:style-name="T7">osten</text:span><text:span text:style-name="T7">|</text:span><text:span text:style-name="T7">sum</text:span> <text:span text:style-name="T7">fuerat</text:span><text:span text:style-name="T7">·</text:span> <text:span text:style-name="T7"><text:span text:style-name="T1">et</text:span></text:span> <text:span text:style-name="T7"/><text:span text:style-name="T7">sicut</text:span> <text:span text:style-name="T7">sp<text:span text:style-name="T1">iritu</text:span>s</text:span> <text:span text:style-name="T7">suggerebat</text:span> <text:span text:style-name="T7"><text:span text:style-name="T1">et</text:span></text:span> <text:span text:style-name="T7">misertus</text:span> <text:span text:style-name="T7">est</text:span> <text:span text:style-name="T7">mihi</text:span> <text:span text:style-name="T7">d<text:span text:style-name="T1">omi</text:span>n<text:span text:style-name="T1">u</text:span>s</text:span> <text:span text:style-name="T7">in</text:span> <text:span text:style-name="T7">mi</text:span><text:span text:style-name="T7">|</text:span><text:span text:style-name="T7">lia</text:span> <text:span text:style-name="T7"/><text:span text:style-name="T7">milium</text:span> <text:span text:style-name="T7">quia</text:span> <text:span text:style-name="T7">uid<text:span text:style-name="T1">et</text:span></text:span> <text:span text:style-name="T7">in</text:span> <text:span text:style-name="T7">me</text:span> <text:span text:style-name="T7">q<text:span text:style-name="T1">uo</text:span>d</text:span> <text:span text:style-name="T7">paratus</text:span> <text:span text:style-name="T7">eram</text:span> <text:span text:style-name="T7">sed</text:span> <text:span text:style-name="T7">q<text:span text:style-name="T1">uo</text:span>d</text:span> <text:span text:style-name="T7">mihi</text:span> <text:span text:style-name="T7">per</text:span><text:span text:style-name="T7"> | </text:span><text:span text:style-name="T7"/><text:span text:style-name="T7">his</text:span> <text:span text:style-name="T7">nesciebam</text:span> <text:span text:style-name="T7">de</text:span> <text:span text:style-name="T7">statu</text:span> <text:span text:style-name="T7">meo</text:span> <text:span text:style-name="T7">quid</text:span> <text:span text:style-name="T7">facerem</text:span> <text:span text:style-name="T7">quia</text:span> <text:span text:style-name="T7">multe</text:span> <text:span text:style-name="T7">hac</text:span> <text:span text:style-name="T7">le</text:span><text:span text:style-name="T7">|</text:span><text:span text:style-name="T7">gationem</text:span> <text:span text:style-name="T7"/><text:span text:style-name="T7">p<text:span text:style-name="T1">ro</text:span>hibebam</text:span> <text:span text:style-name="T7"><text:span text:style-name="T1">et</text:span>iam</text:span> <text:span text:style-name="T7">int<text:span text:style-name="T1">er</text:span></text:span> <text:span text:style-name="T7">se</text:span> <text:span text:style-name="T7">ipsos</text:span> <text:span text:style-name="T7">postergum</text:span> <text:span text:style-name="T7">in</text:span> <text:span text:style-name="T7">eum</text:span><text:span text:style-name="T7"><text:note text:id="ftn1" text:note-class="footnote"><text:note-citation>0</text:note-citation><text:note-body><text:p text:style-name="Footnote">Freeman: postergum meum; Bieler: postergum in
                            eum</text:p></text:note-body></text:note></text:span><text:span text:style-name="T7"> | </text:span><text:span text:style-name="T7">narrabam</text:span> <text:span text:style-name="T7"><text:span text:style-name="T1">et</text:span></text:span> <text:span text:style-name="T7"/><text:span text:style-name="T7">dicebam</text:span> <text:span text:style-name="T7">iste</text:span> <text:span text:style-name="T7">quare</text:span> <text:span text:style-name="T7">se</text:span> <text:span text:style-name="T7">mittit</text:span> <text:span text:style-name="T7">in</text:span> <text:span text:style-name="T7">periculo</text:span> <text:span text:style-name="T7">inter</text:span><text:span text:style-name="T7"> | </text:span><text:span text:style-name="T7">hostes</text:span> <text:span text:style-name="T7">qui</text:span> <text:span text:style-name="T7">d<text:span text:style-name="T1">eu</text:span>m</text:span> <text:span text:style-name="T7"/><text:span text:style-name="T7">non</text:span> <text:span text:style-name="T7">nouer<text:span text:style-name="T1">unt</text:span></text:span> <text:span text:style-name="T7">non</text:span> <text:span text:style-name="T7">ut</text:span> <text:span text:style-name="T7">causam</text:span> <text:span text:style-name="T7">militiae</text:span> <text:span text:style-name="T7">sed</text:span> <text:span text:style-name="T7">non</text:span> <text:span text:style-name="T7">sa</text:span><text:span text:style-name="T7">|</text:span><text:span text:style-name="T7">piebat</text:span> <text:span text:style-name="T7">illis</text:span> <text:span text:style-name="T7">sicut</text:span> <text:span text:style-name="T7"/><text:span text:style-name="T7"><text:span text:style-name="T1">et</text:span></text:span> <text:span text:style-name="T7">ego</text:span> <text:span text:style-name="T7">ipse</text:span> <text:span text:style-name="T7">testor</text:span> <text:span text:style-name="T7">intellegi</text:span> <text:span text:style-name="T7">propt<text:span text:style-name="T1">er</text:span></text:span> <text:span text:style-name="T7">rusticitate<text:span text:style-name="T1">m</text:span></text:span><text:span text:style-name="T7"> | </text:span><text:span text:style-name="T7">meam</text:span> <text:span text:style-name="T7"><text:span text:style-name="T1">et</text:span></text:span> <text:span text:style-name="T7">non</text:span> <text:span text:style-name="T7"/><text:span text:style-name="T7">cito</text:span> <text:span text:style-name="T7">agnoui</text:span> <text:span text:style-name="T7">gra<text:span text:style-name="T1">tia</text:span>m</text:span> <text:span text:style-name="T7">que</text:span> <text:span text:style-name="T7">tunc</text:span> <text:span text:style-name="T7">erat</text:span> <text:span text:style-name="T7">in</text:span> <text:span text:style-name="T7">me</text:span><text:span text:style-name="T7">.</text:span> <text:span text:style-name="T7"><text:span text:style-name="T3">N</text:span>unc</text:span><text:span text:style-name="T7"> | </text:span><text:span text:style-name="T7">mihi</text:span> <text:span text:style-name="T7">sapit</text:span> <text:span text:style-name="T7">q<text:span text:style-name="T1">uo</text:span>d</text:span> <text:span text:style-name="T7"/><text:span text:style-name="T7">ante</text:span> <text:span text:style-name="T7">debueram</text:span> <text:span text:style-name="T7"/></text:p>
      <text:p>47. <text:span text:style-name="T7"/><text:span text:style-name="T7">nunc</text:span> <text:span text:style-name="T7">ergo</text:span> <text:span text:style-name="T7">simpliciter</text:span> <text:span text:style-name="T7">insinu</text:span><text:span text:style-name="T7">|</text:span><text:span text:style-name="T7">aui</text:span> <text:span text:style-name="T7">fr<text:span text:style-name="T1">atr</text:span>ibus</text:span> <text:span text:style-name="T7"><text:span text:style-name="T1">et</text:span></text:span> <text:span text:style-name="T7">conseruis</text:span> <text:span text:style-name="T7">meis</text:span> <text:span text:style-name="T7"/><text:span text:style-name="T7">qui</text:span> <text:span text:style-name="T7">mihi</text:span> <text:span text:style-name="T7">credider<text:span text:style-name="T1">unt</text:span></text:span><text:span text:style-name="T7">·</text:span> <text:span text:style-name="T7"><text:span text:style-name="T3">P</text:span>ropt<text:span text:style-name="T1">er</text:span></text:span> <text:span text:style-name="T7">q<text:span text:style-name="T1">uo</text:span>d</text:span><text:span text:style-name="T7"> | </text:span><text:span text:style-name="T7">predixi</text:span> <text:span text:style-name="T7"><text:span text:style-name="T1">et</text:span></text:span> <text:span text:style-name="T7">p<text:span text:style-name="T1">rae</text:span>dico</text:span> <text:span text:style-name="T7">ad</text:span> <text:span text:style-name="T7">roborand[u]
                    \a/
                m</text:span> <text:span text:style-name="T7"/><text:span text:style-name="T7"><text:span text:style-name="T1">et</text:span></text:span> <text:span text:style-name="T7">confirmanda<text:span text:style-name="T1">m</text:span></text:span> <text:span text:style-name="T7">fidem</text:span><text:span text:style-name="T7"> | </text:span><text:span text:style-name="T7">u<text:span text:style-name="T1">est</text:span>ram</text:span><text:span text:style-name="T7">·</text:span> <text:span text:style-name="T7"><text:span text:style-name="T3">U</text:span>tinam</text:span> <text:span text:style-name="T7">ut</text:span> <text:span text:style-name="T7"><text:span text:style-name="T1">et</text:span></text:span> <text:span text:style-name="T7">nos</text:span> <text:span text:style-name="T7">imitemini</text:span> <text:span text:style-name="T7">maiora</text:span> <text:span text:style-name="T7"><text:span text:style-name="T1">et</text:span></text:span> <text:span text:style-name="T7"/><text:span text:style-name="T7"/><text:span text:style-name="T7">potiora</text:span> <text:span text:style-name="T7">fati</text:span><text:span text:style-name="T7">|</text:span><text:span text:style-name="T7">atis</text:span> <text:span text:style-name="T7">hoc</text:span> <text:span text:style-name="T7">erit</text:span> <text:span text:style-name="T7">gl<text:span text:style-name="T1">ori</text:span>a</text:span> <text:span text:style-name="T7">mea</text:span> <text:span text:style-name="T7">quia</text:span> <text:span text:style-name="T7">filius</text:span> <text:span text:style-name="T7">sapiens</text:span> <text:span text:style-name="T7">gl<text:span text:style-name="T1">ori</text:span>a</text:span> <text:span text:style-name="T7"/><text:span text:style-name="T7">patris</text:span> <text:span text:style-name="T7">e<text:span text:style-name="T1">st</text:span></text:span><text:span text:style-name="T7">·</text:span> <text:span text:style-name="T7"/></text:p>
      <text:p>48. <text:span text:style-name="T7"/><text:span text:style-name="T7"><text:span text:style-name="T3">U</text:span>os</text:span><text:span text:style-name="T7"> | </text:span><text:span text:style-name="T7">citis</text:span> <text:span text:style-name="T7"><text:span text:style-name="T1">et</text:span></text:span> <text:span text:style-name="T7">d<text:span text:style-name="T1">eu</text:span>s</text:span> <text:span text:style-name="T7">qualit<text:span text:style-name="T1">er</text:span></text:span> <text:span text:style-name="T7">inter</text:span> <text:span text:style-name="T7">uos</text:span> <text:span text:style-name="T7">conuersatus</text:span> <text:span text:style-name="T7">sum</text:span> <text:span text:style-name="T7">a</text:span> <text:span text:style-name="T7">iuuentute</text:span> <text:span text:style-name="T7"/><text:span text:style-name="T7">mea</text:span><text:span text:style-name="T7"> | </text:span><text:span text:style-name="T7">in</text:span> <text:span text:style-name="T7">fide</text:span> <text:span text:style-name="T7">ueritatis</text:span> <text:span text:style-name="T7"><text:span text:style-name="T1">et</text:span></text:span> <text:span text:style-name="T7">in</text:span> <text:span text:style-name="T7">sinceritate</text:span> <text:span text:style-name="T7">cordis</text:span><text:span text:style-name="T7">·</text:span> <text:span text:style-name="T7"><text:span text:style-name="T3"><text:span text:style-name="T1">et</text:span></text:span>iam</text:span> <text:span text:style-name="T7">ad</text:span> <text:span text:style-name="T7">gentes</text:span><text:span text:style-name="T7"> | </text:span><text:span text:style-name="T7"/><text:span text:style-name="T7">illas</text:span> <text:span text:style-name="T7">int<text:span text:style-name="T1">er</text:span></text:span> <text:span text:style-name="T7">quos</text:span> <text:span text:style-name="T7">ego</text:span> <text:span text:style-name="T7">habito</text:span> <text:span text:style-name="T7">fidem</text:span> <text:span text:style-name="T7">illis</text:span> <text:span text:style-name="T7">prestaui</text:span><text:span text:style-name="T7">·</text:span> <text:span text:style-name="T7"><text:span text:style-name="T1">et</text:span></text:span> <text:span text:style-name="T7">praestabo</text:span><text:span text:style-name="T7">·</text:span><text:span text:style-name="T7"> | </text:span><text:span text:style-name="T7"><text:span text:style-name="T3">D</text:span><text:span text:style-name="T1">eu</text:span>s</text:span> <text:span text:style-name="T7"/><text:span text:style-name="T7">scit</text:span> <text:span text:style-name="T7">neminem</text:span> <text:span text:style-name="T7">illorum</text:span> <text:span text:style-name="T7">circumueni</text:span> <text:span text:style-name="T7">nec</text:span> <text:span text:style-name="T7">cogito</text:span> <text:span text:style-name="T7">p<text:span text:style-name="T1">ro</text:span>pt<text:span text:style-name="T1">er</text:span></text:span> <text:span text:style-name="T7">d<text:span text:style-name="T1">eu</text:span>m</text:span><text:span text:style-name="T7"> | </text:span><text:span text:style-name="T7"><text:span text:style-name="T1">et</text:span></text:span> <text:span text:style-name="T7"/><text:span text:style-name="T7">eccl<text:span text:style-name="T1">esi</text:span>am</text:span> <text:span text:style-name="T7">ipsius</text:span> <text:span text:style-name="T7">nec</text:span> <text:span text:style-name="T7">excite<text:span text:style-name="T1">m</text:span></text:span> <text:span text:style-name="T7">illis</text:span> <text:span text:style-name="T7"><text:span text:style-name="T1">et</text:span></text:span> <text:span text:style-name="T7">nobis</text:span> <text:span text:style-name="T7">om<text:span text:style-name="T1">n</text:span>ib<text:span text:style-name="T1">us</text:span></text:span> <text:span text:style-name="T7">p<text:span text:style-name="T1">er</text:span>secutionem</text:span><text:span text:style-name="T7"> | </text:span><text:span text:style-name="T7"><text:span text:style-name="T1">et</text:span></text:span> <text:span text:style-name="T7"/><text:span text:style-name="T7">ne</text:span> <text:span text:style-name="T7">p<text:span text:style-name="T1">er</text:span></text:span> <text:span text:style-name="T7">me</text:span> <text:span text:style-name="T7">blasphemaretur</text:span> <text:span text:style-name="T7">nomen</text:span> <text:span text:style-name="T7">d<text:span text:style-name="T1">omi</text:span>ni</text:span> <text:span text:style-name="T7">quia</text:span> <text:span text:style-name="T7">scriptum</text:span> <text:span text:style-name="T7">est</text:span><text:span text:style-name="T7">·</text:span> <text:span text:style-name="T7"><text:span text:style-name="T3">U</text:span>e</text:span><text:span text:style-name="T7"> | </text:span><text:span text:style-name="T7"/><text:span text:style-name="T7">homini</text:span> <text:span text:style-name="T7">p<text:span text:style-name="T1">er</text:span></text:span> <text:span text:style-name="T7">quem</text:span> <text:span text:style-name="T7">nomen</text:span> <text:span text:style-name="T7">d<text:span text:style-name="T1">omi</text:span>ni</text:span> <text:span text:style-name="T7">blasphematur</text:span><text:span text:style-name="T7">·</text:span> <text:span text:style-name="T7"/></text:p>
      <text:p>49. <text:span text:style-name="T7"/><text:span text:style-name="T7"><text:span text:style-name="T3">N</text:span>am</text:span> <text:span text:style-name="T7"><text:span text:style-name="T1">et</text:span>si</text:span> <text:span text:style-name="T7">impe</text:span><text:span text:style-name="T7">|</text:span><text:span text:style-name="T7">ritus</text:span> <text:span text:style-name="T7">ut</text:span> <text:span text:style-name="T7">in</text:span> <text:span text:style-name="T7">om<text:span text:style-name="T1">n</text:span>ibus</text:span> <text:span text:style-name="T7">tamen</text:span> <text:span text:style-name="T7">conatus</text:span> <text:span text:style-name="T7">sum</text:span> <text:span text:style-name="T7">quippiam</text:span> <text:span text:style-name="T7"/><text:span text:style-name="T7">seruarem</text:span><text:span text:style-name="T7">(80v)</text:span><text:span text:style-name="T7"/><text:span text:style-name="T7"> | </text:span><text:span text:style-name="T7"><text:span text:style-name="T1">et</text:span>iam</text:span> <text:span text:style-name="T7"><text:span text:style-name="T1">et</text:span></text:span> <text:span text:style-name="T7">fr<text:span text:style-name="T1">atr</text:span>ibus</text:span> <text:span text:style-name="T7">chr<text:span text:style-name="T1">ist</text:span>ianis</text:span> <text:span text:style-name="T7"><text:span text:style-name="T1">et</text:span></text:span> <text:span text:style-name="T7">uirginib<text:span text:style-name="T1">us</text:span></text:span> <text:span text:style-name="T7">chr<text:span text:style-name="T1">ist</text:span>i</text:span><text:span text:style-name="T7">·</text:span> <text:span text:style-name="T7"/><text:span text:style-name="T7"><text:span text:style-name="T1">et</text:span></text:span> <text:span text:style-name="T7">mulieribus</text:span> <text:span text:style-name="T7">reli</text:span><text:span text:style-name="T7">|</text:span><text:span text:style-name="T7">giosis</text:span> <text:span text:style-name="T7">que</text:span> <text:span text:style-name="T7">mihi</text:span> <text:span text:style-name="T7">ultro</text:span> <text:span text:style-name="T7">munuscula</text:span> <text:span text:style-name="T7">donabant</text:span> <text:span text:style-name="T7"><text:span text:style-name="T1">et</text:span></text:span> <text:span text:style-name="T7"/><text:span text:style-name="T7">sup<text:span text:style-name="T1">er</text:span></text:span> <text:span text:style-name="T7">altare</text:span> <text:span text:style-name="T7">iac</text:span><text:span text:style-name="T7">|</text:span><text:span text:style-name="T7">tabant</text:span><text:span text:style-name="T7">·</text:span> <text:span text:style-name="T7"><text:span text:style-name="T3">EX</text:span></text:span> <text:span text:style-name="T7">ornamentis</text:span> <text:span text:style-name="T7">suis</text:span> <text:span text:style-name="T7"><text:span text:style-name="T1">et</text:span></text:span> <text:span text:style-name="T7">iterum</text:span> <text:span text:style-name="T7">reddebam</text:span> <text:span text:style-name="T7">illis</text:span> <text:span text:style-name="T7"/><text:span text:style-name="T7"><text:span text:style-name="T1">et</text:span></text:span> <text:span text:style-name="T7">ad</text:span><text:span text:style-name="T7">|</text:span><text:span text:style-name="T7">uersus</text:span> <text:span text:style-name="T7">me</text:span> <text:span text:style-name="T7">scandalizabantur</text:span> <text:span text:style-name="T7">quur</text:span> <text:span text:style-name="T7">hoc</text:span> <text:span text:style-name="T7">fatieba<text:span text:style-name="T1">m</text:span></text:span><text:span text:style-name="T7">·</text:span> <text:span text:style-name="T7"><text:span text:style-name="T3">S</text:span>ed</text:span> <text:span text:style-name="T7">ego</text:span> <text:span text:style-name="T7">p<text:span text:style-name="T1">ro</text:span>pt<text:span text:style-name="T1">er</text:span></text:span><text:span text:style-name="T7"> | </text:span><text:span text:style-name="T7"/><text:span text:style-name="T7">semp<text:span text:style-name="T1">er</text:span></text:span> <text:span text:style-name="T7">ennitatis</text:span> <text:span text:style-name="T7">ut</text:span> <text:span text:style-name="T7">me</text:span> <text:span text:style-name="T7">in</text:span> <text:span text:style-name="T7">om<text:span text:style-name="T1">n</text:span>ibus</text:span> <text:span text:style-name="T7">caute</text:span> <text:span text:style-name="T7">p<text:span text:style-name="T1">ro</text:span>pterea</text:span> <text:span text:style-name="T7">conseruare<text:span text:style-name="T1">m</text:span></text:span><text:span text:style-name="T7"> | </text:span><text:span text:style-name="T7"/><text:span text:style-name="T7">me</text:span> <text:span text:style-name="T7">in</text:span> <text:span text:style-name="T7">alio</text:span> <text:span text:style-name="T7">titulo</text:span> <text:span text:style-name="T7">meo</text:span> <text:span text:style-name="T7">infideli</text:span> <text:span text:style-name="T7">caperent</text:span> <text:span text:style-name="T7">u<text:span text:style-name="T1">e</text:span>l</text:span> <text:span text:style-name="T7">ministerium</text:span> <text:span text:style-name="T7">ser</text:span><text:span text:style-name="T7">|</text:span><text:span text:style-name="T7">uitutis</text:span> <text:span text:style-name="T7">meae</text:span> <text:span text:style-name="T7"/><text:span text:style-name="T7">nec</text:span> <text:span text:style-name="T7"><text:span text:style-name="T1">et</text:span>iam</text:span> <text:span text:style-name="T7">in</text:span> <text:span text:style-name="T7">minimo</text:span> <text:span text:style-name="T7">incredulis</text:span> <text:span text:style-name="T7">locum</text:span> <text:span text:style-name="T7">dare</text:span> <text:span text:style-name="T7">in</text:span><text:span text:style-name="T7">|</text:span><text:span text:style-name="T7">famare</text:span> <text:span text:style-name="T7">siue</text:span> <text:span text:style-name="T7"/><text:span text:style-name="T7">detractarent</text:span> <text:span text:style-name="T7"/></text:p>
      <text:p>50. <text:span text:style-name="T7"/><text:span text:style-name="T7">forte</text:span> <text:span text:style-name="T7">aute<text:span text:style-name="T1">m</text:span></text:span> <text:span text:style-name="T7">quando</text:span> <text:span text:style-name="T7">baptizaui</text:span> <text:span text:style-name="T7">tot</text:span> <text:span text:style-name="T7">mi</text:span><text:span text:style-name="T7">|</text:span><text:span text:style-name="T7">lia</text:span> <text:span text:style-name="T7">hominum</text:span> <text:span text:style-name="T7">sperauerim</text:span> <text:span text:style-name="T7"/><text:span text:style-name="T7">ab</text:span> <text:span text:style-name="T7">aliquo</text:span> <text:span text:style-name="T7">illorum</text:span> <text:span text:style-name="T7">u<text:span text:style-name="T1">e</text:span>l</text:span> <text:span text:style-name="T7">dimidium</text:span><text:span text:style-name="T7"> | </text:span><text:span text:style-name="T7">scriptule</text:span> <text:span text:style-name="T7">dicite</text:span> <text:span text:style-name="T7">mihi</text:span> <text:span text:style-name="T7"><text:span text:style-name="T1">et</text:span></text:span> <text:span text:style-name="T7">reddam</text:span> <text:span text:style-name="T7"/><text:span text:style-name="T7">uobis</text:span><text:span text:style-name="T7">.</text:span> <text:span text:style-name="T7"><text:span text:style-name="T3">A</text:span>ut</text:span> <text:span text:style-name="T7">quando</text:span> <text:span text:style-name="T7">ordina</text:span><text:span text:style-name="T7">|</text:span><text:span text:style-name="T7">uit</text:span> <text:span text:style-name="T7">ubique</text:span> <text:span text:style-name="T7">d<text:span text:style-name="T1">omi</text:span>n<text:span text:style-name="T1">u</text:span>s</text:span> <text:span text:style-name="T7">cleros</text:span> <text:span text:style-name="T7">p<text:span text:style-name="T1">er</text:span></text:span> <text:span text:style-name="T7">mollicitatem</text:span> <text:span text:style-name="T7"/><text:span text:style-name="T7">meam</text:span> <text:span text:style-name="T7"><text:span text:style-name="T1">et</text:span></text:span> <text:span text:style-name="T7">ministeriu<text:span text:style-name="T1">m</text:span></text:span><text:span text:style-name="T7"> | </text:span><text:span text:style-name="T7">gratis</text:span> <text:span text:style-name="T7">distribui</text:span> <text:span text:style-name="T7">illis</text:span> <text:span text:style-name="T7">ab</text:span> <text:span text:style-name="T7">aliquo</text:span> <text:span text:style-name="T7"/><text:span text:style-name="T7">illorum</text:span> <text:span text:style-name="T7">u<text:span text:style-name="T1">e</text:span>l</text:span> <text:span text:style-name="T7">pretium</text:span> <text:span text:style-name="T7">u<text:span text:style-name="T1">e</text:span>l</text:span> <text:span text:style-name="T7">ca</text:span><text:span text:style-name="T7">|</text:span><text:span text:style-name="T7">menti</text:span> <text:span text:style-name="T7">mei</text:span> <text:span text:style-name="T7">dicite</text:span> <text:span text:style-name="T7">aduersus</text:span> <text:span text:style-name="T7">me</text:span> <text:span text:style-name="T7"><text:span text:style-name="T1">et</text:span></text:span> <text:span text:style-name="T7">reddam</text:span> <text:span text:style-name="T7"/><text:span text:style-name="T7">uobis</text:span> <text:span text:style-name="T7"/></text:p>
      <text:p>51. <text:span text:style-name="T7"/><text:span text:style-name="T7">magis</text:span> <text:span text:style-name="T7"><text:span text:style-name="T1">et</text:span></text:span> <text:span text:style-name="T7">ego</text:span><text:span text:style-name="T7"> | </text:span><text:span text:style-name="T7">inpendi</text:span> <text:span text:style-name="T7">p<text:span text:style-name="T1">ro</text:span></text:span> <text:span text:style-name="T7">uobis</text:span> <text:span text:style-name="T7">ut</text:span> <text:span text:style-name="T7">me</text:span> <text:span text:style-name="T7">caper<text:span text:style-name="T1">et</text:span></text:span> <text:span text:style-name="T7"><text:span text:style-name="T1">et</text:span></text:span> <text:span text:style-name="T7">int<text:span text:style-name="T1">er</text:span></text:span> <text:span text:style-name="T7">uos</text:span> <text:span text:style-name="T7"><text:span text:style-name="T1">et</text:span></text:span> <text:span text:style-name="T7">ubiq<text:span text:style-name="T1">ue</text:span></text:span> <text:span text:style-name="T7"/><text:span text:style-name="T7">p<text:span text:style-name="T1">er</text:span>gebam</text:span><text:span text:style-name="T7"> | </text:span><text:span text:style-name="T7">causa</text:span> <text:span text:style-name="T7">u<text:span text:style-name="T1">est</text:span>ra</text:span> <text:span text:style-name="T7">in</text:span> <text:span text:style-name="T7">multis</text:span> <text:span text:style-name="T7">periculis</text:span> <text:span text:style-name="T7"><text:span text:style-name="T1">et</text:span>iam</text:span> <text:span text:style-name="T7">usq<text:span text:style-name="T1">ue</text:span></text:span> <text:span text:style-name="T7">ad</text:span> <text:span text:style-name="T7">dextras</text:span> <text:span text:style-name="T7"/><text:span text:style-name="T7">partes</text:span><text:span text:style-name="T7"> | </text:span><text:span text:style-name="T7">ubi</text:span> <text:span text:style-name="T7">nemo</text:span> <text:span text:style-name="T7">ultra</text:span> <text:span text:style-name="T7">erat</text:span> <text:span text:style-name="T7"><text:span text:style-name="T1">et</text:span></text:span> <text:span text:style-name="T7">ubi</text:span> <text:span text:style-name="T7">numquam</text:span> <text:span text:style-name="T7">aliquis</text:span> <text:span text:style-name="T7">p<text:span text:style-name="T1">er</text:span>uenerat</text:span> <text:span text:style-name="T7">quid</text:span><text:span text:style-name="T7"> | </text:span><text:span text:style-name="T7"/><text:span text:style-name="T7">baptizar<text:span text:style-name="T1">et</text:span></text:span> <text:span text:style-name="T7">aut</text:span> <text:span text:style-name="T7">clericos</text:span> <text:span text:style-name="T7">ordinar<text:span text:style-name="T1">et</text:span></text:span><text:span text:style-name="T7">·</text:span> <text:span text:style-name="T7">aut</text:span> <text:span text:style-name="T7">populum</text:span> <text:span text:style-name="T7">consumma</text:span><text:span text:style-name="T7">|</text:span><text:span text:style-name="T7">r<text:span text:style-name="T1">et</text:span></text:span><text:span text:style-name="T7">·</text:span> <text:span text:style-name="T7"><text:span text:style-name="T3">D</text:span>onante</text:span> <text:span text:style-name="T7"/><text:span text:style-name="T7">d<text:span text:style-name="T1">omi</text:span>no</text:span> <text:span text:style-name="T7">diligenter</text:span> <text:span text:style-name="T7"><text:span text:style-name="T1">et</text:span></text:span> <text:span text:style-name="T7">libentissime</text:span> <text:span text:style-name="T7">p<text:span text:style-name="T1">ro</text:span></text:span> <text:span text:style-name="T7">salute</text:span> <text:span text:style-name="T7">u<text:span text:style-name="T1">est</text:span>ra</text:span> <text:span text:style-name="T7">om<text:span text:style-name="T1">n</text:span>ia</text:span><text:span text:style-name="T7"> | </text:span><text:span text:style-name="T7">generaui</text:span><text:span text:style-name="T7">.</text:span> <text:span text:style-name="T7"/></text:p>
      <text:p>52. <text:span text:style-name="T7"/><text:span text:style-name="T7"><text:span text:style-name="T3">I</text:span>nterim</text:span> <text:span text:style-name="T7">premia</text:span> <text:span text:style-name="T7">dabam</text:span> <text:span text:style-name="T7">regibus</text:span> <text:span text:style-name="T7">p<text:span text:style-name="T1">rae</text:span>t<text:span text:style-name="T1">er</text:span></text:span> <text:span text:style-name="T7">q<text:span text:style-name="T1">uo</text:span>d</text:span> <text:span text:style-name="T7">dabam</text:span><text:span text:style-name="T7"> | </text:span><text:span text:style-name="T7"/><text:span text:style-name="T7">mercede<text:span text:style-name="T1">m</text:span></text:span> <text:span text:style-name="T7">filiis</text:span> <text:span text:style-name="T7">ipso<text:span text:style-name="T1">rum</text:span></text:span> <text:span text:style-name="T7">qui</text:span> <text:span text:style-name="T7">mecum</text:span> <text:span text:style-name="T7">ambulant</text:span> <text:span text:style-name="T7"><text:span text:style-name="T1">et</text:span></text:span> <text:span text:style-name="T7">nihil</text:span> <text:span text:style-name="T7">hominum</text:span><text:span text:style-name="T7"> | </text:span><text:span text:style-name="T7"/><text:span text:style-name="T7"/><text:span text:style-name="T7">comp<text:span text:style-name="T1">re</text:span>hender<text:span text:style-name="T1">unt</text:span></text:span> <text:span text:style-name="T7">me</text:span> <text:span text:style-name="T7">cu<text:span text:style-name="T1">m</text:span></text:span> <text:span text:style-name="T7"><text:span text:style-name="T1">et</text:span></text:span> <text:span text:style-name="T7">comitibus</text:span> <text:span text:style-name="T7">meis</text:span><text:span text:style-name="T7">·</text:span> <text:span text:style-name="T7"><text:span text:style-name="T3">E</text:span>t</text:span> <text:span text:style-name="T7">illa</text:span> <text:span text:style-name="T7">die</text:span> <text:span text:style-name="T7">audisseme</text:span><text:span text:style-name="T7"><text:note text:id="ftn1" text:note-class="footnote"><text:note-citation>0</text:note-citation><text:note-body><text:p text:style-name="Footnote">Bieler: audissime; Freeman: audisseme</text:p></text:note-body></text:note></text:span><text:span text:style-name="T7"> | </text:span><text:span text:style-name="T7">cupiebant</text:span> <text:span text:style-name="T7"/><text:span text:style-name="T7">int<text:span text:style-name="T1">er</text:span>ficere</text:span> <text:span text:style-name="T7">me</text:span><text:span text:style-name="T7">·</text:span> <text:span text:style-name="T7"><text:span text:style-name="T3">S</text:span>ed</text:span> <text:span text:style-name="T7">tempus</text:span> <text:span text:style-name="T7">nundum</text:span> <text:span text:style-name="T7">uenerat</text:span> <text:span text:style-name="T7"><text:span text:style-name="T1">et</text:span></text:span> <text:span text:style-name="T7">om<text:span text:style-name="T1">n</text:span>ia</text:span><text:span text:style-name="T7">(81r)</text:span><text:span text:style-name="T7"/><text:span text:style-name="T7"> | </text:span><text:span text:style-name="T7">quecumq<text:span text:style-name="T1">ue</text:span></text:span> <text:span text:style-name="T7"/><text:span text:style-name="T7">nobiscum</text:span> <text:span text:style-name="T7">inuenerunt</text:span> <text:span text:style-name="T7">rapuer<text:span text:style-name="T1">unt</text:span><text:note text:id="ftn1" text:note-class="footnote"><text:note-citation>0</text:note-citation><text:note-body><text:p text:style-name="Footnote">Bieler: rapuerunt; Freeman:
                                rapuerant</text:p></text:note-body></text:note></text:span> <text:span text:style-name="T7">illud</text:span> <text:span text:style-name="T7"><text:span text:style-name="T1">et</text:span></text:span> <text:span text:style-name="T7">me</text:span> <text:span text:style-name="T7">ipsum</text:span><text:span text:style-name="T7"> | </text:span><text:span text:style-name="T7">ferro</text:span> <text:span text:style-name="T7">u
                    \n/
                ixerunt<text:note text:id="ftn1" text:note-class="footnote"><text:note-citation>0</text:note-citation><text:note-body><text:p text:style-name="Footnote">Freeman: ui\n/ixerunt</text:p></text:note-body></text:note></text:span><text:span text:style-name="T7">·</text:span> <text:span text:style-name="T7"><text:span text:style-name="T1">et</text:span></text:span> <text:span text:style-name="T7"/><text:span text:style-name="T7">xiiii</text:span><text:span text:style-name="T7">·</text:span> <text:span text:style-name="T7">die</text:span> <text:span text:style-name="T7">absoluit</text:span> <text:span text:style-name="T7">me</text:span> <text:span text:style-name="T7">d<text:span text:style-name="T1">omi</text:span>n<text:span text:style-name="T1">u</text:span>s</text:span> <text:span text:style-name="T7">de</text:span> <text:span text:style-name="T7">potestate</text:span> <text:span text:style-name="T7">eoru<text:span text:style-name="T1">m</text:span></text:span><text:span text:style-name="T7"> | </text:span><text:span text:style-name="T7"><text:span text:style-name="T1">et</text:span></text:span> <text:span text:style-name="T7"/><text:span text:style-name="T7">quicquid</text:span> <text:span text:style-name="T7">n<text:span text:style-name="T1">ost</text:span>r<text:span text:style-name="T1">u</text:span>m</text:span> <text:span text:style-name="T7">fuit</text:span> <text:span text:style-name="T7">redditum</text:span> <text:span text:style-name="T7">ess<text:span text:style-name="T1">et</text:span></text:span> <text:span text:style-name="T7">nobis</text:span> <text:span text:style-name="T7">p<text:span text:style-name="T1">ro</text:span>pt<text:span text:style-name="T1">er</text:span></text:span> <text:span text:style-name="T7">d<text:span text:style-name="T1">eu</text:span>m</text:span> <text:span text:style-name="T7"><text:span text:style-name="T1">et</text:span></text:span> <text:span text:style-name="T7">necessa</text:span><text:span text:style-name="T7">|</text:span><text:span text:style-name="T7">rios</text:span> <text:span text:style-name="T7"/><text:span text:style-name="T7">amicos</text:span> <text:span text:style-name="T7">quos</text:span> <text:span text:style-name="T7">ante</text:span> <text:span text:style-name="T7">preuidimus</text:span> <text:span text:style-name="T7"/></text:p>
      <text:p>53. <text:span text:style-name="T7"/><text:span text:style-name="T7">uos</text:span> <text:span text:style-name="T7">aute<text:span text:style-name="T1">m</text:span></text:span> <text:span text:style-name="T7">exp<text:span text:style-name="T1">er</text:span>ti</text:span> <text:span text:style-name="T7">estis</text:span> <text:span text:style-name="T7">quantu<text:span text:style-name="T1">m</text:span></text:span><text:span text:style-name="T7"> | </text:span><text:span text:style-name="T7">ego</text:span> <text:span text:style-name="T7">erogaui</text:span> <text:span text:style-name="T7">illis</text:span> <text:span text:style-name="T7">qui</text:span> <text:span text:style-name="T7">iudicabant</text:span> <text:span text:style-name="T7"/><text:span text:style-name="T7">p<text:span text:style-name="T1">er</text:span></text:span> <text:span text:style-name="T7">om<text:span text:style-name="T1">ne</text:span>s</text:span> <text:span text:style-name="T7">regiones</text:span> <text:span text:style-name="T7">quos</text:span> <text:span text:style-name="T7">ego</text:span> <text:span text:style-name="T7">fre</text:span><text:span text:style-name="T7">|</text:span><text:span text:style-name="T7">quentius</text:span> <text:span text:style-name="T7">uisitabam</text:span><text:span text:style-name="T7">.</text:span> <text:span text:style-name="T7"><text:span text:style-name="T3">C</text:span>enseo</text:span> <text:span text:style-name="T7">enim</text:span> <text:span text:style-name="T7"/><text:span text:style-name="T7">non</text:span> <text:span text:style-name="T7">minimum</text:span> <text:span text:style-name="T7">quam</text:span> <text:span text:style-name="T7">p<text:span text:style-name="T1">re</text:span>tiu<text:span text:style-name="T1">m</text:span></text:span><text:span text:style-name="T7"> | </text:span><text:span text:style-name="T7">xu</text:span> <text:span text:style-name="T7">hominum</text:span> <text:span text:style-name="T7">distribui</text:span> <text:span text:style-name="T7">illis</text:span> <text:span text:style-name="T7">ita</text:span> <text:span text:style-name="T7"/><text:span text:style-name="T7">ut</text:span> <text:span text:style-name="T7">me</text:span> <text:span text:style-name="T7">fruamini</text:span> <text:span text:style-name="T7"><text:span text:style-name="T1">et</text:span></text:span> <text:span text:style-name="T7">ego</text:span> <text:span text:style-name="T7">uobis</text:span><text:span text:style-name="T7"> | </text:span><text:span text:style-name="T7">semp<text:span text:style-name="T1">er</text:span></text:span> <text:span text:style-name="T7">fruar</text:span> <text:span text:style-name="T7">in</text:span> <text:span text:style-name="T7">d<text:span text:style-name="T1">e</text:span>o</text:span><text:span text:style-name="T7">·</text:span> <text:span text:style-name="T7"><text:span text:style-name="T3">N</text:span>on</text:span> <text:span text:style-name="T7">me</text:span> <text:span text:style-name="T7">penit<text:span text:style-name="T1">et</text:span></text:span> <text:span text:style-name="T7"/><text:span text:style-name="T7">nec</text:span> <text:span text:style-name="T7">satis</text:span> <text:span text:style-name="T7"><text:span text:style-name="T1">est</text:span></text:span> <text:span text:style-name="T7">mihi</text:span> <text:span text:style-name="T7">adhuc</text:span> <text:span text:style-name="T7">im</text:span><text:span text:style-name="T7">|</text:span><text:span text:style-name="T7">pendo</text:span> <text:span text:style-name="T7"><text:span text:style-name="T1">et</text:span></text:span> <text:span text:style-name="T7">sup<text:span text:style-name="T1">er</text:span>inpendam</text:span><text:span text:style-name="T7">.</text:span> <text:span text:style-name="T7"><text:span text:style-name="T3">P</text:span>otens</text:span> <text:span text:style-name="T7">est</text:span> <text:span text:style-name="T7"/><text:span text:style-name="T7">d<text:span text:style-name="T1">omi</text:span>n<text:span text:style-name="T1">u</text:span>s</text:span> <text:span text:style-name="T7">ut</text:span> <text:span text:style-name="T7">det</text:span> <text:span text:style-name="T7">mihi</text:span> <text:span text:style-name="T7">postmo</text:span><text:span text:style-name="T7">|</text:span><text:span text:style-name="T7">dum</text:span> <text:span text:style-name="T7">ut</text:span> <text:span text:style-name="T7">meipsum</text:span> <text:span text:style-name="T7">inpendat</text:span> <text:span text:style-name="T7">p<text:span text:style-name="T1">ro</text:span></text:span> <text:span text:style-name="T7">animabus</text:span> <text:span text:style-name="T7"/><text:span text:style-name="T7">u<text:span text:style-name="T1">est</text:span>ris</text:span><text:span text:style-name="T7">·</text:span> <text:span text:style-name="T7"/></text:p>
      <text:p>54. <text:span text:style-name="T7"/><text:span text:style-name="T7"><text:span text:style-name="T3">E</text:span>cce</text:span> <text:span text:style-name="T7">testem</text:span><text:span text:style-name="T7"> | </text:span><text:span text:style-name="T7">d<text:span text:style-name="T1">eu</text:span>m</text:span> <text:span text:style-name="T7">inuoco</text:span> <text:span text:style-name="T7">in</text:span> <text:span text:style-name="T7">animam</text:span> <text:span text:style-name="T7">meam</text:span> <text:span text:style-name="T7">quia</text:span> <text:span text:style-name="T7">non</text:span> <text:span text:style-name="T7">mentior</text:span> <text:span text:style-name="T7"/><text:span text:style-name="T7">neque</text:span> <text:span text:style-name="T7">ut</text:span><text:span text:style-name="T7"> | </text:span><text:span text:style-name="T7">sit</text:span> <text:span text:style-name="T7">occasio</text:span> <text:span text:style-name="T7">adolationis</text:span> <text:span text:style-name="T7">u<text:span text:style-name="T1">e</text:span>l</text:span> <text:span text:style-name="T7">auaritiae</text:span> <text:span text:style-name="T7">scripserim</text:span> <text:span text:style-name="T7">uobis</text:span> <text:span text:style-name="T7"/><text:span text:style-name="T7">neque</text:span><text:span text:style-name="T7"> | </text:span><text:span text:style-name="T7">ut</text:span> <text:span text:style-name="T7">honorem</text:span> <text:span text:style-name="T7">sperarem</text:span> <text:span text:style-name="T7">u<text:span text:style-name="T1">est</text:span>r<text:span text:style-name="T1">u</text:span>m</text:span><text:span text:style-name="T7">·</text:span> <text:span text:style-name="T7"><text:span text:style-name="T3">S</text:span>ufficit</text:span> <text:span text:style-name="T7">enim</text:span> <text:span text:style-name="T7">mihi</text:span> <text:span text:style-name="T7">honor</text:span><text:span text:style-name="T7"> | </text:span><text:span text:style-name="T7">qui</text:span> <text:span text:style-name="T7"/><text:span text:style-name="T7">nondum</text:span> <text:span text:style-name="T7">uidetur</text:span> <text:span text:style-name="T7">sed</text:span> <text:span text:style-name="T7">corde</text:span> <text:span text:style-name="T7">creditur</text:span> <text:span text:style-name="T7">fidelis</text:span> <text:span text:style-name="T7">aute<text:span text:style-name="T1">m</text:span></text:span> <text:span text:style-name="T7">qui</text:span> <text:span text:style-name="T7">pro</text:span><text:span text:style-name="T7">|</text:span><text:span text:style-name="T7">misit</text:span> <text:span text:style-name="T7"/><text:span text:style-name="T7">numquam</text:span> <text:span text:style-name="T7">mentitur</text:span><text:span text:style-name="T7">·</text:span> <text:span text:style-name="T7"/></text:p>
      <text:p>55. <text:span text:style-name="T7"/><text:span text:style-name="T7"><text:span text:style-name="T3">S</text:span>ed</text:span> <text:span text:style-name="T7">uideo</text:span> <text:span text:style-name="T7">iam</text:span> <text:span text:style-name="T7">in</text:span> <text:span text:style-name="T7">p<text:span text:style-name="T1">rae</text:span>senti</text:span> <text:span text:style-name="T7">s<text:span text:style-name="T1">ae</text:span>c<text:span text:style-name="T1">u</text:span>lo</text:span><text:span text:style-name="T7"> | </text:span><text:span text:style-name="T7">me</text:span> <text:span text:style-name="T7">supra</text:span> <text:span text:style-name="T7">modu<text:span text:style-name="T1">m</text:span></text:span> <text:span text:style-name="T7">exaltatu<text:span text:style-name="T1">m</text:span></text:span> <text:span text:style-name="T7"/><text:span text:style-name="T7">a</text:span> <text:span text:style-name="T7">d<text:span text:style-name="T1">omi</text:span>no</text:span> <text:span text:style-name="T7"><text:span text:style-name="T1">et</text:span></text:span> <text:span text:style-name="T7">non</text:span> <text:span text:style-name="T7">eram</text:span> <text:span text:style-name="T7">dignus</text:span> <text:span text:style-name="T7">neq<text:span text:style-name="T1">ue</text:span></text:span> <text:span text:style-name="T7">talis</text:span><text:span text:style-name="T7"> | </text:span><text:span text:style-name="T7">ut</text:span> <text:span text:style-name="T7">hoc</text:span> <text:span text:style-name="T7">mihi</text:span> <text:span text:style-name="T7">prestar<text:span text:style-name="T1">et</text:span></text:span> <text:span text:style-name="T7"/><text:span text:style-name="T7">dum</text:span> <text:span text:style-name="T7">scio</text:span> <text:span text:style-name="T7">certissime</text:span> <text:span text:style-name="T7">q<text:span text:style-name="T1">uo</text:span>d</text:span> <text:span text:style-name="T7">mihi</text:span> <text:span text:style-name="T7">melius</text:span> <text:span text:style-name="T7">cu<text:span text:style-name="T1">m</text:span></text:span><text:span text:style-name="T7"> | </text:span><text:span text:style-name="T7">uenit</text:span> <text:span text:style-name="T7">paup<text:span text:style-name="T1">er</text:span>tas</text:span> <text:span text:style-name="T7"><text:span text:style-name="T1">et</text:span></text:span> <text:span text:style-name="T7">calamitas</text:span> <text:span text:style-name="T7"/><text:span text:style-name="T7">qua<text:span text:style-name="T1">m</text:span></text:span> <text:span text:style-name="T7">dilitias</text:span> <text:span text:style-name="T7"><text:span text:style-name="T1">et</text:span></text:span> <text:span text:style-name="T7">diuitias</text:span><text:span text:style-name="T7">.</text:span> <text:span text:style-name="T7"><text:span text:style-name="T3">S</text:span>ed</text:span> <text:span text:style-name="T7">chr<text:span text:style-name="T1">istu</text:span>s</text:span><text:span text:style-name="T7"> | </text:span><text:span text:style-name="T7">d<text:span text:style-name="T1">omi</text:span>n<text:span text:style-name="T1">u</text:span>s</text:span> <text:span text:style-name="T7">paup<text:span text:style-name="T1">er</text:span></text:span> <text:span text:style-name="T7">fuit</text:span> <text:span text:style-name="T7"/><text:span text:style-name="T7">p<text:span text:style-name="T1">ro</text:span></text:span> <text:span text:style-name="T7">nobis</text:span><text:span text:style-name="T7">·</text:span> <text:span text:style-name="T7"><text:span text:style-name="T3">E</text:span>go</text:span> <text:span text:style-name="T7">uero</text:span> <text:span text:style-name="T7">miser</text:span> <text:span text:style-name="T7"><text:span text:style-name="T1">et</text:span></text:span> <text:span text:style-name="T7">infelix</text:span> <text:span text:style-name="T7"><text:span text:style-name="T1">et</text:span>si</text:span> <text:span text:style-name="T7">opes</text:span> <text:span text:style-name="T7">uo</text:span><text:span text:style-name="T7">|</text:span><text:span text:style-name="T7">luero</text:span> <text:span text:style-name="T7">iam</text:span> <text:span text:style-name="T7"/><text:span text:style-name="T7">n<text:span text:style-name="T1">on</text:span></text:span> <text:span text:style-name="T7">habeo</text:span> <text:span text:style-name="T7">neq<text:span text:style-name="T1">ue</text:span></text:span> <text:span text:style-name="T7">me</text:span> <text:span text:style-name="T7">ipsum</text:span> <text:span text:style-name="T7">iudico</text:span> <text:span text:style-name="T7">quia</text:span> <text:span text:style-name="T7">cotidie</text:span> <text:span text:style-name="T7">spero</text:span> <text:span text:style-name="T7">aut</text:span><text:span text:style-name="T7"> | </text:span><text:span text:style-name="T7"/><text:span text:style-name="T7">int<text:span text:style-name="T1">er</text:span>nitione<text:span text:style-name="T1">m</text:span></text:span> <text:span text:style-name="T7">aut</text:span> <text:span text:style-name="T7">circu<text:span text:style-name="T1">m</text:span>ueniri</text:span> <text:span text:style-name="T7">aut</text:span> <text:span text:style-name="T7">redigi</text:span> <text:span text:style-name="T7">in</text:span> <text:span text:style-name="T7">seruitute<text:span text:style-name="T1">m</text:span></text:span><text:span text:style-name="T7">·</text:span> <text:span text:style-name="T7">siue</text:span> <text:span text:style-name="T7">occa</text:span><text:span text:style-name="T7">|</text:span><text:span text:style-name="T7">sio</text:span> <text:span text:style-name="T7"/><text:span text:style-name="T7">cuiuslib<text:span text:style-name="T1">et</text:span></text:span> <text:span text:style-name="T7">sed</text:span> <text:span text:style-name="T7">nihil</text:span> <text:span text:style-name="T7">horu<text:span text:style-name="T1">m</text:span></text:span> <text:span text:style-name="T7">uereor</text:span> <text:span text:style-name="T7">p<text:span text:style-name="T1">ro</text:span>pt<text:span text:style-name="T1">er</text:span></text:span> <text:span text:style-name="T7">p<text:span text:style-name="T1">ro</text:span>missa</text:span> <text:span text:style-name="T7">celo<text:span text:style-name="T1">rum</text:span></text:span> <text:span text:style-name="T7"/><text:span text:style-name="T7">quia</text:span> <text:span text:style-name="T7">iactaui</text:span><text:span text:style-name="T7">(81v)</text:span><text:span text:style-name="T7"/><text:span text:style-name="T7"> | </text:span><text:span text:style-name="T7">meipsum</text:span> <text:span text:style-name="T7">in</text:span> <text:span text:style-name="T7">manus</text:span> <text:span text:style-name="T7">d<text:span text:style-name="T1">e</text:span>i</text:span> <text:span text:style-name="T7">om<text:span text:style-name="T1">n</text:span>ipotentis</text:span> <text:span text:style-name="T7">qui</text:span> <text:span text:style-name="T7">ubique</text:span> <text:span text:style-name="T7"/><text:span text:style-name="T7">dominatur</text:span><text:span text:style-name="T7"> | </text:span><text:span text:style-name="T7">sicut</text:span> <text:span text:style-name="T7"> p<text:span text:style-name="T1">ro</text:span>pheta </text:span> <text:span text:style-name="T7">dic<text:span text:style-name="T1">it</text:span></text:span><text:span text:style-name="T7">·</text:span> <text:span text:style-name="T7"><text:span text:style-name="T3">I</text:span>acta</text:span> <text:span text:style-name="T7">cogitatu<text:span text:style-name="T1">m</text:span></text:span> <text:span text:style-name="T7">tuum</text:span> <text:span text:style-name="T7">in</text:span> <text:span text:style-name="T7">d<text:span text:style-name="T1">eu</text:span>m</text:span> <text:span text:style-name="T7"><text:span text:style-name="T1">et</text:span></text:span> <text:span text:style-name="T7"/><text:span text:style-name="T7">ipse</text:span> <text:span text:style-name="T7">te</text:span> <text:span text:style-name="T7">enutri<text:span text:style-name="T1">et</text:span></text:span><text:span text:style-name="T7">.</text:span><text:span text:style-name="T7"> | </text:span><text:span text:style-name="T7"/></text:p>
      <text:p>56. <text:span text:style-name="T7"/><text:span text:style-name="T7"><text:span text:style-name="T3">E</text:span>cce</text:span> <text:span text:style-name="T7">nunc</text:span> <text:span text:style-name="T7">commendo</text:span> <text:span text:style-name="T7">animam</text:span> <text:span text:style-name="T7">meam</text:span> <text:span text:style-name="T7">fidelissimo</text:span> <text:span text:style-name="T7">d<text:span text:style-name="T1">e</text:span>o</text:span> <text:span text:style-name="T7">meo</text:span><text:span text:style-name="T7"> | </text:span><text:span text:style-name="T7">p<text:span text:style-name="T1">ro</text:span></text:span> <text:span text:style-name="T7"/><text:span text:style-name="T7"/><text:span text:style-name="T7">qua</text:span> <text:span text:style-name="T7">legationem</text:span> <text:span text:style-name="T7">fungor</text:span> <text:span text:style-name="T7"><text:span text:style-name="T3">I</text:span>n</text:span> <text:span text:style-name="T7">ignobilitate</text:span> <text:span text:style-name="T7">mea</text:span><text:span text:style-name="T7">·</text:span> <text:span text:style-name="T7"><text:span text:style-name="T3">S</text:span>ed</text:span> <text:span text:style-name="T7">quia</text:span><text:span text:style-name="T7"> | </text:span><text:span text:style-name="T7">p<text:span text:style-name="T1">er</text:span>sonam</text:span> <text:span text:style-name="T7">non</text:span> <text:span text:style-name="T7">accipit</text:span> <text:span text:style-name="T7"/><text:span text:style-name="T7"><text:span text:style-name="T1">et</text:span></text:span> <text:span text:style-name="T7">elegit</text:span> <text:span text:style-name="T7">me</text:span> <text:span text:style-name="T7">de</text:span> <text:span text:style-name="T7">hoc</text:span> <text:span text:style-name="T7">offitium</text:span> <text:span text:style-name="T7">ut</text:span> <text:span text:style-name="T7">unus</text:span><text:span text:style-name="T7"> | </text:span><text:span text:style-name="T7">essem</text:span> <text:span text:style-name="T7">de</text:span> <text:span text:style-name="T7">suis</text:span> <text:span text:style-name="T7">minimis</text:span> <text:span text:style-name="T7">ministris</text:span><text:span text:style-name="T7">·</text:span> <text:span text:style-name="T7"/></text:p>
      <text:p>57. <text:span text:style-name="T7"/><text:span text:style-name="T7"><text:span text:style-name="T3">U</text:span>nde</text:span> <text:span text:style-name="T7">aute<text:span text:style-name="T1">m</text:span></text:span> <text:span text:style-name="T7">retribua<text:span text:style-name="T1">m</text:span></text:span> <text:span text:style-name="T7">illi</text:span><text:span text:style-name="T7"> | </text:span><text:span text:style-name="T7">p<text:span text:style-name="T1">ro</text:span></text:span> <text:span text:style-name="T7">omibus</text:span> <text:span text:style-name="T7">qui</text:span> <text:span text:style-name="T7">retribu<text:span text:style-name="T1">et</text:span></text:span> <text:span text:style-name="T7">mihi</text:span><text:span text:style-name="T7">·</text:span> <text:span text:style-name="T7"/><text:span text:style-name="T7"><text:span text:style-name="T3">S</text:span>ed</text:span> <text:span text:style-name="T7">quid</text:span> <text:span text:style-name="T7">dicam</text:span> <text:span text:style-name="T7">u<text:span text:style-name="T1">e</text:span>l</text:span> <text:span text:style-name="T7">quid</text:span> <text:span text:style-name="T7">p<text:span text:style-name="T1">ro</text:span></text:span><text:span text:style-name="T7">|</text:span><text:span text:style-name="T7">mittam</text:span> <text:span text:style-name="T7">d<text:span text:style-name="T1">omi</text:span>no</text:span> <text:span text:style-name="T7">meo</text:span> <text:span text:style-name="T7">quia</text:span> <text:span text:style-name="T7">nihil</text:span> <text:span text:style-name="T7">ualeo</text:span> <text:span text:style-name="T7"/><text:span text:style-name="T7">nisi</text:span> <text:span text:style-name="T7">ipse</text:span> <text:span text:style-name="T7">mihi</text:span> <text:span text:style-name="T7">dederit</text:span><text:span text:style-name="T7">·</text:span><text:span text:style-name="T7"> | </text:span><text:span text:style-name="T7"><text:span text:style-name="T3">S</text:span>ed</text:span> <text:span text:style-name="T7">scrutatur</text:span> <text:span text:style-name="T7">corda</text:span> <text:span text:style-name="T7"><text:span text:style-name="T1">et</text:span></text:span> <text:span text:style-name="T7">renes</text:span> <text:span text:style-name="T7">quia</text:span> <text:span text:style-name="T7">satis</text:span> <text:span text:style-name="T7"><text:span text:style-name="T1">et</text:span></text:span> <text:span text:style-name="T7">nimis</text:span> <text:span text:style-name="T7"/><text:span text:style-name="T7">cupio</text:span> <text:span text:style-name="T7"><text:span text:style-name="T1">et</text:span></text:span> <text:span text:style-name="T7">pa</text:span><text:span text:style-name="T7">|</text:span><text:span text:style-name="T7">ratus</text:span> <text:span text:style-name="T7">eram</text:span> <text:span text:style-name="T7">ut</text:span> <text:span text:style-name="T7">donar<text:span text:style-name="T1">et</text:span></text:span> <text:span text:style-name="T7"><text:span text:style-name="T1">et</text:span><text:note text:id="ftn1" text:note-class="footnote"><text:note-citation>0</text:note-citation><text:note-body><text:p text:style-name="Footnote">Missing
                                in Freeman</text:p></text:note-body></text:note></text:span> <text:span text:style-name="T7">mihi</text:span> <text:span text:style-name="T7">bibere</text:span> <text:span text:style-name="T7">calicem</text:span> <text:span text:style-name="T7">eius</text:span> <text:span text:style-name="T7">sicut</text:span><text:span text:style-name="T7"> | </text:span><text:span text:style-name="T7">indulsit</text:span> <text:span text:style-name="T7"/><text:span text:style-name="T7"><text:span text:style-name="T1">et</text:span></text:span> <text:span text:style-name="T7">ceteris</text:span> <text:span text:style-name="T7">amantib<text:span text:style-name="T1">us</text:span></text:span> <text:span text:style-name="T7">se</text:span> <text:span text:style-name="T7"/></text:p>
      <text:p>58. <text:span text:style-name="T7"/><text:span text:style-name="T7">quap<text:span text:style-name="T1">ro</text:span>pt<text:span text:style-name="T1">er</text:span></text:span> <text:span text:style-name="T7">non</text:span> <text:span text:style-name="T7">contingat</text:span> <text:span text:style-name="T7">mihi</text:span><text:span text:style-name="T7"> | </text:span><text:span text:style-name="T7">a</text:span> <text:span text:style-name="T7">d<text:span text:style-name="T1">e</text:span>o</text:span> <text:span text:style-name="T7">meo</text:span> <text:span text:style-name="T7">ut</text:span> <text:span text:style-name="T7">umquam</text:span> <text:span text:style-name="T7"/><text:span text:style-name="T7">ammittam</text:span> <text:span text:style-name="T7">plebem</text:span> <text:span text:style-name="T7">suam</text:span> <text:span text:style-name="T7">quam</text:span> <text:span text:style-name="T7">adqui</text:span><text:span text:style-name="T7">|</text:span><text:span text:style-name="T7">siuit</text:span> <text:span text:style-name="T7">in</text:span> <text:span text:style-name="T7">ultimis</text:span> <text:span text:style-name="T7">terre</text:span><text:span text:style-name="T7">·</text:span> <text:span text:style-name="T7"><text:span text:style-name="T3">O</text:span>ro</text:span> <text:span text:style-name="T7">d<text:span text:style-name="T1">eu</text:span>m</text:span> <text:span text:style-name="T7"/><text:span text:style-name="T7">ut</text:span> <text:span text:style-name="T7">d<text:span text:style-name="T1">et</text:span></text:span> <text:span text:style-name="T7">mihi</text:span> <text:span text:style-name="T7">p<text:span text:style-name="T1">er</text:span>seuerantiam</text:span> <text:span text:style-name="T7"><text:span text:style-name="T1">et</text:span></text:span> <text:span text:style-name="T7">dig</text:span><text:span text:style-name="T7">|</text:span><text:span text:style-name="T7">netur</text:span> <text:span text:style-name="T7">ut</text:span> <text:span text:style-name="T7">reddam</text:span> <text:span text:style-name="T7">illi</text:span> <text:span text:style-name="T7">testem</text:span> <text:span text:style-name="T7"/><text:span text:style-name="T7">fidelem</text:span> <text:span text:style-name="T7">usq<text:span text:style-name="T1">ue</text:span></text:span> <text:span text:style-name="T7">ad</text:span> <text:span text:style-name="T7">transitum</text:span> <text:span text:style-name="T7">meu<text:span text:style-name="T1">m</text:span></text:span><text:span text:style-name="T7">.</text:span><text:span text:style-name="T7"> | </text:span><text:span text:style-name="T7">p<text:span text:style-name="T1">ro</text:span>pt<text:span text:style-name="T1">er</text:span></text:span> <text:span text:style-name="T7">d<text:span text:style-name="T1">eu</text:span>m</text:span> <text:span text:style-name="T7">meum</text:span> <text:span text:style-name="T7"/></text:p>
      <text:p>59. <text:span text:style-name="T7"/><text:span text:style-name="T7"><text:span text:style-name="T1">et</text:span></text:span> <text:span text:style-name="T7">si</text:span> <text:span text:style-name="T7">aliquit</text:span> <text:span text:style-name="T7">boni</text:span> <text:span text:style-name="T7">umqua<text:span text:style-name="T1">m</text:span></text:span> <text:span text:style-name="T7">imitatus</text:span> <text:span text:style-name="T7">sum</text:span> <text:span text:style-name="T7">propt<text:span text:style-name="T1">er</text:span></text:span><text:span text:style-name="T7"> | </text:span><text:span text:style-name="T7">d<text:span text:style-name="T1">eu</text:span>m</text:span> <text:span text:style-name="T7">meum</text:span> <text:span text:style-name="T7"/><text:span text:style-name="T7">quem</text:span> <text:span text:style-name="T7">diligo</text:span><text:span text:style-name="T7">·</text:span> <text:span text:style-name="T7"><text:span text:style-name="T3">P</text:span>eto</text:span> <text:span text:style-name="T7">illi</text:span> <text:span text:style-name="T7">d<text:span text:style-name="T1">et</text:span></text:span> <text:span text:style-name="T7">mihi</text:span> <text:span text:style-name="T7">ut</text:span> <text:span text:style-name="T7">cu<text:span text:style-name="T1">m</text:span></text:span> <text:span text:style-name="T7">illis</text:span> <text:span text:style-name="T7">p<text:span text:style-name="T1">ro</text:span>selitis</text:span><text:span text:style-name="T7"> | </text:span><text:span text:style-name="T7"><text:span text:style-name="T1">et</text:span></text:span> <text:span text:style-name="T7">captiuis</text:span> <text:span text:style-name="T7"/><text:span text:style-name="T7">p<text:span text:style-name="T1">ro</text:span></text:span> <text:span text:style-name="T7">nomine</text:span> <text:span text:style-name="T7">suo</text:span> <text:span text:style-name="T7">effundam</text:span> <text:span text:style-name="T7">sanguinem</text:span> <text:span text:style-name="T7">meu<text:span text:style-name="T1">m</text:span></text:span><text:span text:style-name="T7">.</text:span> <text:span text:style-name="T7"><text:span text:style-name="T1">et</text:span>si</text:span> <text:span text:style-name="T7">ipsa<text:span text:style-name="T1">m</text:span></text:span><text:span text:style-name="T7"> | </text:span><text:span text:style-name="T7"><text:span text:style-name="T1">et</text:span>iam</text:span> <text:span text:style-name="T7">caream</text:span> <text:span text:style-name="T7"/><text:span text:style-name="T7">sepulturam</text:span> <text:span text:style-name="T7">aut</text:span> <text:span text:style-name="T7">miserissime</text:span> <text:span text:style-name="T7">cadauer</text:span> <text:span text:style-name="T7">p<text:span text:style-name="T1">er</text:span></text:span> <text:span text:style-name="T7">sin</text:span><text:span text:style-name="T7">|</text:span><text:span text:style-name="T7">gula</text:span> <text:span text:style-name="T7">membra</text:span> <text:span text:style-name="T7">diuidatur</text:span> <text:span text:style-name="T7"/><text:span text:style-name="T7">canibus</text:span> <text:span text:style-name="T7">aut</text:span> <text:span text:style-name="T7">bestiis</text:span> <text:span text:style-name="T7">asperis</text:span> <text:span text:style-name="T7">aut</text:span> <text:span text:style-name="T7">uo</text:span><text:span text:style-name="T7">|</text:span><text:span text:style-name="T7">lucres</text:span> <text:span text:style-name="T7">caeli</text:span> <text:span text:style-name="T7">comederem</text:span> <text:span text:style-name="T7">illud</text:span><text:span text:style-name="T7">.</text:span> <text:span text:style-name="T7"/><text:span text:style-name="T7"><text:span text:style-name="T3">C</text:span>ertissime</text:span> <text:span text:style-name="T7">reor</text:span><text:span text:style-name="T7">.</text:span> <text:span text:style-name="T7">si</text:span> <text:span text:style-name="T7">mihi</text:span> <text:span text:style-name="T7">hoc</text:span><text:span text:style-name="T7"> | </text:span><text:span text:style-name="T7">incurriss<text:span text:style-name="T1">et</text:span></text:span> <text:span text:style-name="T7">lucratus</text:span> <text:span text:style-name="T7">sum</text:span> <text:span text:style-name="T7">animam</text:span> <text:span text:style-name="T7">cu<text:span text:style-name="T1">m</text:span></text:span> <text:span text:style-name="T7"/><text:span text:style-name="T7">corpore</text:span> <text:span text:style-name="T7">meo</text:span> <text:span text:style-name="T7">quia</text:span> <text:span text:style-name="T7">sine</text:span> <text:span text:style-name="T7">ulla</text:span><text:span text:style-name="T7"> | </text:span><text:span text:style-name="T7">dubitatione</text:span> <text:span text:style-name="T7">in</text:span> <text:span text:style-name="T7">die</text:span> <text:span text:style-name="T7">illa</text:span> <text:span text:style-name="T7">resurgim<text:span text:style-name="T1">us</text:span></text:span> <text:span text:style-name="T7">in</text:span> <text:span text:style-name="T7"/><text:span text:style-name="T7">claritate</text:span> <text:span text:style-name="T7">solis</text:span> <text:span text:style-name="T7">hoc</text:span> <text:span text:style-name="T7"><text:span text:style-name="T1">est</text:span></text:span> <text:span text:style-name="T7">in</text:span> <text:span text:style-name="T7">gl<text:span text:style-name="T1">ori</text:span>am</text:span><text:span text:style-name="T7">(82r)</text:span><text:span text:style-name="T7"/><text:span text:style-name="T7"> | </text:span><text:span text:style-name="T7">chr<text:span text:style-name="T1">ist</text:span>i</text:span> <text:span text:style-name="T7">ie<text:span text:style-name="T1">s</text:span>u</text:span> <text:span text:style-name="T7">redemptoris</text:span> <text:span text:style-name="T7">n<text:span text:style-name="T1">ost</text:span>ri</text:span> <text:span text:style-name="T7"/><text:span text:style-name="T7">quasi</text:span> <text:span text:style-name="T7">filii</text:span> <text:span text:style-name="T7">d<text:span text:style-name="T1">e</text:span>i</text:span> <text:span text:style-name="T7">uiui</text:span> <text:span text:style-name="T7"><text:span text:style-name="T1">et</text:span></text:span> <text:span text:style-name="T7">coheredes</text:span> <text:span text:style-name="T7">chr<text:span text:style-name="T1">ist</text:span>i</text:span> <text:span text:style-name="T7"><text:span text:style-name="T1">et</text:span></text:span><text:span text:style-name="T7"> | </text:span><text:span text:style-name="T7">conformes</text:span> <text:span text:style-name="T7">futuri</text:span> <text:span text:style-name="T7">imaginis</text:span> <text:span text:style-name="T7"/><text:span text:style-name="T7">ipsius</text:span> <text:span text:style-name="T7">qua<text:span text:style-name="T1">m</text:span></text:span> <text:span text:style-name="T7">ex</text:span> <text:span text:style-name="T7">ipso</text:span> <text:span text:style-name="T7"/><text:span text:style-name="T7">regnaturi</text:span> <text:span text:style-name="T7">sumus</text:span><text:span text:style-name="T7"> | </text:span><text:span text:style-name="T7"/></text:p>
      <text:p>60. <text:span text:style-name="T7"/><text:span text:style-name="T7"><text:span text:style-name="T3">N</text:span>am</text:span> <text:span text:style-name="T7">sol</text:span> <text:span text:style-name="T7">iste</text:span> <text:span text:style-name="T7">qua<text:span text:style-name="T1">m</text:span></text:span> <text:span text:style-name="T7">uidem<text:span text:style-name="T1">us</text:span></text:span> <text:span text:style-name="T7">iubente</text:span> <text:span text:style-name="T7">p<text:span text:style-name="T1">ro</text:span>pt<text:span text:style-name="T1">er</text:span></text:span> <text:span text:style-name="T7">nos</text:span> <text:span text:style-name="T7">cotidie</text:span> <text:span text:style-name="T7">oritur</text:span> <text:span text:style-name="T7"/><text:span text:style-name="T7">sed</text:span><text:span text:style-name="T7"> | </text:span><text:span text:style-name="T7">numquam</text:span> <text:span text:style-name="T7">regnabit</text:span> <text:span text:style-name="T7">neq<text:span text:style-name="T1">ue</text:span></text:span> <text:span text:style-name="T7">p<text:span text:style-name="T1">er</text:span>manebit</text:span> <text:span text:style-name="T7">splendor</text:span> <text:span text:style-name="T7">eius</text:span><text:span text:style-name="T7">·</text:span> <text:span text:style-name="T7"><text:span text:style-name="T3">S</text:span>ed</text:span> <text:span text:style-name="T7"><text:span text:style-name="T1">et</text:span></text:span><text:span text:style-name="T7"> | </text:span><text:span text:style-name="T7"/><text:span text:style-name="T7">om<text:span text:style-name="T1">ne</text:span>s</text:span> <text:span text:style-name="T7">qui</text:span> <text:span text:style-name="T7">adorant</text:span> <text:span text:style-name="T7">eum</text:span> <text:span text:style-name="T7">in</text:span> <text:span text:style-name="T7">penam</text:span> <text:span text:style-name="T7">miseri</text:span> <text:span text:style-name="T7">male</text:span> <text:span text:style-name="T7">deuenient</text:span><text:span text:style-name="T7">·</text:span> <text:span text:style-name="T7"><text:span text:style-name="T3">N</text:span>os</text:span><text:span text:style-name="T7"> | </text:span><text:span text:style-name="T7">aute<text:span text:style-name="T1">m</text:span></text:span> <text:span text:style-name="T7"/><text:span text:style-name="T7">qui</text:span> <text:span text:style-name="T7">credimus</text:span> <text:span text:style-name="T7"><text:span text:style-name="T1">et</text:span></text:span> <text:span text:style-name="T7">adoramus</text:span> <text:span text:style-name="T7">sole<text:span text:style-name="T1">m</text:span></text:span> <text:span text:style-name="T7">ueru<text:span text:style-name="T1">m</text:span></text:span> <text:span text:style-name="T7">chr<text:span text:style-name="T1">istu</text:span>m</text:span> <text:span text:style-name="T7">qui</text:span> <text:span text:style-name="T7">numquam</text:span><text:span text:style-name="T7"> | </text:span><text:span text:style-name="T7"/><text:span text:style-name="T7"/><text:span text:style-name="T7">interibit</text:span><text:span text:style-name="T7">·</text:span> <text:span text:style-name="T7">neq<text:span text:style-name="T1">ue</text:span></text:span> <text:span text:style-name="T7">qui</text:span> <text:span text:style-name="T7">fecerit</text:span> <text:span text:style-name="T7">uoluntatem</text:span> <text:span text:style-name="T7">ipsius</text:span><text:span text:style-name="T7">·</text:span> <text:span text:style-name="T7"><text:span text:style-name="T3">S</text:span>ed</text:span> <text:span text:style-name="T7">manebit</text:span><text:span text:style-name="T7"> | </text:span><text:span text:style-name="T7">in</text:span> <text:span text:style-name="T7">eternum</text:span> <text:span text:style-name="T7"/><text:span text:style-name="T7">quomodo</text:span> <text:span text:style-name="T7"><text:span text:style-name="T1">et</text:span></text:span> <text:span text:style-name="T7">chr<text:span text:style-name="T1">istu</text:span>s</text:span> <text:span text:style-name="T7">p<text:span text:style-name="T1">er</text:span>man<text:span text:style-name="T1">et</text:span></text:span> <text:span text:style-name="T7">in</text:span> <text:span text:style-name="T7">et<text:span text:style-name="T1">er</text:span>num</text:span> <text:span text:style-name="T7">qui</text:span> <text:span text:style-name="T7">regnat</text:span><text:span text:style-name="T7"> | </text:span><text:span text:style-name="T7">cum</text:span> <text:span text:style-name="T7"/><text:span text:style-name="T7">d<text:span text:style-name="T1">e</text:span>o</text:span> <text:span text:style-name="T7">patri</text:span> <text:span text:style-name="T7">om<text:span text:style-name="T1">n</text:span>ipotenti</text:span><text:span text:style-name="T7">·</text:span> <text:span text:style-name="T7"><text:span text:style-name="T1">et</text:span></text:span> <text:span text:style-name="T7">cu<text:span text:style-name="T1">m</text:span></text:span> <text:span text:style-name="T7">sp<text:span text:style-name="T1">irit</text:span>u</text:span> <text:span text:style-name="T7">s<text:span text:style-name="T1">an</text:span>c<text:span text:style-name="T1">t</text:span>o</text:span> <text:span text:style-name="T7">ante</text:span> <text:span text:style-name="T7">s<text:span text:style-name="T1">ae</text:span>c<text:span text:style-name="T1">u</text:span>la</text:span> <text:span text:style-name="T7"><text:span text:style-name="T1">et</text:span></text:span> <text:span text:style-name="T7">nunc</text:span> <text:span text:style-name="T7"/><text:span text:style-name="T7">p<text:span text:style-name="T1">er</text:span></text:span> <text:span text:style-name="T7">om<text:span text:style-name="T1">n</text:span>ia</text:span><text:span text:style-name="T7"> | </text:span><text:span text:style-name="T7">s<text:span text:style-name="T1">ae</text:span>c<text:span text:style-name="T1">u</text:span>la</text:span> <text:span text:style-name="T7">s<text:span text:style-name="T1">ae</text:span>clo<text:span text:style-name="T1">rum</text:span></text:span> <text:span text:style-name="T7">amen</text:span><text:span text:style-name="T7">·</text:span> <text:span text:style-name="T7"/></text:p>
      <text:p>61. <text:span text:style-name="T7"/><text:span text:style-name="T7"><text:span text:style-name="T3">E</text:span>cce</text:span> <text:span text:style-name="T7">iterum</text:span> <text:span text:style-name="T7">qui<text:note text:id="ftn1" text:note-class="footnote"><text:note-citation>0</text:note-citation><text:note-body><text:p text:style-name="Footnote">Bieler: iterumqui;</text:p></text:note-body></text:note></text:span> <text:span text:style-name="T7">breuit<text:span text:style-name="T1">er</text:span></text:span> <text:span text:style-name="T7">exponam</text:span> <text:span text:style-name="T7">uerba</text:span> <text:span text:style-name="T7">con</text:span><text:span text:style-name="T7">|</text:span><text:span text:style-name="T7">fessionis</text:span> <text:span text:style-name="T7"/><text:span text:style-name="T7">meae</text:span> <text:span text:style-name="T7">testificabor<text:note text:id="ftn1" text:note-class="footnote"><text:note-citation>0</text:note-citation><text:note-body><text:p text:style-name="Footnote">Bieler: testificabor;
                                Freeman: testifibor</text:p></text:note-body></text:note></text:span> <text:span text:style-name="T7">in</text:span> <text:span text:style-name="T7">ueritate</text:span> <text:span text:style-name="T7"><text:span text:style-name="T1">et</text:span></text:span> <text:span text:style-name="T7">in</text:span> <text:span text:style-name="T7">exultatione</text:span> <text:span text:style-name="T7">cor</text:span><text:span text:style-name="T7">|</text:span><text:span text:style-name="T7">dis</text:span> <text:span text:style-name="T7">coram</text:span> <text:span text:style-name="T7">d<text:span text:style-name="T1">e</text:span>o</text:span> <text:span text:style-name="T7"><text:span text:style-name="T1">et</text:span></text:span> <text:span text:style-name="T7"/><text:span text:style-name="T7">s<text:span text:style-name="T1">an</text:span>c<text:span text:style-name="T1">t</text:span>is</text:span> <text:span text:style-name="T7">ang<text:span text:style-name="T1">e</text:span>lis</text:span> <text:span text:style-name="T7">eius</text:span> <text:span text:style-name="T7">qui</text:span> <text:span text:style-name="T7">numqua<text:span text:style-name="T1">m</text:span></text:span> <text:span text:style-name="T7">habui</text:span> <text:span text:style-name="T7">aliquam</text:span><text:span text:style-name="T7"> | </text:span><text:span text:style-name="T7">occasionem</text:span> <text:span text:style-name="T7">preter</text:span> <text:span text:style-name="T7"/><text:span text:style-name="T7">euuangelium</text:span> <text:span text:style-name="T7"><text:span text:style-name="T1">et</text:span></text:span> <text:span text:style-name="T7">p<text:span text:style-name="T1">ro</text:span>missa</text:span> <text:span text:style-name="T7">ipsius</text:span> <text:span text:style-name="T7">ut</text:span> <text:span text:style-name="T7">num</text:span><text:span text:style-name="T7">|</text:span><text:span text:style-name="T7">quam</text:span> <text:span text:style-name="T7">reddere</text:span> <text:span text:style-name="T7">agente</text:span> <text:span text:style-name="T7">illa<text:span text:style-name="T1">m</text:span></text:span> <text:span text:style-name="T7"/><text:span text:style-name="T7">unde</text:span> <text:span text:style-name="T7">aute<text:span text:style-name="T1">m</text:span></text:span> <text:span text:style-name="T7">prius</text:span> <text:span text:style-name="T7">uix</text:span> <text:span text:style-name="T7">euaseram</text:span><text:span text:style-name="T7"> | </text:span><text:span text:style-name="T7"/></text:p>
      <text:p>62. <text:span text:style-name="T7"/><text:span text:style-name="T7"><text:span text:style-name="T3">S</text:span>ed</text:span> <text:span text:style-name="T7">precor</text:span> <text:span text:style-name="T7">credentibus</text:span> <text:span text:style-name="T7"><text:span text:style-name="T1">et</text:span></text:span> <text:span text:style-name="T7">tim<text:span text:style-name="T1">en</text:span>tibus</text:span> <text:span text:style-name="T7">d<text:span text:style-name="T1">eu</text:span>m</text:span> <text:span text:style-name="T7">quicumq<text:span text:style-name="T1">ue</text:span></text:span> <text:span text:style-name="T7"/><text:span text:style-name="T7">dignat<text:span text:style-name="T1">us</text:span></text:span><text:span text:style-name="T7"> | </text:span><text:span text:style-name="T7">fuerit</text:span> <text:span text:style-name="T7">inspicere</text:span> <text:span text:style-name="T7">u<text:span text:style-name="T1">e</text:span>l</text:span> <text:span text:style-name="T7">recipere</text:span> <text:span text:style-name="T7">hanc</text:span> <text:span text:style-name="T7">scriptura<text:span text:style-name="T1">m</text:span></text:span><text:span text:style-name="T7">·</text:span> <text:span text:style-name="T7">qua<text:span text:style-name="T1">m</text:span></text:span> <text:span text:style-name="T7">patritius</text:span><text:span text:style-name="T7"> | </text:span><text:span text:style-name="T7"/><text:span text:style-name="T7">peccator</text:span><text:span text:style-name="T7">·</text:span> <text:span text:style-name="T7"><text:span text:style-name="T1">et</text:span></text:span> <text:span text:style-name="T7">doctus</text:span> <text:span text:style-name="T7">scilic<text:span text:style-name="T1">et</text:span></text:span> <text:span text:style-name="T7">hiberione</text:span> <text:span text:style-name="T7">conscripsit</text:span> <text:span text:style-name="T7">ut</text:span> <text:span text:style-name="T7">nemo</text:span><text:span text:style-name="T7"> | </text:span><text:span text:style-name="T7">umquam</text:span> <text:span text:style-name="T7"/><text:span text:style-name="T7">dicat</text:span> <text:span text:style-name="T7">q<text:span text:style-name="T1">uo</text:span>d</text:span> <text:span text:style-name="T7">mea</text:span> <text:span text:style-name="T7">ignorantia</text:span><text:span text:style-name="T7">·</text:span> <text:span text:style-name="T7">si</text:span> <text:span text:style-name="T7">aliquid</text:span> <text:span text:style-name="T7">pusillu<text:span text:style-name="T1">m</text:span></text:span> <text:span text:style-name="T7">egi</text:span><text:span text:style-name="T7"> | </text:span><text:span text:style-name="T7">u<text:span text:style-name="T1">e</text:span>l</text:span> <text:span text:style-name="T7">demonstrauerim</text:span> <text:span text:style-name="T7"/><text:span text:style-name="T7">s<text:span text:style-name="T1">e</text:span>c<text:span text:style-name="T1">un</text:span>d<text:span text:style-name="T1">u</text:span>m</text:span> <text:span text:style-name="T7">d<text:span text:style-name="T1">e</text:span>i</text:span> <text:span text:style-name="T7">placitum</text:span><text:span text:style-name="T7">.</text:span> <text:span text:style-name="T7"><text:span text:style-name="T3">S</text:span>ed</text:span> <text:span text:style-name="T7">arbitramini</text:span><text:span text:style-name="T7"> | </text:span><text:span text:style-name="T7"><text:span text:style-name="T1">et</text:span></text:span> <text:span text:style-name="T7">uerissime</text:span> <text:span text:style-name="T7">credatur</text:span> <text:span text:style-name="T7"/><text:span text:style-name="T7">q<text:span text:style-name="T1">uo</text:span>d</text:span> <text:span text:style-name="T7">d<text:span text:style-name="T1">e</text:span>i</text:span> <text:span text:style-name="T7">fuiss<text:span text:style-name="T1">et</text:span></text:span> <text:span text:style-name="T7"><text:span text:style-name="T1">et</text:span></text:span> <text:span text:style-name="T7">hec</text:span> <text:span text:style-name="T7"><text:span text:style-name="T1">est</text:span></text:span> <text:span text:style-name="T7">confessio</text:span> <text:span text:style-name="T7">mea</text:span> <text:span text:style-name="T7">an</text:span><text:span text:style-name="T7">|</text:span><text:span text:style-name="T7">tequam</text:span> <text:span text:style-name="T7"/><text:span text:style-name="T7">moriar</text:span><text:span text:style-name="T7"> | </text:span><text:span text:style-name="T7"/><text:span text:style-name="T7"/></text:p>
      <text:p>1. <text:span text:style-name="T7"/><text:span text:style-name="T7"><text:span text:style-name="T3">P</text:span>atritius</text:span> <text:span text:style-name="T7">peccator</text:span> <text:span text:style-name="T7">indoctus</text:span> <text:span text:style-name="T7">scilic<text:span text:style-name="T1">et</text:span></text:span> <text:span text:style-name="T7">hiberione</text:span> <text:span text:style-name="T7">a</text:span> <text:span text:style-name="T7">d<text:span text:style-name="T1">e</text:span>o</text:span> <text:span text:style-name="T7">consti</text:span><text:span text:style-name="T7">(82v)</text:span><text:span text:style-name="T7"/><text:span text:style-name="T7">|</text:span><text:span text:style-name="T7">tutus</text:span> <text:span text:style-name="T7"/><text:span text:style-name="T7">ep<text:span text:style-name="T1">iscopu</text:span>m</text:span> <text:span text:style-name="T7">me</text:span> <text:span text:style-name="T7">e<text:span text:style-name="T1">ss</text:span>e</text:span> <text:span text:style-name="T7">fateor</text:span> <text:span text:style-name="T7">certissime</text:span> <text:span text:style-name="T7">d<text:span text:style-name="T1">e</text:span>o</text:span> <text:span text:style-name="T7">accepi</text:span> <text:span text:style-name="T7">id</text:span> <text:span text:style-name="T7">q<text:span text:style-name="T1">uo</text:span>d</text:span> <text:span text:style-name="T7">sum</text:span> <text:span text:style-name="T7"/><text:span text:style-name="T7">inter</text:span><text:span text:style-name="T7"> | </text:span><text:span text:style-name="T7">barbaras</text:span> <text:span text:style-name="T7">itaq<text:span text:style-name="T1">ue</text:span></text:span> <text:span text:style-name="T7">habito</text:span> <text:span text:style-name="T7">p<text:span text:style-name="T1">ro</text:span>silitis<text:note text:id="ftn1" text:note-class="footnote"><text:note-citation>0</text:note-citation><text:note-body><text:p text:style-name="Footnote">Bieler: prosilitis; Freeman:
                                prosilitus</text:p></text:note-body></text:note></text:span> <text:span text:style-name="T7"><text:span text:style-name="T1">et</text:span></text:span> <text:span text:style-name="T7">p<text:span text:style-name="T1">ro</text:span>fuga</text:span> <text:span text:style-name="T7">ab</text:span> <text:span text:style-name="T7">amore</text:span> <text:span text:style-name="T7"/><text:span text:style-name="T7">d<text:span text:style-name="T1">e</text:span>i</text:span> <text:span text:style-name="T7">testis</text:span> <text:span text:style-name="T7"><text:span text:style-name="T1">est</text:span></text:span> <text:span text:style-name="T7">ille</text:span><text:span text:style-name="T7"> | </text:span><text:span text:style-name="T7"><text:span text:style-name="T3">S</text:span>i</text:span> <text:span text:style-name="T7">ita</text:span> <text:span text:style-name="T7">est</text:span> <text:span text:style-name="T7">non</text:span> <text:span text:style-name="T7">q<text:span text:style-name="T1">uo</text:span>d</text:span> <text:span text:style-name="T7">optabam</text:span> <text:span text:style-name="T7">tam</text:span> <text:span text:style-name="T7">dure</text:span> <text:span text:style-name="T7"><text:span text:style-name="T1">et</text:span></text:span> <text:span text:style-name="T7">tam</text:span> <text:span text:style-name="T7"/><text:span text:style-name="T7">aspere</text:span> <text:span text:style-name="T7">aliquid</text:span> <text:span text:style-name="T7">ex</text:span> <text:span text:style-name="T7">ore</text:span><text:span text:style-name="T7"> | </text:span><text:span text:style-name="T7">meo</text:span> <text:span text:style-name="T7">effundere</text:span> <text:span text:style-name="T7">sed</text:span> <text:span text:style-name="T7">cogor</text:span> <text:span text:style-name="T7">zelo</text:span> <text:span text:style-name="T7">d<text:span text:style-name="T1">e</text:span>i</text:span> <text:span text:style-name="T7"><text:span text:style-name="T1">et</text:span></text:span> <text:span text:style-name="T7">ueritas</text:span> <text:span text:style-name="T7"/><text:span text:style-name="T7">chr<text:span text:style-name="T1">ist</text:span>i</text:span> <text:span text:style-name="T7">excitauit</text:span> <text:span text:style-name="T7">pro</text:span><text:span text:style-name="T7"> | </text:span><text:span text:style-name="T7">dilectione</text:span> <text:span text:style-name="T7">p<text:span text:style-name="T1">ro</text:span>ximor<text:span text:style-name="T1">um</text:span></text:span> <text:span text:style-name="T7">atq<text:span text:style-name="T1">ue</text:span></text:span> <text:span text:style-name="T7">filiorum</text:span> <text:span text:style-name="T7">p<text:span text:style-name="T1">ro</text:span></text:span> <text:span text:style-name="T7"/><text:span text:style-name="T7">quib<text:span text:style-name="T1">us</text:span></text:span> <text:span text:style-name="T7">tradidi</text:span> <text:span text:style-name="T7">patriam</text:span> <text:span text:style-name="T7"><text:span text:style-name="T1">et</text:span></text:span><text:span text:style-name="T7"> | </text:span><text:span text:style-name="T7">parentes</text:span> <text:span text:style-name="T7"><text:span text:style-name="T1">et</text:span></text:span> <text:span text:style-name="T7">animam</text:span> <text:span text:style-name="T7">meam</text:span> <text:span text:style-name="T7">usq<text:span text:style-name="T1">ue</text:span></text:span> <text:span text:style-name="T7">ad</text:span> <text:span text:style-name="T7">mortem</text:span><text:span text:style-name="T7">.</text:span> <text:span text:style-name="T7"/><text:span text:style-name="T7"><text:span text:style-name="T3">S</text:span>i</text:span> <text:span text:style-name="T7">dignus</text:span> <text:span text:style-name="T7">sum</text:span> <text:span text:style-name="T7">ui</text:span><text:span text:style-name="T7">|</text:span><text:span text:style-name="T7">uo</text:span> <text:span text:style-name="T7">d<text:span text:style-name="T1">e</text:span>o</text:span> <text:span text:style-name="T7">meo</text:span> <text:span text:style-name="T7">docere</text:span> <text:span text:style-name="T7">gentes</text:span> <text:span text:style-name="T7"><text:span text:style-name="T1">et</text:span></text:span> <text:span text:style-name="T7">sic</text:span> <text:span text:style-name="T7">contempnor</text:span> <text:span text:style-name="T7"/><text:span text:style-name="T7">aliquibusda<text:span text:style-name="T1">m</text:span></text:span> <text:span text:style-name="T7"/></text:p>
      <text:p>2. <text:span text:style-name="T7"/><text:span text:style-name="T7">manu</text:span><text:span text:style-name="T7"> | </text:span><text:span text:style-name="T7">mea</text:span> <text:span text:style-name="T7">scripsi</text:span> <text:span text:style-name="T7">a[d]
                    \t/
                q<text:span text:style-name="T1">ue</text:span></text:span> <text:span text:style-name="T7">condidi</text:span> <text:span text:style-name="T7">uerba</text:span> <text:span text:style-name="T7">ista</text:span> <text:span text:style-name="T7">danda</text:span> <text:span text:style-name="T7"><text:span text:style-name="T1">et</text:span></text:span> <text:span text:style-name="T7">tradenda</text:span> <text:span text:style-name="T7"/><text:span text:style-name="T7">mili</text:span><text:span text:style-name="T7">|</text:span><text:span text:style-name="T7">tibus</text:span> <text:span text:style-name="T7">mittenda</text:span> <text:span text:style-name="T7">corotici</text:span><text:span text:style-name="T7">·</text:span> <text:span text:style-name="T7"><text:span text:style-name="T3">N</text:span>on</text:span> <text:span text:style-name="T7">dico</text:span> <text:span text:style-name="T7">ciuibus</text:span> <text:span text:style-name="T7">meis</text:span><text:span text:style-name="T7">·</text:span> <text:span text:style-name="T7">neq<text:span text:style-name="T1">ue</text:span></text:span> <text:span text:style-name="T7">ciuib<text:span text:style-name="T1">us</text:span></text:span><text:span text:style-name="T7"> | </text:span><text:span text:style-name="T7"/><text:span text:style-name="T7">s<text:span text:style-name="T1">an</text:span>c<text:span text:style-name="T1">t</text:span>orum</text:span> <text:span text:style-name="T7">romanoru<text:span text:style-name="T1">m</text:span></text:span> <text:span text:style-name="T7">sed</text:span> <text:span text:style-name="T7">ciuib<text:span text:style-name="T1">us</text:span></text:span> <text:span text:style-name="T7">demonioru<text:span text:style-name="T1">m</text:span></text:span> <text:span text:style-name="T7">ob</text:span> <text:span text:style-name="T7">mala</text:span> <text:span text:style-name="T7">opera</text:span> <text:span text:style-name="T7">ip</text:span><text:span text:style-name="T7">|</text:span><text:span text:style-name="T7">sorum</text:span> <text:span text:style-name="T7"/><text:span text:style-name="T7">ritu</text:span> <text:span text:style-name="T7">hostili</text:span> <text:span text:style-name="T7">in</text:span> <text:span text:style-name="T7">morte</text:span> <text:span text:style-name="T7">uiuunt</text:span><text:span text:style-name="T7">·</text:span> <text:span text:style-name="T7"><text:span text:style-name="T3">S</text:span>ocii</text:span> <text:span text:style-name="T7">sc<text:span text:style-name="T1">ott</text:span>o<text:span text:style-name="T1">rum</text:span></text:span> <text:span text:style-name="T7">atq<text:span text:style-name="T1">ue</text:span></text:span> <text:span text:style-name="T7">pictoru<text:span text:style-name="T1">m</text:span></text:span><text:span text:style-name="T7"> | </text:span><text:span text:style-name="T7"/><text:span text:style-name="T7">apostatorumque</text:span> <text:span text:style-name="T7">sangulentos</text:span> <text:span text:style-name="T7">sanguinare</text:span> <text:span text:style-name="T7">de</text:span> <text:span text:style-name="T7">sanguine</text:span><text:span text:style-name="T7"> | </text:span><text:span text:style-name="T7">innocentium</text:span> <text:span text:style-name="T7"><text:span text:style-name="T1">christ</text:span>ianorum</text:span> <text:span text:style-name="T7"/><text:span text:style-name="T7">quos</text:span> <text:span text:style-name="T7">ego</text:span> <text:span text:style-name="T7">innumero</text:span> <text:span text:style-name="T7">d<text:span text:style-name="T1">e</text:span>o</text:span> <text:span text:style-name="T7">genui</text:span> <text:span text:style-name="T7">atq<text:span text:style-name="T1">ue</text:span></text:span><text:span text:style-name="T7"> | </text:span><text:span text:style-name="T7">in</text:span> <text:span text:style-name="T7">chr<text:span text:style-name="T1">ist</text:span>o</text:span> <text:span text:style-name="T7">confirmaui</text:span><text:span text:style-name="T7">·</text:span> <text:span text:style-name="T7"/></text:p>
      <text:p>3. <text:span text:style-name="T7"/><text:span text:style-name="T7"><text:span text:style-name="T3">P</text:span>ostera</text:span> <text:span text:style-name="T7">die</text:span> <text:span text:style-name="T7">qua</text:span> <text:span text:style-name="T7">crismati</text:span><text:span text:style-name="T7">.</text:span> <text:span text:style-name="T7">neophyti</text:span> <text:span text:style-name="T7">in</text:span><text:span text:style-name="T7"> | </text:span><text:span text:style-name="T7">ueste</text:span> <text:span text:style-name="T7">candida</text:span> <text:span text:style-name="T7">flagrabat</text:span> <text:span text:style-name="T7"/><text:span text:style-name="T7">in</text:span> <text:span text:style-name="T7">fronte</text:span> <text:span text:style-name="T7">ipsoru<text:span text:style-name="T1">m</text:span></text:span> <text:span text:style-name="T7">dum</text:span> <text:span text:style-name="T7">crudeliter</text:span><text:span text:style-name="T7"> | </text:span><text:span text:style-name="T7">trucidati</text:span> <text:span text:style-name="T7">atq<text:span text:style-name="T1">ue</text:span></text:span> <text:span text:style-name="T7">mactati</text:span> <text:span text:style-name="T7">gladio</text:span> <text:span text:style-name="T7"/><text:span text:style-name="T7">supradictis</text:span> <text:span text:style-name="T7">misi</text:span> <text:span text:style-name="T7">ep<text:span text:style-name="T1">isto</text:span>lam</text:span> <text:span text:style-name="T7">cu<text:span text:style-name="T1">m</text:span></text:span><text:span text:style-name="T7"> | </text:span><text:span text:style-name="T7">s<text:span text:style-name="T1">an</text:span>c<text:span text:style-name="T1">t</text:span>o</text:span> <text:span text:style-name="T7">pr<text:span text:style-name="T1">es</text:span>b<text:span text:style-name="T1">yter</text:span>o</text:span> <text:span text:style-name="T7">quem</text:span> <text:span text:style-name="T7">ego</text:span> <text:span text:style-name="T7">ex</text:span> <text:span text:style-name="T7">infantia</text:span> <text:span text:style-name="T7"/><text:span text:style-name="T7">docui</text:span> <text:span text:style-name="T7">cum</text:span> <text:span text:style-name="T7">clericis</text:span> <text:span text:style-name="T7">ut</text:span> <text:span text:style-name="T7">nobis</text:span><text:span text:style-name="T7"> | </text:span><text:span text:style-name="T7">aliquid</text:span> <text:span text:style-name="T7">indulgerent</text:span> <text:span text:style-name="T7">de</text:span> <text:span text:style-name="T7">p<text:span text:style-name="T1">rae</text:span>da</text:span> <text:span text:style-name="T7">u<text:span text:style-name="T1">e</text:span>l</text:span> <text:span text:style-name="T7"/><text:span text:style-name="T7">de</text:span> <text:span text:style-name="T7">captiuis</text:span> <text:span text:style-name="T7">baptizatos</text:span> <text:span text:style-name="T7">qui</text:span><text:span text:style-name="T7"> | </text:span><text:span text:style-name="T7">ceper<text:span text:style-name="T1">unt</text:span></text:span> <text:span text:style-name="T7">cahinnos</text:span> <text:span text:style-name="T7">fecerunt</text:span><text:span text:style-name="T7">·</text:span> <text:span text:style-name="T7">de</text:span> <text:span text:style-name="T7">illis</text:span> <text:span text:style-name="T7"/></text:p>
      <text:p>4. <text:span text:style-name="T7"/><text:span text:style-name="T7">idcirco</text:span> <text:span text:style-name="T7">nescio</text:span> <text:span text:style-name="T7">quid</text:span> <text:span text:style-name="T7">magis</text:span><text:span text:style-name="T7"> | </text:span><text:span text:style-name="T7">lugeam</text:span> <text:span text:style-name="T7">aut</text:span> <text:span text:style-name="T7">qui</text:span> <text:span text:style-name="T7">int<text:span text:style-name="T1">er</text:span>fecti</text:span> <text:span text:style-name="T7">u<text:span text:style-name="T1">e</text:span>l</text:span> <text:span text:style-name="T7">quos</text:span> <text:span text:style-name="T7"/><text:span text:style-name="T7">ceper<text:span text:style-name="T1">unt</text:span></text:span> <text:span text:style-name="T7">aut</text:span> <text:span text:style-name="T7">quos</text:span> <text:span text:style-name="T7">grauiter</text:span><text:span text:style-name="T7"> | </text:span><text:span text:style-name="T7">zabulus</text:span> <text:span text:style-name="T7">inlaqueauit</text:span> <text:span text:style-name="T7">p<text:span text:style-name="T1">er</text:span>henni</text:span> <text:span text:style-name="T7">poena</text:span> <text:span text:style-name="T7"/><text:span text:style-name="T7">gehenna<text:span text:style-name="T1">m</text:span></text:span> <text:span text:style-name="T7">parit<text:span text:style-name="T1">er</text:span></text:span> <text:span text:style-name="T7">cu<text:span text:style-name="T1">m</text:span></text:span> <text:span text:style-name="T7">ipso</text:span><text:span text:style-name="T7"> | </text:span><text:span text:style-name="T7">mancipabunt</text:span> <text:span text:style-name="T7">quia</text:span> <text:span text:style-name="T7">utiq<text:span text:style-name="T1">ue</text:span></text:span> <text:span text:style-name="T7">qui</text:span> <text:span text:style-name="T7">facit</text:span> <text:span text:style-name="T7"/><text:span text:style-name="T7">peccatum</text:span> <text:span text:style-name="T7">seruus</text:span> <text:span text:style-name="T7">e<text:span text:style-name="T1">st</text:span></text:span> <text:span text:style-name="T7">peccati</text:span><text:span text:style-name="T7">·</text:span><text:span text:style-name="T7">(83r)</text:span><text:span text:style-name="T7"/><text:span text:style-name="T7"> | </text:span><text:span text:style-name="T7"><text:span text:style-name="T1">et</text:span></text:span> <text:span text:style-name="T7">filius</text:span> <text:span text:style-name="T7">zabuli</text:span> <text:span text:style-name="T7">nuncupatur</text:span><text:span text:style-name="T7">·</text:span> <text:span text:style-name="T7"/></text:p>
      <text:p>5. <text:span text:style-name="T7"/><text:span text:style-name="T7"><text:span text:style-name="T3">Q</text:span>uap<text:span text:style-name="T1">ro</text:span>pt<text:span text:style-name="T1">er</text:span></text:span> <text:span text:style-name="T7">resciat</text:span> <text:span text:style-name="T7">om<text:span text:style-name="T1">n</text:span>is</text:span> <text:span text:style-name="T7">homo</text:span> <text:span text:style-name="T7">timens</text:span><text:span text:style-name="T7"> | </text:span><text:span text:style-name="T7">d<text:span text:style-name="T1">eu</text:span>m</text:span> <text:span text:style-name="T7">q<text:span text:style-name="T1">uo</text:span>d</text:span> <text:span text:style-name="T7">alieni</text:span> <text:span text:style-name="T7"/><text:span text:style-name="T7">sunt</text:span> <text:span text:style-name="T7"><text:span text:style-name="T1">et</text:span></text:span> <text:span text:style-name="T7">a</text:span> <text:span text:style-name="T7">chr<text:span text:style-name="T1">ist</text:span>o</text:span> <text:span text:style-name="T7">d<text:span text:style-name="T1">e</text:span>o</text:span> <text:span text:style-name="T7">meo</text:span> <text:span text:style-name="T7">p<text:span text:style-name="T1">ro</text:span></text:span> <text:span text:style-name="T7">quo</text:span> <text:span text:style-name="T7">legationem</text:span> <text:span text:style-name="T7">fungor</text:span><text:span text:style-name="T7">·</text:span> <text:span text:style-name="T7">pa</text:span><text:span text:style-name="T7">|</text:span><text:span text:style-name="T7">tricida</text:span><text:span text:style-name="T7">·</text:span> <text:span text:style-name="T7">fr<text:span text:style-name="T1">atr</text:span>icida</text:span><text:span text:style-name="T7">·</text:span> <text:span text:style-name="T7"/><text:span text:style-name="T7">lupi</text:span> <text:span text:style-name="T7">rapaces</text:span> <text:span text:style-name="T7">deuorantes</text:span> <text:span text:style-name="T7">plebem</text:span> <text:span text:style-name="T7">d<text:span text:style-name="T1">omi</text:span>ni</text:span> <text:span text:style-name="T7">ut</text:span> <text:span text:style-name="T7">cibu<text:span text:style-name="T1">m</text:span></text:span> <text:span text:style-name="T7">panis</text:span><text:span text:style-name="T7"> | </text:span><text:span text:style-name="T7">sicut</text:span> <text:span text:style-name="T7">ait</text:span><text:span text:style-name="T7">.</text:span> <text:span text:style-name="T7"/><text:span text:style-name="T7"><text:span text:style-name="T3">I</text:span>niqui</text:span> <text:span text:style-name="T7">dissipauer<text:span text:style-name="T1">unt</text:span></text:span> <text:span text:style-name="T7">legem</text:span> <text:span text:style-name="T7">tuam</text:span> <text:span text:style-name="T7">d<text:span text:style-name="T1">omi</text:span>ne</text:span> <text:span text:style-name="T7">qua<text:span text:style-name="T1">m</text:span></text:span> <text:span text:style-name="T7">in</text:span> <text:span text:style-name="T7">sup<text:span text:style-name="T1">re</text:span>mis</text:span> <text:span text:style-name="T7">tempo</text:span><text:span text:style-name="T7">|</text:span><text:span text:style-name="T7">ribus</text:span> <text:span text:style-name="T7"/><text:span text:style-name="T7">hiberione</text:span> <text:span text:style-name="T7">obtime</text:span> <text:span text:style-name="T7">benigne</text:span> <text:span text:style-name="T7">plantauerat</text:span> <text:span text:style-name="T7">atq<text:span text:style-name="T1">ue</text:span></text:span> <text:span text:style-name="T7">instructa</text:span><text:span text:style-name="T7"> | </text:span><text:span text:style-name="T7">erat</text:span> <text:span text:style-name="T7"/><text:span text:style-name="T7">fauente</text:span> <text:span text:style-name="T7">d<text:span text:style-name="T1">e</text:span>o</text:span> <text:span text:style-name="T7"/></text:p>
      <text:p>6. <text:span text:style-name="T7"/><text:span text:style-name="T7">non</text:span> <text:span text:style-name="T7">usurpo</text:span><text:span text:style-name="T7">·</text:span> <text:span text:style-name="T7"><text:span text:style-name="T3">P</text:span>artem</text:span> <text:span text:style-name="T7">habeo</text:span> <text:span text:style-name="T7">cum</text:span> <text:span text:style-name="T7">his</text:span> <text:span text:style-name="T7">quos</text:span> <text:span text:style-name="T7">d<text:span text:style-name="T1">eu</text:span>s</text:span> <text:span text:style-name="T7">aduo</text:span><text:span text:style-name="T7">|</text:span><text:span text:style-name="T7">cauit</text:span> <text:span text:style-name="T7"><text:span text:style-name="T1">et</text:span></text:span> <text:span text:style-name="T7">p<text:span text:style-name="T1">rae</text:span>destinauit</text:span> <text:span text:style-name="T7"/><text:span text:style-name="T7">euuangelium</text:span> <text:span text:style-name="T7">p<text:span text:style-name="T1">rae</text:span>dicare</text:span> <text:span text:style-name="T7">in</text:span> <text:span text:style-name="T7">p<text:span text:style-name="T1">er</text:span>secutionibus</text:span><text:span text:style-name="T7"> | </text:span><text:span text:style-name="T7">non</text:span> <text:span text:style-name="T7">paruis</text:span> <text:span text:style-name="T7">usq<text:span text:style-name="T1">ue</text:span></text:span> <text:span text:style-name="T7"/><text:span text:style-name="T7">ad</text:span> <text:span text:style-name="T7">extremum</text:span> <text:span text:style-name="T7">terre</text:span><text:span text:style-name="T7">·</text:span> <text:span text:style-name="T7"><text:span text:style-name="T3">E</text:span>tsi</text:span> <text:span text:style-name="T7">inuid<text:span text:style-name="T1">et</text:span></text:span> <text:span text:style-name="T7">inimicus<text:note text:id="ftn1" text:note-class="footnote"><text:note-citation>0</text:note-citation><text:note-body><text:p text:style-name="Footnote">Bieler: inimicus; Freeman:
                                inimcus</text:p></text:note-body></text:note></text:span><text:span text:style-name="T7"> | </text:span><text:span text:style-name="T7">p<text:span text:style-name="T1">er</text:span></text:span> <text:span text:style-name="T7">tyrannidem</text:span> <text:span text:style-name="T7">corotici</text:span> <text:span text:style-name="T7">qui</text:span> <text:span text:style-name="T7"/><text:span text:style-name="T7">d<text:span text:style-name="T1">eu</text:span>m</text:span> <text:span text:style-name="T7">non</text:span> <text:span text:style-name="T7">ueneretur</text:span> <text:span text:style-name="T7">nec</text:span> <text:span text:style-name="T7">sacerdotes</text:span><text:span text:style-name="T7"> | </text:span><text:span text:style-name="T7">ipsius</text:span> <text:span text:style-name="T7">quos</text:span> <text:span text:style-name="T7">elegit</text:span> <text:span text:style-name="T7"><text:span text:style-name="T1">et</text:span></text:span> <text:span text:style-name="T7">indulsit</text:span> <text:span text:style-name="T7">illis</text:span> <text:span text:style-name="T7"/><text:span text:style-name="T7">summam</text:span> <text:span text:style-name="T7">diuinam</text:span> <text:span text:style-name="T7">sublima<text:span text:style-name="T1">m</text:span></text:span><text:span text:style-name="T7"> | </text:span><text:span text:style-name="T7">potestatem</text:span> <text:span text:style-name="T7">quos</text:span> <text:span text:style-name="T7">ligarent</text:span> <text:span text:style-name="T7">sup<text:span text:style-name="T1">er</text:span></text:span> <text:span text:style-name="T7">terram</text:span> <text:span text:style-name="T7"/><text:span text:style-name="T7">ligatos</text:span> <text:span text:style-name="T7">e<text:span text:style-name="T1">ss</text:span>e</text:span><text:span text:style-name="T7">·</text:span> <text:span text:style-name="T7"><text:span text:style-name="T1">et</text:span></text:span> <text:span text:style-name="T7">in</text:span> <text:span text:style-name="T7">celis</text:span><text:span text:style-name="T7">·</text:span><text:span text:style-name="T7"> | </text:span><text:span text:style-name="T7"/></text:p>
      <text:p>7. <text:span text:style-name="T7"/><text:span text:style-name="T7"><text:span text:style-name="T3">U</text:span>nde</text:span> <text:span text:style-name="T7">ergo</text:span> <text:span text:style-name="T7">queso</text:span> <text:span text:style-name="T7">plurimu<text:span text:style-name="T1">m</text:span></text:span> <text:span text:style-name="T7">s<text:span text:style-name="T1">an</text:span>c<text:span text:style-name="T1">t</text:span>i</text:span> <text:span text:style-name="T7"><text:span text:style-name="T1">et</text:span></text:span> <text:span text:style-name="T7">humiles</text:span> <text:span text:style-name="T7">corde</text:span> <text:span text:style-name="T7">adolari</text:span> <text:span text:style-name="T7"/><text:span text:style-name="T7">talib<text:span text:style-name="T1">us</text:span></text:span><text:span text:style-name="T7"> | </text:span><text:span text:style-name="T7">non</text:span> <text:span text:style-name="T7">lic<text:span text:style-name="T1">et</text:span></text:span><text:span text:style-name="T7">.</text:span> <text:span text:style-name="T7">nec</text:span> <text:span text:style-name="T7">cybum</text:span> <text:span text:style-name="T7">nec</text:span> <text:span text:style-name="T7">potum</text:span> <text:span text:style-name="T7">sommere</text:span> <text:span text:style-name="T7">cum</text:span> <text:span text:style-name="T7">ipsis</text:span> <text:span text:style-name="T7">nec</text:span> <text:span text:style-name="T7"/><text:span text:style-name="T7">elemosi</text:span><text:span text:style-name="T7">|</text:span><text:span text:style-name="T7">nas</text:span> <text:span text:style-name="T7">ipsorum</text:span> <text:span text:style-name="T7">recipi</text:span> <text:span text:style-name="T7">debeat</text:span> <text:span text:style-name="T7">donec</text:span> <text:span text:style-name="T7">penitentiam</text:span> <text:span text:style-name="T7">crudeliter</text:span> <text:span text:style-name="T7"/><text:span text:style-name="T7">ef</text:span><text:span text:style-name="T7">|</text:span><text:span text:style-name="T7">fusis</text:span> <text:span text:style-name="T7">lacrimis</text:span> <text:span text:style-name="T7">satis</text:span> <text:span text:style-name="T7">d<text:span text:style-name="T1">e</text:span>o</text:span> <text:span text:style-name="T7">fatiunt<text:note text:id="ftn1" text:note-class="footnote"><text:note-citation>0</text:note-citation><text:note-body><text:p text:style-name="Footnote">Bieler: faciant;</text:p></text:note-body></text:note></text:span> <text:span text:style-name="T7"><text:span text:style-name="T1">et</text:span></text:span> <text:span text:style-name="T7">liberent</text:span> <text:span text:style-name="T7">seruos</text:span> <text:span text:style-name="T7">d<text:span text:style-name="T1">e</text:span>i</text:span> <text:span text:style-name="T7"><text:span text:style-name="T1">et</text:span></text:span> <text:span text:style-name="T7">ancillas</text:span><text:span text:style-name="T7"> | </text:span><text:span text:style-name="T7"/><text:span text:style-name="T7">chr<text:span text:style-name="T1">ist</text:span>i</text:span> <text:span text:style-name="T7">baptizatas</text:span> <text:span text:style-name="T7">p<text:span text:style-name="T1">ro</text:span></text:span> <text:span text:style-name="T7">quibus</text:span> <text:span text:style-name="T7">mortuus</text:span> <text:span text:style-name="T7">est</text:span> <text:span text:style-name="T7"><text:span text:style-name="T1">et</text:span></text:span> <text:span text:style-name="T7">crucifixus</text:span><text:span text:style-name="T7">.</text:span> <text:span text:style-name="T7"/></text:p>
      <text:p>8. <text:span text:style-name="T7"/><text:span text:style-name="T7"><text:span text:style-name="T3">D</text:span>ona</text:span> <text:span text:style-name="T7">ini</text:span><text:span text:style-name="T7">|</text:span><text:span text:style-name="T7">[mi]corum<text:note text:id="ftn1" text:note-class="footnote"><text:note-citation>0</text:note-citation><text:note-body><text:p text:style-name="Footnote">Bieler:
                                ini[mi]corum; Freeman: ini[mi]orum</text:p></text:note-body></text:note></text:span> <text:span text:style-name="T7">rep<text:span text:style-name="T1">ro</text:span>bat</text:span> <text:span text:style-name="T7">altissimus</text:span> <text:span text:style-name="T7">qui</text:span> <text:span text:style-name="T7">offert</text:span> <text:span text:style-name="T7">sacrifitium</text:span> <text:span text:style-name="T7"/><text:span text:style-name="T7">ex</text:span> <text:span text:style-name="T7">subs</text:span><text:span text:style-name="T7">|</text:span><text:span text:style-name="T7">tantia</text:span> <text:span text:style-name="T7">pauperum</text:span> <text:span text:style-name="T7">quasi</text:span> <text:span text:style-name="T7">qui</text:span> <text:span text:style-name="T7">uictimat</text:span> <text:span text:style-name="T7">filium</text:span> <text:span text:style-name="T7">in</text:span> <text:span text:style-name="T7">conspectu</text:span><text:span text:style-name="T7"> | </text:span><text:span text:style-name="T7">patris</text:span> <text:span text:style-name="T7"/><text:span text:style-name="T7">sui</text:span><text:span text:style-name="T7">·</text:span> <text:span text:style-name="T7"><text:span text:style-name="T3">D</text:span>iuitias</text:span> <text:span text:style-name="T7">inquid</text:span> <text:span text:style-name="T7">quas</text:span> <text:span text:style-name="T7">congregauit</text:span> <text:span text:style-name="T7">iniuste</text:span><text:span text:style-name="T7">·</text:span><text:span text:style-name="T7"> | </text:span><text:span text:style-name="T7">emouentur</text:span> <text:span text:style-name="T7">de</text:span> <text:span text:style-name="T7">uentre</text:span> <text:span text:style-name="T7"/><text:span text:style-name="T7">eius</text:span><text:span text:style-name="T7">.</text:span> <text:span text:style-name="T7"><text:span text:style-name="T3">T</text:span>rahit</text:span> <text:span text:style-name="T7">illum</text:span> <text:span text:style-name="T7">angelu<text:span text:style-name="T1">m</text:span><text:note text:id="ftn1" text:note-class="footnote"><text:note-citation>0</text:note-citation><text:note-body><text:p text:style-name="Footnote">Bieler: anglum; Freeman:
                            angelus</text:p></text:note-body></text:note></text:span> <text:span text:style-name="T7">mortis</text:span><text:span text:style-name="T7"> | </text:span><text:span text:style-name="T7"><text:span text:style-name="T3">I</text:span>ra</text:span> <text:span text:style-name="T7">draconum</text:span> <text:span text:style-name="T7">mulcabitur</text:span><text:span text:style-name="T7">.</text:span> <text:span text:style-name="T7"><text:span text:style-name="T3">I</text:span>nt<text:span text:style-name="T1">er</text:span>fiti<text:span text:style-name="T1">et</text:span></text:span> <text:span text:style-name="T7"/><text:span text:style-name="T7">illum</text:span> <text:span text:style-name="T7">lingua</text:span> <text:span text:style-name="T7">colubris</text:span> <text:span text:style-name="T7">co</text:span><text:span text:style-name="T7">|</text:span><text:span text:style-name="T7">medit</text:span> <text:span text:style-name="T7">aute<text:span text:style-name="T1">m</text:span></text:span> <text:span text:style-name="T7">eum</text:span> <text:span text:style-name="T7">ignis</text:span> <text:span text:style-name="T7">inextinguibilis</text:span><text:span text:style-name="T7">.</text:span> <text:span text:style-name="T7"><text:span text:style-name="T3">I</text:span>deoq<text:span text:style-name="T1">ue</text:span></text:span> <text:span text:style-name="T7"/><text:span text:style-name="T7">uae</text:span> <text:span text:style-name="T7">qui</text:span> <text:span text:style-name="T7">replent</text:span><text:span text:style-name="T7">(83v)</text:span><text:span text:style-name="T7"/><text:span text:style-name="T7"> | </text:span><text:span text:style-name="T7">se</text:span> <text:span text:style-name="T7">que</text:span> <text:span text:style-name="T7">non</text:span> <text:span text:style-name="T7">sunt</text:span> <text:span text:style-name="T7">sua</text:span><text:span text:style-name="T7">·</text:span> <text:span text:style-name="T7"><text:span text:style-name="T3">U</text:span><text:span text:style-name="T1">e</text:span>l</text:span> <text:span text:style-name="T7">quid</text:span> <text:span text:style-name="T7">p<text:span text:style-name="T1">ro</text:span>de<text:span text:style-name="T1">st</text:span></text:span> <text:span text:style-name="T7">homini</text:span> <text:span text:style-name="T7"/><text:span text:style-name="T7">ut</text:span> <text:span text:style-name="T7">totum</text:span> <text:span text:style-name="T7">mundum</text:span><text:span text:style-name="T7"> | </text:span><text:span text:style-name="T7">lucretur</text:span> <text:span text:style-name="T7"><text:span text:style-name="T1">et</text:span></text:span> <text:span text:style-name="T7">anime</text:span> <text:span text:style-name="T7">sue</text:span> <text:span text:style-name="T7">detrimentum</text:span> <text:span text:style-name="T7">patiatur</text:span><text:span text:style-name="T7">.</text:span> <text:span text:style-name="T7"/></text:p>
      <text:p>9. <text:span text:style-name="T7"/><text:span text:style-name="T7"><text:span text:style-name="T3">L</text:span>ongum</text:span> <text:span text:style-name="T7">est</text:span><text:span text:style-name="T7"> | </text:span><text:span text:style-name="T7">p<text:span text:style-name="T1">er</text:span></text:span> <text:span text:style-name="T7">si
                    \n/
                gula</text:span> <text:span text:style-name="T7">discutere</text:span> <text:span text:style-name="T7">u<text:span text:style-name="T1">e</text:span>l</text:span> <text:span text:style-name="T7">insinuare</text:span> <text:span text:style-name="T7">p<text:span text:style-name="T1">er</text:span></text:span> <text:span text:style-name="T7">totam</text:span> <text:span text:style-name="T7"/><text:span text:style-name="T7">legem</text:span> <text:span text:style-name="T7">ca
                    \r/
                pere</text:span> <text:span text:style-name="T7">testimo</text:span><text:span text:style-name="T7">|</text:span><text:span text:style-name="T7">nium</text:span><text:span text:style-name="T7">·</text:span> <text:span text:style-name="T7"><text:span text:style-name="T3">D</text:span>e</text:span> <text:span text:style-name="T7">tali</text:span> <text:span text:style-name="T7">cupiditate</text:span> <text:span text:style-name="T7">auaritia</text:span> <text:span text:style-name="T7">mortale</text:span> <text:span text:style-name="T7"/><text:span text:style-name="T7">crimen</text:span><text:span text:style-name="T7">·</text:span> <text:span text:style-name="T7"><text:span text:style-name="T3">N</text:span>on</text:span><text:span text:style-name="T7"> | </text:span><text:span text:style-name="T7">concupisces</text:span> <text:span text:style-name="T7">rem</text:span> <text:span text:style-name="T7">p<text:span text:style-name="T1">ro</text:span>ximi</text:span> <text:span text:style-name="T7">tui</text:span><text:span text:style-name="T7">·</text:span> <text:span text:style-name="T7"><text:span text:style-name="T3">N</text:span>on</text:span> <text:span text:style-name="T7">occides</text:span><text:span text:style-name="T7">·</text:span> <text:span text:style-name="T7"><text:span text:style-name="T3">H</text:span>omicida</text:span> <text:span text:style-name="T7"/><text:span text:style-name="T7">non</text:span> <text:span text:style-name="T7">po</text:span><text:span text:style-name="T7">|</text:span><text:span text:style-name="T7">test</text:span> <text:span text:style-name="T7">e<text:span text:style-name="T1">ss</text:span>e</text:span> <text:span text:style-name="T7">cum</text:span> <text:span text:style-name="T7">chr<text:span text:style-name="T1">ist</text:span>o</text:span><text:span text:style-name="T7">·</text:span> <text:span text:style-name="T7"><text:span text:style-name="T3">Q</text:span>ui</text:span> <text:span text:style-name="T7">odit</text:span> <text:span text:style-name="T7">fratrem</text:span> <text:span text:style-name="T7">suum</text:span> <text:span text:style-name="T7">homicidia</text:span> <text:span text:style-name="T7">est</text:span> <text:span text:style-name="T7">adscri</text:span><text:span text:style-name="T7"> | </text:span><text:span text:style-name="T7"/><text:span text:style-name="T7">bitur</text:span><text:span text:style-name="T7">·</text:span> <text:span text:style-name="T7"><text:span text:style-name="T3">U</text:span><text:span text:style-name="T1">e</text:span>l</text:span> <text:span text:style-name="T7">qui</text:span> <text:span text:style-name="T7">non</text:span> <text:span text:style-name="T7">diligit</text:span> <text:span text:style-name="T7">fratrem</text:span> <text:span text:style-name="T7">suum</text:span> <text:span text:style-name="T7">in</text:span> <text:span text:style-name="T7">morte</text:span> <text:span text:style-name="T7">man<text:span text:style-name="T1">et</text:span></text:span> <text:span text:style-name="T7">quan</text:span><text:span text:style-name="T7">|</text:span><text:span text:style-name="T7">to</text:span> <text:span text:style-name="T7"/><text:span text:style-name="T7">magis</text:span> <text:span text:style-name="T7">reus</text:span> <text:span text:style-name="T7">est</text:span> <text:span text:style-name="T7">qui</text:span> <text:span text:style-name="T7">manus</text:span> <text:span text:style-name="T7">suas</text:span> <text:span text:style-name="T7">coinquinauit</text:span> <text:span text:style-name="T7">in</text:span> <text:span text:style-name="T7">sanguine</text:span><text:span text:style-name="T7">·</text:span><text:span text:style-name="T7"> | </text:span><text:span text:style-name="T7">filiorum</text:span> <text:span text:style-name="T7"/><text:span text:style-name="T7">d<text:span text:style-name="T1">e</text:span>i</text:span> <text:span text:style-name="T7">quos</text:span> <text:span text:style-name="T7">nup<text:span text:style-name="T1">er</text:span></text:span> <text:span text:style-name="T7">adquisiuit</text:span> <text:span text:style-name="T7">in</text:span> <text:span text:style-name="T7">ultimis</text:span> <text:span text:style-name="T7">terre</text:span> <text:span text:style-name="T7">p<text:span text:style-name="T1">er</text:span></text:span> <text:span text:style-name="T7">exoratio</text:span><text:span text:style-name="T7">|</text:span><text:span text:style-name="T7">nem</text:span> <text:span text:style-name="T7"/><text:span text:style-name="T7">paruitatis</text:span> <text:span text:style-name="T7">n<text:span text:style-name="T1">ost</text:span>rae</text:span><text:span text:style-name="T7">·</text:span> <text:span text:style-name="T7"/></text:p>
      <text:p>10. <text:span text:style-name="T7"/><text:span text:style-name="T7"><text:span text:style-name="T3">N</text:span>umquid</text:span> <text:span text:style-name="T7">sine</text:span> <text:span text:style-name="T7">d<text:span text:style-name="T1">e</text:span>o</text:span> <text:span text:style-name="T7">u<text:span text:style-name="T1">e</text:span>l</text:span> <text:span text:style-name="T7">s<text:span text:style-name="T1">e</text:span>c<text:span text:style-name="T1">un</text:span>d<text:span text:style-name="T1">u</text:span>m</text:span> <text:span text:style-name="T7">carnem</text:span><text:span text:style-name="T7">·</text:span><text:span text:style-name="T7"> | </text:span><text:span text:style-name="T7">in</text:span> <text:span text:style-name="T7">hiberione</text:span> <text:span text:style-name="T7">ueni</text:span> <text:span text:style-name="T7"/><text:span text:style-name="T7">quis</text:span> <text:span text:style-name="T7">me</text:span> <text:span text:style-name="T7">compulit</text:span><text:span text:style-name="T7">.</text:span> <text:span text:style-name="T7"><text:span text:style-name="T3">A</text:span>lligatus</text:span> <text:span text:style-name="T7">sum</text:span> <text:span text:style-name="T7">sp<text:span text:style-name="T1">irit</text:span>u</text:span> <text:span text:style-name="T7">ut</text:span><text:span text:style-name="T7"> | </text:span><text:span text:style-name="T7">non</text:span> <text:span text:style-name="T7">uideam</text:span> <text:span text:style-name="T7">aliquam</text:span> <text:span text:style-name="T7">de</text:span> <text:span text:style-name="T7"/><text:span text:style-name="T7">cognatione</text:span> <text:span text:style-name="T7">mea</text:span><text:span text:style-name="T7">·</text:span> <text:span text:style-name="T7"><text:span text:style-name="T3">N</text:span>umquid</text:span> <text:span text:style-name="T7">a</text:span> <text:span text:style-name="T7">me</text:span><text:span text:style-name="T7"> | </text:span><text:span text:style-name="T7">piam</text:span> <text:span text:style-name="T7">mis<text:span text:style-name="T1">eri</text:span>c<text:span text:style-name="T1">or</text:span>diam</text:span> <text:span text:style-name="T7">q<text:span text:style-name="T1">uo</text:span>d</text:span> <text:span text:style-name="T7">ago</text:span> <text:span text:style-name="T7"/><text:span text:style-name="T7">erga</text:span> <text:span text:style-name="T7">gentem</text:span> <text:span text:style-name="T7">illam</text:span> <text:span text:style-name="T7">qui</text:span> <text:span text:style-name="T7">me</text:span> <text:span text:style-name="T7">aliquan</text:span><text:span text:style-name="T7">|</text:span><text:span text:style-name="T7">do</text:span> <text:span text:style-name="T7">ceperunt</text:span> <text:span text:style-name="T7"><text:span text:style-name="T1">et</text:span></text:span> <text:span text:style-name="T7">deuastauerunt</text:span> <text:span text:style-name="T7"><text:span text:style-name="T1">et</text:span></text:span> <text:span text:style-name="T7"/><text:span text:style-name="T7">seruos</text:span> <text:span text:style-name="T7"><text:span text:style-name="T1">et</text:span></text:span> <text:span text:style-name="T7">ancillas</text:span> <text:span text:style-name="T7">dom<text:span text:style-name="T1">us</text:span></text:span><text:span text:style-name="T7"> | </text:span><text:span text:style-name="T7">patris</text:span> <text:span text:style-name="T7">meae</text:span><text:span text:style-name="T7">.</text:span> <text:span text:style-name="T7"><text:span text:style-name="T3">I</text:span>ngenuus</text:span> <text:span text:style-name="T7">fui</text:span> <text:span text:style-name="T7">s<text:span text:style-name="T1">e</text:span>c<text:span text:style-name="T1">un</text:span>d<text:span text:style-name="T1">u</text:span>m</text:span> <text:span text:style-name="T7"/><text:span text:style-name="T7">carnem</text:span> <text:span text:style-name="T7">decurione</text:span> <text:span text:style-name="T7">patre</text:span><text:span text:style-name="T7"> | </text:span><text:span text:style-name="T7">nascor</text:span><text:span text:style-name="T7">·</text:span> <text:span text:style-name="T7"><text:span text:style-name="T3">U</text:span>endidi</text:span> <text:span text:style-name="T7">enim</text:span> <text:span text:style-name="T7">nobilitatem</text:span> <text:span text:style-name="T7"/><text:span text:style-name="T7">mea<text:span text:style-name="T1">m</text:span></text:span> <text:span text:style-name="T7">non</text:span> <text:span text:style-name="T7">erubesco</text:span><text:span text:style-name="T7"> | </text:span> <text:span text:style-name="T7">neque</text:span> <text:span text:style-name="T7">me</text:span> <text:span text:style-name="T7">penit<text:span text:style-name="T1">et</text:span></text:span> <text:span text:style-name="T7">p<text:span text:style-name="T1">ro</text:span></text:span> <text:span text:style-name="T7">utilitate</text:span> <text:span text:style-name="T7">aliorum</text:span><text:span text:style-name="T7">.</text:span> <text:span text:style-name="T7"/><text:span text:style-name="T7"><text:span text:style-name="T3">D</text:span>enique</text:span><text:span text:style-name="T7"> | </text:span> <text:span text:style-name="T7">seruus</text:span> <text:span text:style-name="T7">sum</text:span> <text:span text:style-name="T7">in</text:span> <text:span text:style-name="T7">chr<text:span text:style-name="T1">ist</text:span>o</text:span> <text:span text:style-name="T7">gente</text:span> <text:span text:style-name="T7">exiere</text:span> <text:span text:style-name="T7">ob</text:span> <text:span text:style-name="T7">gl<text:span text:style-name="T1">ori</text:span>am</text:span> <text:span text:style-name="T7">ineffabi</text:span><text:span text:style-name="T7">|</text:span><text:span text:style-name="T7">lem</text:span> <text:span text:style-name="T7"/><text:span text:style-name="T7">p<text:span text:style-name="T1">er</text:span>hennis</text:span> <text:span text:style-name="T7">uite</text:span> <text:span text:style-name="T7">que</text:span> <text:span text:style-name="T7">est</text:span> <text:span text:style-name="T7">in</text:span> <text:span text:style-name="T7">chr<text:span text:style-name="T1">ist</text:span>o</text:span> <text:span text:style-name="T7">ie<text:span text:style-name="T1">s</text:span>u</text:span> <text:span text:style-name="T7">do<text:span text:style-name="T1">min</text:span>o</text:span> <text:span text:style-name="T7">n<text:span text:style-name="T1">ost</text:span>ro</text:span><text:span text:style-name="T7">·</text:span> <text:span text:style-name="T7"/></text:p>
      <text:p>11. <text:span text:style-name="T7"/><text:span text:style-name="T7"><text:span text:style-name="T1">et</text:span></text:span> <text:span text:style-name="T7">si</text:span><text:span text:style-name="T7"> | </text:span> <text:span text:style-name="T7">mei</text:span> <text:span text:style-name="T7">me</text:span> <text:span text:style-name="T7">non</text:span> <text:span text:style-name="T7">agnoscunt</text:span> <text:span text:style-name="T7">p<text:span text:style-name="T1">ro</text:span>pheta</text:span> <text:span text:style-name="T7">in</text:span> <text:span text:style-name="T7">patria</text:span> <text:span text:style-name="T7">sua</text:span> <text:span text:style-name="T7">honore<text:span text:style-name="T1">m</text:span></text:span><text:span text:style-name="T7"> | </text:span><text:span text:style-name="T7"/><text:span text:style-name="T7">non</text:span> <text:span text:style-name="T7">hab<text:span text:style-name="T1">et</text:span></text:span><text:span text:style-name="T7">·</text:span> <text:span text:style-name="T7"><text:span text:style-name="T3">F</text:span>orte</text:span> <text:span text:style-name="T7">non</text:span> <text:span text:style-name="T7">sum<text:span text:style-name="T1">us</text:span></text:span> <text:span text:style-name="T7">ex</text:span> <text:span text:style-name="T7">uno</text:span> <text:span text:style-name="T7">ouile</text:span> <text:span text:style-name="T7">neque</text:span> <text:span text:style-name="T7">unum</text:span> <text:span text:style-name="T7">d<text:span text:style-name="T1">eu</text:span>m</text:span> <text:span text:style-name="T7"/><text:span text:style-name="T7">patre<text:span text:style-name="T1">m</text:span></text:span><text:span text:style-name="T7"> | </text:span><text:span text:style-name="T7">habemus</text:span> <text:span text:style-name="T7">sicut</text:span> <text:span text:style-name="T7">ait</text:span><text:span text:style-name="T7">.</text:span> <text:span text:style-name="T7"><text:span text:style-name="T3">Q</text:span>ui</text:span> <text:span text:style-name="T7">non</text:span> <text:span text:style-name="T7">est</text:span> <text:span text:style-name="T7">mecum</text:span> <text:span text:style-name="T7">contra</text:span> <text:span text:style-name="T7">me</text:span> <text:span text:style-name="T7">est</text:span><text:span text:style-name="T7">·</text:span> <text:span text:style-name="T7"><text:span text:style-name="T3">E</text:span>t</text:span> <text:span text:style-name="T7">qui</text:span><text:span text:style-name="T7">(84r)</text:span><text:span text:style-name="T7"/><text:span text:style-name="T7"> | </text:span><text:span text:style-name="T7"/><text:span text:style-name="T7">non</text:span> <text:span text:style-name="T7">congregat</text:span> <text:span text:style-name="T7">mecum</text:span> <text:span text:style-name="T7">spargit</text:span><text:span text:style-name="T7">·</text:span> <text:span text:style-name="T7"/><text:span text:style-name="T7"><text:span text:style-name="T3">N</text:span>on</text:span> <text:span text:style-name="T7">quero</text:span> <text:span text:style-name="T7">que</text:span> <text:span text:style-name="T7">mea</text:span> <text:span text:style-name="T7">sunt</text:span> <text:span text:style-name="T7"/><text:span text:style-name="T7">non</text:span><text:span text:style-name="T7"> | </text:span><text:span text:style-name="T7">mea</text:span> <text:span text:style-name="T7">gr<text:span text:style-name="T1">ati</text:span>a</text:span> <text:span text:style-name="T7">sed</text:span> <text:span text:style-name="T7">d<text:span text:style-name="T1">eu</text:span>s</text:span> <text:span text:style-name="T7">qui</text:span> <text:span text:style-name="T7">dedit</text:span> <text:span text:style-name="T7">hanc</text:span> <text:span text:style-name="T7">sollicitudine<text:span text:style-name="T1">m</text:span></text:span> <text:span text:style-name="T7">in</text:span> <text:span text:style-name="T7"/><text:span text:style-name="T7">corde</text:span> <text:span text:style-name="T7">meo</text:span> <text:span text:style-name="T7">ut</text:span> <text:span text:style-name="T7">u</text:span><text:span text:style-name="T7">|</text:span><text:span text:style-name="T7">nus</text:span> <text:span text:style-name="T7">essem</text:span> <text:span text:style-name="T7">de</text:span> <text:span text:style-name="T7">uenatoribus</text:span> <text:span text:style-name="T7">siue</text:span> <text:span text:style-name="T7">piscatoribus</text:span> <text:span text:style-name="T7">quos</text:span> <text:span text:style-name="T7">olim</text:span> <text:span text:style-name="T7"/><text:span text:style-name="T7">d<text:span text:style-name="T1">eu</text:span>s</text:span> <text:span text:style-name="T7">in</text:span><text:span text:style-name="T7"> | </text:span><text:span text:style-name="T7">nouissimis</text:span> <text:span text:style-name="T7">diebus</text:span> <text:span text:style-name="T7">ante</text:span> <text:span text:style-name="T7">p<text:span text:style-name="T1">rae</text:span>nuntiauit</text:span> <text:span text:style-name="T7"/></text:p>
      <text:p>12. <text:span text:style-name="T7"/><text:span text:style-name="T7">inuidetur</text:span> <text:span text:style-name="T7">mihi</text:span><text:span text:style-name="T7">·</text:span> <text:span text:style-name="T7"><text:span text:style-name="T3">Q</text:span>uid</text:span><text:span text:style-name="T7"> | </text:span><text:span text:style-name="T7">fatiam</text:span> <text:span text:style-name="T7">d<text:span text:style-name="T1">omi</text:span>ne</text:span> <text:span text:style-name="T7">ualde</text:span> <text:span text:style-name="T7">dispitior</text:span> <text:span text:style-name="T7"/><text:span text:style-name="T7">ecce</text:span> <text:span text:style-name="T7">oues</text:span> <text:span text:style-name="T7">tuas</text:span> <text:span text:style-name="T7">circa</text:span> <text:span text:style-name="T7">me</text:span> <text:span text:style-name="T7">laniantur</text:span> <text:span text:style-name="T7">atq<text:span text:style-name="T1">ue</text:span></text:span><text:span text:style-name="T7"> | </text:span><text:span text:style-name="T7">depredantur</text:span> <text:span text:style-name="T7"><text:span text:style-name="T1">et</text:span></text:span> <text:span text:style-name="T7">supradictis</text:span> <text:span text:style-name="T7"/><text:span text:style-name="T7">latrunculis</text:span> <text:span text:style-name="T7">iubente</text:span> <text:span text:style-name="T7">coritico</text:span> <text:span text:style-name="T7">hostili</text:span><text:span text:style-name="T7"> | </text:span><text:span text:style-name="T7">mente</text:span> <text:span text:style-name="T7">longe</text:span> <text:span text:style-name="T7">est</text:span> <text:span text:style-name="T7">a</text:span> <text:span text:style-name="T7">caritate</text:span> <text:span text:style-name="T7"/><text:span text:style-name="T7">d<text:span text:style-name="T1">e</text:span>i</text:span> <text:span text:style-name="T7">traditor</text:span> <text:span text:style-name="T7">chr<text:span text:style-name="T1">ist</text:span>ianorum</text:span> <text:span text:style-name="T7">in</text:span> <text:span text:style-name="T7">manus</text:span> <text:span text:style-name="T7">scot</text:span><text:span text:style-name="T7">|</text:span><text:span text:style-name="T7">torum</text:span> <text:span text:style-name="T7">atq<text:span text:style-name="T1">ue</text:span></text:span> <text:span text:style-name="T7">pictorum</text:span> <text:span text:style-name="T7"/><text:span text:style-name="T7">lupi</text:span> <text:span text:style-name="T7">rapaces</text:span> <text:span text:style-name="T7">deglutier<text:span text:style-name="T1">unt</text:span></text:span> <text:span text:style-name="T7">legem</text:span> <text:span text:style-name="T7">d<text:span text:style-name="T1">omi</text:span>ni</text:span> <text:span text:style-name="T7">qui</text:span> <text:span text:style-name="T7">utiq<text:span text:style-name="T1">ue</text:span></text:span><text:span text:style-name="T7"> | </text:span><text:span text:style-name="T7">hiberione</text:span> <text:span text:style-name="T7">consumma</text:span> <text:span text:style-name="T7"/><text:span text:style-name="T7">diligentia</text:span> <text:span text:style-name="T7">optime</text:span> <text:span text:style-name="T7">crescebat</text:span><text:span text:style-name="T7">·</text:span> <text:span text:style-name="T7"><text:span text:style-name="T3"><text:span text:style-name="T1">et</text:span></text:span></text:span> <text:span text:style-name="T7">filii</text:span> <text:span text:style-name="T7">scot</text:span><text:span text:style-name="T7">|</text:span><text:span text:style-name="T7">torum</text:span> <text:span text:style-name="T7"><text:span text:style-name="T1">et</text:span></text:span> <text:span text:style-name="T7">filie</text:span> <text:span text:style-name="T7"/><text:span text:style-name="T7">regulorum</text:span> <text:span text:style-name="T7">monachi</text:span> <text:span text:style-name="T7"><text:span text:style-name="T1">et</text:span></text:span> <text:span text:style-name="T7">uirgines</text:span> <text:span text:style-name="T7">chr<text:span text:style-name="T1">ist</text:span>i</text:span> <text:span text:style-name="T7">enumerare</text:span><text:span text:style-name="T7"> | </text:span><text:span text:style-name="T7">nequeo</text:span><text:span text:style-name="T7">,</text:span><text:span text:style-name="T7">·</text:span> <text:span text:style-name="T7"><text:span text:style-name="T3">Q</text:span>uam</text:span> <text:span text:style-name="T7">ob</text:span> <text:span text:style-name="T7"/><text:span text:style-name="T7">rem</text:span> <text:span text:style-name="T7">iniuria</text:span> <text:span text:style-name="T7">iustorum</text:span> <text:span text:style-name="T7">non</text:span> <text:span text:style-name="T7">te</text:span> <text:span text:style-name="T7">placeat</text:span> <text:span text:style-name="T7"><text:span text:style-name="T1">et</text:span>iam</text:span><text:span text:style-name="T7"> | </text:span><text:span text:style-name="T7">usq<text:span text:style-name="T1">ue</text:span></text:span> <text:span text:style-name="T7">ad</text:span> <text:span text:style-name="T7">inferos</text:span> <text:span text:style-name="T7">non</text:span> <text:span text:style-name="T7"/><text:span text:style-name="T7">placebit</text:span><text:span text:style-name="T7">·</text:span> <text:span text:style-name="T7"/></text:p>
      <text:p>13. <text:span text:style-name="T7"/><text:span text:style-name="T7"><text:span text:style-name="T3">Q</text:span>uis</text:span> <text:span text:style-name="T7">s<text:span text:style-name="T1">an</text:span>c<text:span text:style-name="T1">t</text:span>or<text:span text:style-name="T1">um</text:span></text:span> <text:span text:style-name="T7">non</text:span> <text:span text:style-name="T7">orreat</text:span> <text:span text:style-name="T7">iocundare</text:span><text:span text:style-name="T7">·</text:span><text:span text:style-name="T7"> | </text:span><text:span text:style-name="T7">u<text:span text:style-name="T1">e</text:span>l</text:span> <text:span text:style-name="T7">conuiuium</text:span> <text:span text:style-name="T7">furere</text:span> <text:span text:style-name="T7"/><text:span text:style-name="T7">cum</text:span> <text:span text:style-name="T7">tali<text:span text:style-name="T3">b</text:span>us<text:note text:id="ftn1" text:note-class="footnote"><text:note-citation>0</text:note-citation><text:note-body><text:p text:style-name="Footnote">Not sure why a
                                capital B is used in the middle of the word. Possibly a correction
                                of a character or a deletion</text:p></text:note-body></text:note></text:span> <text:span text:style-name="T7">de</text:span> <text:span text:style-name="T7">spoliis</text:span> <text:span text:style-name="T7">defuncto<text:span text:style-name="T1">rum</text:span></text:span> <text:span text:style-name="T7">chr<text:span text:style-name="T1">ist</text:span>ianoru<text:span text:style-name="T1">m</text:span></text:span><text:span text:style-name="T7"> | </text:span><text:span text:style-name="T7">repleuerunt</text:span> <text:span text:style-name="T7"/><text:span text:style-name="T7">domos</text:span> <text:span text:style-name="T7">suas</text:span> <text:span text:style-name="T7">de</text:span> <text:span text:style-name="T7">rapinis</text:span> <text:span text:style-name="T7">uiuunt</text:span><text:span text:style-name="T7">·</text:span> <text:span text:style-name="T7"><text:span text:style-name="T3">N</text:span>esciunt</text:span> <text:span text:style-name="T7">miseri</text:span> <text:span text:style-name="T7">ue</text:span><text:span text:style-name="T7">|</text:span><text:span text:style-name="T7">nenum</text:span> <text:span text:style-name="T7"/><text:span text:style-name="T7">letale</text:span> <text:span text:style-name="T7">cybum</text:span> <text:span text:style-name="T7">porrigunt</text:span> <text:span text:style-name="T7">ad</text:span> <text:span text:style-name="T7">amicos</text:span> <text:span text:style-name="T7"><text:span text:style-name="T1">et</text:span></text:span> <text:span text:style-name="T7">filios</text:span> <text:span text:style-name="T7">suos</text:span> <text:span text:style-name="T7">sicut</text:span><text:span text:style-name="T7"> | </text:span><text:span text:style-name="T7">eua</text:span> <text:span text:style-name="T7">non</text:span> <text:span text:style-name="T7"/><text:span text:style-name="T7">intellexit</text:span> <text:span text:style-name="T7">q<text:span text:style-name="T1">uo</text:span>d</text:span> <text:span text:style-name="T7">utiq<text:span text:style-name="T1">ue</text:span></text:span> <text:span text:style-name="T7">mortem</text:span> <text:span text:style-name="T7">dedit</text:span> <text:span text:style-name="T7">uiro</text:span> <text:span text:style-name="T7">suo</text:span> <text:span text:style-name="T7">sic</text:span> <text:span text:style-name="T7">sunt</text:span> <text:span text:style-name="T7">om<text:span text:style-name="T1">ne</text:span>s</text:span><text:span text:style-name="T7"> | </text:span><text:span text:style-name="T7"/><text:span text:style-name="T7">qui</text:span> <text:span text:style-name="T7">male</text:span> <text:span text:style-name="T7">agunt</text:span> <text:span text:style-name="T7">p<text:span text:style-name="T1">er</text:span>henne<text:span text:style-name="T1">m</text:span></text:span> <text:span text:style-name="T7">penam</text:span> <text:span text:style-name="T7">mortem</text:span> <text:span text:style-name="T7">operantur</text:span><text:span text:style-name="T7">·</text:span> <text:span text:style-name="T7"/></text:p>
      <text:p>14. <text:span text:style-name="T7"/><text:span text:style-name="T7"><text:span text:style-name="T3">C</text:span>onsue</text:span><text:span text:style-name="T7">|</text:span><text:span text:style-name="T7">tudo</text:span> <text:span text:style-name="T7">romanorum</text:span> <text:span text:style-name="T7">gallorum</text:span> <text:span text:style-name="T7">mittunt</text:span> <text:span text:style-name="T7"/><text:span text:style-name="T7">uiros</text:span> <text:span text:style-name="T7">s<text:span text:style-name="T1">an</text:span>c<text:span text:style-name="T1">t</text:span>os</text:span> <text:span text:style-name="T7">idoneos</text:span> <text:span text:style-name="T7">ad</text:span> <text:span text:style-name="T7">fran</text:span><text:span text:style-name="T7">|</text:span><text:span text:style-name="T7">cos</text:span> <text:span text:style-name="T7"><text:span text:style-name="T1">et</text:span></text:span> <text:span text:style-name="T7">ceteras</text:span> <text:span text:style-name="T7">gentes</text:span> <text:span text:style-name="T7">cum</text:span> <text:span text:style-name="T7">tot</text:span> <text:span text:style-name="T7"/><text:span text:style-name="T7">milia</text:span> <text:span text:style-name="T7">solidorum</text:span> <text:span text:style-name="T7">ad</text:span> <text:span text:style-name="T7">redim<text:span text:style-name="T1">en</text:span>dos</text:span> <text:span text:style-name="T7">cap</text:span><text:span text:style-name="T7">|</text:span><text:span text:style-name="T7">tiuos</text:span> <text:span text:style-name="T7">baptizatos</text:span><text:span text:style-name="T7">·</text:span> <text:span text:style-name="T7"><text:span text:style-name="T3">T</text:span>u</text:span> <text:span text:style-name="T7">potius</text:span> <text:span text:style-name="T7">int<text:span text:style-name="T1">er</text:span>ficis</text:span> <text:span text:style-name="T7"/><text:span text:style-name="T7"><text:span text:style-name="T1">et</text:span></text:span> <text:span text:style-name="T7">uendis</text:span> <text:span text:style-name="T7">illos</text:span> <text:span text:style-name="T7">genti</text:span> <text:span text:style-name="T7">exte</text:span><text:span text:style-name="T7">|</text:span><text:span text:style-name="T7">re</text:span> <text:span text:style-name="T7">ignorante</text:span> <text:span text:style-name="T7">d<text:span text:style-name="T1">eu</text:span>m</text:span> <text:span text:style-name="T7">quasi</text:span> <text:span text:style-name="T7">in</text:span> <text:span text:style-name="T7">lupanar</text:span> <text:span text:style-name="T7"/><text:span text:style-name="T7">tardis</text:span> <text:span text:style-name="T7">membra</text:span> <text:span text:style-name="T7">chr<text:span text:style-name="T1">ist</text:span>i</text:span> <text:span text:style-name="T7">qualem</text:span><text:span text:style-name="T7"> | </text:span><text:span text:style-name="T7">spem</text:span> <text:span text:style-name="T7">habes</text:span> <text:span text:style-name="T7">in</text:span> <text:span text:style-name="T7">d<text:span text:style-name="T1">eu</text:span>m</text:span> <text:span text:style-name="T7">u<text:span text:style-name="T1">e</text:span>l</text:span> <text:span text:style-name="T7">qui</text:span> <text:span text:style-name="T7"/><text:span text:style-name="T7">te</text:span> <text:span text:style-name="T7">consensit<text:note text:id="ftn1" text:note-class="footnote"><text:note-citation>0</text:note-citation><text:note-body><text:p text:style-name="Footnote">Bieler: consensit; Freeman:
                                consentit</text:p></text:note-body></text:note></text:span> <text:span text:style-name="T7">aut</text:span> <text:span text:style-name="T7">qui</text:span> <text:span text:style-name="T7">te</text:span> <text:span text:style-name="T7">communicat</text:span> <text:span text:style-name="T7">uerbis</text:span><text:span text:style-name="T7">(84v)</text:span><text:span text:style-name="T7"/><text:span text:style-name="T7"> | </text:span><text:span text:style-name="T7">adolationis</text:span> <text:span text:style-name="T7">d<text:span text:style-name="T1">eu</text:span>s</text:span> <text:span text:style-name="T7"/><text:span text:style-name="T7">iudicabit</text:span><text:span text:style-name="T7">·</text:span> <text:span text:style-name="T7"><text:span text:style-name="T3">S</text:span>criptum</text:span> <text:span text:style-name="T7">est</text:span> <text:span text:style-name="T7">enim</text:span><text:span text:style-name="T7">·</text:span> <text:span text:style-name="T7"><text:span text:style-name="T3">n<text:span text:style-name="T1">on</text:span></text:span></text:span> <text:span text:style-name="T7">solum</text:span> <text:span text:style-name="T7">fatientibus</text:span><text:span text:style-name="T7"> | </text:span><text:span text:style-name="T7">mala</text:span><text:span text:style-name="T7">·</text:span> <text:span text:style-name="T7">sed</text:span> <text:span text:style-name="T7"><text:span text:style-name="T1">et</text:span>iam</text:span> <text:span text:style-name="T7"/><text:span text:style-name="T7">consentientes</text:span> <text:span text:style-name="T7">damnandi</text:span> <text:span text:style-name="T7">sunt</text:span><text:span text:style-name="T7">.</text:span> <text:span text:style-name="T7"/></text:p>
      <text:p>15. <text:span text:style-name="T7"/><text:span text:style-name="T7"><text:span text:style-name="T3">N</text:span>escio</text:span> <text:span text:style-name="T7">quid</text:span> <text:span text:style-name="T7">dicam</text:span><text:span text:style-name="T7"> | </text:span><text:span text:style-name="T7">u<text:span text:style-name="T1">e</text:span>l</text:span> <text:span text:style-name="T7">quid</text:span> <text:span text:style-name="T7">loquar</text:span> <text:span text:style-name="T7">amplius</text:span> <text:span text:style-name="T7">de</text:span> <text:span text:style-name="T7">defunctis</text:span> <text:span text:style-name="T7"/><text:span text:style-name="T7">filiorum</text:span> <text:span text:style-name="T7">d<text:span text:style-name="T1">e</text:span>i</text:span> <text:span text:style-name="T7">quos</text:span> <text:span text:style-name="T7">gladius</text:span> <text:span text:style-name="T7">supra</text:span><text:span text:style-name="T7"> | </text:span><text:span text:style-name="T7">modum</text:span> <text:span text:style-name="T7">dure</text:span> <text:span text:style-name="T7">tetigit</text:span><text:span text:style-name="T7">·</text:span> <text:span text:style-name="T7"><text:span text:style-name="T3">S</text:span>criptu<text:span text:style-name="T1">m</text:span></text:span> <text:span text:style-name="T7">est</text:span> <text:span text:style-name="T7"/><text:span text:style-name="T7">enim</text:span> <text:span text:style-name="T7">fl<text:span text:style-name="T1">et</text:span>e</text:span> <text:span text:style-name="T7">com</text:span> <text:span text:style-name="T7">flentibus</text:span><text:span text:style-name="T7">.</text:span> <text:span text:style-name="T7"><text:span text:style-name="T3">E</text:span>t</text:span> <text:span text:style-name="T7">iteru<text:span text:style-name="T1">m</text:span></text:span><text:span text:style-name="T7"> | </text:span><text:span text:style-name="T7"><text:span text:style-name="T3">S</text:span>i</text:span> <text:span text:style-name="T7">dol<text:span text:style-name="T1">et</text:span></text:span> <text:span text:style-name="T7">unum</text:span> <text:span text:style-name="T7">membrum</text:span> <text:span text:style-name="T7"/><text:span text:style-name="T7">comdoleant</text:span> <text:span text:style-name="T7">om<text:span text:style-name="T1">n</text:span>ia</text:span> <text:span text:style-name="T7">membra</text:span><text:span text:style-name="T7">·</text:span> <text:span text:style-name="T7"><text:span text:style-name="T3">Q</text:span>uap<text:span text:style-name="T1">ro</text:span>pt<text:span text:style-name="T1">er</text:span></text:span><text:span text:style-name="T7"> | </text:span><text:span text:style-name="T7">eccl<text:span text:style-name="T1">esi</text:span>a</text:span> <text:span text:style-name="T7">plorat</text:span><text:span text:style-name="T7">·</text:span> <text:span text:style-name="T7"><text:span text:style-name="T1">et</text:span></text:span> <text:span text:style-name="T7">plangit</text:span> <text:span text:style-name="T7"/><text:span text:style-name="T7">filios</text:span> <text:span text:style-name="T7"><text:span text:style-name="T1">et</text:span></text:span> <text:span text:style-name="T7">filias</text:span> <text:span text:style-name="T7">suas</text:span> <text:span text:style-name="T7">quas</text:span> <text:span text:style-name="T7">adhuc</text:span> <text:span text:style-name="T7">gladius</text:span> <text:span text:style-name="T7">n<text:span text:style-name="T1">on</text:span></text:span><text:span text:style-name="T7">|</text:span><text:span text:style-name="T7">dum</text:span> <text:span text:style-name="T7">int<text:span text:style-name="T1">er</text:span>ficit</text:span><text:span text:style-name="T7">.</text:span> <text:span text:style-name="T7"><text:span text:style-name="T3">S</text:span>ed</text:span> <text:span text:style-name="T7"/><text:span text:style-name="T7">p<text:span text:style-name="T1">ro</text:span>longati</text:span> <text:span text:style-name="T7"><text:span text:style-name="T1">et</text:span></text:span> <text:span text:style-name="T7">exportati</text:span> <text:span text:style-name="T7">in</text:span> <text:span text:style-name="T7">longa</text:span> <text:span text:style-name="T7">terrarum</text:span><text:span text:style-name="T7"> | </text:span><text:span text:style-name="T7">ubi</text:span> <text:span text:style-name="T7">peccatum</text:span> <text:span text:style-name="T7">manifeste</text:span> <text:span text:style-name="T7"/><text:span text:style-name="T7">grauit<text:span text:style-name="T1">er</text:span></text:span> <text:span text:style-name="T7">inpudent<text:span text:style-name="T1">er</text:span></text:span> <text:span text:style-name="T7">habundat</text:span><text:span text:style-name="T7">·</text:span> <text:span text:style-name="T7"><text:span text:style-name="T3">I</text:span>bi</text:span> <text:span text:style-name="T7">uenun</text:span><text:span text:style-name="T7">|</text:span><text:span text:style-name="T7">dati</text:span> <text:span text:style-name="T7">ingenui</text:span> <text:span text:style-name="T7"/><text:span text:style-name="T7">homines</text:span> <text:span text:style-name="T7">chr<text:span text:style-name="T1">ist</text:span>iani</text:span> <text:span text:style-name="T7">in</text:span> <text:span text:style-name="T7">seruitute</text:span> <text:span text:style-name="T7">redacti</text:span> <text:span text:style-name="T7">s<text:span text:style-name="T1">unt</text:span></text:span><text:span text:style-name="T7">.</text:span> <text:span text:style-name="T7"><text:span text:style-name="T3">P</text:span>resertim</text:span><text:span text:style-name="T7"> | </text:span><text:span text:style-name="T7">indignissimorum</text:span> <text:span text:style-name="T7"/><text:span text:style-name="T7">pessimorum</text:span> <text:span text:style-name="T7">apostato<text:span text:style-name="T1">rum</text:span>q<text:span text:style-name="T1">ue</text:span></text:span> <text:span text:style-name="T7">pictorum</text:span><text:span text:style-name="T7">·</text:span> <text:span text:style-name="T7"/></text:p>
      <text:p>16. <text:span text:style-name="T7"/><text:span text:style-name="T7"><text:span text:style-name="T3">I</text:span>dcirco</text:span><text:span text:style-name="T7"> | </text:span><text:span text:style-name="T7">cum</text:span> <text:span text:style-name="T7">tristitia</text:span> <text:span text:style-name="T7"><text:span text:style-name="T1">et</text:span></text:span> <text:span text:style-name="T7">merore</text:span> <text:span text:style-name="T7">uociferabo</text:span><text:span text:style-name="T7">·</text:span> <text:span text:style-name="T7"><text:span text:style-name="T3">O</text:span></text:span> <text:span text:style-name="T7">spetiosissimi</text:span> <text:span text:style-name="T7"/><text:span text:style-name="T7">atq<text:span text:style-name="T1">ue</text:span></text:span> <text:span text:style-name="T7">aman</text:span><text:span text:style-name="T7">|</text:span><text:span text:style-name="T7">tissimi</text:span> <text:span text:style-name="T7">fr<text:span text:style-name="T1">atre</text:span>s</text:span> <text:span text:style-name="T7"><text:span text:style-name="T1">et</text:span></text:span> <text:span text:style-name="T7">filii</text:span> <text:span text:style-name="T7">[i]
                    ERROR
                n</text:span> <text:span text:style-name="T7">chr<text:span text:style-name="T1">ist</text:span>o</text:span> <text:span text:style-name="T7">genui</text:span> <text:span text:style-name="T7">enumerari</text:span> <text:span text:style-name="T7"/><text:span text:style-name="T7">nequeo</text:span><text:span text:style-name="T7">·</text:span> <text:span text:style-name="T7"><text:span text:style-name="T3">Q</text:span>uid</text:span> <text:span text:style-name="T7">fatiam</text:span><text:span text:style-name="T7"> | </text:span><text:span text:style-name="T7">uobis</text:span> <text:span text:style-name="T7">non</text:span> <text:span text:style-name="T7">sum</text:span> <text:span text:style-name="T7">dignus</text:span> <text:span text:style-name="T7">d<text:span text:style-name="T1">e</text:span>o</text:span> <text:span text:style-name="T7">neq<text:span text:style-name="T1">ue</text:span></text:span> <text:span text:style-name="T7">hominibus</text:span> <text:span text:style-name="T7"/><text:span text:style-name="T7">subuenire</text:span> <text:span text:style-name="T7">preualuit</text:span><text:span text:style-name="T7"> | </text:span><text:span text:style-name="T7">iniquitas</text:span> <text:span text:style-name="T7">inimico<text:span text:style-name="T1">rum</text:span></text:span> <text:span text:style-name="T7">sup<text:span text:style-name="T1">er</text:span></text:span> <text:span text:style-name="T7">nos</text:span> <text:span text:style-name="T7">quasi</text:span> <text:span text:style-name="T7">extranei</text:span> <text:span text:style-name="T7"/><text:span text:style-name="T7">facti</text:span> <text:span text:style-name="T7">sumus</text:span><text:span text:style-name="T7">.</text:span> <text:span text:style-name="T7"><text:span text:style-name="T3">F</text:span>orte</text:span> <text:span text:style-name="T7">n<text:span text:style-name="T1">on</text:span></text:span><text:span text:style-name="T7"> | </text:span><text:span text:style-name="T7">credunt</text:span> <text:span text:style-name="T7">unum</text:span> <text:span text:style-name="T7">baptismu<text:span text:style-name="T1">m</text:span></text:span> <text:span text:style-name="T7">p<text:span text:style-name="T1">er</text:span>cipim<text:span text:style-name="T1">us</text:span></text:span> <text:span text:style-name="T7">u<text:span text:style-name="T1">e</text:span>l</text:span> <text:span text:style-name="T7"/><text:span text:style-name="T7">unu<text:span text:style-name="T1">m</text:span></text:span> <text:span text:style-name="T7">d<text:span text:style-name="T1">eu</text:span>m</text:span> <text:span text:style-name="T7">patre<text:span text:style-name="T1">m</text:span></text:span> <text:span text:style-name="T7">habem<text:span text:style-name="T1">us</text:span></text:span><text:span text:style-name="T7">·</text:span> <text:span text:style-name="T7"><text:span text:style-name="T3">I</text:span>n</text:span><text:span text:style-name="T7">|</text:span><text:span text:style-name="T7">dignum</text:span> <text:span text:style-name="T7">est</text:span> <text:span text:style-name="T7">illis</text:span> <text:span text:style-name="T7">hiberia</text:span> <text:span text:style-name="T7">nati</text:span> <text:span text:style-name="T7"/><text:span text:style-name="T7">sumus</text:span> <text:span text:style-name="T7">sicut</text:span> <text:span text:style-name="T7">ait</text:span><text:span text:style-name="T7">·</text:span> <text:span text:style-name="T7"><text:span text:style-name="T3">N</text:span>onne</text:span> <text:span text:style-name="T7">unum</text:span> <text:span text:style-name="T7">d<text:span text:style-name="T1">eu</text:span>m</text:span><text:span text:style-name="T7"> | </text:span><text:span text:style-name="T7">habetis</text:span> <text:span text:style-name="T7">quid</text:span> <text:span text:style-name="T7">dereliquistis</text:span><text:span text:style-name="T7">·</text:span> <text:span text:style-name="T7"/><text:span text:style-name="T7"><text:span text:style-name="T3">U</text:span>nusquisq<text:span text:style-name="T1">ue</text:span></text:span> <text:span text:style-name="T7">p<text:span text:style-name="T1">ro</text:span>ximu<text:span text:style-name="T1">m</text:span></text:span> <text:span text:style-name="T7">suum</text:span><text:span text:style-name="T7">·</text:span> <text:span text:style-name="T7"/></text:p>
      <text:p>17. <text:span text:style-name="T7"/><text:span text:style-name="T7"><text:span text:style-name="T3">I</text:span>dcirco</text:span><text:span text:style-name="T7"> | </text:span><text:span text:style-name="T7">doleo</text:span> <text:span text:style-name="T7">de</text:span> <text:span text:style-name="T7">uob<text:span text:style-name="T1">is</text:span></text:span><text:span text:style-name="T7">·</text:span> <text:span text:style-name="T7">doleo</text:span> <text:span text:style-name="T7"> c<text:span text:style-name="T1">arissi</text:span>mi</text:span> <text:span text:style-name="T7">mihi</text:span> <text:span text:style-name="T7">sed</text:span> <text:span text:style-name="T7">it<text:span text:style-name="T1">e</text:span>ru<text:span text:style-name="T1">m</text:span></text:span> <text:span text:style-name="T7"/><text:span text:style-name="T7">gaudeo</text:span> <text:span text:style-name="T7">intra</text:span> <text:span text:style-name="T7">meipsum</text:span><text:span text:style-name="T7"> | </text:span><text:span text:style-name="T7">n<text:span text:style-name="T1">on</text:span></text:span> <text:span text:style-name="T7">gratis</text:span> <text:span text:style-name="T7">laboraui</text:span><text:span text:style-name="T7">·</text:span> <text:span text:style-name="T7">u<text:span text:style-name="T1">e</text:span>l</text:span> <text:span text:style-name="T7">peregrinatio</text:span> <text:span text:style-name="T7">mea</text:span> <text:span text:style-name="T7"/><text:span text:style-name="T7">in</text:span> <text:span text:style-name="T7">uacuum</text:span> <text:span text:style-name="T7">non</text:span> <text:span text:style-name="T7">fuit</text:span><text:span text:style-name="T7"> | </text:span><text:span text:style-name="T7"><text:span text:style-name="T1">et</text:span></text:span> <text:span text:style-name="T7">contigit</text:span> <text:span text:style-name="T7">scel<text:span text:style-name="T1">us</text:span></text:span> <text:span text:style-name="T7">ta<text:span text:style-name="T1">m</text:span></text:span> <text:span text:style-name="T7">orrendu<text:span text:style-name="T1">m</text:span></text:span> <text:span text:style-name="T7"/><text:span text:style-name="T7">ineffabile</text:span> <text:span text:style-name="T7">d<text:span text:style-name="T1">e</text:span>o</text:span> <text:span text:style-name="T7">gr<text:span text:style-name="T1">ati</text:span>as</text:span><text:span text:style-name="T7">.</text:span> <text:span text:style-name="T7">creduli</text:span> <text:span text:style-name="T7">baptizati</text:span><text:span text:style-name="T7"> | </text:span><text:span text:style-name="T7">de</text:span> <text:span text:style-name="T7">s<text:span text:style-name="T1">ae</text:span>c<text:span text:style-name="T1">u</text:span>lo</text:span> <text:span text:style-name="T7">recessistis</text:span> <text:span text:style-name="T7"/><text:span text:style-name="T7">ad</text:span> <text:span text:style-name="T7">paradysum<text:note text:id="ftn1" text:note-class="footnote"><text:note-citation>0</text:note-citation><text:note-body><text:p text:style-name="Footnote">Bieler:
                                paradysum; Freeman: paradyaesum</text:p></text:note-body></text:note></text:span><text:span text:style-name="T7">·</text:span> <text:span text:style-name="T7">cerno</text:span> <text:span text:style-name="T7">uos</text:span> <text:span text:style-name="T7">migrare</text:span> <text:span text:style-name="T7">coepistis</text:span><text:span text:style-name="T7"> | </text:span><text:span text:style-name="T7"><text:span text:style-name="T3">U</text:span>bi</text:span> <text:span text:style-name="T7">nox</text:span> <text:span text:style-name="T7">n<text:span text:style-name="T1">on</text:span></text:span> <text:span text:style-name="T7">erit</text:span><text:span text:style-name="T7">·</text:span> <text:span text:style-name="T7"/><text:span text:style-name="T7">neq<text:span text:style-name="T1">ue</text:span></text:span> <text:span text:style-name="T7">luctus</text:span><text:span text:style-name="T7">·</text:span> <text:span text:style-name="T7">neq<text:span text:style-name="T1">ue</text:span></text:span> <text:span text:style-name="T7">mors</text:span><text:span text:style-name="T7">·</text:span> <text:span text:style-name="T7">amplius</text:span> <text:span text:style-name="T7">sed</text:span> <text:span text:style-name="T7">exultabitis</text:span><text:span text:style-name="T7">(85r)</text:span><text:span text:style-name="T7"/><text:span text:style-name="T7"> | </text:span><text:span text:style-name="T7">sicut</text:span> <text:span text:style-name="T7">uituli</text:span> <text:span text:style-name="T7">ex</text:span> <text:span text:style-name="T7"/><text:span text:style-name="T7">uinculis</text:span> <text:span text:style-name="T7">resoluti</text:span> <text:span text:style-name="T7"><text:span text:style-name="T1">et</text:span></text:span> <text:span text:style-name="T7">conculcabitis</text:span> <text:span text:style-name="T7">iniquos</text:span> <text:span text:style-name="T7"><text:span text:style-name="T1">et</text:span></text:span> <text:span text:style-name="T7">erunt</text:span><text:span text:style-name="T7"> | </text:span><text:span text:style-name="T7">cinis</text:span> <text:span text:style-name="T7">sub</text:span> <text:span text:style-name="T7">pedibus</text:span> <text:span text:style-name="T7"/><text:span text:style-name="T7">u<text:span text:style-name="T1">est</text:span>ris</text:span><text:span text:style-name="T7">·</text:span> <text:span text:style-name="T7"/></text:p>
      <text:p>18. <text:span text:style-name="T7"/><text:span text:style-name="T7"><text:span text:style-name="T3">U</text:span>os</text:span> <text:span text:style-name="T7">ergo</text:span> <text:span text:style-name="T7">regnabitis</text:span> <text:span text:style-name="T7">cum</text:span> <text:span text:style-name="T7">ap<text:span text:style-name="T1">osto</text:span>lis</text:span> <text:span text:style-name="T7"><text:span text:style-name="T1">et</text:span></text:span> <text:span text:style-name="T7">p<text:span text:style-name="T1">ro</text:span>phetis</text:span> <text:span text:style-name="T7">atque</text:span><text:span text:style-name="T7"> | </text:span><text:span text:style-name="T7">martyribus</text:span> <text:span text:style-name="T7"/><text:span text:style-name="T7">aet<text:span text:style-name="T1">er</text:span>na</text:span> <text:span text:style-name="T7">regna</text:span> <text:span text:style-name="T7">capietis</text:span> <text:span text:style-name="T7">sicut</text:span> <text:span text:style-name="T7">ipse</text:span> <text:span text:style-name="T7">testat<text:span text:style-name="T1">ur</text:span></text:span><text:span text:style-name="T7">·</text:span> <text:span text:style-name="T7"><text:span text:style-name="T3">I</text:span>nquid<text:note text:id="ftn1" text:note-class="footnote"><text:note-citation>0</text:note-citation><text:note-body><text:p text:style-name="Footnote">Bieler: inquit</text:p></text:note-body></text:note></text:span> <text:span text:style-name="T7">uenient</text:span><text:span text:style-name="T7"> | </text:span><text:span text:style-name="T7"/><text:span text:style-name="T7">ab</text:span> <text:span text:style-name="T7">oriente</text:span> <text:span text:style-name="T7"><text:span text:style-name="T1">et</text:span></text:span> <text:span text:style-name="T7">occidente</text:span> <text:span text:style-name="T7"><text:span text:style-name="T1">et</text:span></text:span> <text:span text:style-name="T7">recu<text:span text:style-name="T1">m</text:span>bent</text:span> <text:span text:style-name="T7">cum</text:span> <text:span text:style-name="T7">abraham</text:span><text:span text:style-name="T7">·</text:span> <text:span text:style-name="T7"><text:span text:style-name="T1">et</text:span></text:span> <text:span text:style-name="T7">isaac</text:span><text:span text:style-name="T7">·</text:span> <text:span text:style-name="T7"><text:span text:style-name="T1">et</text:span></text:span> <text:span text:style-name="T7">iacob</text:span><text:span text:style-name="T7">·</text:span><text:span text:style-name="T7"> | </text:span><text:span text:style-name="T7">in</text:span> <text:span text:style-name="T7"/><text:span text:style-name="T7">regno</text:span> <text:span text:style-name="T7">celo<text:span text:style-name="T1">rum</text:span></text:span><text:span text:style-name="T7">·</text:span> <text:span text:style-name="T7">foris</text:span> <text:span text:style-name="T7">canes</text:span><text:span text:style-name="T7">·</text:span> <text:span text:style-name="T7"><text:span text:style-name="T1">et</text:span></text:span> <text:span text:style-name="T7">ueneficos</text:span><text:span text:style-name="T7">.</text:span> <text:span text:style-name="T7"><text:span text:style-name="T1">et</text:span></text:span> <text:span text:style-name="T7">homicide</text:span> <text:span text:style-name="T7"><text:span text:style-name="T1">et</text:span></text:span> <text:span text:style-name="T7">me
                    \n/
                dacibus</text:span><text:span text:style-name="T7"> | </text:span><text:span text:style-name="T7"/><text:span text:style-name="T7">p<text:span text:style-name="T1">er</text:span>iuris</text:span> <text:span text:style-name="T7">pars</text:span> <text:span text:style-name="T7">eorum</text:span> <text:span text:style-name="T7">in</text:span> <text:span text:style-name="T7">stagnu<text:span text:style-name="T1">m</text:span></text:span> <text:span text:style-name="T7">ignis</text:span> <text:span text:style-name="T7">aet<text:span text:style-name="T1">er</text:span>ni</text:span><text:span text:style-name="T7">·</text:span> <text:span text:style-name="T7"><text:span text:style-name="T3">N</text:span>on</text:span> <text:span text:style-name="T7">inmerito</text:span> <text:span text:style-name="T7">ait</text:span> <text:span text:style-name="T7"/><text:span text:style-name="T7">ap<text:span text:style-name="T1">osto</text:span>l<text:span text:style-name="T1">u</text:span>s</text:span><text:span text:style-name="T7"> | </text:span><text:span text:style-name="T7"><text:span text:style-name="T3">U</text:span>bi</text:span> <text:span text:style-name="T7">iustus</text:span> <text:span text:style-name="T7">uix</text:span> <text:span text:style-name="T7">saluus</text:span> <text:span text:style-name="T7">erit</text:span><text:span text:style-name="T7">·</text:span> <text:span text:style-name="T7">peccator</text:span> <text:span text:style-name="T7"><text:span text:style-name="T1">et</text:span></text:span> <text:span text:style-name="T7">impius</text:span> <text:span text:style-name="T7">transgressor</text:span> <text:span text:style-name="T7"/><text:span text:style-name="T7">legis</text:span> <text:span text:style-name="T7">u</text:span><text:span text:style-name="T7">|</text:span><text:span text:style-name="T7">bi</text:span> <text:span text:style-name="T7">se</text:span> <text:span text:style-name="T7">recognoscit</text:span><text:span text:style-name="T7">·</text:span> <text:span text:style-name="T7"/></text:p>
      <text:p>19. <text:span text:style-name="T7"/><text:span text:style-name="T7"><text:span text:style-name="T3">U</text:span>nde</text:span> <text:span text:style-name="T7">eni<text:span text:style-name="T1">m</text:span></text:span> <text:span text:style-name="T7">coroticus</text:span><text:span text:style-name="T7">·</text:span> <text:span text:style-name="T7">cu<text:span text:style-name="T1">m</text:span></text:span> <text:span text:style-name="T7">suis</text:span> <text:span text:style-name="T7">sceleratissimis<text:note text:id="ftn1" text:note-class="footnote"><text:note-citation>0</text:note-citation><text:note-body><text:p text:style-name="Footnote">Bieler:
                                sceleratissimis; Freeman: sceleratissimus</text:p></text:note-body></text:note></text:span> <text:span text:style-name="T7">rebel</text:span><text:span text:style-name="T7">|</text:span><text:span text:style-name="T7">latores</text:span> <text:span text:style-name="T7"/><text:span text:style-name="T7">chr<text:span text:style-name="T1">ist</text:span>i</text:span> <text:span text:style-name="T7">ubi</text:span> <text:span text:style-name="T7">se</text:span> <text:span text:style-name="T7">uideb<text:span text:style-name="T1">unt</text:span></text:span> <text:span text:style-name="T7">quas</text:span> <text:span text:style-name="T7">mulierculas</text:span> <text:span text:style-name="T7">baptizatas</text:span> <text:span text:style-name="T7">p<text:span text:style-name="T1">rae</text:span>mia</text:span> <text:span text:style-name="T7"/><text:span text:style-name="T7">distri</text:span><text:span text:style-name="T7">|</text:span><text:span text:style-name="T7">buunt<text:span text:style-name="T1">ur</text:span></text:span><text:span text:style-name="T7">.</text:span> <text:span text:style-name="T7"><text:span text:style-name="T3">O</text:span></text:span> <text:span text:style-name="T7">misere</text:span> <text:span text:style-name="T7">regnu<text:span text:style-name="T1">m</text:span></text:span> <text:span text:style-name="T7">temporale</text:span> <text:span text:style-name="T7">q<text:span text:style-name="T1">uo</text:span>d</text:span> <text:span text:style-name="T7">utiq<text:span text:style-name="T1">ue</text:span></text:span> <text:span text:style-name="T7">in</text:span> <text:span text:style-name="T7">mom<text:span text:style-name="T1">en</text:span>to</text:span> <text:span text:style-name="T7"/><text:span text:style-name="T7">transeat</text:span><text:span text:style-name="T7">·</text:span><text:span text:style-name="T7"> | </text:span><text:span text:style-name="T7">sicut</text:span><text:span text:style-name="T7">.</text:span> <text:span text:style-name="T7">nubs</text:span><text:span text:style-name="T7">·</text:span> <text:span text:style-name="T7">u<text:span text:style-name="T1">e</text:span>l</text:span> <text:span text:style-name="T7">fum<text:span text:style-name="T1">us</text:span></text:span><text:span text:style-name="T7">·</text:span> <text:span text:style-name="T7">qui</text:span> <text:span text:style-name="T7">utiq<text:span text:style-name="T1">ue</text:span></text:span> <text:span text:style-name="T7">uento</text:span> <text:span text:style-name="T7">disp<text:span text:style-name="T1">er</text:span>git<text:span text:style-name="T1">ur</text:span></text:span> <text:span text:style-name="T7">ita</text:span> <text:span text:style-name="T7"/><text:span text:style-name="T7">peccatores</text:span> <text:span text:style-name="T7">fraudu</text:span><text:span text:style-name="T7">|</text:span><text:span text:style-name="T7">lentes</text:span> <text:span text:style-name="T7">a</text:span> <text:span text:style-name="T7">fatie</text:span> <text:span text:style-name="T7">d<text:span text:style-name="T1">omi</text:span>ni</text:span> <text:span text:style-name="T7">p<text:span text:style-name="T1">er</text:span>ib<text:span text:style-name="T1">unt</text:span></text:span><text:span text:style-name="T7">.</text:span> <text:span text:style-name="T7"><text:span text:style-name="T3">I</text:span>usti</text:span> <text:span text:style-name="T7">aute<text:span text:style-name="T1">m</text:span></text:span> <text:span text:style-name="T7">epulent<text:span text:style-name="T1">ur</text:span></text:span> <text:span text:style-name="T7"/><text:span text:style-name="T7">in</text:span> <text:span text:style-name="T7">magna</text:span> <text:span text:style-name="T7">constantia</text:span> <text:span text:style-name="T7">cum</text:span><text:span text:style-name="T7"> | </text:span><text:span text:style-name="T7">chr<text:span text:style-name="T1">ist</text:span>o</text:span> <text:span text:style-name="T7">iudicabunt</text:span> <text:span text:style-name="T7">nationes</text:span> <text:span text:style-name="T7"><text:span text:style-name="T1">et</text:span></text:span> <text:span text:style-name="T7">regib<text:span text:style-name="T1">us</text:span></text:span> <text:span text:style-name="T7"/><text:span text:style-name="T7">iniquis</text:span> <text:span text:style-name="T7">dominabunt<text:span text:style-name="T1">ur</text:span></text:span> <text:span text:style-name="T7">in</text:span> <text:span text:style-name="T7">s<text:span text:style-name="T1">ae</text:span>c<text:span text:style-name="T1">u</text:span>la</text:span> <text:span text:style-name="T7">s<text:span text:style-name="T1">ae</text:span>c<text:span text:style-name="T1">u</text:span>lor<text:span text:style-name="T1">um</text:span></text:span><text:span text:style-name="T7"> | </text:span><text:span text:style-name="T7">am<text:span text:style-name="T1">en</text:span></text:span><text:span text:style-name="T7">·</text:span> <text:span text:style-name="T7"/></text:p>
      <text:p>20. <text:span text:style-name="T7"/><text:span text:style-name="T7"><text:span text:style-name="T3">T</text:span>estificor</text:span> <text:span text:style-name="T7">cora<text:span text:style-name="T1">m</text:span></text:span> <text:span text:style-name="T7">d<text:span text:style-name="T1">e</text:span>o</text:span> <text:span text:style-name="T7"><text:span text:style-name="T1">et</text:span></text:span> <text:span text:style-name="T7">ang<text:span text:style-name="T1">e</text:span>lis</text:span> <text:span text:style-name="T7">suis</text:span> <text:span text:style-name="T7">q<text:span text:style-name="T1">uo</text:span>d</text:span> <text:span text:style-name="T7">ita</text:span> <text:span text:style-name="T7">erit</text:span><text:span text:style-name="T7">·</text:span> <text:span text:style-name="T7">q<text:span text:style-name="T1">uo</text:span>d</text:span> <text:span text:style-name="T7">ita</text:span> <text:span text:style-name="T7">erit</text:span> <text:span text:style-name="T7">sicut</text:span> <text:span text:style-name="T7"/><text:span text:style-name="T7">in</text:span><text:span text:style-name="T7">|</text:span><text:span text:style-name="T7">timauit</text:span> <text:span text:style-name="T7">inperitiae</text:span> <text:span text:style-name="T7">meae</text:span><text:span text:style-name="T7">·</text:span> <text:span text:style-name="T7"><text:span text:style-name="T3">N</text:span>on</text:span> <text:span text:style-name="T7">mea</text:span> <text:span text:style-name="T7">uerba</text:span> <text:span text:style-name="T7">sed</text:span> <text:span text:style-name="T7">d<text:span text:style-name="T1">e</text:span>i</text:span> <text:span text:style-name="T7"><text:span text:style-name="T1">et</text:span></text:span> <text:span text:style-name="T7">ap<text:span text:style-name="T1">osto</text:span>lor<text:span text:style-name="T1">um</text:span></text:span> <text:span text:style-name="T7"/><text:span text:style-name="T7">atq<text:span text:style-name="T1">ue</text:span></text:span><text:span text:style-name="T7"> | </text:span><text:span text:style-name="T7">p<text:span text:style-name="T1">ro</text:span>phetaru<text:span text:style-name="T1">m</text:span></text:span> <text:span text:style-name="T7">q<text:span text:style-name="T1">uo</text:span>d</text:span> <text:span text:style-name="T7">ego</text:span> <text:span text:style-name="T7">latinu<text:span text:style-name="T1">m</text:span></text:span> <text:span text:style-name="T7">exposui</text:span> <text:span text:style-name="T7">qui</text:span> <text:span text:style-name="T7">n<text:span text:style-name="T1">um</text:span>qua<text:span text:style-name="T1">m</text:span></text:span> <text:span text:style-name="T7">eni<text:span text:style-name="T1">m</text:span></text:span> <text:span text:style-name="T7"/><text:span text:style-name="T7">m<text:span text:style-name="T1">en</text:span>titi</text:span> <text:span text:style-name="T7">s<text:span text:style-name="T1">unt</text:span></text:span> <text:span text:style-name="T7">qui</text:span> <text:span text:style-name="T7">credide</text:span><text:span text:style-name="T7">|</text:span><text:span text:style-name="T7">rit</text:span> <text:span text:style-name="T7">saluus</text:span> <text:span text:style-name="T7">erit</text:span><text:span text:style-name="T7">·</text:span> <text:span text:style-name="T7">qui</text:span> <text:span text:style-name="T7">uero</text:span> <text:span text:style-name="T7">n<text:span text:style-name="T1">on</text:span></text:span> <text:span text:style-name="T7">crediderit</text:span> <text:span text:style-name="T7">conde<text:span text:style-name="T1">m</text:span>pnabit<text:span text:style-name="T1">ur</text:span></text:span><text:span text:style-name="T7">·</text:span> <text:span text:style-name="T7"/><text:span text:style-name="T7"><text:span text:style-name="T3">D</text:span><text:span text:style-name="T1">eu</text:span>s</text:span> <text:span text:style-name="T7">locutus</text:span> <text:span text:style-name="T7">est</text:span><text:span text:style-name="T7">·</text:span><text:span text:style-name="T7"> | </text:span><text:span text:style-name="T7"/></text:p>
      <text:p>21. <text:span text:style-name="T7"/><text:span text:style-name="T7"><text:span text:style-name="T3">Q</text:span>ueso</text:span> <text:span text:style-name="T7">plurimu<text:span text:style-name="T1">m</text:span></text:span> <text:span text:style-name="T7">ut</text:span> <text:span text:style-name="T7">quicu<text:span text:style-name="T1">m</text:span>q<text:span text:style-name="T1">ue</text:span></text:span> <text:span text:style-name="T7">famul<text:span text:style-name="T1">us</text:span></text:span> <text:span text:style-name="T7">d<text:span text:style-name="T1">e</text:span>i</text:span> <text:span text:style-name="T7">pru<text:span text:style-name="T1">m</text:span>t<text:span text:style-name="T1">us</text:span><text:note text:id="ftn1" text:note-class="footnote"><text:note-citation>0</text:note-citation><text:note-body><text:p text:style-name="Footnote">Bieler: prumtus; Freeman:
                                prumptus</text:p></text:note-body></text:note></text:span> <text:span text:style-name="T7"/><text:span text:style-name="T7">fuerit</text:span> <text:span text:style-name="T7">ut</text:span> <text:span text:style-name="T7">sit</text:span> <text:span text:style-name="T7">gerul<text:span text:style-name="T1">us</text:span></text:span> <text:span text:style-name="T7">litte</text:span><text:span text:style-name="T7">|</text:span><text:span text:style-name="T7">raru<text:span text:style-name="T1">m</text:span></text:span> <text:span text:style-name="T7">haru<text:span text:style-name="T1">m</text:span></text:span> <text:span text:style-name="T7">ut</text:span> <text:span text:style-name="T7">nequaqua<text:span text:style-name="T1">m</text:span></text:span> <text:span text:style-name="T7">subtrahat<text:span text:style-name="T1">ur</text:span></text:span> <text:span text:style-name="T7">u<text:span text:style-name="T1">e</text:span>l</text:span> <text:span text:style-name="T7">abscondat<text:span text:style-name="T1">ur</text:span></text:span> <text:span text:style-name="T7"/><text:span text:style-name="T7">a</text:span> <text:span text:style-name="T7">nemine</text:span><text:span text:style-name="T7">·</text:span> <text:span text:style-name="T7">sed</text:span> <text:span text:style-name="T7">ma</text:span><text:span text:style-name="T7">|</text:span><text:span text:style-name="T7">gis</text:span> <text:span text:style-name="T7">potius</text:span> <text:span text:style-name="T7">legatur</text:span> <text:span text:style-name="T7">cora<text:span text:style-name="T1">m</text:span></text:span> <text:span text:style-name="T7">cunctis</text:span> <text:span text:style-name="T7">plebibus</text:span> <text:span text:style-name="T7"><text:span text:style-name="T1">et</text:span></text:span> <text:span text:style-name="T7">p<text:span text:style-name="T1">rae</text:span>senti</text:span> <text:span text:style-name="T7"/><text:span text:style-name="T7">ipso</text:span> <text:span text:style-name="T7">coritico</text:span><text:span text:style-name="T7">.</text:span> <text:span text:style-name="T7"><text:span text:style-name="T3">Q</text:span>uid</text:span><text:span text:style-name="T7"> | </text:span><text:span text:style-name="T7">sit</text:span> <text:span text:style-name="T7">d<text:span text:style-name="T1">eu</text:span>s</text:span> <text:span text:style-name="T7">inspirat</text:span> <text:span text:style-name="T7">illos</text:span> <text:span text:style-name="T7">ut</text:span> <text:span text:style-name="T7">quandoq<text:span text:style-name="T1">ue</text:span></text:span> <text:span text:style-name="T7">d<text:span text:style-name="T1">e</text:span>o</text:span> <text:span text:style-name="T7"/><text:span text:style-name="T7">resipiscant</text:span><text:span text:style-name="T7">.</text:span> <text:span text:style-name="T7"><text:span text:style-name="T3">I</text:span>ta</text:span> <text:span text:style-name="T7">ut</text:span> <text:span text:style-name="T7">u<text:span text:style-name="T1">e</text:span>l</text:span> <text:span text:style-name="T7">sero</text:span> <text:span text:style-name="T7">penite</text:span><text:span text:style-name="T7">|</text:span><text:span text:style-name="T7">ant</text:span><text:span text:style-name="T7">.</text:span> <text:span text:style-name="T7">q<text:span text:style-name="T1">uo</text:span>d</text:span> <text:span text:style-name="T7">tam</text:span> <text:span text:style-name="T7">impie</text:span> <text:span text:style-name="T7">gesser<text:span text:style-name="T1">unt</text:span></text:span> <text:span text:style-name="T7"/><text:span text:style-name="T7"><text:span text:style-name="T3">H</text:span>omicida</text:span> <text:span text:style-name="T7">erga</text:span> <text:span text:style-name="T7">fr<text:span text:style-name="T1">atre</text:span>s</text:span> <text:span text:style-name="T7">d<text:span text:style-name="T1">omi</text:span>ni</text:span> <text:span text:style-name="T7"><text:span text:style-name="T1">et</text:span></text:span> <text:span text:style-name="T7">liberent</text:span> <text:span text:style-name="T7">captiuas</text:span><text:span text:style-name="T7">(85v)</text:span><text:span text:style-name="T7"/><text:span text:style-name="T7"> | </text:span><text:span text:style-name="T7">baptizatas</text:span> <text:span text:style-name="T7"/><text:span text:style-name="T7">quas</text:span> <text:span text:style-name="T7">ante</text:span> <text:span text:style-name="T7">ceperunt</text:span> <text:span text:style-name="T7">ut</text:span> <text:span text:style-name="T7">mereant<text:span text:style-name="T1">ur</text:span></text:span> <text:span text:style-name="T7">d<text:span text:style-name="T1">e</text:span>o</text:span> <text:span text:style-name="T7">uiuere</text:span> <text:span text:style-name="T7"><text:span text:style-name="T1">et</text:span></text:span> <text:span text:style-name="T7">sani</text:span><text:span text:style-name="T7"> | </text:span><text:span text:style-name="T7">efficiantur</text:span> <text:span text:style-name="T7"/><text:span text:style-name="T7">hic</text:span> <text:span text:style-name="T7"><text:span text:style-name="T1">et</text:span></text:span> <text:span text:style-name="T7">in</text:span> <text:span text:style-name="T7">eternum</text:span><text:span text:style-name="T7">·</text:span> <text:span text:style-name="T7">pax</text:span> <text:span text:style-name="T7">patri</text:span> <text:span text:style-name="T7"><text:span text:style-name="T1">et</text:span></text:span> <text:span text:style-name="T7">filio</text:span> <text:span text:style-name="T7"><text:span text:style-name="T1">et</text:span></text:span> <text:span text:style-name="T7">sp<text:span text:style-name="T1">irit</text:span>u</text:span> <text:span text:style-name="T7">s<text:span text:style-name="T1">an</text:span>c<text:span text:style-name="T1">t</text:span>o</text:span> <text:span text:style-name="T7">amen</text:span><text:span text:style-name="T7">·</text:span><text:span text:style-name="T7"/></text:p>
    </office:tex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1" style:family="paragraph" style:parent-style-name="Footer">
      <style:paragraph-properties fo:text-align="center" style:justify-single-word="fals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2" style:family="paragraph" style:parent-style-name="Standard">
      <style:paragraph-properties fo:line-height="150%"/>
      <style:text-properties fo:font-size="12pt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3" style:family="paragraph" style:parent-style-name="Table_20_Contents">
      <style:paragraph-properties fo:line-height="150%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4" style:family="paragraph" style:parent-style-name="Heading">
      <style:paragraph-properties fo:line-height="150%"/>
      <style:text-properties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1" style:family="text">
      <style:text-properties fo:font-style="italic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2" style:family="text">
      <style:text-properties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3" style:family="text">
      <style:text-properties fo:font-size="18pt"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" style:family="table">
      <style:table-properties style:width="16.999cm" table:align="margins" style:shadow="non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A" style:family="table-column">
      <style:table-column-properties style:column-width="8.5cm" style:rel-column-width="32767*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1" style:family="table-row">
      <style:table-row-properties style:min-row-height="1.402cm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A1" style:family="table-cell">
      <style:table-cell-properties fo:padding="0.097cm" fo:border="non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B1" style:family="table-cell">
      <style:table-cell-properties style:vertical-align="middle" fo:background-color="transparent" fo:padding="0.097cm" fo:border="none">
        <style:background-image/>
      </style:table-cell-properties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H1" style:family="paragraph" style:parent-style-name="Heading" style:class="text">
      <style:text-properties fo:font-size="85%" fo:font-weight="bold"/>
    </style:style>
  </office:styles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5-09-23T19:16:43.318000</meta:creation-date>
    <dc:date>2015-09-23T19:16:43.378000</dc:date>
    <meta:generator>http://pypi.python.org/pypi/ezodf/0.1.0$Python2.7.5 (default, May 15 2013, 22:43:36) [MSC v.1500 32 bit (Intel)]</meta:generator>
    <meta:document-statistic/>
    <meta:editing-cycles>1</meta:editing-cycles>
  </office:meta>
</office:document-meta>
</file>